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onnée_brut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s_X</text:p>
          </table:table-cell>
          <table:table-cell office:value-type="string" calcext:value-type="string">
            <text:p>pos_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Puissance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5</text:p>
          </table:table-cell>
          <table:table-cell office:value-type="float" office:value="-0.14398668892682" calcext:value-type="float">
            <text:p>-0,14398668892682</text:p>
          </table:table-cell>
          <table:table-cell office:value-type="float" office:value="-0.078660845756531" calcext:value-type="float">
            <text:p>-0,078660845756531</text:p>
          </table:table-cell>
          <table:table-cell office:value-type="float" office:value="31.939796201742" calcext:value-type="float">
            <text:p>31,9397962017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464</text:p>
          </table:table-cell>
          <table:table-cell office:value-type="float" office:value="1.1732159554958" calcext:value-type="float">
            <text:p>1,1732159554958</text:p>
          </table:table-cell>
          <table:table-cell office:value-type="float" office:value="0.00056704178859945" calcext:value-type="float">
            <text:p>0,00056704178859945</text:p>
          </table:table-cell>
          <table:table-cell office:value-type="float" office:value="-0.014361089753924" calcext:value-type="float">
            <text:p>-0,0143610897539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475</text:p>
          </table:table-cell>
          <table:table-cell office:value-type="float" office:value="2.7046537399292" calcext:value-type="float">
            <text:p>2,7046537399292</text:p>
          </table:table-cell>
          <table:table-cell office:value-type="float" office:value="-0.043311342597008" calcext:value-type="float">
            <text:p>-0,043311342597008</text:p>
          </table:table-cell>
          <table:table-cell office:value-type="float" office:value="11.359065486367" calcext:value-type="float">
            <text:p>11,35906548636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486</text:p>
          </table:table-cell>
          <table:table-cell office:value-type="float" office:value="4.2262810468674" calcext:value-type="float">
            <text:p>4,2262810468674</text:p>
          </table:table-cell>
          <table:table-cell office:value-type="float" office:value="-0.0069436023477465" calcext:value-type="float">
            <text:p>-0,0069436023477465</text:p>
          </table:table-cell>
          <table:table-cell office:value-type="float" office:value="1.9079857523654" calcext:value-type="float">
            <text:p>1,90798575236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497</text:p>
          </table:table-cell>
          <table:table-cell office:value-type="float" office:value="5.6813228130341" calcext:value-type="float">
            <text:p>5,6813228130341</text:p>
          </table:table-cell>
          <table:table-cell office:value-type="float" office:value="0.010285055032" calcext:value-type="float">
            <text:p>0,010285055032</text:p>
          </table:table-cell>
          <table:table-cell office:value-type="float" office:value="-2.5206268498093" calcext:value-type="float">
            <text:p>-2,520626849809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508</text:p>
          </table:table-cell>
          <table:table-cell office:value-type="float" office:value="7.1871387958527" calcext:value-type="float">
            <text:p>7,1871387958527</text:p>
          </table:table-cell>
          <table:table-cell office:value-type="float" office:value="0.025492876302451" calcext:value-type="float">
            <text:p>0,025492876302451</text:p>
          </table:table-cell>
          <table:table-cell office:value-type="float" office:value="-6.4141701456088" calcext:value-type="float">
            <text:p>-6,41417014560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519</text:p>
          </table:table-cell>
          <table:table-cell office:value-type="float" office:value="8.7499189376831" calcext:value-type="float">
            <text:p>8,7499189376831</text:p>
          </table:table-cell>
          <table:table-cell office:value-type="float" office:value="-0.037099462933838" calcext:value-type="float">
            <text:p>-0,037099462933838</text:p>
          </table:table-cell>
          <table:table-cell office:value-type="float" office:value="11.192716420836" calcext:value-type="float">
            <text:p>11,1927164208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530</text:p>
          </table:table-cell>
          <table:table-cell office:value-type="float" office:value="-0.25043029338121" calcext:value-type="float">
            <text:p>-0,25043029338121</text:p>
          </table:table-cell>
          <table:table-cell office:value-type="float" office:value="1.5147203207016" calcext:value-type="float">
            <text:p>1,5147203207016</text:p>
          </table:table-cell>
          <table:table-cell office:value-type="float" office:value="-4.3627675741341" calcext:value-type="float">
            <text:p>-4,36276757413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541</text:p>
          </table:table-cell>
          <table:table-cell office:value-type="float" office:value="1.310600489378" calcext:value-type="float">
            <text:p>1,310600489378</text:p>
          </table:table-cell>
          <table:table-cell office:value-type="float" office:value="1.546519100666" calcext:value-type="float">
            <text:p>1,546519100666</text:p>
          </table:table-cell>
          <table:table-cell office:value-type="float" office:value="-16.192166099123" calcext:value-type="float">
            <text:p>-16,1921660991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552</text:p>
          </table:table-cell>
          <table:table-cell office:value-type="float" office:value="2.8212186694145" calcext:value-type="float">
            <text:p>2,8212186694145</text:p>
          </table:table-cell>
          <table:table-cell office:value-type="float" office:value="1.6313430666924" calcext:value-type="float">
            <text:p>1,6313430666924</text:p>
          </table:table-cell>
          <table:table-cell office:value-type="float" office:value="-45.192324431839" calcext:value-type="float">
            <text:p>-45,1923244318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563</text:p>
          </table:table-cell>
          <table:table-cell office:value-type="float" office:value="4.1819339990616" calcext:value-type="float">
            <text:p>4,1819339990616</text:p>
          </table:table-cell>
          <table:table-cell office:value-type="float" office:value="1.4830139279366" calcext:value-type="float">
            <text:p>1,4830139279366</text:p>
          </table:table-cell>
          <table:table-cell office:value-type="float" office:value="4.1878529509921" calcext:value-type="float">
            <text:p>4,18785295099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574</text:p>
          </table:table-cell>
          <table:table-cell office:value-type="float" office:value="5.7768160104752" calcext:value-type="float">
            <text:p>5,7768160104752</text:p>
          </table:table-cell>
          <table:table-cell office:value-type="float" office:value="1.4906568825245" calcext:value-type="float">
            <text:p>1,4906568825245</text:p>
          </table:table-cell>
          <table:table-cell office:value-type="float" office:value="3.1957691831953" calcext:value-type="float">
            <text:p>3,19576918319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585</text:p>
          </table:table-cell>
          <table:table-cell office:value-type="float" office:value="7.2202146053314" calcext:value-type="float">
            <text:p>7,2202146053314</text:p>
          </table:table-cell>
          <table:table-cell office:value-type="float" office:value="1.4932809770107" calcext:value-type="float">
            <text:p>1,4932809770107</text:p>
          </table:table-cell>
          <table:table-cell office:value-type="float" office:value="1.9139948828964" calcext:value-type="float">
            <text:p>1,913994882896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596</text:p>
          </table:table-cell>
          <table:table-cell office:value-type="float" office:value="8.6767864227295" calcext:value-type="float">
            <text:p>8,6767864227295</text:p>
          </table:table-cell>
          <table:table-cell office:value-type="float" office:value="1.4999714493752" calcext:value-type="float">
            <text:p>1,4999714493752</text:p>
          </table:table-cell>
          <table:table-cell office:value-type="float" office:value="-0.043148028806659" calcext:value-type="float">
            <text:p>-0,04314802880665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607</text:p>
          </table:table-cell>
          <table:table-cell office:value-type="float" office:value="-0.19906260073185" calcext:value-type="float">
            <text:p>-0,19906260073185</text:p>
          </table:table-cell>
          <table:table-cell office:value-type="float" office:value="2.9585629701614" calcext:value-type="float">
            <text:p>2,9585629701614</text:p>
          </table:table-cell>
          <table:table-cell office:value-type="float" office:value="14.284764410584" calcext:value-type="float">
            <text:p>14,2847644105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618</text:p>
          </table:table-cell>
          <table:table-cell office:value-type="float" office:value="1.2710300087929" calcext:value-type="float">
            <text:p>1,2710300087929</text:p>
          </table:table-cell>
          <table:table-cell office:value-type="float" office:value="3.0601033568382" calcext:value-type="float">
            <text:p>3,0601033568382</text:p>
          </table:table-cell>
          <table:table-cell office:value-type="float" office:value="-18.74120770746" calcext:value-type="float">
            <text:p>-18,741207707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629</text:p>
          </table:table-cell>
          <table:table-cell office:value-type="float" office:value="2.7422711253166" calcext:value-type="float">
            <text:p>2,7422711253166</text:p>
          </table:table-cell>
          <table:table-cell office:value-type="float" office:value="3.0306035280228" calcext:value-type="float">
            <text:p>3,0306035280228</text:p>
          </table:table-cell>
          <table:table-cell office:value-type="float" office:value="-8.8752100991595" calcext:value-type="float">
            <text:p>-8,87521009915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640</text:p>
          </table:table-cell>
          <table:table-cell office:value-type="float" office:value="4.1728529334068" calcext:value-type="float">
            <text:p>4,1728529334068</text:p>
          </table:table-cell>
          <table:table-cell office:value-type="float" office:value="2.9970216751099" calcext:value-type="float">
            <text:p>2,9970216751099</text:p>
          </table:table-cell>
          <table:table-cell office:value-type="float" office:value="0.63920350875824" calcext:value-type="float">
            <text:p>0,639203508758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651</text:p>
          </table:table-cell>
          <table:table-cell office:value-type="float" office:value="5.7414889335632" calcext:value-type="float">
            <text:p>5,7414889335632</text:p>
          </table:table-cell>
          <table:table-cell office:value-type="float" office:value="2.9850560426712" calcext:value-type="float">
            <text:p>2,9850560426712</text:p>
          </table:table-cell>
          <table:table-cell office:value-type="float" office:value="4.4408386490148" calcext:value-type="float">
            <text:p>4,44083864901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662</text:p>
          </table:table-cell>
          <table:table-cell office:value-type="float" office:value="7.3218369483948" calcext:value-type="float">
            <text:p>7,3218369483948</text:p>
          </table:table-cell>
          <table:table-cell office:value-type="float" office:value="3.0885595083237" calcext:value-type="float">
            <text:p>3,0885595083237</text:p>
          </table:table-cell>
          <table:table-cell office:value-type="float" office:value="-31.755328558053" calcext:value-type="float">
            <text:p>-31,7553285580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673</text:p>
          </table:table-cell>
          <table:table-cell office:value-type="float" office:value="8.6884832382202" calcext:value-type="float">
            <text:p>8,6884832382202</text:p>
          </table:table-cell>
          <table:table-cell office:value-type="float" office:value="2.9738622903824" calcext:value-type="float">
            <text:p>2,9738622903824</text:p>
          </table:table-cell>
          <table:table-cell office:value-type="float" office:value="6.7093955103759" calcext:value-type="float">
            <text:p>6,70939551037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684</text:p>
          </table:table-cell>
          <table:table-cell office:value-type="float" office:value="-0.28094599023461" calcext:value-type="float">
            <text:p>-0,28094599023461</text:p>
          </table:table-cell>
          <table:table-cell office:value-type="float" office:value="4.5162191987038" calcext:value-type="float">
            <text:p>4,5162191987038</text:p>
          </table:table-cell>
          <table:table-cell office:value-type="float" office:value="-4.443872791187" calcext:value-type="float">
            <text:p>-4,4438727911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695</text:p>
          </table:table-cell>
          <table:table-cell office:value-type="float" office:value="1.1748276650906" calcext:value-type="float">
            <text:p>1,1748276650906</text:p>
          </table:table-cell>
          <table:table-cell office:value-type="float" office:value="4.5060166716576" calcext:value-type="float">
            <text:p>4,5060166716576</text:p>
          </table:table-cell>
          <table:table-cell office:value-type="float" office:value="-1.598356754347" calcext:value-type="float">
            <text:p>-1,5983567543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706</text:p>
          </table:table-cell>
          <table:table-cell office:value-type="float" office:value="2.8354614973068" calcext:value-type="float">
            <text:p>2,8354614973068</text:p>
          </table:table-cell>
          <table:table-cell office:value-type="float" office:value="4.6068453788757" calcext:value-type="float">
            <text:p>4,6068453788757</text:p>
          </table:table-cell>
          <table:table-cell office:value-type="float" office:value="-39.312324326509" calcext:value-type="float">
            <text:p>-39,3123243265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717</text:p>
          </table:table-cell>
          <table:table-cell office:value-type="float" office:value="4.261908531189" calcext:value-type="float">
            <text:p>4,261908531189</text:p>
          </table:table-cell>
          <table:table-cell office:value-type="float" office:value="4.5211920142174" calcext:value-type="float">
            <text:p>4,5211920142174</text:p>
          </table:table-cell>
          <table:table-cell office:value-type="float" office:value="-6.3701007681288" calcext:value-type="float">
            <text:p>-6,370100768128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728</text:p>
          </table:table-cell>
          <table:table-cell office:value-type="float" office:value="5.77865421772" calcext:value-type="float">
            <text:p>5,77865421772</text:p>
          </table:table-cell>
          <table:table-cell office:value-type="float" office:value="4.388767182827" calcext:value-type="float">
            <text:p>4,388767182827</text:p>
          </table:table-cell>
          <table:table-cell office:value-type="float" office:value="34.952326944679" calcext:value-type="float">
            <text:p>34,9523269446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739</text:p>
          </table:table-cell>
          <table:table-cell office:value-type="float" office:value="7.2779035568237" calcext:value-type="float">
            <text:p>7,2779035568237</text:p>
          </table:table-cell>
          <table:table-cell office:value-type="float" office:value="4.6061831712723" calcext:value-type="float">
            <text:p>4,6061831712723</text:p>
          </table:table-cell>
          <table:table-cell office:value-type="float" office:value="-33.039399393045" calcext:value-type="float">
            <text:p>-33,0393993930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750</text:p>
          </table:table-cell>
          <table:table-cell office:value-type="float" office:value="8.7184417247772" calcext:value-type="float">
            <text:p>8,7184417247772</text:p>
          </table:table-cell>
          <table:table-cell office:value-type="float" office:value="4.4719916582108" calcext:value-type="float">
            <text:p>4,4719916582108</text:p>
          </table:table-cell>
          <table:table-cell office:value-type="float" office:value="7.7038450036079" calcext:value-type="float">
            <text:p>7,70384500360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761</text:p>
          </table:table-cell>
          <table:table-cell office:value-type="float" office:value="-0.24507541209459" calcext:value-type="float">
            <text:p>-0,24507541209459</text:p>
          </table:table-cell>
          <table:table-cell office:value-type="float" office:value="6.0383862257004" calcext:value-type="float">
            <text:p>6,0383862257004</text:p>
          </table:table-cell>
          <table:table-cell office:value-type="float" office:value="-11.629883176202" calcext:value-type="float">
            <text:p>-11,6298831762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772</text:p>
          </table:table-cell>
          <table:table-cell office:value-type="float" office:value="1.1887960135937" calcext:value-type="float">
            <text:p>1,1887960135937</text:p>
          </table:table-cell>
          <table:table-cell office:value-type="float" office:value="6.0211145877838" calcext:value-type="float">
            <text:p>6,0211145877838</text:p>
          </table:table-cell>
          <table:table-cell office:value-type="float" office:value="-5.397758998309" calcext:value-type="float">
            <text:p>-5,3977589983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783</text:p>
          </table:table-cell>
          <table:table-cell office:value-type="float" office:value="2.6755723357201" calcext:value-type="float">
            <text:p>2,6755723357201</text:p>
          </table:table-cell>
          <table:table-cell office:value-type="float" office:value="6.0007536411285" calcext:value-type="float">
            <text:p>6,0007536411285</text:p>
          </table:table-cell>
          <table:table-cell office:value-type="float" office:value="-0.080888795779104" calcext:value-type="float">
            <text:p>-0,0808887957791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794</text:p>
          </table:table-cell>
          <table:table-cell office:value-type="float" office:value="4.33649122715" calcext:value-type="float">
            <text:p>4,33649122715</text:p>
          </table:table-cell>
          <table:table-cell office:value-type="float" office:value="5.9610742330551" calcext:value-type="float">
            <text:p>5,9610742330551</text:p>
          </table:table-cell>
          <table:table-cell office:value-type="float" office:value="14.901659670909" calcext:value-type="float">
            <text:p>14,9016596709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805</text:p>
          </table:table-cell>
          <table:table-cell office:value-type="float" office:value="5.7854628562927" calcext:value-type="float">
            <text:p>5,7854628562927</text:p>
          </table:table-cell>
          <table:table-cell office:value-type="float" office:value="6.093801856041" calcext:value-type="float">
            <text:p>6,093801856041</text:p>
          </table:table-cell>
          <table:table-cell office:value-type="float" office:value="-30.127268687935" calcext:value-type="float">
            <text:p>-30,1272686879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816</text:p>
          </table:table-cell>
          <table:table-cell office:value-type="float" office:value="7.3446643352509" calcext:value-type="float">
            <text:p>7,3446643352509</text:p>
          </table:table-cell>
          <table:table-cell office:value-type="float" office:value="6.1407721042633" calcext:value-type="float">
            <text:p>6,1407721042633</text:p>
          </table:table-cell>
          <table:table-cell office:value-type="float" office:value="-51.4649555182" calcext:value-type="float">
            <text:p>-51,464955518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827</text:p>
          </table:table-cell>
          <table:table-cell office:value-type="float" office:value="8.7007570266724" calcext:value-type="float">
            <text:p>8,7007570266724</text:p>
          </table:table-cell>
          <table:table-cell office:value-type="float" office:value="6.0403406620026" calcext:value-type="float">
            <text:p>6,0403406620026</text:p>
          </table:table-cell>
          <table:table-cell office:value-type="float" office:value="-10.47057179129" calcext:value-type="float">
            <text:p>-10,470571791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838</text:p>
          </table:table-cell>
          <table:table-cell office:value-type="float" office:value="-0.20990125834942" calcext:value-type="float">
            <text:p>-0,20990125834942</text:p>
          </table:table-cell>
          <table:table-cell office:value-type="float" office:value="7.4564915895462" calcext:value-type="float">
            <text:p>7,4564915895462</text:p>
          </table:table-cell>
          <table:table-cell office:value-type="float" office:value="14.309875524727" calcext:value-type="float">
            <text:p>14,3098755247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849</text:p>
          </table:table-cell>
          <table:table-cell office:value-type="float" office:value="1.2371376901865" calcext:value-type="float">
            <text:p>1,2371376901865</text:p>
          </table:table-cell>
          <table:table-cell office:value-type="float" office:value="7.5446784496307" calcext:value-type="float">
            <text:p>7,5446784496307</text:p>
          </table:table-cell>
          <table:table-cell office:value-type="float" office:value="-12.585771216708" calcext:value-type="float">
            <text:p>-12,5857712167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860</text:p>
          </table:table-cell>
          <table:table-cell office:value-type="float" office:value="2.7275431156158" calcext:value-type="float">
            <text:p>2,7275431156158</text:p>
          </table:table-cell>
          <table:table-cell office:value-type="float" office:value="7.5672835111618" calcext:value-type="float">
            <text:p>7,5672835111618</text:p>
          </table:table-cell>
          <table:table-cell office:value-type="float" office:value="-18.360814091506" calcext:value-type="float">
            <text:p>-18,3608140915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871</text:p>
          </table:table-cell>
          <table:table-cell office:value-type="float" office:value="4.293033182621" calcext:value-type="float">
            <text:p>4,293033182621</text:p>
          </table:table-cell>
          <table:table-cell office:value-type="float" office:value="7.618220448494" calcext:value-type="float">
            <text:p>7,618220448494</text:p>
          </table:table-cell>
          <table:table-cell office:value-type="float" office:value="-38.272259341683" calcext:value-type="float">
            <text:p>-38,27225934168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882</text:p>
          </table:table-cell>
          <table:table-cell office:value-type="float" office:value="5.7573920488358" calcext:value-type="float">
            <text:p>5,7573920488358</text:p>
          </table:table-cell>
          <table:table-cell office:value-type="float" office:value="7.4828690290451" calcext:value-type="float">
            <text:p>7,4828690290451</text:p>
          </table:table-cell>
          <table:table-cell office:value-type="float" office:value="5.0879378037848" calcext:value-type="float">
            <text:p>5,08793780378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893</text:p>
          </table:table-cell>
          <table:table-cell office:value-type="float" office:value="7.2420036792755" calcext:value-type="float">
            <text:p>7,2420036792755</text:p>
          </table:table-cell>
          <table:table-cell office:value-type="float" office:value="7.52312541008" calcext:value-type="float">
            <text:p>7,52312541008</text:p>
          </table:table-cell>
          <table:table-cell office:value-type="float" office:value="-6.6845765349212" calcext:value-type="float">
            <text:p>-6,68457653492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904</text:p>
          </table:table-cell>
          <table:table-cell office:value-type="float" office:value="8.8154059648514" calcext:value-type="float">
            <text:p>8,8154059648514</text:p>
          </table:table-cell>
          <table:table-cell office:value-type="float" office:value="7.5535929203033" calcext:value-type="float">
            <text:p>7,5535929203033</text:p>
          </table:table-cell>
          <table:table-cell office:value-type="float" office:value="-19.146908050889" calcext:value-type="float">
            <text:p>-19,14690805088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915</text:p>
          </table:table-cell>
          <table:table-cell office:value-type="float" office:value="-0.19060915336013" calcext:value-type="float">
            <text:p>-0,19060915336013</text:p>
          </table:table-cell>
          <table:table-cell office:value-type="float" office:value="9.0184736251831" calcext:value-type="float">
            <text:p>9,0184736251831</text:p>
          </table:table-cell>
          <table:table-cell office:value-type="float" office:value="-6.5877944895416" calcext:value-type="float">
            <text:p>-6,58779448954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926</text:p>
          </table:table-cell>
          <table:table-cell office:value-type="float" office:value="1.3170753419399" calcext:value-type="float">
            <text:p>1,3170753419399</text:p>
          </table:table-cell>
          <table:table-cell office:value-type="float" office:value="8.9466029405594" calcext:value-type="float">
            <text:p>8,9466029405594</text:p>
          </table:table-cell>
          <table:table-cell office:value-type="float" office:value="19.308120771578" calcext:value-type="float">
            <text:p>19,3081207715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937</text:p>
          </table:table-cell>
          <table:table-cell office:value-type="float" office:value="2.8000766038895" calcext:value-type="float">
            <text:p>2,8000766038895</text:p>
          </table:table-cell>
          <table:table-cell office:value-type="float" office:value="9.1198319196701" calcext:value-type="float">
            <text:p>9,1198319196701</text:p>
          </table:table-cell>
          <table:table-cell office:value-type="float" office:value="-39.429179802062" calcext:value-type="float">
            <text:p>-39,4291798020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948</text:p>
          </table:table-cell>
          <table:table-cell office:value-type="float" office:value="4.3447440862656" calcext:value-type="float">
            <text:p>4,3447440862656</text:p>
          </table:table-cell>
          <table:table-cell office:value-type="float" office:value="8.9204931259155" calcext:value-type="float">
            <text:p>8,9204931259155</text:p>
          </table:table-cell>
          <table:table-cell office:value-type="float" office:value="30.69779333795" calcext:value-type="float">
            <text:p>30,697793337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959</text:p>
          </table:table-cell>
          <table:table-cell office:value-type="float" office:value="5.7491147518158" calcext:value-type="float">
            <text:p>5,7491147518158</text:p>
          </table:table-cell>
          <table:table-cell office:value-type="float" office:value="8.9691209793091" calcext:value-type="float">
            <text:p>8,9691209793091</text:p>
          </table:table-cell>
          <table:table-cell office:value-type="float" office:value="9.2231327561057" calcext:value-type="float">
            <text:p>9,22313275610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970</text:p>
          </table:table-cell>
          <table:table-cell office:value-type="float" office:value="7.295845746994" calcext:value-type="float">
            <text:p>7,295845746994</text:p>
          </table:table-cell>
          <table:table-cell office:value-type="float" office:value="9.1197788715363" calcext:value-type="float">
            <text:p>9,1197788715363</text:p>
          </table:table-cell>
          <table:table-cell office:value-type="float" office:value="-39.096684972192" calcext:value-type="float">
            <text:p>-39,09668497219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981</text:p>
          </table:table-cell>
          <table:table-cell office:value-type="float" office:value="8.7193787097931" calcext:value-type="float">
            <text:p>8,7193787097931</text:p>
          </table:table-cell>
          <table:table-cell office:value-type="float" office:value="8.9376676082611" calcext:value-type="float">
            <text:p>8,9376676082611</text:p>
          </table:table-cell>
          <table:table-cell office:value-type="float" office:value="17.066361228372" calcext:value-type="float">
            <text:p>17,0663612283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992</text:p>
          </table:table-cell>
          <table:table-cell office:value-type="float" office:value="-0.27000099420547" calcext:value-type="float">
            <text:p>-0,27000099420547</text:p>
          </table:table-cell>
          <table:table-cell office:value-type="float" office:value="10.57000875473" calcext:value-type="float">
            <text:p>10,57000875473</text:p>
          </table:table-cell>
          <table:table-cell office:value-type="float" office:value="-19.537733238973" calcext:value-type="float">
            <text:p>-19,5377332389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5003</text:p>
          </table:table-cell>
          <table:table-cell office:value-type="float" office:value="1.2042348086834" calcext:value-type="float">
            <text:p>1,2042348086834</text:p>
          </table:table-cell>
          <table:table-cell office:value-type="float" office:value="10.453330278397" calcext:value-type="float">
            <text:p>10,453330278397</text:p>
          </table:table-cell>
          <table:table-cell office:value-type="float" office:value="12.338314371504" calcext:value-type="float">
            <text:p>12,3383143715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5</text:p>
          </table:table-cell>
          <table:table-cell office:value-type="float" office:value="-0.17624024301767" calcext:value-type="float">
            <text:p>-0,17624024301767</text:p>
          </table:table-cell>
          <table:table-cell office:value-type="float" office:value="-0.24882456287742" calcext:value-type="float">
            <text:p>-0,24882456287742</text:p>
          </table:table-cell>
          <table:table-cell office:value-type="float" office:value="77.796895033235" calcext:value-type="float">
            <text:p>77,7968950332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464</text:p>
          </table:table-cell>
          <table:table-cell office:value-type="float" office:value="0.81895425915718" calcext:value-type="float">
            <text:p>0,81895425915718</text:p>
          </table:table-cell>
          <table:table-cell office:value-type="float" office:value="-0.047864904627204" calcext:value-type="float">
            <text:p>-0,047864904627204</text:p>
          </table:table-cell>
          <table:table-cell office:value-type="float" office:value="16.840093834385" calcext:value-type="float">
            <text:p>16,8400938343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475</text:p>
          </table:table-cell>
          <table:table-cell office:value-type="float" office:value="2.3744538426399" calcext:value-type="float">
            <text:p>2,3744538426399</text:p>
          </table:table-cell>
          <table:table-cell office:value-type="float" office:value="-0.18846252933145" calcext:value-type="float">
            <text:p>-0,18846252933145</text:p>
          </table:table-cell>
          <table:table-cell office:value-type="float" office:value="27.696925933194" calcext:value-type="float">
            <text:p>27,69692593319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486</text:p>
          </table:table-cell>
          <table:table-cell office:value-type="float" office:value="3.9001458883286" calcext:value-type="float">
            <text:p>3,9001458883286</text:p>
          </table:table-cell>
          <table:table-cell office:value-type="float" office:value="-0.030454657971859" calcext:value-type="float">
            <text:p>-0,030454657971859</text:p>
          </table:table-cell>
          <table:table-cell office:value-type="float" office:value="4.7609756706627" calcext:value-type="float">
            <text:p>4,76097567066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497</text:p>
          </table:table-cell>
          <table:table-cell office:value-type="float" office:value="5.2914065122604" calcext:value-type="float">
            <text:p>5,2914065122604</text:p>
          </table:table-cell>
          <table:table-cell office:value-type="float" office:value="0.045125619508326" calcext:value-type="float">
            <text:p>0,045125619508326</text:p>
          </table:table-cell>
          <table:table-cell office:value-type="float" office:value="-6.1192770672452" calcext:value-type="float">
            <text:p>-6,11927706724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508</text:p>
          </table:table-cell>
          <table:table-cell office:value-type="float" office:value="6.819218993187" calcext:value-type="float">
            <text:p>6,819218993187</text:p>
          </table:table-cell>
          <table:table-cell office:value-type="float" office:value="0.11178346350789" calcext:value-type="float">
            <text:p>0,11178346350789</text:p>
          </table:table-cell>
          <table:table-cell office:value-type="float" office:value="-15.536067022639" calcext:value-type="float">
            <text:p>-15,5360670226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519</text:p>
          </table:table-cell>
          <table:table-cell office:value-type="float" office:value="8.4820574522018" calcext:value-type="float">
            <text:p>8,4820574522018</text:p>
          </table:table-cell>
          <table:table-cell office:value-type="float" office:value="-0.15885045751929" calcext:value-type="float">
            <text:p>-0,15885045751929</text:p>
          </table:table-cell>
          <table:table-cell office:value-type="float" office:value="27.579366591326" calcext:value-type="float">
            <text:p>27,5793665913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530</text:p>
          </table:table-cell>
          <table:table-cell office:value-type="float" office:value="-0.53739238530397" calcext:value-type="float">
            <text:p>-0,53739238530397</text:p>
          </table:table-cell>
          <table:table-cell office:value-type="float" office:value="1.5633369982243" calcext:value-type="float">
            <text:p>1,5633369982243</text:p>
          </table:table-cell>
          <table:table-cell office:value-type="float" office:value="-10.77300367082" calcext:value-type="float">
            <text:p>-10,773003670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541</text:p>
          </table:table-cell>
          <table:table-cell office:value-type="float" office:value="1.1462324857712" calcext:value-type="float">
            <text:p>1,1462324857712</text:p>
          </table:table-cell>
          <table:table-cell office:value-type="float" office:value="1.6758927702904" calcext:value-type="float">
            <text:p>1,6758927702904</text:p>
          </table:table-cell>
          <table:table-cell office:value-type="float" office:value="-39.379461555724" calcext:value-type="float">
            <text:p>-39,3794615557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552</text:p>
          </table:table-cell>
          <table:table-cell office:value-type="float" office:value="2.8693348169327" calcext:value-type="float">
            <text:p>2,8693348169327</text:p>
          </table:table-cell>
          <table:table-cell office:value-type="float" office:value="1.8884524703026" calcext:value-type="float">
            <text:p>1,8884524703026</text:p>
          </table:table-cell>
          <table:table-cell office:value-type="float" office:value="-110.50839864524" calcext:value-type="float">
            <text:p>-110,508398645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563</text:p>
          </table:table-cell>
          <table:table-cell office:value-type="float" office:value="3.8009148836136" calcext:value-type="float">
            <text:p>3,8009148836136</text:p>
          </table:table-cell>
          <table:table-cell office:value-type="float" office:value="1.4256718754768" calcext:value-type="float">
            <text:p>1,4256718754768</text:p>
          </table:table-cell>
          <table:table-cell office:value-type="float" office:value="10.116892635443" calcext:value-type="float">
            <text:p>10,1168926354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574</text:p>
          </table:table-cell>
          <table:table-cell office:value-type="float" office:value="5.5352532863617" calcext:value-type="float">
            <text:p>5,5352532863617</text:p>
          </table:table-cell>
          <table:table-cell office:value-type="float" office:value="1.4641405642033" calcext:value-type="float">
            <text:p>1,4641405642033</text:p>
          </table:table-cell>
          <table:table-cell office:value-type="float" office:value="5.5373782280144" calcext:value-type="float">
            <text:p>5,53737822801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585</text:p>
          </table:table-cell>
          <table:table-cell office:value-type="float" office:value="6.8897193670273" calcext:value-type="float">
            <text:p>6,8897193670273</text:p>
          </table:table-cell>
          <table:table-cell office:value-type="float" office:value="1.4699843525887" calcext:value-type="float">
            <text:p>1,4699843525887</text:p>
          </table:table-cell>
          <table:table-cell office:value-type="float" office:value="4.72416448745" calcext:value-type="float">
            <text:p>4,724164487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596</text:p>
          </table:table-cell>
          <table:table-cell office:value-type="float" office:value="8.2796543836594" calcext:value-type="float">
            <text:p>8,2796543836594</text:p>
          </table:table-cell>
          <table:table-cell office:value-type="float" office:value="1.5003788471222" calcext:value-type="float">
            <text:p>1,5003788471222</text:p>
          </table:table-cell>
          <table:table-cell office:value-type="float" office:value="-0.10233379494114" calcext:value-type="float">
            <text:p>-0,102333794941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607</text:p>
          </table:table-cell>
          <table:table-cell office:value-type="float" office:value="-0.38611121475697" calcext:value-type="float">
            <text:p>-0,38611121475697</text:p>
          </table:table-cell>
          <table:table-cell office:value-type="float" office:value="2.8354474902153" calcext:value-type="float">
            <text:p>2,8354474902153</text:p>
          </table:table-cell>
          <table:table-cell office:value-type="float" office:value="35.180447967189" calcext:value-type="float">
            <text:p>35,1804479671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618</text:p>
          </table:table-cell>
          <table:table-cell office:value-type="float" office:value="1.0684464126825" calcext:value-type="float">
            <text:p>1,0684464126825</text:p>
          </table:table-cell>
          <table:table-cell office:value-type="float" office:value="3.2383018732071" calcext:value-type="float">
            <text:p>3,2383018732071</text:p>
          </table:table-cell>
          <table:table-cell office:value-type="float" office:value="-45.559554722658" calcext:value-type="float">
            <text:p>-45,5595547226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629</text:p>
          </table:table-cell>
          <table:table-cell office:value-type="float" office:value="2.4167653918266" calcext:value-type="float">
            <text:p>2,4167653918266</text:p>
          </table:table-cell>
          <table:table-cell office:value-type="float" office:value="3.1017869710922" calcext:value-type="float">
            <text:p>3,1017869710922</text:p>
          </table:table-cell>
          <table:table-cell office:value-type="float" office:value="-9.0296874000768" calcext:value-type="float">
            <text:p>-9,02968740007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640</text:p>
          </table:table-cell>
          <table:table-cell office:value-type="float" office:value="3.7765753269196" calcext:value-type="float">
            <text:p>3,7765753269196</text:p>
          </table:table-cell>
          <table:table-cell office:value-type="float" office:value="2.9872804880142" calcext:value-type="float">
            <text:p>2,9872804880142</text:p>
          </table:table-cell>
          <table:table-cell office:value-type="float" office:value="1.6015877911619" calcext:value-type="float">
            <text:p>1,60158779116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651</text:p>
          </table:table-cell>
          <table:table-cell office:value-type="float" office:value="5.4400551319122" calcext:value-type="float">
            <text:p>5,4400551319122</text:p>
          </table:table-cell>
          <table:table-cell office:value-type="float" office:value="2.9341214895248" calcext:value-type="float">
            <text:p>2,9341214895248</text:p>
          </table:table-cell>
          <table:table-cell office:value-type="float" office:value="10.930835441419" calcext:value-type="float">
            <text:p>10,9308354414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662</text:p>
          </table:table-cell>
          <table:table-cell office:value-type="float" office:value="7.2571742534637" calcext:value-type="float">
            <text:p>7,2571742534637</text:p>
          </table:table-cell>
          <table:table-cell office:value-type="float" office:value="3.3017069101334" calcext:value-type="float">
            <text:p>3,3017069101334</text:p>
          </table:table-cell>
          <table:table-cell office:value-type="float" office:value="-77.216779350475" calcext:value-type="float">
            <text:p>-77,2167793504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673</text:p>
          </table:table-cell>
          <table:table-cell office:value-type="float" office:value="8.3217030763626" calcext:value-type="float">
            <text:p>8,3217030763626</text:p>
          </table:table-cell>
          <table:table-cell office:value-type="float" office:value="2.8843888640404" calcext:value-type="float">
            <text:p>2,8843888640404</text:p>
          </table:table-cell>
          <table:table-cell office:value-type="float" office:value="16.223098631877" calcext:value-type="float">
            <text:p>16,2230986318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684</text:p>
          </table:table-cell>
          <table:table-cell office:value-type="float" office:value="-0.60946546494961" calcext:value-type="float">
            <text:p>-0,60946546494961</text:p>
          </table:table-cell>
          <table:table-cell office:value-type="float" office:value="4.5706152915955" calcext:value-type="float">
            <text:p>4,5706152915955</text:p>
          </table:table-cell>
          <table:table-cell office:value-type="float" office:value="-10.869457273726" calcext:value-type="float">
            <text:p>-10,8694572737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695</text:p>
          </table:table-cell>
          <table:table-cell office:value-type="float" office:value="0.7814459502697" calcext:value-type="float">
            <text:p>0,7814459502697</text:p>
          </table:table-cell>
          <table:table-cell office:value-type="float" office:value="4.5284730195999" calcext:value-type="float">
            <text:p>4,5284730195999</text:p>
          </table:table-cell>
          <table:table-cell office:value-type="float" office:value="-3.9436835202442" calcext:value-type="float">
            <text:p>-3,94368352024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706</text:p>
          </table:table-cell>
          <table:table-cell office:value-type="float" office:value="2.8386643528938" calcext:value-type="float">
            <text:p>2,8386643528938</text:p>
          </table:table-cell>
          <table:table-cell office:value-type="float" office:value="4.8263874650002" calcext:value-type="float">
            <text:p>4,8263874650002</text:p>
          </table:table-cell>
          <table:table-cell office:value-type="float" office:value="-95.658473148467" calcext:value-type="float">
            <text:p>-95,65847314846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717</text:p>
          </table:table-cell>
          <table:table-cell office:value-type="float" office:value="4.0042757987976" calcext:value-type="float">
            <text:p>4,0042757987976</text:p>
          </table:table-cell>
          <table:table-cell office:value-type="float" office:value="4.5858803391457" calcext:value-type="float">
            <text:p>4,5858803391457</text:p>
          </table:table-cell>
          <table:table-cell office:value-type="float" office:value="-15.499392512498" calcext:value-type="float">
            <text:p>-15,4993925124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728</text:p>
          </table:table-cell>
          <table:table-cell office:value-type="float" office:value="5.709063410759" calcext:value-type="float">
            <text:p>5,709063410759</text:p>
          </table:table-cell>
          <table:table-cell office:value-type="float" office:value="4.1081699728966" calcext:value-type="float">
            <text:p>4,1081699728966</text:p>
          </table:table-cell>
          <table:table-cell office:value-type="float" office:value="85.314166773656" calcext:value-type="float">
            <text:p>85,3141667736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739</text:p>
          </table:table-cell>
          <table:table-cell office:value-type="float" office:value="7.1880042552948" calcext:value-type="float">
            <text:p>7,1880042552948</text:p>
          </table:table-cell>
          <table:table-cell office:value-type="float" office:value="4.8856988549232" calcext:value-type="float">
            <text:p>4,8856988549232</text:p>
          </table:table-cell>
          <table:table-cell office:value-type="float" office:value="-81.110417463218" calcext:value-type="float">
            <text:p>-81,1104174632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750</text:p>
          </table:table-cell>
          <table:table-cell office:value-type="float" office:value="8.3980625867844" calcext:value-type="float">
            <text:p>8,3980625867844</text:p>
          </table:table-cell>
          <table:table-cell office:value-type="float" office:value="4.376899600029" calcext:value-type="float">
            <text:p>4,376899600029</text:p>
          </table:table-cell>
          <table:table-cell office:value-type="float" office:value="18.998354673386" calcext:value-type="float">
            <text:p>18,9983546733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761</text:p>
          </table:table-cell>
          <table:table-cell office:value-type="float" office:value="-0.50416737794876" calcext:value-type="float">
            <text:p>-0,50416737794876</text:p>
          </table:table-cell>
          <table:table-cell office:value-type="float" office:value="6.1617362499237" calcext:value-type="float">
            <text:p>6,1617362499237</text:p>
          </table:table-cell>
          <table:table-cell office:value-type="float" office:value="-28.436778267478" calcext:value-type="float">
            <text:p>-28,4367782674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772</text:p>
          </table:table-cell>
          <table:table-cell office:value-type="float" office:value="0.81572785973549" calcext:value-type="float">
            <text:p>0,81572785973549</text:p>
          </table:table-cell>
          <table:table-cell office:value-type="float" office:value="6.0940486192703" calcext:value-type="float">
            <text:p>6,0940486192703</text:p>
          </table:table-cell>
          <table:table-cell office:value-type="float" office:value="-13.025279352619" calcext:value-type="float">
            <text:p>-13,0252793526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783</text:p>
          </table:table-cell>
          <table:table-cell office:value-type="float" office:value="2.2773408889771" calcext:value-type="float">
            <text:p>2,2773408889771</text:p>
          </table:table-cell>
          <table:table-cell office:value-type="float" office:value="6.0018521547318" calcext:value-type="float">
            <text:p>6,0018521547318</text:p>
          </table:table-cell>
          <table:table-cell office:value-type="float" office:value="-0.14085450601189" calcext:value-type="float">
            <text:p>-0,1408545060118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794</text:p>
          </table:table-cell>
          <table:table-cell office:value-type="float" office:value="4.1990095376968" calcext:value-type="float">
            <text:p>4,1990095376968</text:p>
          </table:table-cell>
          <table:table-cell office:value-type="float" office:value="5.8569151163101" calcext:value-type="float">
            <text:p>5,8569151163101</text:p>
          </table:table-cell>
          <table:table-cell office:value-type="float" office:value="36.270402039692" calcext:value-type="float">
            <text:p>36,2704020396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805</text:p>
          </table:table-cell>
          <table:table-cell office:value-type="float" office:value="5.6779497861862" calcext:value-type="float">
            <text:p>5,6779497861862</text:p>
          </table:table-cell>
          <table:table-cell office:value-type="float" office:value="6.3452422618866" calcext:value-type="float">
            <text:p>6,3452422618866</text:p>
          </table:table-cell>
          <table:table-cell office:value-type="float" office:value="-74.054936694491" calcext:value-type="float">
            <text:p>-74,0549366944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816</text:p>
          </table:table-cell>
          <table:table-cell office:value-type="float" office:value="7.4514812231064" calcext:value-type="float">
            <text:p>7,4514812231064</text:p>
          </table:table-cell>
          <table:table-cell office:value-type="float" office:value="6.3609933853149" calcext:value-type="float">
            <text:p>6,3609933853149</text:p>
          </table:table-cell>
          <table:table-cell office:value-type="float" office:value="-125.91210292403" calcext:value-type="float">
            <text:p>-125,9121029240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827</text:p>
          </table:table-cell>
          <table:table-cell office:value-type="float" office:value="8.3587598800659" calcext:value-type="float">
            <text:p>8,3587598800659</text:p>
          </table:table-cell>
          <table:table-cell office:value-type="float" office:value="6.172126531601" calcext:value-type="float">
            <text:p>6,172126531601</text:p>
          </table:table-cell>
          <table:table-cell office:value-type="float" office:value="-24.237935520281" calcext:value-type="float">
            <text:p>-24,2379355202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838</text:p>
          </table:table-cell>
          <table:table-cell office:value-type="float" office:value="-0.40838394314051" calcext:value-type="float">
            <text:p>-0,40838394314051</text:p>
          </table:table-cell>
          <table:table-cell office:value-type="float" office:value="7.2843873500824" calcext:value-type="float">
            <text:p>7,2843873500824</text:p>
          </table:table-cell>
          <table:table-cell office:value-type="float" office:value="45.909338695988" calcext:value-type="float">
            <text:p>45,90933869598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849</text:p>
          </table:table-cell>
          <table:table-cell office:value-type="float" office:value="0.95555528998375" calcext:value-type="float">
            <text:p>0,95555528998375</text:p>
          </table:table-cell>
          <table:table-cell office:value-type="float" office:value="7.6884520053864" calcext:value-type="float">
            <text:p>7,6884520053864</text:p>
          </table:table-cell>
          <table:table-cell office:value-type="float" office:value="-30.688663576819" calcext:value-type="float">
            <text:p>-30,6886635768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860</text:p>
          </table:table-cell>
          <table:table-cell office:value-type="float" office:value="2.4646456539631" calcext:value-type="float">
            <text:p>2,4646456539631</text:p>
          </table:table-cell>
          <table:table-cell office:value-type="float" office:value="7.7787864208221" calcext:value-type="float">
            <text:p>7,7787864208221</text:p>
          </table:table-cell>
          <table:table-cell office:value-type="float" office:value="-44.557279841915" calcext:value-type="float">
            <text:p>-44,5572798419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871</text:p>
          </table:table-cell>
          <table:table-cell office:value-type="float" office:value="4.2663702368736" calcext:value-type="float">
            <text:p>4,2663702368736</text:p>
          </table:table-cell>
          <table:table-cell office:value-type="float" office:value="7.8956699371338" calcext:value-type="float">
            <text:p>7,8956699371338</text:p>
          </table:table-cell>
          <table:table-cell office:value-type="float" office:value="-94.026022655949" calcext:value-type="float">
            <text:p>-94,02602265594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882</text:p>
          </table:table-cell>
          <table:table-cell office:value-type="float" office:value="5.4828989505768" calcext:value-type="float">
            <text:p>5,4828989505768</text:p>
          </table:table-cell>
          <table:table-cell office:value-type="float" office:value="7.4286466836929" calcext:value-type="float">
            <text:p>7,4286466836929</text:p>
          </table:table-cell>
          <table:table-cell office:value-type="float" office:value="12.410813456128" calcext:value-type="float">
            <text:p>12,410813456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893</text:p>
          </table:table-cell>
          <table:table-cell office:value-type="float" office:value="6.9456589221954" calcext:value-type="float">
            <text:p>6,9456589221954</text:p>
          </table:table-cell>
          <table:table-cell office:value-type="float" office:value="7.5989580154419" calcext:value-type="float">
            <text:p>7,5989580154419</text:p>
          </table:table-cell>
          <table:table-cell office:value-type="float" office:value="-16.278381180611" calcext:value-type="float">
            <text:p>-16,2783811806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904</text:p>
          </table:table-cell>
          <table:table-cell office:value-type="float" office:value="8.6685913801193" calcext:value-type="float">
            <text:p>8,6685913801193</text:p>
          </table:table-cell>
          <table:table-cell office:value-type="float" office:value="7.6982748508453" calcext:value-type="float">
            <text:p>7,6982748508453</text:p>
          </table:table-cell>
          <table:table-cell office:value-type="float" office:value="-45.759582595461" calcext:value-type="float">
            <text:p>-45,75958259546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915</text:p>
          </table:table-cell>
          <table:table-cell office:value-type="float" office:value="-0.39491184055805" calcext:value-type="float">
            <text:p>-0,39491184055805</text:p>
          </table:table-cell>
          <table:table-cell office:value-type="float" office:value="9.0858852863312" calcext:value-type="float">
            <text:p>9,0858852863312</text:p>
          </table:table-cell>
          <table:table-cell office:value-type="float" office:value="-20.792333943069" calcext:value-type="float">
            <text:p>-20,79233394306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926</text:p>
          </table:table-cell>
          <table:table-cell office:value-type="float" office:value="1.1731954663992" calcext:value-type="float">
            <text:p>1,1731954663992</text:p>
          </table:table-cell>
          <table:table-cell office:value-type="float" office:value="8.7993651628494" calcext:value-type="float">
            <text:p>8,7993651628494</text:p>
          </table:table-cell>
          <table:table-cell office:value-type="float" office:value="46.995862274413" calcext:value-type="float">
            <text:p>46,9958622744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937</text:p>
          </table:table-cell>
          <table:table-cell office:value-type="float" office:value="2.7864187955856" calcext:value-type="float">
            <text:p>2,7864187955856</text:p>
          </table:table-cell>
          <table:table-cell office:value-type="float" office:value="9.3938606977463" calcext:value-type="float">
            <text:p>9,3938606977463</text:p>
          </table:table-cell>
          <table:table-cell office:value-type="float" office:value="-96.981126791353" calcext:value-type="float">
            <text:p>-96,9811267913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948</text:p>
          </table:table-cell>
          <table:table-cell office:value-type="float" office:value="4.2962950468063" calcext:value-type="float">
            <text:p>4,2962950468063</text:p>
          </table:table-cell>
          <table:table-cell office:value-type="float" office:value="8.7382614612579" calcext:value-type="float">
            <text:p>8,7382614612579</text:p>
          </table:table-cell>
          <table:table-cell office:value-type="float" office:value="75.653376093336" calcext:value-type="float">
            <text:p>75,6533760933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959</text:p>
          </table:table-cell>
          <table:table-cell office:value-type="float" office:value="5.4759442806244" calcext:value-type="float">
            <text:p>5,4759442806244</text:p>
          </table:table-cell>
          <table:table-cell office:value-type="float" office:value="8.8699275255203" calcext:value-type="float">
            <text:p>8,8699275255203</text:p>
          </table:table-cell>
          <table:table-cell office:value-type="float" office:value="22.418986080558" calcext:value-type="float">
            <text:p>22,4189860805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970</text:p>
          </table:table-cell>
          <table:table-cell office:value-type="float" office:value="7.2795104980469" calcext:value-type="float">
            <text:p>7,2795104980469</text:p>
          </table:table-cell>
          <table:table-cell office:value-type="float" office:value="9.3953263759613" calcext:value-type="float">
            <text:p>9,3953263759613</text:p>
          </table:table-cell>
          <table:table-cell office:value-type="float" office:value="-96.243140044486" calcext:value-type="float">
            <text:p>-96,2431400444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981</text:p>
          </table:table-cell>
          <table:table-cell office:value-type="float" office:value="8.4411162137985" calcext:value-type="float">
            <text:p>8,4411162137985</text:p>
          </table:table-cell>
          <table:table-cell office:value-type="float" office:value="8.7365591526031" calcext:value-type="float">
            <text:p>8,7365591526031</text:p>
          </table:table-cell>
          <table:table-cell office:value-type="float" office:value="41.589478778232" calcext:value-type="float">
            <text:p>41,5894787782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992</text:p>
          </table:table-cell>
          <table:table-cell office:value-type="float" office:value="-0.43513964861631" calcext:value-type="float">
            <text:p>-0,43513964861631</text:p>
          </table:table-cell>
          <table:table-cell office:value-type="float" office:value="10.727971792221" calcext:value-type="float">
            <text:p>10,727971792221</text:p>
          </table:table-cell>
          <table:table-cell office:value-type="float" office:value="-47.694986033591" calcext:value-type="float">
            <text:p>-47,6949860335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5003</text:p>
          </table:table-cell>
          <table:table-cell office:value-type="float" office:value="0.88263675570488" calcext:value-type="float">
            <text:p>0,88263675570488</text:p>
          </table:table-cell>
          <table:table-cell office:value-type="float" office:value="10.298222303391" calcext:value-type="float">
            <text:p>10,298222303391</text:p>
          </table:table-cell>
          <table:table-cell office:value-type="float" office:value="30.02373541996" calcext:value-type="float">
            <text:p>30,0237354199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5</text:p>
          </table:table-cell>
          <table:table-cell office:value-type="float" office:value="-0.077336570248008" calcext:value-type="float">
            <text:p>-0,077336570248008</text:p>
          </table:table-cell>
          <table:table-cell office:value-type="float" office:value="-0.39032854139805" calcext:value-type="float">
            <text:p>-0,39032854139805</text:p>
          </table:table-cell>
          <table:table-cell office:value-type="float" office:value="123.64793583086" calcext:value-type="float">
            <text:p>123,6479358308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464</text:p>
          </table:table-cell>
          <table:table-cell office:value-type="float" office:value="0.59908013790846" calcext:value-type="float">
            <text:p>0,59908013790846</text:p>
          </table:table-cell>
          <table:table-cell office:value-type="float" office:value="-0.27450498193502" calcext:value-type="float">
            <text:p>-0,27450498193502</text:p>
          </table:table-cell>
          <table:table-cell office:value-type="float" office:value="53.571958830402" calcext:value-type="float">
            <text:p>53,57195883040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475</text:p>
          </table:table-cell>
          <table:table-cell office:value-type="float" office:value="2.0993342995644" calcext:value-type="float">
            <text:p>2,0993342995644</text:p>
          </table:table-cell>
          <table:table-cell office:value-type="float" office:value="-0.42055018246174" calcext:value-type="float">
            <text:p>-0,42055018246174</text:p>
          </table:table-cell>
          <table:table-cell office:value-type="float" office:value="43.9964043107" calcext:value-type="float">
            <text:p>43,996404310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486</text:p>
          </table:table-cell>
          <table:table-cell office:value-type="float" office:value="3.5757106542587" calcext:value-type="float">
            <text:p>3,5757106542587</text:p>
          </table:table-cell>
          <table:table-cell office:value-type="float" office:value="-0.069888308644295" calcext:value-type="float">
            <text:p>-0,069888308644295</text:p>
          </table:table-cell>
          <table:table-cell office:value-type="float" office:value="7.6042820883405" calcext:value-type="float">
            <text:p>7,60428208834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497</text:p>
          </table:table-cell>
          <table:table-cell office:value-type="float" office:value="4.9051585793495" calcext:value-type="float">
            <text:p>4,9051585793495</text:p>
          </table:table-cell>
          <table:table-cell office:value-type="float" office:value="0.10446682572365" calcext:value-type="float">
            <text:p>0,10446682572365</text:p>
          </table:table-cell>
          <table:table-cell office:value-type="float" office:value="-9.743355736611" calcext:value-type="float">
            <text:p>-9,7433557366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508</text:p>
          </table:table-cell>
          <table:table-cell office:value-type="float" office:value="6.4696002006531" calcext:value-type="float">
            <text:p>6,4696002006531</text:p>
          </table:table-cell>
          <table:table-cell office:value-type="float" office:value="0.25490155443549" calcext:value-type="float">
            <text:p>0,25490155443549</text:p>
          </table:table-cell>
          <table:table-cell office:value-type="float" office:value="-24.665296837023" calcext:value-type="float">
            <text:p>-24,6652968370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519</text:p>
          </table:table-cell>
          <table:table-cell office:value-type="float" office:value="8.2596409320831" calcext:value-type="float">
            <text:p>8,2596409320831</text:p>
          </table:table-cell>
          <table:table-cell office:value-type="float" office:value="-0.35135846585035" calcext:value-type="float">
            <text:p>-0,35135846585035</text:p>
          </table:table-cell>
          <table:table-cell office:value-type="float" office:value="43.965116427962" calcext:value-type="float">
            <text:p>43,9651164279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530</text:p>
          </table:table-cell>
          <table:table-cell office:value-type="float" office:value="-0.81724159419537" calcext:value-type="float">
            <text:p>-0,81724159419537</text:p>
          </table:table-cell>
          <table:table-cell office:value-type="float" office:value="1.6436336934566" calcext:value-type="float">
            <text:p>1,6436336934566</text:p>
          </table:table-cell>
          <table:table-cell office:value-type="float" office:value="-17.185172837251" calcext:value-type="float">
            <text:p>-17,1851728372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541</text:p>
          </table:table-cell>
          <table:table-cell office:value-type="float" office:value="1.0453303158283" calcext:value-type="float">
            <text:p>1,0453303158283</text:p>
          </table:table-cell>
          <table:table-cell office:value-type="float" office:value="1.8594951927662" calcext:value-type="float">
            <text:p>1,8594951927662</text:p>
          </table:table-cell>
          <table:table-cell office:value-type="float" office:value="-62.554861329923" calcext:value-type="float">
            <text:p>-62,5548613299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552</text:p>
          </table:table-cell>
          <table:table-cell office:value-type="float" office:value="3.1220144033432" calcext:value-type="float">
            <text:p>3,1220144033432</text:p>
          </table:table-cell>
          <table:table-cell office:value-type="float" office:value="1.9526119530201" calcext:value-type="float">
            <text:p>1,9526119530201</text:p>
          </table:table-cell>
          <table:table-cell office:value-type="float" office:value="-175.76547792763" calcext:value-type="float">
            <text:p>-175,7654779276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563</text:p>
          </table:table-cell>
          <table:table-cell office:value-type="float" office:value="3.4282866120338" calcext:value-type="float">
            <text:p>3,4282866120338</text:p>
          </table:table-cell>
          <table:table-cell office:value-type="float" office:value="1.3294325768948" calcext:value-type="float">
            <text:p>1,3294325768948</text:p>
          </table:table-cell>
          <table:table-cell office:value-type="float" office:value="16.059726476669" calcext:value-type="float">
            <text:p>16,05972647666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574</text:p>
          </table:table-cell>
          <table:table-cell office:value-type="float" office:value="5.2433001995087" calcext:value-type="float">
            <text:p>5,2433001995087</text:p>
          </table:table-cell>
          <table:table-cell office:value-type="float" office:value="1.5379483997822" calcext:value-type="float">
            <text:p>1,5379483997822</text:p>
          </table:table-cell>
          <table:table-cell office:value-type="float" office:value="-18.969769500623" calcext:value-type="float">
            <text:p>-18,9697695006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585</text:p>
          </table:table-cell>
          <table:table-cell office:value-type="float" office:value="6.5611815452576" calcext:value-type="float">
            <text:p>6,5611815452576</text:p>
          </table:table-cell>
          <table:table-cell office:value-type="float" office:value="1.4304192364216" calcext:value-type="float">
            <text:p>1,4304192364216</text:p>
          </table:table-cell>
          <table:table-cell office:value-type="float" office:value="7.5123651771788" calcext:value-type="float">
            <text:p>7,51236517717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596</text:p>
          </table:table-cell>
          <table:table-cell office:value-type="float" office:value="7.9109466075897" calcext:value-type="float">
            <text:p>7,9109466075897</text:p>
          </table:table-cell>
          <table:table-cell office:value-type="float" office:value="1.4759561419487" calcext:value-type="float">
            <text:p>1,4759561419487</text:p>
          </table:table-cell>
          <table:table-cell office:value-type="float" office:value="11.118964214993" calcext:value-type="float">
            <text:p>11,1189642149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607</text:p>
          </table:table-cell>
          <table:table-cell office:value-type="float" office:value="-0.51740117371082" calcext:value-type="float">
            <text:p>-0,51740117371082</text:p>
          </table:table-cell>
          <table:table-cell office:value-type="float" office:value="2.6544576883316" calcext:value-type="float">
            <text:p>2,6544576883316</text:p>
          </table:table-cell>
          <table:table-cell office:value-type="float" office:value="56.047846177581" calcext:value-type="float">
            <text:p>56,0478461775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618</text:p>
          </table:table-cell>
          <table:table-cell office:value-type="float" office:value="0.96765324473381" calcext:value-type="float">
            <text:p>0,96765324473381</text:p>
          </table:table-cell>
          <table:table-cell office:value-type="float" office:value="3.4891363978386" calcext:value-type="float">
            <text:p>3,4891363978386</text:p>
          </table:table-cell>
          <table:table-cell office:value-type="float" office:value="-72.391632256235" calcext:value-type="float">
            <text:p>-72,3916322562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629</text:p>
          </table:table-cell>
          <table:table-cell office:value-type="float" office:value="2.05112606287" calcext:value-type="float">
            <text:p>2,05112606287</text:p>
          </table:table-cell>
          <table:table-cell office:value-type="float" office:value="3.0894029140472" calcext:value-type="float">
            <text:p>3,0894029140472</text:p>
          </table:table-cell>
          <table:table-cell office:value-type="float" office:value="5.4844626860254" calcext:value-type="float">
            <text:p>5,48446268602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640</text:p>
          </table:table-cell>
          <table:table-cell office:value-type="float" office:value="3.3805269002914" calcext:value-type="float">
            <text:p>3,3805269002914</text:p>
          </table:table-cell>
          <table:table-cell office:value-type="float" office:value="2.9713821411133" calcext:value-type="float">
            <text:p>2,9713821411133</text:p>
          </table:table-cell>
          <table:table-cell office:value-type="float" office:value="2.5264079071534" calcext:value-type="float">
            <text:p>2,52640790715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651</text:p>
          </table:table-cell>
          <table:table-cell office:value-type="float" office:value="5.1464426517487" calcext:value-type="float">
            <text:p>5,1464426517487</text:p>
          </table:table-cell>
          <table:table-cell office:value-type="float" office:value="2.8495904803276" calcext:value-type="float">
            <text:p>2,8495904803276</text:p>
          </table:table-cell>
          <table:table-cell office:value-type="float" office:value="17.349267651321" calcext:value-type="float">
            <text:p>17,3492676513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662</text:p>
          </table:table-cell>
          <table:table-cell office:value-type="float" office:value="7.3632299900055" calcext:value-type="float">
            <text:p>7,3632299900055</text:p>
          </table:table-cell>
          <table:table-cell office:value-type="float" office:value="3.4971725940704" calcext:value-type="float">
            <text:p>3,4971725940704</text:p>
          </table:table-cell>
          <table:table-cell office:value-type="float" office:value="-122.65074177153" calcext:value-type="float">
            <text:p>-122,650741771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673</text:p>
          </table:table-cell>
          <table:table-cell office:value-type="float" office:value="7.9747474193573" calcext:value-type="float">
            <text:p>7,9747474193573</text:p>
          </table:table-cell>
          <table:table-cell office:value-type="float" office:value="2.7359285950661" calcext:value-type="float">
            <text:p>2,7359285950661</text:p>
          </table:table-cell>
          <table:table-cell office:value-type="float" office:value="25.718748949136" calcext:value-type="float">
            <text:p>25,7187489491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684</text:p>
          </table:table-cell>
          <table:table-cell office:value-type="float" office:value="-0.93017280101776" calcext:value-type="float">
            <text:p>-0,93017280101776</text:p>
          </table:table-cell>
          <table:table-cell office:value-type="float" office:value="4.6615290641785" calcext:value-type="float">
            <text:p>4,6615290641785</text:p>
          </table:table-cell>
          <table:table-cell office:value-type="float" office:value="-17.292854132926" calcext:value-type="float">
            <text:p>-17,2928541329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695</text:p>
          </table:table-cell>
          <table:table-cell office:value-type="float" office:value="0.38924288004637" calcext:value-type="float">
            <text:p>0,38924288004637</text:p>
          </table:table-cell>
          <table:table-cell office:value-type="float" office:value="4.5668157935143" calcext:value-type="float">
            <text:p>4,5668157935143</text:p>
          </table:table-cell>
          <table:table-cell office:value-type="float" office:value="-6.2514134463231" calcext:value-type="float">
            <text:p>-6,25141344632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706</text:p>
          </table:table-cell>
          <table:table-cell office:value-type="float" office:value="3.0231127142906" calcext:value-type="float">
            <text:p>3,0231127142906</text:p>
          </table:table-cell>
          <table:table-cell office:value-type="float" office:value="4.9459281563759" calcext:value-type="float">
            <text:p>4,9459281563759</text:p>
          </table:table-cell>
          <table:table-cell office:value-type="float" office:value="-151.96291959969" calcext:value-type="float">
            <text:p>-151,9629195996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717</text:p>
          </table:table-cell>
          <table:table-cell office:value-type="float" office:value="3.7422314286232" calcext:value-type="float">
            <text:p>3,7422314286232</text:p>
          </table:table-cell>
          <table:table-cell office:value-type="float" office:value="4.68072026968" calcext:value-type="float">
            <text:p>4,68072026968</text:p>
          </table:table-cell>
          <table:table-cell office:value-type="float" office:value="-18.702899954122" calcext:value-type="float">
            <text:p>-18,7028999541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728</text:p>
          </table:table-cell>
          <table:table-cell office:value-type="float" office:value="5.8799540996552" calcext:value-type="float">
            <text:p>5,8799540996552</text:p>
          </table:table-cell>
          <table:table-cell office:value-type="float" office:value="3.8749271631241" calcext:value-type="float">
            <text:p>3,8749271631241</text:p>
          </table:table-cell>
          <table:table-cell office:value-type="float" office:value="135.66516159446" calcext:value-type="float">
            <text:p>135,665161594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739</text:p>
          </table:table-cell>
          <table:table-cell office:value-type="float" office:value="7.334703207016" calcext:value-type="float">
            <text:p>7,334703207016</text:p>
          </table:table-cell>
          <table:table-cell office:value-type="float" office:value="5.1394701004028" calcext:value-type="float">
            <text:p>5,1394701004028</text:p>
          </table:table-cell>
          <table:table-cell office:value-type="float" office:value="-129.12409776335" calcext:value-type="float">
            <text:p>-129,124097763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750</text:p>
          </table:table-cell>
          <table:table-cell office:value-type="float" office:value="8.1023442745209" calcext:value-type="float">
            <text:p>8,1023442745209</text:p>
          </table:table-cell>
          <table:table-cell office:value-type="float" office:value="4.2209786176682" calcext:value-type="float">
            <text:p>4,2209786176682</text:p>
          </table:table-cell>
          <table:table-cell office:value-type="float" office:value="30.295007547755" calcext:value-type="float">
            <text:p>30,2950075477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761</text:p>
          </table:table-cell>
          <table:table-cell office:value-type="float" office:value="-0.71637138724327" calcext:value-type="float">
            <text:p>-0,71637138724327</text:p>
          </table:table-cell>
          <table:table-cell office:value-type="float" office:value="6.3548147678375" calcext:value-type="float">
            <text:p>6,3548147678375</text:p>
          </table:table-cell>
          <table:table-cell office:value-type="float" office:value="-45.283909056597" calcext:value-type="float">
            <text:p>-45,2839090565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772</text:p>
          </table:table-cell>
          <table:table-cell office:value-type="float" office:value="0.45569822192192" calcext:value-type="float">
            <text:p>0,45569822192192</text:p>
          </table:table-cell>
          <table:table-cell office:value-type="float" office:value="6.2155467271805" calcext:value-type="float">
            <text:p>6,2155467271805</text:p>
          </table:table-cell>
          <table:table-cell office:value-type="float" office:value="-20.668378301487" calcext:value-type="float">
            <text:p>-20,66837830148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783</text:p>
          </table:table-cell>
          <table:table-cell office:value-type="float" office:value="1.8787613511086" calcext:value-type="float">
            <text:p>1,8787613511086</text:p>
          </table:table-cell>
          <table:table-cell office:value-type="float" office:value="6.0030490159988" calcext:value-type="float">
            <text:p>6,0030490159988</text:p>
          </table:table-cell>
          <table:table-cell office:value-type="float" office:value="-0.15392300085562" calcext:value-type="float">
            <text:p>-0,153923000855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794</text:p>
          </table:table-cell>
          <table:table-cell office:value-type="float" office:value="4.108592569828" calcext:value-type="float">
            <text:p>4,108592569828</text:p>
          </table:table-cell>
          <table:table-cell office:value-type="float" office:value="5.7105696201324" calcext:value-type="float">
            <text:p>5,7105696201324</text:p>
          </table:table-cell>
          <table:table-cell office:value-type="float" office:value="57.576763402125" calcext:value-type="float">
            <text:p>57,5767634021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805</text:p>
          </table:table-cell>
          <table:table-cell office:value-type="float" office:value="5.6510502099991" calcext:value-type="float">
            <text:p>5,6510502099991</text:p>
          </table:table-cell>
          <table:table-cell office:value-type="float" office:value="6.6993147134781" calcext:value-type="float">
            <text:p>6,6993147134781</text:p>
          </table:table-cell>
          <table:table-cell office:value-type="float" office:value="-84.849792680923" calcext:value-type="float">
            <text:p>-84,8497926809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816</text:p>
          </table:table-cell>
          <table:table-cell office:value-type="float" office:value="7.6397454738617" calcext:value-type="float">
            <text:p>7,6397454738617</text:p>
          </table:table-cell>
          <table:table-cell office:value-type="float" office:value="6.4686125516891" calcext:value-type="float">
            <text:p>6,4686125516891</text:p>
          </table:table-cell>
          <table:table-cell office:value-type="float" office:value="-131.2519881376" calcext:value-type="float">
            <text:p>-131,251988137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827</text:p>
          </table:table-cell>
          <table:table-cell office:value-type="float" office:value="8.1740272045135" calcext:value-type="float">
            <text:p>8,1740272045135</text:p>
          </table:table-cell>
          <table:table-cell office:value-type="float" office:value="6.3847583532333" calcext:value-type="float">
            <text:p>6,3847583532333</text:p>
          </table:table-cell>
          <table:table-cell office:value-type="float" office:value="-69.973092929573" calcext:value-type="float">
            <text:p>-69,97309292957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838</text:p>
          </table:table-cell>
          <table:table-cell office:value-type="float" office:value="-0.4850385338068" calcext:value-type="float">
            <text:p>-0,4850385338068</text:p>
          </table:table-cell>
          <table:table-cell office:value-type="float" office:value="7.0317006111145" calcext:value-type="float">
            <text:p>7,0317006111145</text:p>
          </table:table-cell>
          <table:table-cell office:value-type="float" office:value="78.175855290358" calcext:value-type="float">
            <text:p>78,1758552903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849</text:p>
          </table:table-cell>
          <table:table-cell office:value-type="float" office:value="0.73655463755131" calcext:value-type="float">
            <text:p>0,73655463755131</text:p>
          </table:table-cell>
          <table:table-cell office:value-type="float" office:value="7.9134380817413" calcext:value-type="float">
            <text:p>7,9134380817413</text:p>
          </table:table-cell>
          <table:table-cell office:value-type="float" office:value="-49.877371378006" calcext:value-type="float">
            <text:p>-49,8773713780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860</text:p>
          </table:table-cell>
          <table:table-cell office:value-type="float" office:value="2.3221197724342" calcext:value-type="float">
            <text:p>2,3221197724342</text:p>
          </table:table-cell>
          <table:table-cell office:value-type="float" office:value="8.0859804153442" calcext:value-type="float">
            <text:p>8,0859804153442</text:p>
          </table:table-cell>
          <table:table-cell office:value-type="float" office:value="-70.824408986766" calcext:value-type="float">
            <text:p>-70,8244089867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871</text:p>
          </table:table-cell>
          <table:table-cell office:value-type="float" office:value="4.3612641096115" calcext:value-type="float">
            <text:p>4,3612641096115</text:p>
          </table:table-cell>
          <table:table-cell office:value-type="float" office:value="8.1209754943848" calcext:value-type="float">
            <text:p>8,1209754943848</text:p>
          </table:table-cell>
          <table:table-cell office:value-type="float" office:value="-96.986327201697" calcext:value-type="float">
            <text:p>-96,98632720169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882</text:p>
          </table:table-cell>
          <table:table-cell office:value-type="float" office:value="5.2104043960571" calcext:value-type="float">
            <text:p>5,2104043960571</text:p>
          </table:table-cell>
          <table:table-cell office:value-type="float" office:value="7.3130524158478" calcext:value-type="float">
            <text:p>7,3130524158478</text:p>
          </table:table-cell>
          <table:table-cell office:value-type="float" office:value="27.408972857105" calcext:value-type="float">
            <text:p>27,4089728571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893</text:p>
          </table:table-cell>
          <table:table-cell office:value-type="float" office:value="6.6660988330841" calcext:value-type="float">
            <text:p>6,6660988330841</text:p>
          </table:table-cell>
          <table:table-cell office:value-type="float" office:value="7.7232563495636" calcext:value-type="float">
            <text:p>7,7232563495636</text:p>
          </table:table-cell>
          <table:table-cell office:value-type="float" office:value="-25.877952575684" calcext:value-type="float">
            <text:p>-25,8779525756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904</text:p>
          </table:table-cell>
          <table:table-cell office:value-type="float" office:value="8.5942822694778" calcext:value-type="float">
            <text:p>8,5942822694778</text:p>
          </table:table-cell>
          <table:table-cell office:value-type="float" office:value="7.8802692890167" calcext:value-type="float">
            <text:p>7,8802692890167</text:p>
          </table:table-cell>
          <table:table-cell office:value-type="float" office:value="-68.48050682408" calcext:value-type="float">
            <text:p>-68,4805068240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915</text:p>
          </table:table-cell>
          <table:table-cell office:value-type="float" office:value="-0.5690785124898" calcext:value-type="float">
            <text:p>-0,5690785124898</text:p>
          </table:table-cell>
          <table:table-cell office:value-type="float" office:value="9.2661172151566" calcext:value-type="float">
            <text:p>9,2661172151566</text:p>
          </table:table-cell>
          <table:table-cell office:value-type="float" office:value="-49.485092330131" calcext:value-type="float">
            <text:p>-49,4850923301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926</text:p>
          </table:table-cell>
          <table:table-cell office:value-type="float" office:value="1.1141377687454" calcext:value-type="float">
            <text:p>1,1141377687454</text:p>
          </table:table-cell>
          <table:table-cell office:value-type="float" office:value="8.6015617847443" calcext:value-type="float">
            <text:p>8,6015617847443</text:p>
          </table:table-cell>
          <table:table-cell office:value-type="float" office:value="74.727921728875" calcext:value-type="float">
            <text:p>74,7279217288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937</text:p>
          </table:table-cell>
          <table:table-cell office:value-type="float" office:value="3.0103528499603" calcext:value-type="float">
            <text:p>3,0103528499603</text:p>
          </table:table-cell>
          <table:table-cell office:value-type="float" office:value="9.5531225204468" calcext:value-type="float">
            <text:p>9,5531225204468</text:p>
          </table:table-cell>
          <table:table-cell office:value-type="float" office:value="-154.56484685278" calcext:value-type="float">
            <text:p>-154,5648468527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948</text:p>
          </table:table-cell>
          <table:table-cell office:value-type="float" office:value="4.2859190702438" calcext:value-type="float">
            <text:p>4,2859190702438</text:p>
          </table:table-cell>
          <table:table-cell office:value-type="float" office:value="8.5558652877808" calcext:value-type="float">
            <text:p>8,5558652877808</text:p>
          </table:table-cell>
          <table:table-cell office:value-type="float" office:value="71.268391457333" calcext:value-type="float">
            <text:p>71,26839145733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959</text:p>
          </table:table-cell>
          <table:table-cell office:value-type="float" office:value="5.2322721481323" calcext:value-type="float">
            <text:p>5,2322721481323</text:p>
          </table:table-cell>
          <table:table-cell office:value-type="float" office:value="8.7106209993362" calcext:value-type="float">
            <text:p>8,7106209993362</text:p>
          </table:table-cell>
          <table:table-cell office:value-type="float" office:value="35.603437454078" calcext:value-type="float">
            <text:p>35,6034374540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970</text:p>
          </table:table-cell>
          <table:table-cell office:value-type="float" office:value="7.5009036064148" calcext:value-type="float">
            <text:p>7,5009036064148</text:p>
          </table:table-cell>
          <table:table-cell office:value-type="float" office:value="9.5587474107742" calcext:value-type="float">
            <text:p>9,5587474107742</text:p>
          </table:table-cell>
          <table:table-cell office:value-type="float" office:value="-153.36518530633" calcext:value-type="float">
            <text:p>-153,365185306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981</text:p>
          </table:table-cell>
          <table:table-cell office:value-type="float" office:value="8.2723873853683" calcext:value-type="float">
            <text:p>8,2723873853683</text:p>
          </table:table-cell>
          <table:table-cell office:value-type="float" office:value="8.4382629394531" calcext:value-type="float">
            <text:p>8,4382629394531</text:p>
          </table:table-cell>
          <table:table-cell office:value-type="float" office:value="66.094673363266" calcext:value-type="float">
            <text:p>66,09467336326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992</text:p>
          </table:table-cell>
          <table:table-cell office:value-type="float" office:value="-0.24218773469329" calcext:value-type="float">
            <text:p>-0,24218773469329</text:p>
          </table:table-cell>
          <table:table-cell office:value-type="float" office:value="10.920946598053" calcext:value-type="float">
            <text:p>10,920946598053</text:p>
          </table:table-cell>
          <table:table-cell office:value-type="float" office:value="-76.988569490469" calcext:value-type="float">
            <text:p>-76,9885694904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5003</text:p>
          </table:table-cell>
          <table:table-cell office:value-type="float" office:value="0.62027342617512" calcext:value-type="float">
            <text:p>0,62027342617512</text:p>
          </table:table-cell>
          <table:table-cell office:value-type="float" office:value="10.052206516266" calcext:value-type="float">
            <text:p>10,052206516266</text:p>
          </table:table-cell>
          <table:table-cell office:value-type="float" office:value="46.656585043403" calcext:value-type="float">
            <text:p>46,65658504340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5</text:p>
          </table:table-cell>
          <table:table-cell office:value-type="float" office:value="0.1114416308701" calcext:value-type="float">
            <text:p>0,1114416308701</text:p>
          </table:table-cell>
          <table:table-cell office:value-type="float" office:value="-0.5421806126833" calcext:value-type="float">
            <text:p>-0,5421806126833</text:p>
          </table:table-cell>
          <table:table-cell office:value-type="float" office:value="133.51836933452" calcext:value-type="float">
            <text:p>133,5183693345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464</text:p>
          </table:table-cell>
          <table:table-cell office:value-type="float" office:value="0.56314777582884" calcext:value-type="float">
            <text:p>0,56314777582884</text:p>
          </table:table-cell>
          <table:table-cell office:value-type="float" office:value="-0.58514259755611" calcext:value-type="float">
            <text:p>-0,58514259755611</text:p>
          </table:table-cell>
          <table:table-cell office:value-type="float" office:value="90.257255894363" calcext:value-type="float">
            <text:p>90,25725589436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475</text:p>
          </table:table-cell>
          <table:table-cell office:value-type="float" office:value="1.8508850038052" calcext:value-type="float">
            <text:p>1,8508850038052</text:p>
          </table:table-cell>
          <table:table-cell office:value-type="float" office:value="-0.58502309024334" calcext:value-type="float">
            <text:p>-0,58502309024334</text:p>
          </table:table-cell>
          <table:table-cell office:value-type="float" office:value="52.797873308704" calcext:value-type="float">
            <text:p>52,7978733087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486</text:p>
          </table:table-cell>
          <table:table-cell office:value-type="float" office:value="3.2516998052597" calcext:value-type="float">
            <text:p>3,2516998052597</text:p>
          </table:table-cell>
          <table:table-cell office:value-type="float" office:value="-0.12444386258721" calcext:value-type="float">
            <text:p>-0,12444386258721</text:p>
          </table:table-cell>
          <table:table-cell office:value-type="float" office:value="9.7323270740023" calcext:value-type="float">
            <text:p>9,73232707400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497</text:p>
          </table:table-cell>
          <table:table-cell office:value-type="float" office:value="4.5233350992203" calcext:value-type="float">
            <text:p>4,5233350992203</text:p>
          </table:table-cell>
          <table:table-cell office:value-type="float" office:value="0.18785413354635" calcext:value-type="float">
            <text:p>0,18785413354635</text:p>
          </table:table-cell>
          <table:table-cell office:value-type="float" office:value="-13.382107968543" calcext:value-type="float">
            <text:p>-13,3821079685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508</text:p>
          </table:table-cell>
          <table:table-cell office:value-type="float" office:value="6.1464691162109" calcext:value-type="float">
            <text:p>6,1464691162109</text:p>
          </table:table-cell>
          <table:table-cell office:value-type="float" office:value="0.45181147754192" calcext:value-type="float">
            <text:p>0,45181147754192</text:p>
          </table:table-cell>
          <table:table-cell office:value-type="float" office:value="-33.808865364949" calcext:value-type="float">
            <text:p>-33,80886536494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519</text:p>
          </table:table-cell>
          <table:table-cell office:value-type="float" office:value="8.0635195970535" calcext:value-type="float">
            <text:p>8,0635195970535</text:p>
          </table:table-cell>
          <table:table-cell office:value-type="float" office:value="-0.57197701185942" calcext:value-type="float">
            <text:p>-0,57197701185942</text:p>
          </table:table-cell>
          <table:table-cell office:value-type="float" office:value="53.663714296499" calcext:value-type="float">
            <text:p>53,66371429649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530</text:p>
          </table:table-cell>
          <table:table-cell office:value-type="float" office:value="-1.0869065672159" calcext:value-type="float">
            <text:p>-1,0869065672159</text:p>
          </table:table-cell>
          <table:table-cell office:value-type="float" office:value="1.7550495266914" calcext:value-type="float">
            <text:p>1,7550495266914</text:p>
          </table:table-cell>
          <table:table-cell office:value-type="float" office:value="-23.596253744356" calcext:value-type="float">
            <text:p>-23,5962537443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541</text:p>
          </table:table-cell>
          <table:table-cell office:value-type="float" office:value="1.0243879258633" calcext:value-type="float">
            <text:p>1,0243879258633</text:p>
          </table:table-cell>
          <table:table-cell office:value-type="float" office:value="2.0676763355732" calcext:value-type="float">
            <text:p>2,0676763355732</text:p>
          </table:table-cell>
          <table:table-cell office:value-type="float" office:value="-85.715063058647" calcext:value-type="float">
            <text:p>-85,7150630586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552</text:p>
          </table:table-cell>
          <table:table-cell office:value-type="float" office:value="3.2859522104263" calcext:value-type="float">
            <text:p>3,2859522104263</text:p>
          </table:table-cell>
          <table:table-cell office:value-type="float" office:value="1.7509953677654" calcext:value-type="float">
            <text:p>1,7509953677654</text:p>
          </table:table-cell>
          <table:table-cell office:value-type="float" office:value="119.11371103518" calcext:value-type="float">
            <text:p>119,1137110351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563</text:p>
          </table:table-cell>
          <table:table-cell office:value-type="float" office:value="3.1737023591995" calcext:value-type="float">
            <text:p>3,1737023591995</text:p>
          </table:table-cell>
          <table:table-cell office:value-type="float" office:value="1.1538050323725" calcext:value-type="float">
            <text:p>1,1538050323725</text:p>
          </table:table-cell>
          <table:table-cell office:value-type="float" office:value="50.521733654532" calcext:value-type="float">
            <text:p>50,52173365453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574</text:p>
          </table:table-cell>
          <table:table-cell office:value-type="float" office:value="5.0079470872879" calcext:value-type="float">
            <text:p>5,0079470872879</text:p>
          </table:table-cell>
          <table:table-cell office:value-type="float" office:value="1.7264702916145" calcext:value-type="float">
            <text:p>1,7264702916145</text:p>
          </table:table-cell>
          <table:table-cell office:value-type="float" office:value="-43.467213014129" calcext:value-type="float">
            <text:p>-43,4672130141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585</text:p>
          </table:table-cell>
          <table:table-cell office:value-type="float" office:value="6.2349385023117" calcext:value-type="float">
            <text:p>6,2349385023117</text:p>
          </table:table-cell>
          <table:table-cell office:value-type="float" office:value="1.3746692240238" calcext:value-type="float">
            <text:p>1,3746692240238</text:p>
          </table:table-cell>
          <table:table-cell office:value-type="float" office:value="10.31534108007" calcext:value-type="float">
            <text:p>10,3153410800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596</text:p>
          </table:table-cell>
          <table:table-cell office:value-type="float" office:value="7.7060860395432" calcext:value-type="float">
            <text:p>7,7060860395432</text:p>
          </table:table-cell>
          <table:table-cell office:value-type="float" office:value="1.2573973834515" calcext:value-type="float">
            <text:p>1,2573973834515</text:p>
          </table:table-cell>
          <table:table-cell office:value-type="float" office:value="55.490028706326" calcext:value-type="float">
            <text:p>55,4900287063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607</text:p>
          </table:table-cell>
          <table:table-cell office:value-type="float" office:value="-0.57506430894136" calcext:value-type="float">
            <text:p>-0,57506430894136</text:p>
          </table:table-cell>
          <table:table-cell office:value-type="float" office:value="2.4386374652386" calcext:value-type="float">
            <text:p>2,4386374652386</text:p>
          </table:table-cell>
          <table:table-cell office:value-type="float" office:value="76.961870406084" calcext:value-type="float">
            <text:p>76,9618704060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618</text:p>
          </table:table-cell>
          <table:table-cell office:value-type="float" office:value="0.99015638232231" calcext:value-type="float">
            <text:p>0,99015638232231</text:p>
          </table:table-cell>
          <table:table-cell office:value-type="float" office:value="3.7575817108154" calcext:value-type="float">
            <text:p>3,7575817108154</text:p>
          </table:table-cell>
          <table:table-cell office:value-type="float" office:value="-99.177374201975" calcext:value-type="float">
            <text:p>-99,1773742019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629</text:p>
          </table:table-cell>
          <table:table-cell office:value-type="float" office:value="1.7142549157143" calcext:value-type="float">
            <text:p>1,7142549157143</text:p>
          </table:table-cell>
          <table:table-cell office:value-type="float" office:value="3.0245366692543" calcext:value-type="float">
            <text:p>3,0245366692543</text:p>
          </table:table-cell>
          <table:table-cell office:value-type="float" office:value="9.9556833315807" calcext:value-type="float">
            <text:p>9,95568333158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640</text:p>
          </table:table-cell>
          <table:table-cell office:value-type="float" office:value="2.9854077100754" calcext:value-type="float">
            <text:p>2,9854077100754</text:p>
          </table:table-cell>
          <table:table-cell office:value-type="float" office:value="2.9493808746338" calcext:value-type="float">
            <text:p>2,9493808746338</text:p>
          </table:table-cell>
          <table:table-cell office:value-type="float" office:value="3.4257141505457" calcext:value-type="float">
            <text:p>3,42571415054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651</text:p>
          </table:table-cell>
          <table:table-cell office:value-type="float" office:value="4.8583990335464" calcext:value-type="float">
            <text:p>4,8583990335464</text:p>
          </table:table-cell>
          <table:table-cell office:value-type="float" office:value="2.6984649896622" calcext:value-type="float">
            <text:p>2,6984649896622</text:p>
          </table:table-cell>
          <table:table-cell office:value-type="float" office:value="33.090515121533" calcext:value-type="float">
            <text:p>33,0905151215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662</text:p>
          </table:table-cell>
          <table:table-cell office:value-type="float" office:value="7.5754058361053" calcext:value-type="float">
            <text:p>7,5754058361053</text:p>
          </table:table-cell>
          <table:table-cell office:value-type="float" office:value="3.5468834638596" calcext:value-type="float">
            <text:p>3,5468834638596</text:p>
          </table:table-cell>
          <table:table-cell office:value-type="float" office:value="-174.75184209787" calcext:value-type="float">
            <text:p>-174,7518420978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673</text:p>
          </table:table-cell>
          <table:table-cell office:value-type="float" office:value="7.6575672626495" calcext:value-type="float">
            <text:p>7,6575672626495</text:p>
          </table:table-cell>
          <table:table-cell office:value-type="float" office:value="2.5322249531746" calcext:value-type="float">
            <text:p>2,5322249531746</text:p>
          </table:table-cell>
          <table:table-cell office:value-type="float" office:value="35.295762453869" calcext:value-type="float">
            <text:p>35,2957624538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684</text:p>
          </table:table-cell>
          <table:table-cell office:value-type="float" office:value="-1.2380907684565" calcext:value-type="float">
            <text:p>-1,2380907684565</text:p>
          </table:table-cell>
          <table:table-cell office:value-type="float" office:value="4.7876459360123" calcext:value-type="float">
            <text:p>4,7876459360123</text:p>
          </table:table-cell>
          <table:table-cell office:value-type="float" office:value="-23.682911304911" calcext:value-type="float">
            <text:p>-23,6829113049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695</text:p>
          </table:table-cell>
          <table:table-cell office:value-type="float" office:value="-0.00096668212790973" calcext:value-type="float">
            <text:p>-0,00096668212790973</text:p>
          </table:table-cell>
          <table:table-cell office:value-type="float" office:value="4.6208745241165" calcext:value-type="float">
            <text:p>4,6208745241165</text:p>
          </table:table-cell>
          <table:table-cell office:value-type="float" office:value="-8.5599599940002" calcext:value-type="float">
            <text:p>-8,55995999400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706</text:p>
          </table:table-cell>
          <table:table-cell office:value-type="float" office:value="3.1449276208878" calcext:value-type="float">
            <text:p>3,1449276208878</text:p>
          </table:table-cell>
          <table:table-cell office:value-type="float" office:value="5.0851714611053" calcext:value-type="float">
            <text:p>5,0851714611053</text:p>
          </table:table-cell>
          <table:table-cell office:value-type="float" office:value="-113.29567508333" calcext:value-type="float">
            <text:p>-113,2956750833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717</text:p>
          </table:table-cell>
          <table:table-cell office:value-type="float" office:value="3.5434907674789" calcext:value-type="float">
            <text:p>3,5434907674789</text:p>
          </table:table-cell>
          <table:table-cell office:value-type="float" office:value="4.5955806970596" calcext:value-type="float">
            <text:p>4,5955806970596</text:p>
          </table:table-cell>
          <table:table-cell office:value-type="float" office:value="41.834455007201" calcext:value-type="float">
            <text:p>41,83445500720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728</text:p>
          </table:table-cell>
          <table:table-cell office:value-type="float" office:value="6.1675226688385" calcext:value-type="float">
            <text:p>6,1675226688385</text:p>
          </table:table-cell>
          <table:table-cell office:value-type="float" office:value="3.8581249117851" calcext:value-type="float">
            <text:p>3,8581249117851</text:p>
          </table:table-cell>
          <table:table-cell office:value-type="float" office:value="-174.16383354527" calcext:value-type="float">
            <text:p>-174,163833545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739</text:p>
          </table:table-cell>
          <table:table-cell office:value-type="float" office:value="7.6083028316498" calcext:value-type="float">
            <text:p>7,6083028316498</text:p>
          </table:table-cell>
          <table:table-cell office:value-type="float" office:value="5.2093946933746" calcext:value-type="float">
            <text:p>5,2093946933746</text:p>
          </table:table-cell>
          <table:table-cell office:value-type="float" office:value="-171.4843579918" calcext:value-type="float">
            <text:p>-171,48435799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750</text:p>
          </table:table-cell>
          <table:table-cell office:value-type="float" office:value="7.8754138946533" calcext:value-type="float">
            <text:p>7,8754138946533</text:p>
          </table:table-cell>
          <table:table-cell office:value-type="float" office:value="4.0085133910179" calcext:value-type="float">
            <text:p>4,0085133910179</text:p>
          </table:table-cell>
          <table:table-cell office:value-type="float" office:value="53.09997546445" calcext:value-type="float">
            <text:p>53,099975464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761</text:p>
          </table:table-cell>
          <table:table-cell office:value-type="float" office:value="-0.76082870364189" calcext:value-type="float">
            <text:p>-0,76082870364189</text:p>
          </table:table-cell>
          <table:table-cell office:value-type="float" office:value="6.5805685520172" calcext:value-type="float">
            <text:p>6,5805685520172</text:p>
          </table:table-cell>
          <table:table-cell office:value-type="float" office:value="-99.880693824428" calcext:value-type="float">
            <text:p>-99,88069382442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772</text:p>
          </table:table-cell>
          <table:table-cell office:value-type="float" office:value="0.11441599577665" calcext:value-type="float">
            <text:p>0,11441599577665</text:p>
          </table:table-cell>
          <table:table-cell office:value-type="float" office:value="6.3835608959198" calcext:value-type="float">
            <text:p>6,3835608959198</text:p>
          </table:table-cell>
          <table:table-cell office:value-type="float" office:value="-28.385370400301" calcext:value-type="float">
            <text:p>-28,3853704003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783</text:p>
          </table:table-cell>
          <table:table-cell office:value-type="float" office:value="1.4877128601074" calcext:value-type="float">
            <text:p>1,4877128601074</text:p>
          </table:table-cell>
          <table:table-cell office:value-type="float" office:value="5.9936553239822" calcext:value-type="float">
            <text:p>5,9936553239822</text:p>
          </table:table-cell>
          <table:table-cell office:value-type="float" office:value="2.9763653399838" calcext:value-type="float">
            <text:p>2,976365339983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794</text:p>
          </table:table-cell>
          <table:table-cell office:value-type="float" office:value="4.1334581375122" calcext:value-type="float">
            <text:p>4,1334581375122</text:p>
          </table:table-cell>
          <table:table-cell office:value-type="float" office:value="5.4870194196701" calcext:value-type="float">
            <text:p>5,4870194196701</text:p>
          </table:table-cell>
          <table:table-cell office:value-type="float" office:value="103.30801708683" calcext:value-type="float">
            <text:p>103,308017086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805</text:p>
          </table:table-cell>
          <table:table-cell office:value-type="float" office:value="5.6435668468475" calcext:value-type="float">
            <text:p>5,6435668468475</text:p>
          </table:table-cell>
          <table:table-cell office:value-type="float" office:value="7.0854938030243" calcext:value-type="float">
            <text:p>7,0854938030243</text:p>
          </table:table-cell>
          <table:table-cell office:value-type="float" office:value="-90.34297041073" calcext:value-type="float">
            <text:p>-90,3429704107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816</text:p>
          </table:table-cell>
          <table:table-cell office:value-type="float" office:value="7.4951887130737" calcext:value-type="float">
            <text:p>7,4951887130737</text:p>
          </table:table-cell>
          <table:table-cell office:value-type="float" office:value="6.6373723745346" calcext:value-type="float">
            <text:p>6,6373723745346</text:p>
          </table:table-cell>
          <table:table-cell office:value-type="float" office:value="-40.52247211432" calcext:value-type="float">
            <text:p>-40,5224721143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827</text:p>
          </table:table-cell>
          <table:table-cell office:value-type="float" office:value="8.3694678544998" calcext:value-type="float">
            <text:p>8,3694678544998</text:p>
          </table:table-cell>
          <table:table-cell office:value-type="float" office:value="6.4895331859589" calcext:value-type="float">
            <text:p>6,4895331859589</text:p>
          </table:table-cell>
          <table:table-cell office:value-type="float" office:value="-160.77257873146" calcext:value-type="float">
            <text:p>-160,7725787314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838</text:p>
          </table:table-cell>
          <table:table-cell office:value-type="float" office:value="-0.61157189309597" calcext:value-type="float">
            <text:p>-0,61157189309597</text:p>
          </table:table-cell>
          <table:table-cell office:value-type="float" office:value="6.8723571300507" calcext:value-type="float">
            <text:p>6,8723571300507</text:p>
          </table:table-cell>
          <table:table-cell office:value-type="float" office:value="32.409302368286" calcext:value-type="float">
            <text:p>32,40930236828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849</text:p>
          </table:table-cell>
          <table:table-cell office:value-type="float" office:value="0.65932907164097" calcext:value-type="float">
            <text:p>0,65932907164097</text:p>
          </table:table-cell>
          <table:table-cell office:value-type="float" office:value="8.1786108016968" calcext:value-type="float">
            <text:p>8,1786108016968</text:p>
          </table:table-cell>
          <table:table-cell office:value-type="float" office:value="-88.621224567389" calcext:value-type="float">
            <text:p>-88,62122456738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860</text:p>
          </table:table-cell>
          <table:table-cell office:value-type="float" office:value="2.3290267586708" calcext:value-type="float">
            <text:p>2,3290267586708</text:p>
          </table:table-cell>
          <table:table-cell office:value-type="float" office:value="8.4250164031982" calcext:value-type="float">
            <text:p>8,4250164031982</text:p>
          </table:table-cell>
          <table:table-cell office:value-type="float" office:value="-97.079838916754" calcext:value-type="float">
            <text:p>-97,0798389167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871</text:p>
          </table:table-cell>
          <table:table-cell office:value-type="float" office:value="4.1472420096397" calcext:value-type="float">
            <text:p>4,1472420096397</text:p>
          </table:table-cell>
          <table:table-cell office:value-type="float" office:value="8.1780302524567" calcext:value-type="float">
            <text:p>8,1780302524567</text:p>
          </table:table-cell>
          <table:table-cell office:value-type="float" office:value="-6.2525495412243" calcext:value-type="float">
            <text:p>-6,252549541224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882</text:p>
          </table:table-cell>
          <table:table-cell office:value-type="float" office:value="4.9892941117287" calcext:value-type="float">
            <text:p>4,9892941117287</text:p>
          </table:table-cell>
          <table:table-cell office:value-type="float" office:value="7.0938849449158" calcext:value-type="float">
            <text:p>7,0938849449158</text:p>
          </table:table-cell>
          <table:table-cell office:value-type="float" office:value="49.152368572867" calcext:value-type="float">
            <text:p>49,15236857286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893</text:p>
          </table:table-cell>
          <table:table-cell office:value-type="float" office:value="6.4104932546616" calcext:value-type="float">
            <text:p>6,4104932546616</text:p>
          </table:table-cell>
          <table:table-cell office:value-type="float" office:value="7.8929316997528" calcext:value-type="float">
            <text:p>7,8929316997528</text:p>
          </table:table-cell>
          <table:table-cell office:value-type="float" office:value="-35.468096945696" calcext:value-type="float">
            <text:p>-35,4680969456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904</text:p>
          </table:table-cell>
          <table:table-cell office:value-type="float" office:value="8.7590932846069" calcext:value-type="float">
            <text:p>8,7590932846069</text:p>
          </table:table-cell>
          <table:table-cell office:value-type="float" office:value="8.0130195617676" calcext:value-type="float">
            <text:p>8,0130195617676</text:p>
          </table:table-cell>
          <table:table-cell office:value-type="float" office:value="-150.73163190465" calcext:value-type="float">
            <text:p>-150,7316319046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915</text:p>
          </table:table-cell>
          <table:table-cell office:value-type="float" office:value="-0.68114206194878" calcext:value-type="float">
            <text:p>-0,68114206194878</text:p>
          </table:table-cell>
          <table:table-cell office:value-type="float" office:value="9.5122158527374" calcext:value-type="float">
            <text:p>9,5122158527374</text:p>
          </table:table-cell>
          <table:table-cell office:value-type="float" office:value="-68.580633515765" calcext:value-type="float">
            <text:p>-68,5806335157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926</text:p>
          </table:table-cell>
          <table:table-cell office:value-type="float" office:value="1.0903497040272" calcext:value-type="float">
            <text:p>1,0903497040272</text:p>
          </table:table-cell>
          <table:table-cell office:value-type="float" office:value="8.4022438526154" calcext:value-type="float">
            <text:p>8,4022438526154</text:p>
          </table:table-cell>
          <table:table-cell office:value-type="float" office:value="72.379536689467" calcext:value-type="float">
            <text:p>72,37953668946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937</text:p>
          </table:table-cell>
          <table:table-cell office:value-type="float" office:value="3.2646733522415" calcext:value-type="float">
            <text:p>3,2646733522415</text:p>
          </table:table-cell>
          <table:table-cell office:value-type="float" office:value="9.4486171007156" calcext:value-type="float">
            <text:p>9,4486171007156</text:p>
          </table:table-cell>
          <table:table-cell office:value-type="float" office:value="147.9705761952" calcext:value-type="float">
            <text:p>147,970576195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948</text:p>
          </table:table-cell>
          <table:table-cell office:value-type="float" office:value="4.0682792663574" calcext:value-type="float">
            <text:p>4,0682792663574</text:p>
          </table:table-cell>
          <table:table-cell office:value-type="float" office:value="8.5966777801514" calcext:value-type="float">
            <text:p>8,5966777801514</text:p>
          </table:table-cell>
          <table:table-cell office:value-type="float" office:value="-19.375469844053" calcext:value-type="float">
            <text:p>-19,37546984405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959</text:p>
          </table:table-cell>
          <table:table-cell office:value-type="float" office:value="5.0312858819962" calcext:value-type="float">
            <text:p>5,0312858819962</text:p>
          </table:table-cell>
          <table:table-cell office:value-type="float" office:value="8.5005122423172" calcext:value-type="float">
            <text:p>8,5005122423172</text:p>
          </table:table-cell>
          <table:table-cell office:value-type="float" office:value="48.767305863131" calcext:value-type="float">
            <text:p>48,7673058631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970</text:p>
          </table:table-cell>
          <table:table-cell office:value-type="float" office:value="7.7577501535416" calcext:value-type="float">
            <text:p>7,7577501535416</text:p>
          </table:table-cell>
          <table:table-cell office:value-type="float" office:value="9.461881518364" calcext:value-type="float">
            <text:p>9,461881518364</text:p>
          </table:table-cell>
          <table:table-cell office:value-type="float" office:value="149.64665273193" calcext:value-type="float">
            <text:p>149,646652731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981</text:p>
          </table:table-cell>
          <table:table-cell office:value-type="float" office:value="8.4239184856415" calcext:value-type="float">
            <text:p>8,4239184856415</text:p>
          </table:table-cell>
          <table:table-cell office:value-type="float" office:value="8.2825708389282" calcext:value-type="float">
            <text:p>8,2825708389282</text:p>
          </table:table-cell>
          <table:table-cell office:value-type="float" office:value="148.37896899813" calcext:value-type="float">
            <text:p>148,3789689981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992</text:p>
          </table:table-cell>
          <table:table-cell office:value-type="float" office:value="-0.059065041132271" calcext:value-type="float">
            <text:p>-0,059065041132271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109.03625883115" calcext:value-type="float">
            <text:p>-109,036258831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5003</text:p>
          </table:table-cell>
          <table:table-cell office:value-type="float" office:value="0.31621091067791" calcext:value-type="float">
            <text:p>0,31621091067791</text:p>
          </table:table-cell>
          <table:table-cell office:value-type="float" office:value="9.8922979831696" calcext:value-type="float">
            <text:p>9,8922979831696</text:p>
          </table:table-cell>
          <table:table-cell office:value-type="float" office:value="22.323178257912" calcext:value-type="float">
            <text:p>22,3231782579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5</text:p>
          </table:table-cell>
          <table:table-cell office:value-type="float" office:value="0.3246097266674" calcext:value-type="float">
            <text:p>0,3246097266674</text:p>
          </table:table-cell>
          <table:table-cell office:value-type="float" office:value="-0.58501861989498" calcext:value-type="float">
            <text:p>-0,58501861989498</text:p>
          </table:table-cell>
          <table:table-cell office:value-type="float" office:value="116.7235177034" calcext:value-type="float">
            <text:p>116,723517703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464</text:p>
          </table:table-cell>
          <table:table-cell office:value-type="float" office:value="0.74824377894402" calcext:value-type="float">
            <text:p>0,74824377894402</text:p>
          </table:table-cell>
          <table:table-cell office:value-type="float" office:value="-0.57782303541899" calcext:value-type="float">
            <text:p>-0,57782303541899</text:p>
          </table:table-cell>
          <table:table-cell office:value-type="float" office:value="127.84636855885" calcext:value-type="float">
            <text:p>127,84636855885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475</text:p>
          </table:table-cell>
          <table:table-cell office:value-type="float" office:value="1.4883232116699" calcext:value-type="float">
            <text:p>1,4883232116699</text:p>
          </table:table-cell>
          <table:table-cell office:value-type="float" office:value="-0.58501899242401" calcext:value-type="float">
            <text:p>-0,58501899242401</text:p>
          </table:table-cell>
          <table:table-cell office:value-type="float" office:value="55.7338568815" calcext:value-type="float">
            <text:p>55,73385688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486</text:p>
          </table:table-cell>
          <table:table-cell office:value-type="float" office:value="2.9196682572365" calcext:value-type="float">
            <text:p>2,9196682572365</text:p>
          </table:table-cell>
          <table:table-cell office:value-type="float" office:value="-0.17538782209158" calcext:value-type="float">
            <text:p>-0,17538782209158</text:p>
          </table:table-cell>
          <table:table-cell office:value-type="float" office:value="8.411949891953" calcext:value-type="float">
            <text:p>8,4119498919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497</text:p>
          </table:table-cell>
          <table:table-cell office:value-type="float" office:value="4.1488137841225" calcext:value-type="float">
            <text:p>4,1488137841225</text:p>
          </table:table-cell>
          <table:table-cell office:value-type="float" office:value="0.29533695429564" calcext:value-type="float">
            <text:p>0,29533695429564</text:p>
          </table:table-cell>
          <table:table-cell office:value-type="float" office:value="-17.032413345993" calcext:value-type="float">
            <text:p>-17,03241334599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508</text:p>
          </table:table-cell>
          <table:table-cell office:value-type="float" office:value="6.0195416212082" calcext:value-type="float">
            <text:p>6,0195416212082</text:p>
          </table:table-cell>
          <table:table-cell office:value-type="float" office:value="0.65438613295555" calcext:value-type="float">
            <text:p>0,65438613295555</text:p>
          </table:table-cell>
          <table:table-cell office:value-type="float" office:value="-65.537846771775" calcext:value-type="float">
            <text:p>-65,53784677177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519</text:p>
          </table:table-cell>
          <table:table-cell office:value-type="float" office:value="7.7481687068939" calcext:value-type="float">
            <text:p>7,7481687068939</text:p>
          </table:table-cell>
          <table:table-cell office:value-type="float" office:value="-0.58500956743956" calcext:value-type="float">
            <text:p>-0,58500956743956</text:p>
          </table:table-cell>
          <table:table-cell office:value-type="float" office:value="55.298959753316" calcext:value-type="float">
            <text:p>55,2989597533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530</text:p>
          </table:table-cell>
          <table:table-cell office:value-type="float" office:value="-1.3423317670822" calcext:value-type="float">
            <text:p>-1,3423317670822</text:p>
          </table:table-cell>
          <table:table-cell office:value-type="float" office:value="1.8961454927921" calcext:value-type="float">
            <text:p>1,8961454927921</text:p>
          </table:table-cell>
          <table:table-cell office:value-type="float" office:value="-29.996561396653" calcext:value-type="float">
            <text:p>-29,9965613966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541</text:p>
          </table:table-cell>
          <table:table-cell office:value-type="float" office:value="1.0869298875332" calcext:value-type="float">
            <text:p>1,0869298875332</text:p>
          </table:table-cell>
          <table:table-cell office:value-type="float" office:value="2.2672283649445" calcext:value-type="float">
            <text:p>2,2672283649445</text:p>
          </table:table-cell>
          <table:table-cell office:value-type="float" office:value="-108.86295737734" calcext:value-type="float">
            <text:p>-108,862957377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552</text:p>
          </table:table-cell>
          <table:table-cell office:value-type="float" office:value="3.4896668791771" calcext:value-type="float">
            <text:p>3,4896668791771</text:p>
          </table:table-cell>
          <table:table-cell office:value-type="float" office:value="1.7744269967079" calcext:value-type="float">
            <text:p>1,7744269967079</text:p>
          </table:table-cell>
          <table:table-cell office:value-type="float" office:value="-162.5337752567" calcext:value-type="float">
            <text:p>-162,5337752567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563</text:p>
          </table:table-cell>
          <table:table-cell office:value-type="float" office:value="3.3007454872131" calcext:value-type="float">
            <text:p>3,3007454872131</text:p>
          </table:table-cell>
          <table:table-cell office:value-type="float" office:value="0.98447434604168" calcext:value-type="float">
            <text:p>0,98447434604168</text:p>
          </table:table-cell>
          <table:table-cell office:value-type="float" office:value="134.87940077569" calcext:value-type="float">
            <text:p>134,8794007756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574</text:p>
          </table:table-cell>
          <table:table-cell office:value-type="float" office:value="4.8725634813309" calcext:value-type="float">
            <text:p>4,8725634813309</text:p>
          </table:table-cell>
          <table:table-cell office:value-type="float" office:value="1.9963303208351" calcext:value-type="float">
            <text:p>1,9963303208351</text:p>
          </table:table-cell>
          <table:table-cell office:value-type="float" office:value="-67.933459190806" calcext:value-type="float">
            <text:p>-67,93345919080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585</text:p>
          </table:table-cell>
          <table:table-cell office:value-type="float" office:value="5.9195554256439" calcext:value-type="float">
            <text:p>5,9195554256439</text:p>
          </table:table-cell>
          <table:table-cell office:value-type="float" office:value="1.2977799773216" calcext:value-type="float">
            <text:p>1,2977799773216</text:p>
          </table:table-cell>
          <table:table-cell office:value-type="float" office:value="15.810045277237" calcext:value-type="float">
            <text:p>15,81004527723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596</text:p>
          </table:table-cell>
          <table:table-cell office:value-type="float" office:value="7.712784409523" calcext:value-type="float">
            <text:p>7,712784409523</text:p>
          </table:table-cell>
          <table:table-cell office:value-type="float" office:value="0.95663830637932" calcext:value-type="float">
            <text:p>0,95663830637932</text:p>
          </table:table-cell>
          <table:table-cell office:value-type="float" office:value="99.946495074375" calcext:value-type="float">
            <text:p>99,9464950743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607</text:p>
          </table:table-cell>
          <table:table-cell office:value-type="float" office:value="-0.55238902568817" calcext:value-type="float">
            <text:p>-0,55238902568817</text:p>
          </table:table-cell>
          <table:table-cell office:value-type="float" office:value="2.2166815400124" calcext:value-type="float">
            <text:p>2,2166815400124</text:p>
          </table:table-cell>
          <table:table-cell office:value-type="float" office:value="97.850101009296" calcext:value-type="float">
            <text:p>97,8501010092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618</text:p>
          </table:table-cell>
          <table:table-cell office:value-type="float" office:value="1.0621669143438" calcext:value-type="float">
            <text:p>1,0621669143438</text:p>
          </table:table-cell>
          <table:table-cell office:value-type="float" office:value="3.976813852787" calcext:value-type="float">
            <text:p>3,976813852787</text:p>
          </table:table-cell>
          <table:table-cell office:value-type="float" office:value="-108.16887002082" calcext:value-type="float">
            <text:p>-108,1688700208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629</text:p>
          </table:table-cell>
          <table:table-cell office:value-type="float" office:value="1.4098899066448" calcext:value-type="float">
            <text:p>1,4098899066448</text:p>
          </table:table-cell>
          <table:table-cell office:value-type="float" office:value="2.965150475502" calcext:value-type="float">
            <text:p>2,965150475502</text:p>
          </table:table-cell>
          <table:table-cell office:value-type="float" office:value="14.815060196409" calcext:value-type="float">
            <text:p>14,8150601964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640</text:p>
          </table:table-cell>
          <table:table-cell office:value-type="float" office:value="2.6148173213005" calcext:value-type="float">
            <text:p>2,6148173213005</text:p>
          </table:table-cell>
          <table:table-cell office:value-type="float" office:value="2.8931805491447" calcext:value-type="float">
            <text:p>2,8931805491447</text:p>
          </table:table-cell>
          <table:table-cell office:value-type="float" office:value="13.186936260788" calcext:value-type="float">
            <text:p>13,1869362607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651</text:p>
          </table:table-cell>
          <table:table-cell office:value-type="float" office:value="4.6222153306007" calcext:value-type="float">
            <text:p>4,6222153306007</text:p>
          </table:table-cell>
          <table:table-cell office:value-type="float" office:value="2.5755745172501" calcext:value-type="float">
            <text:p>2,5755745172501</text:p>
          </table:table-cell>
          <table:table-cell office:value-type="float" office:value="23.210328285861" calcext:value-type="float">
            <text:p>23,21032828586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662</text:p>
          </table:table-cell>
          <table:table-cell office:value-type="float" office:value="7.626348733902" calcext:value-type="float">
            <text:p>7,626348733902</text:p>
          </table:table-cell>
          <table:table-cell office:value-type="float" office:value="3.3309480547905" calcext:value-type="float">
            <text:p>3,3309480547905</text:p>
          </table:table-cell>
          <table:table-cell office:value-type="float" office:value="94.7578044454" calcext:value-type="float">
            <text:p>94,757804445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673</text:p>
          </table:table-cell>
          <table:table-cell office:value-type="float" office:value="7.3788940906525" calcext:value-type="float">
            <text:p>7,3788940906525</text:p>
          </table:table-cell>
          <table:table-cell office:value-type="float" office:value="2.2794087231159" calcext:value-type="float">
            <text:p>2,2794087231159</text:p>
          </table:table-cell>
          <table:table-cell office:value-type="float" office:value="44.850505081711" calcext:value-type="float">
            <text:p>44,8505050817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684</text:p>
          </table:table-cell>
          <table:table-cell office:value-type="float" office:value="-1.5596686303616" calcext:value-type="float">
            <text:p>-1,5596686303616</text:p>
          </table:table-cell>
          <table:table-cell office:value-type="float" office:value="4.928777217865" calcext:value-type="float">
            <text:p>4,928777217865</text:p>
          </table:table-cell>
          <table:table-cell office:value-type="float" office:value="-21.976662479388" calcext:value-type="float">
            <text:p>-21,97666247938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695</text:p>
          </table:table-cell>
          <table:table-cell office:value-type="float" office:value="-0.39240512996912" calcext:value-type="float">
            <text:p>-0,39240512996912</text:p>
          </table:table-cell>
          <table:table-cell office:value-type="float" office:value="4.6853095293045" calcext:value-type="float">
            <text:p>4,6853095293045</text:p>
          </table:table-cell>
          <table:table-cell office:value-type="float" office:value="-9.3140160771692" calcext:value-type="float">
            <text:p>-9,314016077169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706</text:p>
          </table:table-cell>
          <table:table-cell office:value-type="float" office:value="2.9560309648514" calcext:value-type="float">
            <text:p>2,9560309648514</text:p>
          </table:table-cell>
          <table:table-cell office:value-type="float" office:value="5.2012318372726" calcext:value-type="float">
            <text:p>5,2012318372726</text:p>
          </table:table-cell>
          <table:table-cell office:value-type="float" office:value="-22.572198301364" calcext:value-type="float">
            <text:p>-22,57219830136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717</text:p>
          </table:table-cell>
          <table:table-cell office:value-type="float" office:value="3.6666005849838" calcext:value-type="float">
            <text:p>3,6666005849838</text:p>
          </table:table-cell>
          <table:table-cell office:value-type="float" office:value="4.4107872247696" calcext:value-type="float">
            <text:p>4,4107872247696</text:p>
          </table:table-cell>
          <table:table-cell office:value-type="float" office:value="132.60956175008" calcext:value-type="float">
            <text:p>132,6095617500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728</text:p>
          </table:table-cell>
          <table:table-cell office:value-type="float" office:value="6.3633036613464" calcext:value-type="float">
            <text:p>6,3633036613464</text:p>
          </table:table-cell>
          <table:table-cell office:value-type="float" office:value="4.0690007805824" calcext:value-type="float">
            <text:p>4,0690007805824</text:p>
          </table:table-cell>
          <table:table-cell office:value-type="float" office:value="-123.77832194043" calcext:value-type="float">
            <text:p>-123,778321940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739</text:p>
          </table:table-cell>
          <table:table-cell office:value-type="float" office:value="7.8412812948227" calcext:value-type="float">
            <text:p>7,8412812948227</text:p>
          </table:table-cell>
          <table:table-cell office:value-type="float" office:value="5.1605701446533" calcext:value-type="float">
            <text:p>5,1605701446533</text:p>
          </table:table-cell>
          <table:table-cell office:value-type="float" office:value="165.51285184872" calcext:value-type="float">
            <text:p>165,512851848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750</text:p>
          </table:table-cell>
          <table:table-cell office:value-type="float" office:value="8.0323600769043" calcext:value-type="float">
            <text:p>8,0323600769043</text:p>
          </table:table-cell>
          <table:table-cell office:value-type="float" office:value="3.8512289524078" calcext:value-type="float">
            <text:p>3,8512289524078</text:p>
          </table:table-cell>
          <table:table-cell office:value-type="float" office:value="143.82916347236" calcext:value-type="float">
            <text:p>143,8291634723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761</text:p>
          </table:table-cell>
          <table:table-cell office:value-type="float" office:value="-0.6686182320118" calcext:value-type="float">
            <text:p>-0,6686182320118</text:p>
          </table:table-cell>
          <table:table-cell office:value-type="float" office:value="6.6868937015533" calcext:value-type="float">
            <text:p>6,6868937015533</text:p>
          </table:table-cell>
          <table:table-cell office:value-type="float" office:value="-158.95874940666" calcext:value-type="float">
            <text:p>-158,95874940666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772</text:p>
          </table:table-cell>
          <table:table-cell office:value-type="float" office:value="-0.15725459903479" calcext:value-type="float">
            <text:p>-0,15725459903479</text:p>
          </table:table-cell>
          <table:table-cell office:value-type="float" office:value="6.5651345252991" calcext:value-type="float">
            <text:p>6,5651345252991</text:p>
          </table:table-cell>
          <table:table-cell office:value-type="float" office:value="-40.104833378154" calcext:value-type="float">
            <text:p>-40,10483337815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783</text:p>
          </table:table-cell>
          <table:table-cell office:value-type="float" office:value="1.1064423620701" calcext:value-type="float">
            <text:p>1,1064423620701</text:p>
          </table:table-cell>
          <table:table-cell office:value-type="float" office:value="5.9447622299194" calcext:value-type="float">
            <text:p>5,9447622299194</text:p>
          </table:table-cell>
          <table:table-cell office:value-type="float" office:value="8.8131161062581" calcext:value-type="float">
            <text:p>8,81311610625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794</text:p>
          </table:table-cell>
          <table:table-cell office:value-type="float" office:value="4.3758744001389" calcext:value-type="float">
            <text:p>4,3758744001389</text:p>
          </table:table-cell>
          <table:table-cell office:value-type="float" office:value="5.3793656826019" calcext:value-type="float">
            <text:p>5,3793656826019</text:p>
          </table:table-cell>
          <table:table-cell office:value-type="float" office:value="165.92571386106" calcext:value-type="float">
            <text:p>165,925713861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805</text:p>
          </table:table-cell>
          <table:table-cell office:value-type="float" office:value="5.672305226326" calcext:value-type="float">
            <text:p>5,672305226326</text:p>
          </table:table-cell>
          <table:table-cell office:value-type="float" office:value="7.4702942371368" calcext:value-type="float">
            <text:p>7,4702942371368</text:p>
          </table:table-cell>
          <table:table-cell office:value-type="float" office:value="-95.798891061431" calcext:value-type="float">
            <text:p>-95,79889106143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816</text:p>
          </table:table-cell>
          <table:table-cell office:value-type="float" office:value="7.1946114301682" calcext:value-type="float">
            <text:p>7,1946114301682</text:p>
          </table:table-cell>
          <table:table-cell office:value-type="float" office:value="6.5581864118576" calcext:value-type="float">
            <text:p>6,5581864118576</text:p>
          </table:table-cell>
          <table:table-cell office:value-type="float" office:value="9.8904390243968" calcext:value-type="float">
            <text:p>9,890439024396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827</text:p>
          </table:table-cell>
          <table:table-cell office:value-type="float" office:value="8.6228609085083" calcext:value-type="float">
            <text:p>8,6228609085083</text:p>
          </table:table-cell>
          <table:table-cell office:value-type="float" office:value="6.3102877140045" calcext:value-type="float">
            <text:p>6,3102877140045</text:p>
          </table:table-cell>
          <table:table-cell office:value-type="float" office:value="149.32430929439" calcext:value-type="float">
            <text:p>149,3243092943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838</text:p>
          </table:table-cell>
          <table:table-cell office:value-type="float" office:value="-0.69661661982536" calcext:value-type="float">
            <text:p>-0,69661661982536</text:p>
          </table:table-cell>
          <table:table-cell office:value-type="float" office:value="7.0879256725311" calcext:value-type="float">
            <text:p>7,0879256725311</text:p>
          </table:table-cell>
          <table:table-cell office:value-type="float" office:value="-54.68849581518" calcext:value-type="float">
            <text:p>-54,6884958151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849</text:p>
          </table:table-cell>
          <table:table-cell office:value-type="float" office:value="0.74939221143723" calcext:value-type="float">
            <text:p>0,74939221143723</text:p>
          </table:table-cell>
          <table:table-cell office:value-type="float" office:value="8.2682102918625" calcext:value-type="float">
            <text:p>8,2682102918625</text:p>
          </table:table-cell>
          <table:table-cell office:value-type="float" office:value="-164.16218022632" calcext:value-type="float">
            <text:p>-164,1621802263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860</text:p>
          </table:table-cell>
          <table:table-cell office:value-type="float" office:value="2.4848358333111" calcext:value-type="float">
            <text:p>2,4848358333111</text:p>
          </table:table-cell>
          <table:table-cell office:value-type="float" office:value="8.7254351377487" calcext:value-type="float">
            <text:p>8,7254351377487</text:p>
          </table:table-cell>
          <table:table-cell office:value-type="float" office:value="-123.3535147017" calcext:value-type="float">
            <text:p>-123,35351470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871</text:p>
          </table:table-cell>
          <table:table-cell office:value-type="float" office:value="3.9676317572594" calcext:value-type="float">
            <text:p>3,9676317572594</text:p>
          </table:table-cell>
          <table:table-cell office:value-type="float" office:value="7.9356372356415" calcext:value-type="float">
            <text:p>7,9356372356415</text:p>
          </table:table-cell>
          <table:table-cell office:value-type="float" office:value="49.747074105937" calcext:value-type="float">
            <text:p>49,74707410593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882</text:p>
          </table:table-cell>
          <table:table-cell office:value-type="float" office:value="4.8663300275803" calcext:value-type="float">
            <text:p>4,8663300275803</text:p>
          </table:table-cell>
          <table:table-cell office:value-type="float" office:value="6.807404756546" calcext:value-type="float">
            <text:p>6,807404756546</text:p>
          </table:table-cell>
          <table:table-cell office:value-type="float" office:value="70.913075641462" calcext:value-type="float">
            <text:p>70,91307564146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893</text:p>
          </table:table-cell>
          <table:table-cell office:value-type="float" office:value="6.1869943141937" calcext:value-type="float">
            <text:p>6,1869943141937</text:p>
          </table:table-cell>
          <table:table-cell office:value-type="float" office:value="8.1030195951462" calcext:value-type="float">
            <text:p>8,1030195951462</text:p>
          </table:table-cell>
          <table:table-cell office:value-type="float" office:value="-45.038556976683" calcext:value-type="float">
            <text:p>-45,0385569766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904</text:p>
          </table:table-cell>
          <table:table-cell office:value-type="float" office:value="8.8941669464111" calcext:value-type="float">
            <text:p>8,8941669464111</text:p>
          </table:table-cell>
          <table:table-cell office:value-type="float" office:value="7.8368866443634" calcext:value-type="float">
            <text:p>7,8368866443634</text:p>
          </table:table-cell>
          <table:table-cell office:value-type="float" office:value="118.68999718101" calcext:value-type="float">
            <text:p>118,68999718101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915</text:p>
          </table:table-cell>
          <table:table-cell office:value-type="float" office:value="-0.70697769522667" calcext:value-type="float">
            <text:p>-0,70697769522667</text:p>
          </table:table-cell>
          <table:table-cell office:value-type="float" office:value="9.781140089035" calcext:value-type="float">
            <text:p>9,781140089035</text:p>
          </table:table-cell>
          <table:table-cell office:value-type="float" office:value="-87.659955024719" calcext:value-type="float">
            <text:p>-87,6599550247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926</text:p>
          </table:table-cell>
          <table:table-cell office:value-type="float" office:value="1.0177411884069" calcext:value-type="float">
            <text:p>1,0177411884069</text:p>
          </table:table-cell>
          <table:table-cell office:value-type="float" office:value="8.4578675031662" calcext:value-type="float">
            <text:p>8,4578675031662</text:p>
          </table:table-cell>
          <table:table-cell office:value-type="float" office:value="-13.171352113888" calcext:value-type="float">
            <text:p>-13,17135211388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937</text:p>
          </table:table-cell>
          <table:table-cell office:value-type="float" office:value="3.3120328187943" calcext:value-type="float">
            <text:p>3,3120328187943</text:p>
          </table:table-cell>
          <table:table-cell office:value-type="float" office:value="9.1789847612381" calcext:value-type="float">
            <text:p>9,1789847612381</text:p>
          </table:table-cell>
          <table:table-cell office:value-type="float" office:value="90.34989973542" calcext:value-type="float">
            <text:p>90,349899735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948</text:p>
          </table:table-cell>
          <table:table-cell office:value-type="float" office:value="4.0106973052025" calcext:value-type="float">
            <text:p>4,0106973052025</text:p>
          </table:table-cell>
          <table:table-cell office:value-type="float" office:value="8.8913857936859" calcext:value-type="float">
            <text:p>8,8913857936859</text:p>
          </table:table-cell>
          <table:table-cell office:value-type="float" office:value="-74.800836812159" calcext:value-type="float">
            <text:p>-74,800836812159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959</text:p>
          </table:table-cell>
          <table:table-cell office:value-type="float" office:value="4.8733511567116" calcext:value-type="float">
            <text:p>4,8733511567116</text:p>
          </table:table-cell>
          <table:table-cell office:value-type="float" office:value="8.2465714216232" calcext:value-type="float">
            <text:p>8,2465714216232</text:p>
          </table:table-cell>
          <table:table-cell office:value-type="float" office:value="58.439184146322" calcext:value-type="float">
            <text:p>58,4391841463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970</text:p>
          </table:table-cell>
          <table:table-cell office:value-type="float" office:value="7.8151261806488" calcext:value-type="float">
            <text:p>7,8151261806488</text:p>
          </table:table-cell>
          <table:table-cell office:value-type="float" office:value="9.1926431655884" calcext:value-type="float">
            <text:p>9,1926431655884</text:p>
          </table:table-cell>
          <table:table-cell office:value-type="float" office:value="92.473942762727" calcext:value-type="float">
            <text:p>92,4739427627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981</text:p>
          </table:table-cell>
          <table:table-cell office:value-type="float" office:value="8.5655581951141" calcext:value-type="float">
            <text:p>8,5655581951141</text:p>
          </table:table-cell>
          <table:table-cell office:value-type="float" office:value="8.4526091814041" calcext:value-type="float">
            <text:p>8,4526091814041</text:p>
          </table:table-cell>
          <table:table-cell office:value-type="float" office:value="-121.05355293128" calcext:value-type="float">
            <text:p>-121,0535529312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992</text:p>
          </table:table-cell>
          <table:table-cell office:value-type="float" office:value="0.16465496271849" calcext:value-type="float">
            <text:p>0,16465496271849</text:p>
          </table:table-cell>
          <table:table-cell office:value-type="float" office:value="11.085010766983" calcext:value-type="float">
            <text:p>11,085010766983</text:p>
          </table:table-cell>
          <table:table-cell office:value-type="float" office:value="-141.22648451738" calcext:value-type="float">
            <text:p>-141,226484517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5003</text:p>
          </table:table-cell>
          <table:table-cell office:value-type="float" office:value="-0.026698720175773" calcext:value-type="float">
            <text:p>-0,026698720175773</text:p>
          </table:table-cell>
          <table:table-cell office:value-type="float" office:value="9.8718082904816" calcext:value-type="float">
            <text:p>9,8718082904816</text:p>
          </table:table-cell>
          <table:table-cell office:value-type="float" office:value="-2.1164064194746" calcext:value-type="float">
            <text:p>-2,116406419474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5</text:p>
          </table:table-cell>
          <table:table-cell office:value-type="float" office:value="0.51860876381397" calcext:value-type="float">
            <text:p>0,51860876381397</text:p>
          </table:table-cell>
          <table:table-cell office:value-type="float" office:value="-0.58501292020082" calcext:value-type="float">
            <text:p>-0,58501292020082</text:p>
          </table:table-cell>
          <table:table-cell office:value-type="float" office:value="104.33193756517" calcext:value-type="float">
            <text:p>104,3319375651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464</text:p>
          </table:table-cell>
          <table:table-cell office:value-type="float" office:value="0.95392122864723" calcext:value-type="float">
            <text:p>0,95392122864723</text:p>
          </table:table-cell>
          <table:table-cell office:value-type="float" office:value="-0.56061714887619" calcext:value-type="float">
            <text:p>-0,56061714887619</text:p>
          </table:table-cell>
          <table:table-cell office:value-type="float" office:value="150.84187240358" calcext:value-type="float">
            <text:p>150,84187240358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475</text:p>
          </table:table-cell>
          <table:table-cell office:value-type="float" office:value="1.2358568608761" calcext:value-type="float">
            <text:p>1,2358568608761</text:p>
          </table:table-cell>
          <table:table-cell office:value-type="float" office:value="-0.58615703135729" calcext:value-type="float">
            <text:p>-0,58615703135729</text:p>
          </table:table-cell>
          <table:table-cell office:value-type="float" office:value="40.220896149897" calcext:value-type="float">
            <text:p>40,22089614989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486</text:p>
          </table:table-cell>
          <table:table-cell office:value-type="float" office:value="2.5868746638298" calcext:value-type="float">
            <text:p>2,5868746638298</text:p>
          </table:table-cell>
          <table:table-cell office:value-type="float" office:value="-0.2185769751668" calcext:value-type="float">
            <text:p>-0,2185769751668</text:p>
          </table:table-cell>
          <table:table-cell office:value-type="float" office:value="7.1086179773519" calcext:value-type="float">
            <text:p>7,10861797735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497</text:p>
          </table:table-cell>
          <table:table-cell office:value-type="float" office:value="3.7817940115929" calcext:value-type="float">
            <text:p>3,7817940115929</text:p>
          </table:table-cell>
          <table:table-cell office:value-type="float" office:value="0.42629659175873" calcext:value-type="float">
            <text:p>0,42629659175873</text:p>
          </table:table-cell>
          <table:table-cell office:value-type="float" office:value="-20.689135524118" calcext:value-type="float">
            <text:p>-20,6891355241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508</text:p>
          </table:table-cell>
          <table:table-cell office:value-type="float" office:value="5.8347272872925" calcext:value-type="float">
            <text:p>5,8347272872925</text:p>
          </table:table-cell>
          <table:table-cell office:value-type="float" office:value="0.70807367563248" calcext:value-type="float">
            <text:p>0,70807367563248</text:p>
          </table:table-cell>
          <table:table-cell office:value-type="float" office:value="-2.8525886547034" calcext:value-type="float">
            <text:p>-2,852588654703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519</text:p>
          </table:table-cell>
          <table:table-cell office:value-type="float" office:value="7.4891668558121" calcext:value-type="float">
            <text:p>7,4891668558121</text:p>
          </table:table-cell>
          <table:table-cell office:value-type="float" office:value="-0.58503121137619" calcext:value-type="float">
            <text:p>-0,58503121137619</text:p>
          </table:table-cell>
          <table:table-cell office:value-type="float" office:value="55.319221536065" calcext:value-type="float">
            <text:p>55,3192215360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530</text:p>
          </table:table-cell>
          <table:table-cell office:value-type="float" office:value="-1.5801946818829" calcext:value-type="float">
            <text:p>-1,5801946818829</text:p>
          </table:table-cell>
          <table:table-cell office:value-type="float" office:value="2.0649342238903" calcext:value-type="float">
            <text:p>2,0649342238903</text:p>
          </table:table-cell>
          <table:table-cell office:value-type="float" office:value="-36.400972657902" calcext:value-type="float">
            <text:p>-36,4009726579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541</text:p>
          </table:table-cell>
          <table:table-cell office:value-type="float" office:value="1.0644729435444" calcext:value-type="float">
            <text:p>1,0644729435444</text:p>
          </table:table-cell>
          <table:table-cell office:value-type="float" office:value="2.457400560379" calcext:value-type="float">
            <text:p>2,457400560379</text:p>
          </table:table-cell>
          <table:table-cell office:value-type="float" office:value="-68.11083350212" calcext:value-type="float">
            <text:p>-68,110833502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552</text:p>
          </table:table-cell>
          <table:table-cell office:value-type="float" office:value="3.4530204534531" calcext:value-type="float">
            <text:p>3,4530204534531</text:p>
          </table:table-cell>
          <table:table-cell office:value-type="float" office:value="1.9934497773647" calcext:value-type="float">
            <text:p>1,9934497773647</text:p>
          </table:table-cell>
          <table:table-cell office:value-type="float" office:value="-71.757653716263" calcext:value-type="float">
            <text:p>-71,75765371626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563</text:p>
          </table:table-cell>
          <table:table-cell office:value-type="float" office:value="3.4782475233078" calcext:value-type="float">
            <text:p>3,4782475233078</text:p>
          </table:table-cell>
          <table:table-cell office:value-type="float" office:value="1.1166325956583" calcext:value-type="float">
            <text:p>1,1166325956583</text:p>
          </table:table-cell>
          <table:table-cell office:value-type="float" office:value="-134.56359031094" calcext:value-type="float">
            <text:p>-134,56359031094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574</text:p>
          </table:table-cell>
          <table:table-cell office:value-type="float" office:value="4.6688809990883" calcext:value-type="float">
            <text:p>4,6688809990883</text:p>
          </table:table-cell>
          <table:table-cell office:value-type="float" office:value="2.0237186551094" calcext:value-type="float">
            <text:p>2,0237186551094</text:p>
          </table:table-cell>
          <table:table-cell office:value-type="float" office:value="6.5171669717807" calcext:value-type="float">
            <text:p>6,517166971780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585</text:p>
          </table:table-cell>
          <table:table-cell office:value-type="float" office:value="5.7489216327667" calcext:value-type="float">
            <text:p>5,7489216327667</text:p>
          </table:table-cell>
          <table:table-cell office:value-type="float" office:value="1.4167939126492" calcext:value-type="float">
            <text:p>1,4167939126492</text:p>
          </table:table-cell>
          <table:table-cell office:value-type="float" office:value="-51.929937806099" calcext:value-type="float">
            <text:p>-51,92993780609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596</text:p>
          </table:table-cell>
          <table:table-cell office:value-type="float" office:value="7.9275566339493" calcext:value-type="float">
            <text:p>7,9275566339493</text:p>
          </table:table-cell>
          <table:table-cell office:value-type="float" office:value="0.74669755995274" calcext:value-type="float">
            <text:p>0,74669755995274</text:p>
          </table:table-cell>
          <table:table-cell office:value-type="float" office:value="144.41076205794" calcext:value-type="float">
            <text:p>144,4107620579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607</text:p>
          </table:table-cell>
          <table:table-cell office:value-type="float" office:value="-0.45261230319738" calcext:value-type="float">
            <text:p>-0,45261230319738</text:p>
          </table:table-cell>
          <table:table-cell office:value-type="float" office:value="2.0173716545105" calcext:value-type="float">
            <text:p>2,0173716545105</text:p>
          </table:table-cell>
          <table:table-cell office:value-type="float" office:value="118.71442065877" calcext:value-type="float">
            <text:p>118,714420658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618</text:p>
          </table:table-cell>
          <table:table-cell office:value-type="float" office:value="1.1545397341251" calcext:value-type="float">
            <text:p>1,1545397341251</text:p>
          </table:table-cell>
          <table:table-cell office:value-type="float" office:value="4.182340502739" calcext:value-type="float">
            <text:p>4,182340502739</text:p>
          </table:table-cell>
          <table:table-cell office:value-type="float" office:value="-114.94207989638" calcext:value-type="float">
            <text:p>-114,9420798963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629</text:p>
          </table:table-cell>
          <table:table-cell office:value-type="float" office:value="1.2984621524811" calcext:value-type="float">
            <text:p>1,2984621524811</text:p>
          </table:table-cell>
          <table:table-cell office:value-type="float" office:value="2.7751690149307" calcext:value-type="float">
            <text:p>2,7751690149307</text:p>
          </table:table-cell>
          <table:table-cell office:value-type="float" office:value="76.022502723014" calcext:value-type="float">
            <text:p>76,0225027230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640</text:p>
          </table:table-cell>
          <table:table-cell office:value-type="float" office:value="2.2938556969166" calcext:value-type="float">
            <text:p>2,2938556969166</text:p>
          </table:table-cell>
          <table:table-cell office:value-type="float" office:value="2.7348014712334" calcext:value-type="float">
            <text:p>2,7348014712334</text:p>
          </table:table-cell>
          <table:table-cell office:value-type="float" office:value="30.391057965102" calcext:value-type="float">
            <text:p>30,3910579651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651</text:p>
          </table:table-cell>
          <table:table-cell office:value-type="float" office:value="4.6136578917503" calcext:value-type="float">
            <text:p>4,6136578917503</text:p>
          </table:table-cell>
          <table:table-cell office:value-type="float" office:value="2.3693379759789" calcext:value-type="float">
            <text:p>2,3693379759789</text:p>
          </table:table-cell>
          <table:table-cell office:value-type="float" office:value="100.33176279372" calcext:value-type="float">
            <text:p>100,3317627937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662</text:p>
          </table:table-cell>
          <table:table-cell office:value-type="float" office:value="7.3819333314896" calcext:value-type="float">
            <text:p>7,3819333314896</text:p>
          </table:table-cell>
          <table:table-cell office:value-type="float" office:value="3.240741789341" calcext:value-type="float">
            <text:p>3,240741789341</text:p>
          </table:table-cell>
          <table:table-cell office:value-type="float" office:value="19.652545452118" calcext:value-type="float">
            <text:p>19,65254545211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673</text:p>
          </table:table-cell>
          <table:table-cell office:value-type="float" office:value="7.1413564682007" calcext:value-type="float">
            <text:p>7,1413564682007</text:p>
          </table:table-cell>
          <table:table-cell office:value-type="float" office:value="2.0556262135506" calcext:value-type="float">
            <text:p>2,0556262135506</text:p>
          </table:table-cell>
          <table:table-cell office:value-type="float" office:value="33.234773547786" calcext:value-type="float">
            <text:p>33,2347735477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684</text:p>
          </table:table-cell>
          <table:table-cell office:value-type="float" office:value="-1.5850138664246" calcext:value-type="float">
            <text:p>-1,5850138664246</text:p>
          </table:table-cell>
          <table:table-cell office:value-type="float" office:value="5.2380692958832" calcext:value-type="float">
            <text:p>5,2380692958832</text:p>
          </table:table-cell>
          <table:table-cell office:value-type="float" office:value="-25.021676994433" calcext:value-type="float">
            <text:p>-25,0216769944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695</text:p>
          </table:table-cell>
          <table:table-cell office:value-type="float" office:value="-0.77846631407738" calcext:value-type="float">
            <text:p>-0,77846631407738</text:p>
          </table:table-cell>
          <table:table-cell office:value-type="float" office:value="4.7335463762283" calcext:value-type="float">
            <text:p>4,7335463762283</text:p>
          </table:table-cell>
          <table:table-cell office:value-type="float" office:value="-5.3585077736788" calcext:value-type="float">
            <text:p>-5,35850777367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706</text:p>
          </table:table-cell>
          <table:table-cell office:value-type="float" office:value="2.6173534989357" calcext:value-type="float">
            <text:p>2,6173534989357</text:p>
          </table:table-cell>
          <table:table-cell office:value-type="float" office:value="5.1311939954758" calcext:value-type="float">
            <text:p>5,1311939954758</text:p>
          </table:table-cell>
          <table:table-cell office:value-type="float" office:value="6.7668665366568" calcext:value-type="float">
            <text:p>6,766866536656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717</text:p>
          </table:table-cell>
          <table:table-cell office:value-type="float" office:value="4.0033340454102" calcext:value-type="float">
            <text:p>4,0033340454102</text:p>
          </table:table-cell>
          <table:table-cell office:value-type="float" office:value="4.3325477838516" calcext:value-type="float">
            <text:p>4,3325477838516</text:p>
          </table:table-cell>
          <table:table-cell office:value-type="float" office:value="161.92124755519" calcext:value-type="float">
            <text:p>161,9212475551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728</text:p>
          </table:table-cell>
          <table:table-cell office:value-type="float" office:value="6.3510954380035" calcext:value-type="float">
            <text:p>6,3510954380035</text:p>
          </table:table-cell>
          <table:table-cell office:value-type="float" office:value="4.3846955895424" calcext:value-type="float">
            <text:p>4,3846955895424</text:p>
          </table:table-cell>
          <table:table-cell office:value-type="float" office:value="-84.718203848335" calcext:value-type="float">
            <text:p>-84,7182038483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739</text:p>
          </table:table-cell>
          <table:table-cell office:value-type="float" office:value="8.0438679456711" calcext:value-type="float">
            <text:p>8,0438679456711</text:p>
          </table:table-cell>
          <table:table-cell office:value-type="float" office:value="5.0243848562241" calcext:value-type="float">
            <text:p>5,0243848562241</text:p>
          </table:table-cell>
          <table:table-cell office:value-type="float" office:value="144.7773329012" calcext:value-type="float">
            <text:p>144,77733290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750</text:p>
          </table:table-cell>
          <table:table-cell office:value-type="float" office:value="8.2382661104202" calcext:value-type="float">
            <text:p>8,2382661104202</text:p>
          </table:table-cell>
          <table:table-cell office:value-type="float" office:value="4.0109968185425" calcext:value-type="float">
            <text:p>4,0109968185425</text:p>
          </table:table-cell>
          <table:table-cell office:value-type="float" office:value="-141.30489385811" calcext:value-type="float">
            <text:p>-141,3048938581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761</text:p>
          </table:table-cell>
          <table:table-cell office:value-type="float" office:value="-0.5528649687767" calcext:value-type="float">
            <text:p>-0,5528649687767</text:p>
          </table:table-cell>
          <table:table-cell office:value-type="float" office:value="6.4958798885345" calcext:value-type="float">
            <text:p>6,4958798885345</text:p>
          </table:table-cell>
          <table:table-cell office:value-type="float" office:value="111.62564632999" calcext:value-type="float">
            <text:p>111,6256463299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772</text:p>
          </table:table-cell>
          <table:table-cell office:value-type="float" office:value="-0.039484254084527" calcext:value-type="float">
            <text:p>-0,039484254084527</text:p>
          </table:table-cell>
          <table:table-cell office:value-type="float" office:value="6.753739118576" calcext:value-type="float">
            <text:p>6,753739118576</text:p>
          </table:table-cell>
          <table:table-cell office:value-type="float" office:value="-130.84231060781" calcext:value-type="float">
            <text:p>-130,8423106078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783</text:p>
          </table:table-cell>
          <table:table-cell office:value-type="float" office:value="0.73205515742302" calcext:value-type="float">
            <text:p>0,73205515742302</text:p>
          </table:table-cell>
          <table:table-cell office:value-type="float" office:value="5.8577811717987" calcext:value-type="float">
            <text:p>5,8577811717987</text:p>
          </table:table-cell>
          <table:table-cell office:value-type="float" office:value="14.70231003822" calcext:value-type="float">
            <text:p>14,702310038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794</text:p>
          </table:table-cell>
          <table:table-cell office:value-type="float" office:value="4.5835366845131" calcext:value-type="float">
            <text:p>4,5835366845131</text:p>
          </table:table-cell>
          <table:table-cell office:value-type="float" office:value="5.5443274974823" calcext:value-type="float">
            <text:p>5,5443274974823</text:p>
          </table:table-cell>
          <table:table-cell office:value-type="float" office:value="-131.66951070166" calcext:value-type="float">
            <text:p>-131,669510701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805</text:p>
          </table:table-cell>
          <table:table-cell office:value-type="float" office:value="5.7371860742569" calcext:value-type="float">
            <text:p>5,7371860742569</text:p>
          </table:table-cell>
          <table:table-cell office:value-type="float" office:value="7.8508144617081" calcext:value-type="float">
            <text:p>7,8508144617081</text:p>
          </table:table-cell>
          <table:table-cell office:value-type="float" office:value="-101.2176024686" calcext:value-type="float">
            <text:p>-101,217602468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816</text:p>
          </table:table-cell>
          <table:table-cell office:value-type="float" office:value="6.8025892972946" calcext:value-type="float">
            <text:p>6,8025892972946</text:p>
          </table:table-cell>
          <table:table-cell office:value-type="float" office:value="6.4902222156525" calcext:value-type="float">
            <text:p>6,4902222156525</text:p>
          </table:table-cell>
          <table:table-cell office:value-type="float" office:value="9.9054030172384" calcext:value-type="float">
            <text:p>9,905403017238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827</text:p>
          </table:table-cell>
          <table:table-cell office:value-type="float" office:value="8.9645493030548" calcext:value-type="float">
            <text:p>8,9645493030548</text:p>
          </table:table-cell>
          <table:table-cell office:value-type="float" office:value="6.1073267459869" calcext:value-type="float">
            <text:p>6,1073267459869</text:p>
          </table:table-cell>
          <table:table-cell office:value-type="float" office:value="149.32501999436" calcext:value-type="float">
            <text:p>149,3250199943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838</text:p>
          </table:table-cell>
          <table:table-cell office:value-type="float" office:value="-0.81231288611889" calcext:value-type="float">
            <text:p>-0,81231288611889</text:p>
          </table:table-cell>
          <table:table-cell office:value-type="float" office:value="7.2314953804016" calcext:value-type="float">
            <text:p>7,2314953804016</text:p>
          </table:table-cell>
          <table:table-cell office:value-type="float" office:value="-28.99066809636" calcext:value-type="float">
            <text:p>-28,9906680963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849</text:p>
          </table:table-cell>
          <table:table-cell office:value-type="float" office:value="0.83229079842567" calcext:value-type="float">
            <text:p>0,83229079842567</text:p>
          </table:table-cell>
          <table:table-cell office:value-type="float" office:value="8.2744055986404" calcext:value-type="float">
            <text:p>8,2744055986404</text:p>
          </table:table-cell>
          <table:table-cell office:value-type="float" office:value="174.46932519317" calcext:value-type="float">
            <text:p>174,46932519317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860</text:p>
          </table:table-cell>
          <table:table-cell office:value-type="float" office:value="2.6435619592667" calcext:value-type="float">
            <text:p>2,6435619592667</text:p>
          </table:table-cell>
          <table:table-cell office:value-type="float" office:value="8.954718708992" calcext:value-type="float">
            <text:p>8,954718708992</text:p>
          </table:table-cell>
          <table:table-cell office:value-type="float" office:value="-107.59700939154" calcext:value-type="float">
            <text:p>-107,5970093915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871</text:p>
          </table:table-cell>
          <table:table-cell office:value-type="float" office:value="3.710153400898" calcext:value-type="float">
            <text:p>3,710153400898</text:p>
          </table:table-cell>
          <table:table-cell office:value-type="float" office:value="7.6321017742157" calcext:value-type="float">
            <text:p>7,6321017742157</text:p>
          </table:table-cell>
          <table:table-cell office:value-type="float" office:value="49.780688847706" calcext:value-type="float">
            <text:p>49,780688847706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882</text:p>
          </table:table-cell>
          <table:table-cell office:value-type="float" office:value="4.7927302122116" calcext:value-type="float">
            <text:p>4,7927302122116</text:p>
          </table:table-cell>
          <table:table-cell office:value-type="float" office:value="6.4633703231812" calcext:value-type="float">
            <text:p>6,4633703231812</text:p>
          </table:table-cell>
          <table:table-cell office:value-type="float" office:value="74.958516533967" calcext:value-type="float">
            <text:p>74,95851653396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893</text:p>
          </table:table-cell>
          <table:table-cell office:value-type="float" office:value="6.0741531848907" calcext:value-type="float">
            <text:p>6,0741531848907</text:p>
          </table:table-cell>
          <table:table-cell office:value-type="float" office:value="8.3512556552887" calcext:value-type="float">
            <text:p>8,3512556552887</text:p>
          </table:table-cell>
          <table:table-cell office:value-type="float" office:value="-70.145622180526" calcext:value-type="float">
            <text:p>-70,14562218052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904</text:p>
          </table:table-cell>
          <table:table-cell office:value-type="float" office:value="9.0037357807159" calcext:value-type="float">
            <text:p>9,0037357807159</text:p>
          </table:table-cell>
          <table:table-cell office:value-type="float" office:value="7.4722629785538" calcext:value-type="float">
            <text:p>7,4722629785538</text:p>
          </table:table-cell>
          <table:table-cell office:value-type="float" office:value="109.14046521399" calcext:value-type="float">
            <text:p>109,1404652139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915</text:p>
          </table:table-cell>
          <table:table-cell office:value-type="float" office:value="-0.86116805672646" calcext:value-type="float">
            <text:p>-0,86116805672646</text:p>
          </table:table-cell>
          <table:table-cell office:value-type="float" office:value="9.9109667539597" calcext:value-type="float">
            <text:p>9,9109667539597</text:p>
          </table:table-cell>
          <table:table-cell office:value-type="float" office:value="-23.760413478135" calcext:value-type="float">
            <text:p>-23,76041347813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926</text:p>
          </table:table-cell>
          <table:table-cell office:value-type="float" office:value="1.029286980629" calcext:value-type="float">
            <text:p>1,029286980629</text:p>
          </table:table-cell>
          <table:table-cell office:value-type="float" office:value="8.516634106636" calcext:value-type="float">
            <text:p>8,516634106636</text:p>
          </table:table-cell>
          <table:table-cell office:value-type="float" office:value="6.5425275142785" calcext:value-type="float">
            <text:p>6,5425275142785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937</text:p>
          </table:table-cell>
          <table:table-cell office:value-type="float" office:value="3.1167149543762" calcext:value-type="float">
            <text:p>3,1167149543762</text:p>
          </table:table-cell>
          <table:table-cell office:value-type="float" office:value="9.0357637405396" calcext:value-type="float">
            <text:p>9,0357637405396</text:p>
          </table:table-cell>
          <table:table-cell office:value-type="float" office:value="20.612567853016" calcext:value-type="float">
            <text:p>20,6125678530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948</text:p>
          </table:table-cell>
          <table:table-cell office:value-type="float" office:value="3.9069813489914" calcext:value-type="float">
            <text:p>3,9069813489914</text:p>
          </table:table-cell>
          <table:table-cell office:value-type="float" office:value="9.2754429578781" calcext:value-type="float">
            <text:p>9,2754429578781</text:p>
          </table:table-cell>
          <table:table-cell office:value-type="float" office:value="-74.818276295996" calcext:value-type="float">
            <text:p>-74,81827629599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959</text:p>
          </table:table-cell>
          <table:table-cell office:value-type="float" office:value="4.6490412950516" calcext:value-type="float">
            <text:p>4,6490412950516</text:p>
          </table:table-cell>
          <table:table-cell office:value-type="float" office:value="7.9833602905273" calcext:value-type="float">
            <text:p>7,9833602905273</text:p>
          </table:table-cell>
          <table:table-cell office:value-type="float" office:value="47.130000059772" calcext:value-type="float">
            <text:p>47,1300000597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970</text:p>
          </table:table-cell>
          <table:table-cell office:value-type="float" office:value="7.6205790042877" calcext:value-type="float">
            <text:p>7,6205790042877</text:p>
          </table:table-cell>
          <table:table-cell office:value-type="float" office:value="8.9980381727219" calcext:value-type="float">
            <text:p>8,9980381727219</text:p>
          </table:table-cell>
          <table:table-cell office:value-type="float" office:value="35.302831868457" calcext:value-type="float">
            <text:p>35,3028318684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981</text:p>
          </table:table-cell>
          <table:table-cell office:value-type="float" office:value="8.6904275417328" calcext:value-type="float">
            <text:p>8,6904275417328</text:p>
          </table:table-cell>
          <table:table-cell office:value-type="float" office:value="8.812028169632" calcext:value-type="float">
            <text:p>8,812028169632</text:p>
          </table:table-cell>
          <table:table-cell office:value-type="float" office:value="-111.25664270608" calcext:value-type="float">
            <text:p>-111,2566427060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992</text:p>
          </table:table-cell>
          <table:table-cell office:value-type="float" office:value="0.47593053430319" calcext:value-type="float">
            <text:p>0,47593053430319</text:p>
          </table:table-cell>
          <table:table-cell office:value-type="float" office:value="11.084793806076" calcext:value-type="float">
            <text:p>11,084793806076</text:p>
          </table:table-cell>
          <table:table-cell office:value-type="float" office:value="-171.08819742871" calcext:value-type="float">
            <text:p>-171,088197428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5003</text:p>
          </table:table-cell>
          <table:table-cell office:value-type="float" office:value="-0.19272707402706" calcext:value-type="float">
            <text:p>-0,19272707402706</text:p>
          </table:table-cell>
          <table:table-cell office:value-type="float" office:value="9.736248254776" calcext:value-type="float">
            <text:p>9,736248254776</text:p>
          </table:table-cell>
          <table:table-cell office:value-type="float" office:value="59.339832348429" calcext:value-type="float">
            <text:p>59,33983234842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5</text:p>
          </table:table-cell>
          <table:table-cell office:value-type="float" office:value="0.61024039983749" calcext:value-type="float">
            <text:p>0,61024039983749</text:p>
          </table:table-cell>
          <table:table-cell office:value-type="float" office:value="-0.58517597615719" calcext:value-type="float">
            <text:p>-0,58517597615719</text:p>
          </table:table-cell>
          <table:table-cell office:value-type="float" office:value="118.85695700433" calcext:value-type="float">
            <text:p>118,85695700433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464</text:p>
          </table:table-cell>
          <table:table-cell office:value-type="float" office:value="0.84041088819504" calcext:value-type="float">
            <text:p>0,84041088819504</text:p>
          </table:table-cell>
          <table:table-cell office:value-type="float" office:value="-0.43975777924061" calcext:value-type="float">
            <text:p>-0,43975777924061</text:p>
          </table:table-cell>
          <table:table-cell office:value-type="float" office:value="90.308480961308" calcext:value-type="float">
            <text:p>90,308480961308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475</text:p>
          </table:table-cell>
          <table:table-cell office:value-type="float" office:value="1.0785812139511" calcext:value-type="float">
            <text:p>1,0785812139511</text:p>
          </table:table-cell>
          <table:table-cell office:value-type="float" office:value="-0.54023187607527" calcext:value-type="float">
            <text:p>-0,54023187607527</text:p>
          </table:table-cell>
          <table:table-cell office:value-type="float" office:value="-26.631292833644" calcext:value-type="float">
            <text:p>-26,631292833644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486</text:p>
          </table:table-cell>
          <table:table-cell office:value-type="float" office:value="2.2528664767742" calcext:value-type="float">
            <text:p>2,2528664767742</text:p>
          </table:table-cell>
          <table:table-cell office:value-type="float" office:value="-0.25437125936151" calcext:value-type="float">
            <text:p>-0,25437125936151</text:p>
          </table:table-cell>
          <table:table-cell office:value-type="float" office:value="5.8026106873895" calcext:value-type="float">
            <text:p>5,80261068738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497</text:p>
          </table:table-cell>
          <table:table-cell office:value-type="float" office:value="3.4236311912537" calcext:value-type="float">
            <text:p>3,4236311912537</text:p>
          </table:table-cell>
          <table:table-cell office:value-type="float" office:value="0.58050006628036" calcext:value-type="float">
            <text:p>0,58050006628036</text:p>
          </table:table-cell>
          <table:table-cell office:value-type="float" office:value="-24.335393670258" calcext:value-type="float">
            <text:p>-24,3353936702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508</text:p>
          </table:table-cell>
          <table:table-cell office:value-type="float" office:value="5.7923829555511" calcext:value-type="float">
            <text:p>5,7923829555511</text:p>
          </table:table-cell>
          <table:table-cell office:value-type="float" office:value="0.49028743058443" calcext:value-type="float">
            <text:p>0,49028743058443</text:p>
          </table:table-cell>
          <table:table-cell office:value-type="float" office:value="87.897144305478" calcext:value-type="float">
            <text:p>87,89714430547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519</text:p>
          </table:table-cell>
          <table:table-cell office:value-type="float" office:value="7.1844971179962" calcext:value-type="float">
            <text:p>7,1844971179962</text:p>
          </table:table-cell>
          <table:table-cell office:value-type="float" office:value="-0.57735364884138" calcext:value-type="float">
            <text:p>-0,57735364884138</text:p>
          </table:table-cell>
          <table:table-cell office:value-type="float" office:value="55.393346176026" calcext:value-type="float">
            <text:p>55,3933461760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530</text:p>
          </table:table-cell>
          <table:table-cell office:value-type="float" office:value="-1.5850046277046" calcext:value-type="float">
            <text:p>-1,5850046277046</text:p>
          </table:table-cell>
          <table:table-cell office:value-type="float" office:value="2.2766511142254" calcext:value-type="float">
            <text:p>2,2766511142254</text:p>
          </table:table-cell>
          <table:table-cell office:value-type="float" office:value="-31.306022671378" calcext:value-type="float">
            <text:p>-31,3060226713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541</text:p>
          </table:table-cell>
          <table:table-cell office:value-type="float" office:value="0.84918826818466" calcext:value-type="float">
            <text:p>0,84918826818466</text:p>
          </table:table-cell>
          <table:table-cell office:value-type="float" office:value="2.4045929312706" calcext:value-type="float">
            <text:p>2,4045929312706</text:p>
          </table:table-cell>
          <table:table-cell office:value-type="float" office:value="22.64070909494" calcext:value-type="float">
            <text:p>22,6407090949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552</text:p>
          </table:table-cell>
          <table:table-cell office:value-type="float" office:value="3.2977220416069" calcext:value-type="float">
            <text:p>3,2977220416069</text:p>
          </table:table-cell>
          <table:table-cell office:value-type="float" office:value="2.3522117733955" calcext:value-type="float">
            <text:p>2,3522117733955</text:p>
          </table:table-cell>
          <table:table-cell office:value-type="float" office:value="-67.433980619831" calcext:value-type="float">
            <text:p>-67,433980619831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563</text:p>
          </table:table-cell>
          <table:table-cell office:value-type="float" office:value="3.7239527702332" calcext:value-type="float">
            <text:p>3,7239527702332</text:p>
          </table:table-cell>
          <table:table-cell office:value-type="float" office:value="1.4200413227081" calcext:value-type="float">
            <text:p>1,4200413227081</text:p>
          </table:table-cell>
          <table:table-cell office:value-type="float" office:value="-130.25637948589" calcext:value-type="float">
            <text:p>-130,2563794858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574</text:p>
          </table:table-cell>
          <table:table-cell office:value-type="float" office:value="4.6637496352196" calcext:value-type="float">
            <text:p>4,6637496352196</text:p>
          </table:table-cell>
          <table:table-cell office:value-type="float" office:value="1.8013669550419" calcext:value-type="float">
            <text:p>1,8013669550419</text:p>
          </table:table-cell>
          <table:table-cell office:value-type="float" office:value="97.330777508438" calcext:value-type="float">
            <text:p>97,33077750843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585</text:p>
          </table:table-cell>
          <table:table-cell office:value-type="float" office:value="5.9020537137985" calcext:value-type="float">
            <text:p>5,9020537137985</text:p>
          </table:table-cell>
          <table:table-cell office:value-type="float" office:value="1.5769726037979" calcext:value-type="float">
            <text:p>1,5769726037979</text:p>
          </table:table-cell>
          <table:table-cell office:value-type="float" office:value="-142.63867268896" calcext:value-type="float">
            <text:p>-142,6386726889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596</text:p>
          </table:table-cell>
          <table:table-cell office:value-type="float" office:value="8.2260578870773" calcext:value-type="float">
            <text:p>8,2260578870773</text:p>
          </table:table-cell>
          <table:table-cell office:value-type="float" office:value="0.61827339231968" calcext:value-type="float">
            <text:p>0,61827339231968</text:p>
          </table:table-cell>
          <table:table-cell office:value-type="float" office:value="150.37223639762" calcext:value-type="float">
            <text:p>150,372236397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607</text:p>
          </table:table-cell>
          <table:table-cell office:value-type="float" office:value="-0.28782596811652" calcext:value-type="float">
            <text:p>-0,28782596811652</text:p>
          </table:table-cell>
          <table:table-cell office:value-type="float" office:value="1.8666508793831" calcext:value-type="float">
            <text:p>1,8666508793831</text:p>
          </table:table-cell>
          <table:table-cell office:value-type="float" office:value="139.60145537261" calcext:value-type="float">
            <text:p>139,601455372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618</text:p>
          </table:table-cell>
          <table:table-cell office:value-type="float" office:value="1.2863633036613" calcext:value-type="float">
            <text:p>1,2863633036613</text:p>
          </table:table-cell>
          <table:table-cell office:value-type="float" office:value="4.3295112252235" calcext:value-type="float">
            <text:p>4,3295112252235</text:p>
          </table:table-cell>
          <table:table-cell office:value-type="float" office:value="-134.31831681804" calcext:value-type="float">
            <text:p>-134,318316818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629</text:p>
          </table:table-cell>
          <table:table-cell office:value-type="float" office:value="1.504187732935" calcext:value-type="float">
            <text:p>1,504187732935</text:p>
          </table:table-cell>
          <table:table-cell office:value-type="float" office:value="2.6906096935272" calcext:value-type="float">
            <text:p>2,6906096935272</text:p>
          </table:table-cell>
          <table:table-cell office:value-type="float" office:value="166.80208892579" calcext:value-type="float">
            <text:p>166,80208892579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640</text:p>
          </table:table-cell>
          <table:table-cell office:value-type="float" office:value="2.0491775870323" calcext:value-type="float">
            <text:p>2,0491775870323</text:p>
          </table:table-cell>
          <table:table-cell office:value-type="float" office:value="2.4919322133064" calcext:value-type="float">
            <text:p>2,4919322133064</text:p>
          </table:table-cell>
          <table:table-cell office:value-type="float" office:value="52.683484782079" calcext:value-type="float">
            <text:p>52,68348478207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651</text:p>
          </table:table-cell>
          <table:table-cell office:value-type="float" office:value="4.8352438211441" calcext:value-type="float">
            <text:p>4,8352438211441</text:p>
          </table:table-cell>
          <table:table-cell office:value-type="float" office:value="2.3777422308922" calcext:value-type="float">
            <text:p>2,3777422308922</text:p>
          </table:table-cell>
          <table:table-cell office:value-type="float" office:value="-169.1743917526" calcext:value-type="float">
            <text:p>-169,1743917526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662</text:p>
          </table:table-cell>
          <table:table-cell office:value-type="float" office:value="7.0071667432785" calcext:value-type="float">
            <text:p>7,0071667432785</text:p>
          </table:table-cell>
          <table:table-cell office:value-type="float" office:value="3.1074780225754" calcext:value-type="float">
            <text:p>3,1074780225754</text:p>
          </table:table-cell>
          <table:table-cell office:value-type="float" office:value="19.733472994179" calcext:value-type="float">
            <text:p>19,73347299417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673</text:p>
          </table:table-cell>
          <table:table-cell office:value-type="float" office:value="6.9169682264328" calcext:value-type="float">
            <text:p>6,9169682264328</text:p>
          </table:table-cell>
          <table:table-cell office:value-type="float" office:value="2.0744244754314" calcext:value-type="float">
            <text:p>2,0744244754314</text:p>
          </table:table-cell>
          <table:table-cell office:value-type="float" office:value="-8.7009083693195" calcext:value-type="float">
            <text:p>-8,70090836931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684</text:p>
          </table:table-cell>
          <table:table-cell office:value-type="float" office:value="-1.5850001573563" calcext:value-type="float">
            <text:p>-1,5850001573563</text:p>
          </table:table-cell>
          <table:table-cell office:value-type="float" office:value="5.5281317234039" calcext:value-type="float">
            <text:p>5,5281317234039</text:p>
          </table:table-cell>
          <table:table-cell office:value-type="float" office:value="-30.563047357426" calcext:value-type="float">
            <text:p>-30,5630473574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695</text:p>
          </table:table-cell>
          <table:table-cell office:value-type="float" office:value="-1.1632592976093" calcext:value-type="float">
            <text:p>-1,1632592976093</text:p>
          </table:table-cell>
          <table:table-cell office:value-type="float" office:value="4.7379869222641" calcext:value-type="float">
            <text:p>4,7379869222641</text:p>
          </table:table-cell>
          <table:table-cell office:value-type="float" office:value="0.97387560471228" calcext:value-type="float">
            <text:p>0,973875604712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706</text:p>
          </table:table-cell>
          <table:table-cell office:value-type="float" office:value="2.2217381000519" calcext:value-type="float">
            <text:p>2,2217381000519</text:p>
          </table:table-cell>
          <table:table-cell office:value-type="float" office:value="5.0846660137177" calcext:value-type="float">
            <text:p>5,0846660137177</text:p>
          </table:table-cell>
          <table:table-cell office:value-type="float" office:value="6.7704917898603" calcext:value-type="float">
            <text:p>6,770491789860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717</text:p>
          </table:table-cell>
          <table:table-cell office:value-type="float" office:value="4.3817764520645" calcext:value-type="float">
            <text:p>4,3817764520645</text:p>
          </table:table-cell>
          <table:table-cell office:value-type="float" office:value="4.2094737291336" calcext:value-type="float">
            <text:p>4,2094737291336</text:p>
          </table:table-cell>
          <table:table-cell office:value-type="float" office:value="161.9143182305" calcext:value-type="float">
            <text:p>161,914318230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728</text:p>
          </table:table-cell>
          <table:table-cell office:value-type="float" office:value="6.2527590990067" calcext:value-type="float">
            <text:p>6,2527590990067</text:p>
          </table:table-cell>
          <table:table-cell office:value-type="float" office:value="4.7378784418106" calcext:value-type="float">
            <text:p>4,7378784418106</text:p>
          </table:table-cell>
          <table:table-cell office:value-type="float" office:value="-71.169692999238" calcext:value-type="float">
            <text:p>-71,1696929992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739</text:p>
          </table:table-cell>
          <table:table-cell office:value-type="float" office:value="8.2176458835602" calcext:value-type="float">
            <text:p>8,2176458835602</text:p>
          </table:table-cell>
          <table:table-cell office:value-type="float" office:value="4.8349776864052" calcext:value-type="float">
            <text:p>4,8349776864052</text:p>
          </table:table-cell>
          <table:table-cell office:value-type="float" office:value="130.6745854153" calcext:value-type="float">
            <text:p>130,674585415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750</text:p>
          </table:table-cell>
          <table:table-cell office:value-type="float" office:value="8.548389673233" calcext:value-type="float">
            <text:p>8,548389673233</text:p>
          </table:table-cell>
          <table:table-cell office:value-type="float" office:value="4.2597508430481" calcext:value-type="float">
            <text:p>4,2597508430481</text:p>
          </table:table-cell>
          <table:table-cell office:value-type="float" office:value="-141.30185971594" calcext:value-type="float">
            <text:p>-141,3018597159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761</text:p>
          </table:table-cell>
          <table:table-cell office:value-type="float" office:value="-0.74516274034977" calcext:value-type="float">
            <text:p>-0,74516274034977</text:p>
          </table:table-cell>
          <table:table-cell office:value-type="float" office:value="6.3854873180389" calcext:value-type="float">
            <text:p>6,3854873180389</text:p>
          </table:table-cell>
          <table:table-cell office:value-type="float" office:value="20.915144947684" calcext:value-type="float">
            <text:p>20,915144947684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772</text:p>
          </table:table-cell>
          <table:table-cell office:value-type="float" office:value="0.19967580214143" calcext:value-type="float">
            <text:p>0,19967580214143</text:p>
          </table:table-cell>
          <table:table-cell office:value-type="float" office:value="6.6441261768341" calcext:value-type="float">
            <text:p>6,6441261768341</text:p>
          </table:table-cell>
          <table:table-cell office:value-type="float" office:value="155.02913894167" calcext:value-type="float">
            <text:p>155,0291389416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783</text:p>
          </table:table-cell>
          <table:table-cell office:value-type="float" office:value="0.42913235723972" calcext:value-type="float">
            <text:p>0,42913235723972</text:p>
          </table:table-cell>
          <table:table-cell office:value-type="float" office:value="5.8480888605118" calcext:value-type="float">
            <text:p>5,8480888605118</text:p>
          </table:table-cell>
          <table:table-cell office:value-type="float" office:value="-12.748905902456" calcext:value-type="float">
            <text:p>-12,7489059024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794</text:p>
          </table:table-cell>
          <table:table-cell office:value-type="float" office:value="4.7428798675537" calcext:value-type="float">
            <text:p>4,7428798675537</text:p>
          </table:table-cell>
          <table:table-cell office:value-type="float" office:value="5.7231497764587" calcext:value-type="float">
            <text:p>5,7231497764587</text:p>
          </table:table-cell>
          <table:table-cell office:value-type="float" office:value="-155.41010145928" calcext:value-type="float">
            <text:p>-155,4101014592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805</text:p>
          </table:table-cell>
          <table:table-cell office:value-type="float" office:value="5.5436795949936" calcext:value-type="float">
            <text:p>5,5436795949936</text:p>
          </table:table-cell>
          <table:table-cell office:value-type="float" office:value="7.9491174221039" calcext:value-type="float">
            <text:p>7,9491174221039</text:p>
          </table:table-cell>
          <table:table-cell office:value-type="float" office:value="-15.434527473085" calcext:value-type="float">
            <text:p>-15,434527473085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816</text:p>
          </table:table-cell>
          <table:table-cell office:value-type="float" office:value="6.479235291481" calcext:value-type="float">
            <text:p>6,479235291481</text:p>
          </table:table-cell>
          <table:table-cell office:value-type="float" office:value="6.5057837963104" calcext:value-type="float">
            <text:p>6,5057837963104</text:p>
          </table:table-cell>
          <table:table-cell office:value-type="float" office:value="-17.698791945816" calcext:value-type="float">
            <text:p>-17,69879194581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827</text:p>
          </table:table-cell>
          <table:table-cell office:value-type="float" office:value="9.204683303833" calcext:value-type="float">
            <text:p>9,204683303833</text:p>
          </table:table-cell>
          <table:table-cell office:value-type="float" office:value="5.9303498268127" calcext:value-type="float">
            <text:p>5,9303498268127</text:p>
          </table:table-cell>
          <table:table-cell office:value-type="float" office:value="136.53046614046" calcext:value-type="float">
            <text:p>136,5304661404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838</text:p>
          </table:table-cell>
          <table:table-cell office:value-type="float" office:value="-0.94679974019527" calcext:value-type="float">
            <text:p>-0,94679974019527</text:p>
          </table:table-cell>
          <table:table-cell office:value-type="float" office:value="7.0545762777328" calcext:value-type="float">
            <text:p>7,0545762777328</text:p>
          </table:table-cell>
          <table:table-cell office:value-type="float" office:value="61.794275690796" calcext:value-type="float">
            <text:p>61,79427569079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849</text:p>
          </table:table-cell>
          <table:table-cell office:value-type="float" office:value="0.81946596503258" calcext:value-type="float">
            <text:p>0,81946596503258</text:p>
          </table:table-cell>
          <table:table-cell office:value-type="float" office:value="8.032454252243" calcext:value-type="float">
            <text:p>8,032454252243</text:p>
          </table:table-cell>
          <table:table-cell office:value-type="float" office:value="92.145018516832" calcext:value-type="float">
            <text:p>92,145018516832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860</text:p>
          </table:table-cell>
          <table:table-cell office:value-type="float" office:value="2.4437411129475" calcext:value-type="float">
            <text:p>2,4437411129475</text:p>
          </table:table-cell>
          <table:table-cell office:value-type="float" office:value="9.0512293577194" calcext:value-type="float">
            <text:p>9,0512293577194</text:p>
          </table:table-cell>
          <table:table-cell office:value-type="float" office:value="-16.869384581876" calcext:value-type="float">
            <text:p>-16,86938458187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871</text:p>
          </table:table-cell>
          <table:table-cell office:value-type="float" office:value="3.5051238536835" calcext:value-type="float">
            <text:p>3,5051238536835</text:p>
          </table:table-cell>
          <table:table-cell office:value-type="float" office:value="7.3561549186707" calcext:value-type="float">
            <text:p>7,3561549186707</text:p>
          </table:table-cell>
          <table:table-cell office:value-type="float" office:value="58.533632071914" calcext:value-type="float">
            <text:p>58,533632071914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882</text:p>
          </table:table-cell>
          <table:table-cell office:value-type="float" office:value="4.8002761602402" calcext:value-type="float">
            <text:p>4,8002761602402</text:p>
          </table:table-cell>
          <table:table-cell office:value-type="float" office:value="6.1888039112091" calcext:value-type="float">
            <text:p>6,1888039112091</text:p>
          </table:table-cell>
          <table:table-cell office:value-type="float" office:value="113.99257107145" calcext:value-type="float">
            <text:p>113,9925710714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893</text:p>
          </table:table-cell>
          <table:table-cell office:value-type="float" office:value="5.86186170578" calcext:value-type="float">
            <text:p>5,86186170578</text:p>
          </table:table-cell>
          <table:table-cell office:value-type="float" office:value="8.3366316556931" calcext:value-type="float">
            <text:p>8,3366316556931</text:p>
          </table:table-cell>
          <table:table-cell office:value-type="float" office:value="14.105241769438" calcext:value-type="float">
            <text:p>14,10524176943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904</text:p>
          </table:table-cell>
          <table:table-cell office:value-type="float" office:value="9.1331797838211" calcext:value-type="float">
            <text:p>9,1331797838211</text:p>
          </table:table-cell>
          <table:table-cell office:value-type="float" office:value="7.0958024263382" calcext:value-type="float">
            <text:p>7,0958024263382</text:p>
          </table:table-cell>
          <table:table-cell office:value-type="float" office:value="109.16458801099" calcext:value-type="float">
            <text:p>109,1645880109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915</text:p>
          </table:table-cell>
          <table:table-cell office:value-type="float" office:value="-0.97759701311588" calcext:value-type="float">
            <text:p>-0,97759701311588</text:p>
          </table:table-cell>
          <table:table-cell office:value-type="float" office:value="9.7227442264557" calcext:value-type="float">
            <text:p>9,7227442264557</text:p>
          </table:table-cell>
          <table:table-cell office:value-type="float" office:value="66.991289709784" calcext:value-type="float">
            <text:p>66,99128970978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926</text:p>
          </table:table-cell>
          <table:table-cell office:value-type="float" office:value="1.0724250227213" calcext:value-type="float">
            <text:p>1,0724250227213</text:p>
          </table:table-cell>
          <table:table-cell office:value-type="float" office:value="8.3143150806427" calcext:value-type="float">
            <text:p>8,3143150806427</text:p>
          </table:table-cell>
          <table:table-cell office:value-type="float" office:value="98.181259859899" calcext:value-type="float">
            <text:p>98,181259859899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937</text:p>
          </table:table-cell>
          <table:table-cell office:value-type="float" office:value="3.0103746056557" calcext:value-type="float">
            <text:p>3,0103746056557</text:p>
          </table:table-cell>
          <table:table-cell office:value-type="float" office:value="9.2299330234528" calcext:value-type="float">
            <text:p>9,2299330234528</text:p>
          </table:table-cell>
          <table:table-cell office:value-type="float" office:value="-70.116497149133" calcext:value-type="float">
            <text:p>-70,116497149133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948</text:p>
          </table:table-cell>
          <table:table-cell office:value-type="float" office:value="3.8165336847305" calcext:value-type="float">
            <text:p>3,8165336847305</text:p>
          </table:table-cell>
          <table:table-cell office:value-type="float" office:value="9.6548157930374" calcext:value-type="float">
            <text:p>9,6548157930374</text:p>
          </table:table-cell>
          <table:table-cell office:value-type="float" office:value="-78.71799636039" calcext:value-type="float">
            <text:p>-78,71799636039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959</text:p>
          </table:table-cell>
          <table:table-cell office:value-type="float" office:value="4.377236366272" calcext:value-type="float">
            <text:p>4,377236366272</text:p>
          </table:table-cell>
          <table:table-cell office:value-type="float" office:value="7.7688992023468" calcext:value-type="float">
            <text:p>7,7688992023468</text:p>
          </table:table-cell>
          <table:table-cell office:value-type="float" office:value="35.837503755169" calcext:value-type="float">
            <text:p>35,8375037551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970</text:p>
          </table:table-cell>
          <table:table-cell office:value-type="float" office:value="7.3506790399551" calcext:value-type="float">
            <text:p>7,3506790399551</text:p>
          </table:table-cell>
          <table:table-cell office:value-type="float" office:value="9.0562331676483" calcext:value-type="float">
            <text:p>9,0562331676483</text:p>
          </table:table-cell>
          <table:table-cell office:value-type="float" office:value="-21.843139722848" calcext:value-type="float">
            <text:p>-21,8431397228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981</text:p>
          </table:table-cell>
          <table:table-cell office:value-type="float" office:value="8.8331234455109" calcext:value-type="float">
            <text:p>8,8331234455109</text:p>
          </table:table-cell>
          <table:table-cell office:value-type="float" office:value="9.1835367679596" calcext:value-type="float">
            <text:p>9,1835367679596</text:p>
          </table:table-cell>
          <table:table-cell office:value-type="float" office:value="-111.25092977171" calcext:value-type="float">
            <text:p>-111,25092977171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992</text:p>
          </table:table-cell>
          <table:table-cell office:value-type="float" office:value="0.76515220105648" calcext:value-type="float">
            <text:p>0,76515220105648</text:p>
          </table:table-cell>
          <table:table-cell office:value-type="float" office:value="10.984814167023" calcext:value-type="float">
            <text:p>10,984814167023</text:p>
          </table:table-cell>
          <table:table-cell office:value-type="float" office:value="154.11990767072" calcext:value-type="float">
            <text:p>154,119907670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5003</text:p>
          </table:table-cell>
          <table:table-cell office:value-type="float" office:value="-0.019732345826924" calcext:value-type="float">
            <text:p>-0,019732345826924</text:p>
          </table:table-cell>
          <table:table-cell office:value-type="float" office:value="9.5971471071243" calcext:value-type="float">
            <text:p>9,5971471071243</text:p>
          </table:table-cell>
          <table:table-cell office:value-type="float" office:value="150.11679442825" calcext:value-type="float">
            <text:p>150,116794428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5</text:p>
          </table:table-cell>
          <table:table-cell office:value-type="float" office:value="0.73968090116978" calcext:value-type="float">
            <text:p>0,73968090116978</text:p>
          </table:table-cell>
          <table:table-cell office:value-type="float" office:value="-0.56352864950895" calcext:value-type="float">
            <text:p>-0,56352864950895</text:p>
          </table:table-cell>
          <table:table-cell office:value-type="float" office:value="-161.84771744309" calcext:value-type="float">
            <text:p>-161,84771744309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464</text:p>
          </table:table-cell>
          <table:table-cell office:value-type="float" office:value="0.8357672393322" calcext:value-type="float">
            <text:p>0,8357672393322</text:p>
          </table:table-cell>
          <table:table-cell office:value-type="float" office:value="-0.36743275821209" calcext:value-type="float">
            <text:p>-0,36743275821209</text:p>
          </table:table-cell>
          <table:table-cell office:value-type="float" office:value="95.421823726338" calcext:value-type="float">
            <text:p>95,421823726338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475</text:p>
          </table:table-cell>
          <table:table-cell office:value-type="float" office:value="1.0281984508038" calcext:value-type="float">
            <text:p>1,0281984508038</text:p>
          </table:table-cell>
          <table:table-cell office:value-type="float" office:value="-0.4609727114439" calcext:value-type="float">
            <text:p>-0,4609727114439</text:p>
          </table:table-cell>
          <table:table-cell office:value-type="float" office:value="-48.7829241783" calcext:value-type="float">
            <text:p>-48,782924178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486</text:p>
          </table:table-cell>
          <table:table-cell office:value-type="float" office:value="1.9180506467819" calcext:value-type="float">
            <text:p>1,9180506467819</text:p>
          </table:table-cell>
          <table:table-cell office:value-type="float" office:value="-0.28203677386045" calcext:value-type="float">
            <text:p>-0,28203677386045</text:p>
          </table:table-cell>
          <table:table-cell office:value-type="float" office:value="4.4631983634013" calcext:value-type="float">
            <text:p>4,46319836340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497</text:p>
          </table:table-cell>
          <table:table-cell office:value-type="float" office:value="3.0835729837418" calcext:value-type="float">
            <text:p>3,0835729837418</text:p>
          </table:table-cell>
          <table:table-cell office:value-type="float" office:value="0.75723581016064" calcext:value-type="float">
            <text:p>0,75723581016064</text:p>
          </table:table-cell>
          <table:table-cell office:value-type="float" office:value="-30.201290823092" calcext:value-type="float">
            <text:p>-30,2012908230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508</text:p>
          </table:table-cell>
          <table:table-cell office:value-type="float" office:value="5.9086281061172" calcext:value-type="float">
            <text:p>5,9086281061172</text:p>
          </table:table-cell>
          <table:table-cell office:value-type="float" office:value="0.14348873868585" calcext:value-type="float">
            <text:p>0,14348873868585</text:p>
          </table:table-cell>
          <table:table-cell office:value-type="float" office:value="105.35872817799" calcext:value-type="float">
            <text:p>105,3587281779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519</text:p>
          </table:table-cell>
          <table:table-cell office:value-type="float" office:value="6.8969279527664" calcext:value-type="float">
            <text:p>6,8969279527664</text:p>
          </table:table-cell>
          <table:table-cell office:value-type="float" office:value="-0.57866416871548" calcext:value-type="float">
            <text:p>-0,57866416871548</text:p>
          </table:table-cell>
          <table:table-cell office:value-type="float" office:value="55.134214033746" calcext:value-type="float">
            <text:p>55,1342140337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530</text:p>
          </table:table-cell>
          <table:table-cell office:value-type="float" office:value="-1.5850062668324" calcext:value-type="float">
            <text:p>-1,5850062668324</text:p>
          </table:table-cell>
          <table:table-cell office:value-type="float" office:value="2.4713718891144" calcext:value-type="float">
            <text:p>2,4713718891144</text:p>
          </table:table-cell>
          <table:table-cell office:value-type="float" office:value="-6.7685407817743" calcext:value-type="float">
            <text:p>-6,76854078177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541</text:p>
          </table:table-cell>
          <table:table-cell office:value-type="float" office:value="0.71123622357845" calcext:value-type="float">
            <text:p>0,71123622357845</text:p>
          </table:table-cell>
          <table:table-cell office:value-type="float" office:value="2.1030569076538" calcext:value-type="float">
            <text:p>2,1030569076538</text:p>
          </table:table-cell>
          <table:table-cell office:value-type="float" office:value="60.155750080279" calcext:value-type="float">
            <text:p>60,15575008027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552</text:p>
          </table:table-cell>
          <table:table-cell office:value-type="float" office:value="3.1451401114464" calcext:value-type="float">
            <text:p>3,1451401114464</text:p>
          </table:table-cell>
          <table:table-cell office:value-type="float" office:value="2.7199149131775" calcext:value-type="float">
            <text:p>2,7199149131775</text:p>
          </table:table-cell>
          <table:table-cell office:value-type="float" office:value="-67.389842051609" calcext:value-type="float">
            <text:p>-67,38984205160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563</text:p>
          </table:table-cell>
          <table:table-cell office:value-type="float" office:value="3.9799320697784" calcext:value-type="float">
            <text:p>3,9799320697784</text:p>
          </table:table-cell>
          <table:table-cell office:value-type="float" office:value="1.723765283823" calcext:value-type="float">
            <text:p>1,723765283823</text:p>
          </table:table-cell>
          <table:table-cell office:value-type="float" office:value="-130.29217416314" calcext:value-type="float">
            <text:p>-130,29217416314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574</text:p>
          </table:table-cell>
          <table:table-cell office:value-type="float" office:value="4.7975954413414" calcext:value-type="float">
            <text:p>4,7975954413414</text:p>
          </table:table-cell>
          <table:table-cell office:value-type="float" office:value="1.4464631676674" calcext:value-type="float">
            <text:p>1,4464631676674</text:p>
          </table:table-cell>
          <table:table-cell office:value-type="float" office:value="108.53469599584" calcext:value-type="float">
            <text:p>108,53469599584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585</text:p>
          </table:table-cell>
          <table:table-cell office:value-type="float" office:value="6.2535935640335" calcext:value-type="float">
            <text:p>6,2535935640335</text:p>
          </table:table-cell>
          <table:table-cell office:value-type="float" office:value="1.6788186132908" calcext:value-type="float">
            <text:p>1,6788186132908</text:p>
          </table:table-cell>
          <table:table-cell office:value-type="float" office:value="-160.24554003576" calcext:value-type="float">
            <text:p>-160,2455400357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596</text:p>
          </table:table-cell>
          <table:table-cell office:value-type="float" office:value="8.4707164764404" calcext:value-type="float">
            <text:p>8,4707164764404</text:p>
          </table:table-cell>
          <table:table-cell office:value-type="float" office:value="0.36761425435543" calcext:value-type="float">
            <text:p>0,36761425435543</text:p>
          </table:table-cell>
          <table:table-cell office:value-type="float" office:value="129.57745600658" calcext:value-type="float">
            <text:p>129,577456006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607</text:p>
          </table:table-cell>
          <table:table-cell office:value-type="float" office:value="-0.080520622432232" calcext:value-type="float">
            <text:p>-0,080520622432232</text:p>
          </table:table-cell>
          <table:table-cell office:value-type="float" office:value="1.7842516303062" calcext:value-type="float">
            <text:p>1,7842516303062</text:p>
          </table:table-cell>
          <table:table-cell office:value-type="float" office:value="160.43859074829" calcext:value-type="float">
            <text:p>160,438590748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618</text:p>
          </table:table-cell>
          <table:table-cell office:value-type="float" office:value="1.4624646306038" calcext:value-type="float">
            <text:p>1,4624646306038</text:p>
          </table:table-cell>
          <table:table-cell office:value-type="float" office:value="4.4069623947144" calcext:value-type="float">
            <text:p>4,4069623947144</text:p>
          </table:table-cell>
          <table:table-cell office:value-type="float" office:value="-156.97361405488" calcext:value-type="float">
            <text:p>-156,973614054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629</text:p>
          </table:table-cell>
          <table:table-cell office:value-type="float" office:value="1.794235855341" calcext:value-type="float">
            <text:p>1,794235855341</text:p>
          </table:table-cell>
          <table:table-cell office:value-type="float" office:value="2.8520798683167" calcext:value-type="float">
            <text:p>2,8520798683167</text:p>
          </table:table-cell>
          <table:table-cell office:value-type="float" office:value="-156.07979950631" calcext:value-type="float">
            <text:p>-156,0797995063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640</text:p>
          </table:table-cell>
          <table:table-cell office:value-type="float" office:value="2.2048857808113" calcext:value-type="float">
            <text:p>2,2048857808113</text:p>
          </table:table-cell>
          <table:table-cell office:value-type="float" office:value="2.3336145281792" calcext:value-type="float">
            <text:p>2,3336145281792</text:p>
          </table:table-cell>
          <table:table-cell office:value-type="float" office:value="143.43725344178" calcext:value-type="float">
            <text:p>143,4372534417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651</text:p>
          </table:table-cell>
          <table:table-cell office:value-type="float" office:value="5.1828271150589" calcext:value-type="float">
            <text:p>5,1828271150589</text:p>
          </table:table-cell>
          <table:table-cell office:value-type="float" office:value="2.5294977426529" calcext:value-type="float">
            <text:p>2,5294977426529</text:p>
          </table:table-cell>
          <table:table-cell office:value-type="float" office:value="-158.61908949105" calcext:value-type="float">
            <text:p>-158,61908949105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662</text:p>
          </table:table-cell>
          <table:table-cell office:value-type="float" office:value="6.658707857132" calcext:value-type="float">
            <text:p>6,658707857132</text:p>
          </table:table-cell>
          <table:table-cell office:value-type="float" office:value="2.9839614033699" calcext:value-type="float">
            <text:p>2,9839614033699</text:p>
          </table:table-cell>
          <table:table-cell office:value-type="float" office:value="19.362634534289" calcext:value-type="float">
            <text:p>19,36263453428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673</text:p>
          </table:table-cell>
          <table:table-cell office:value-type="float" office:value="6.7622005939484" calcext:value-type="float">
            <text:p>6,7622005939484</text:p>
          </table:table-cell>
          <table:table-cell office:value-type="float" office:value="2.2369019687176" calcext:value-type="float">
            <text:p>2,2369019687176</text:p>
          </table:table-cell>
          <table:table-cell office:value-type="float" office:value="-50.105666658681" calcext:value-type="float">
            <text:p>-50,1056666586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684</text:p>
          </table:table-cell>
          <table:table-cell office:value-type="float" office:value="-1.5850082039833" calcext:value-type="float">
            <text:p>-1,5850082039833</text:p>
          </table:table-cell>
          <table:table-cell office:value-type="float" office:value="5.82763671875" calcext:value-type="float">
            <text:p>5,82763671875</text:p>
          </table:table-cell>
          <table:table-cell office:value-type="float" office:value="-34.687468200732" calcext:value-type="float">
            <text:p>-34,6874682007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695</text:p>
          </table:table-cell>
          <table:table-cell office:value-type="float" office:value="-1.5453064441681" calcext:value-type="float">
            <text:p>-1,5453064441681</text:p>
          </table:table-cell>
          <table:table-cell office:value-type="float" office:value="4.6999678015709" calcext:value-type="float">
            <text:p>4,6999678015709</text:p>
          </table:table-cell>
          <table:table-cell office:value-type="float" office:value="7.3587156025467" calcext:value-type="float">
            <text:p>7,358715602546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706</text:p>
          </table:table-cell>
          <table:table-cell office:value-type="float" office:value="1.8700632452965" calcext:value-type="float">
            <text:p>1,8700632452965</text:p>
          </table:table-cell>
          <table:table-cell office:value-type="float" office:value="5.1120245456696" calcext:value-type="float">
            <text:p>5,1120245456696</text:p>
          </table:table-cell>
          <table:table-cell office:value-type="float" office:value="-12.268153250597" calcext:value-type="float">
            <text:p>-12,26815325059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717</text:p>
          </table:table-cell>
          <table:table-cell office:value-type="float" office:value="4.7586989402771" calcext:value-type="float">
            <text:p>4,7586989402771</text:p>
          </table:table-cell>
          <table:table-cell office:value-type="float" office:value="4.0900501608849" calcext:value-type="float">
            <text:p>4,0900501608849</text:p>
          </table:table-cell>
          <table:table-cell office:value-type="float" office:value="162.84454248513" calcext:value-type="float">
            <text:p>162,8445424851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728</text:p>
          </table:table-cell>
          <table:table-cell office:value-type="float" office:value="6.0745251178741" calcext:value-type="float">
            <text:p>6,0745251178741</text:p>
          </table:table-cell>
          <table:table-cell office:value-type="float" office:value="5.0578570365906" calcext:value-type="float">
            <text:p>5,0578570365906</text:p>
          </table:table-cell>
          <table:table-cell office:value-type="float" office:value="-57.596006970497" calcext:value-type="float">
            <text:p>-57,5960069704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739</text:p>
          </table:table-cell>
          <table:table-cell office:value-type="float" office:value="8.1534087657928" calcext:value-type="float">
            <text:p>8,1534087657928</text:p>
          </table:table-cell>
          <table:table-cell office:value-type="float" office:value="4.6378198266029" calcext:value-type="float">
            <text:p>4,6378198266029</text:p>
          </table:table-cell>
          <table:table-cell office:value-type="float" office:value="58.150393947674" calcext:value-type="float">
            <text:p>58,15039394767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750</text:p>
          </table:table-cell>
          <table:table-cell office:value-type="float" office:value="8.5613107681274" calcext:value-type="float">
            <text:p>8,5613107681274</text:p>
          </table:table-cell>
          <table:table-cell office:value-type="float" office:value="4.4847640395164" calcext:value-type="float">
            <text:p>4,4847640395164</text:p>
          </table:table-cell>
          <table:table-cell office:value-type="float" office:value="-72.294341530769" calcext:value-type="float">
            <text:p>-72,29434153076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761</text:p>
          </table:table-cell>
          <table:table-cell office:value-type="float" office:value="-0.91003730893135" calcext:value-type="float">
            <text:p>-0,91003730893135</text:p>
          </table:table-cell>
          <table:table-cell office:value-type="float" office:value="6.305205821991" calcext:value-type="float">
            <text:p>6,305205821991</text:p>
          </table:table-cell>
          <table:table-cell office:value-type="float" office:value="48.357700086703" calcext:value-type="float">
            <text:p>48,357700086703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772</text:p>
          </table:table-cell>
          <table:table-cell office:value-type="float" office:value="0.49412168562412" calcext:value-type="float">
            <text:p>0,49412168562412</text:p>
          </table:table-cell>
          <table:table-cell office:value-type="float" office:value="6.5998536348343" calcext:value-type="float">
            <text:p>6,5998536348343</text:p>
          </table:table-cell>
          <table:table-cell office:value-type="float" office:value="-166.75273627992" calcext:value-type="float">
            <text:p>-166,75273627992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783</text:p>
          </table:table-cell>
          <table:table-cell office:value-type="float" office:value="0.34594319760799" calcext:value-type="float">
            <text:p>0,34594319760799</text:p>
          </table:table-cell>
          <table:table-cell office:value-type="float" office:value="6.0614442825317" calcext:value-type="float">
            <text:p>6,0614442825317</text:p>
          </table:table-cell>
          <table:table-cell office:value-type="float" office:value="-82.787191032604" calcext:value-type="float">
            <text:p>-82,78719103260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794</text:p>
          </table:table-cell>
          <table:table-cell office:value-type="float" office:value="4.863375723362" calcext:value-type="float">
            <text:p>4,863375723362</text:p>
          </table:table-cell>
          <table:table-cell office:value-type="float" office:value="5.5365306138992" calcext:value-type="float">
            <text:p>5,5365306138992</text:p>
          </table:table-cell>
          <table:table-cell office:value-type="float" office:value="114.02774388623" calcext:value-type="float">
            <text:p>114,0277438862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805</text:p>
          </table:table-cell>
          <table:table-cell office:value-type="float" office:value="5.4558575153351" calcext:value-type="float">
            <text:p>5,4558575153351</text:p>
          </table:table-cell>
          <table:table-cell office:value-type="float" office:value="7.7456122636795" calcext:value-type="float">
            <text:p>7,7456122636795</text:p>
          </table:table-cell>
          <table:table-cell office:value-type="float" office:value="75.338317330476" calcext:value-type="float">
            <text:p>75,338317330476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816</text:p>
          </table:table-cell>
          <table:table-cell office:value-type="float" office:value="6.3864266872406" calcext:value-type="float">
            <text:p>6,3864266872406</text:p>
          </table:table-cell>
          <table:table-cell office:value-type="float" office:value="6.7459136247635" calcext:value-type="float">
            <text:p>6,7459136247635</text:p>
          </table:table-cell>
          <table:table-cell office:value-type="float" office:value="-77.573755744157" calcext:value-type="float">
            <text:p>-77,57375574415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827</text:p>
          </table:table-cell>
          <table:table-cell office:value-type="float" office:value="9.2668437957764" calcext:value-type="float">
            <text:p>9,2668437957764</text:p>
          </table:table-cell>
          <table:table-cell office:value-type="float" office:value="5.7524007558823" calcext:value-type="float">
            <text:p>5,7524007558823</text:p>
          </table:table-cell>
          <table:table-cell office:value-type="float" office:value="108.80960021049" calcext:value-type="float">
            <text:p>108,8096002104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838</text:p>
          </table:table-cell>
          <table:table-cell office:value-type="float" office:value="-0.76963819563389" calcext:value-type="float">
            <text:p>-0,76963819563389</text:p>
          </table:table-cell>
          <table:table-cell office:value-type="float" office:value="6.9168919324875" calcext:value-type="float">
            <text:p>6,9168919324875</text:p>
          </table:table-cell>
          <table:table-cell office:value-type="float" office:value="151.96902888596" calcext:value-type="float">
            <text:p>151,969028885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849</text:p>
          </table:table-cell>
          <table:table-cell office:value-type="float" office:value="0.56254327297211" calcext:value-type="float">
            <text:p>0,56254327297211</text:p>
          </table:table-cell>
          <table:table-cell office:value-type="float" office:value="7.9118436574936" calcext:value-type="float">
            <text:p>7,9118436574936</text:p>
          </table:table-cell>
          <table:table-cell office:value-type="float" office:value="27.854026502864" calcext:value-type="float">
            <text:p>27,854026502864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860</text:p>
          </table:table-cell>
          <table:table-cell office:value-type="float" office:value="2.2224760055542" calcext:value-type="float">
            <text:p>2,2224760055542</text:p>
          </table:table-cell>
          <table:table-cell office:value-type="float" office:value="8.8471710681915" calcext:value-type="float">
            <text:p>8,8471710681915</text:p>
          </table:table-cell>
          <table:table-cell office:value-type="float" office:value="38.669591876352" calcext:value-type="float">
            <text:p>38,66959187635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871</text:p>
          </table:table-cell>
          <table:table-cell office:value-type="float" office:value="3.4442275762558" calcext:value-type="float">
            <text:p>3,4442275762558</text:p>
          </table:table-cell>
          <table:table-cell office:value-type="float" office:value="7.0965993404388" calcext:value-type="float">
            <text:p>7,0965993404388</text:p>
          </table:table-cell>
          <table:table-cell office:value-type="float" office:value="80.338419622676" calcext:value-type="float">
            <text:p>80,338419622676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882</text:p>
          </table:table-cell>
          <table:table-cell office:value-type="float" office:value="5.0140774250031" calcext:value-type="float">
            <text:p>5,0140774250031</text:p>
          </table:table-cell>
          <table:table-cell office:value-type="float" office:value="6.2489151954651" calcext:value-type="float">
            <text:p>6,2489151954651</text:p>
          </table:table-cell>
          <table:table-cell office:value-type="float" office:value="-155.50235578209" calcext:value-type="float">
            <text:p>-155,5023557820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893</text:p>
          </table:table-cell>
          <table:table-cell office:value-type="float" office:value="5.8859169483185" calcext:value-type="float">
            <text:p>5,8859169483185</text:p>
          </table:table-cell>
          <table:table-cell office:value-type="float" office:value="8.1156098842621" calcext:value-type="float">
            <text:p>8,1156098842621</text:p>
          </table:table-cell>
          <table:table-cell office:value-type="float" office:value="104.91184823832" calcext:value-type="float">
            <text:p>104,9118482383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904</text:p>
          </table:table-cell>
          <table:table-cell office:value-type="float" office:value="9.1990023851395" calcext:value-type="float">
            <text:p>9,1990023851395</text:p>
          </table:table-cell>
          <table:table-cell office:value-type="float" office:value="6.8034493923187" calcext:value-type="float">
            <text:p>6,8034493923187</text:p>
          </table:table-cell>
          <table:table-cell office:value-type="float" office:value="100.54265617565" calcext:value-type="float">
            <text:p>100,5426561756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915</text:p>
          </table:table-cell>
          <table:table-cell office:value-type="float" office:value="-0.96861861646175" calcext:value-type="float">
            <text:p>-0,96861861646175</text:p>
          </table:table-cell>
          <table:table-cell office:value-type="float" office:value="9.3603956699371" calcext:value-type="float">
            <text:p>9,3603956699371</text:p>
          </table:table-cell>
          <table:table-cell office:value-type="float" office:value="87.488785670821" calcext:value-type="float">
            <text:p>87,48878567082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926</text:p>
          </table:table-cell>
          <table:table-cell office:value-type="float" office:value="1.3472121953964" calcext:value-type="float">
            <text:p>1,3472121953964</text:p>
          </table:table-cell>
          <table:table-cell office:value-type="float" office:value="8.2424938678741" calcext:value-type="float">
            <text:p>8,2424938678741</text:p>
          </table:table-cell>
          <table:table-cell office:value-type="float" office:value="162.56537407067" calcext:value-type="float">
            <text:p>162,56537407067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937</text:p>
          </table:table-cell>
          <table:table-cell office:value-type="float" office:value="3.2021549344063" calcext:value-type="float">
            <text:p>3,2021549344063</text:p>
          </table:table-cell>
          <table:table-cell office:value-type="float" office:value="9.4622105360031" calcext:value-type="float">
            <text:p>9,4622105360031</text:p>
          </table:table-cell>
          <table:table-cell office:value-type="float" office:value="-125.62011457553" calcext:value-type="float">
            <text:p>-125,62011457553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948</text:p>
          </table:table-cell>
          <table:table-cell office:value-type="float" office:value="3.7889760732651" calcext:value-type="float">
            <text:p>3,7889760732651</text:p>
          </table:table-cell>
          <table:table-cell office:value-type="float" office:value="10.030709505081" calcext:value-type="float">
            <text:p>10,030709505081</text:p>
          </table:table-cell>
          <table:table-cell office:value-type="float" office:value="-88.233981922174" calcext:value-type="float">
            <text:p>-88,233981922174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959</text:p>
          </table:table-cell>
          <table:table-cell office:value-type="float" office:value="4.068922996521" calcext:value-type="float">
            <text:p>4,068922996521</text:p>
          </table:table-cell>
          <table:table-cell office:value-type="float" office:value="7.6114189624786" calcext:value-type="float">
            <text:p>7,6114189624786</text:p>
          </table:table-cell>
          <table:table-cell office:value-type="float" office:value="24.561896825292" calcext:value-type="float">
            <text:p>24,5618968252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970</text:p>
          </table:table-cell>
          <table:table-cell office:value-type="float" office:value="7.2536873817444" calcext:value-type="float">
            <text:p>7,2536873817444</text:p>
          </table:table-cell>
          <table:table-cell office:value-type="float" office:value="9.3137848377228" calcext:value-type="float">
            <text:p>9,3137848377228</text:p>
          </table:table-cell>
          <table:table-cell office:value-type="float" office:value="-79.000226251639" calcext:value-type="float">
            <text:p>-79,0002262516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981</text:p>
          </table:table-cell>
          <table:table-cell office:value-type="float" office:value="8.9764422178268" calcext:value-type="float">
            <text:p>8,9764422178268</text:p>
          </table:table-cell>
          <table:table-cell office:value-type="float" office:value="9.5551061630249" calcext:value-type="float">
            <text:p>9,5551061630249</text:p>
          </table:table-cell>
          <table:table-cell office:value-type="float" office:value="-111.25023957271" calcext:value-type="float">
            <text:p>-111,25023957271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992</text:p>
          </table:table-cell>
          <table:table-cell office:value-type="float" office:value="0.94466120004654" calcext:value-type="float">
            <text:p>0,94466120004654</text:p>
          </table:table-cell>
          <table:table-cell office:value-type="float" office:value="10.737216472626" calcext:value-type="float">
            <text:p>10,737216472626</text:p>
          </table:table-cell>
          <table:table-cell office:value-type="float" office:value="119.23381932981" calcext:value-type="float">
            <text:p>119,233819329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5003</text:p>
          </table:table-cell>
          <table:table-cell office:value-type="float" office:value="0.33975079655647" calcext:value-type="float">
            <text:p>0,33975079655647</text:p>
          </table:table-cell>
          <table:table-cell office:value-type="float" office:value="9.5616215467453" calcext:value-type="float">
            <text:p>9,5616215467453</text:p>
          </table:table-cell>
          <table:table-cell office:value-type="float" office:value="170.53058496706" calcext:value-type="float">
            <text:p>170,5305849670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5</text:p>
          </table:table-cell>
          <table:table-cell office:value-type="float" office:value="0.74382498860359" calcext:value-type="float">
            <text:p>0,74382498860359</text:p>
          </table:table-cell>
          <table:table-cell office:value-type="float" office:value="-0.51517654210329" calcext:value-type="float">
            <text:p>-0,51517654210329</text:p>
          </table:table-cell>
          <table:table-cell office:value-type="float" office:value="-114.56335198348" calcext:value-type="float">
            <text:p>-114,56335198348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464</text:p>
          </table:table-cell>
          <table:table-cell office:value-type="float" office:value="0.78133188188076" calcext:value-type="float">
            <text:p>0,78133188188076</text:p>
          </table:table-cell>
          <table:table-cell office:value-type="float" office:value="-0.32485760748386" calcext:value-type="float">
            <text:p>-0,32485760748386</text:p>
          </table:table-cell>
          <table:table-cell office:value-type="float" office:value="99.625470531974" calcext:value-type="float">
            <text:p>99,625470531974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475</text:p>
          </table:table-cell>
          <table:table-cell office:value-type="float" office:value="0.9850849211216" calcext:value-type="float">
            <text:p>0,9850849211216</text:p>
          </table:table-cell>
          <table:table-cell office:value-type="float" office:value="-0.36176633089781" calcext:value-type="float">
            <text:p>-0,36176633089781</text:p>
          </table:table-cell>
          <table:table-cell office:value-type="float" office:value="-11.51426971718" calcext:value-type="float">
            <text:p>-11,51426971718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486</text:p>
          </table:table-cell>
          <table:table-cell office:value-type="float" office:value="1.5650756657124" calcext:value-type="float">
            <text:p>1,5650756657124</text:p>
          </table:table-cell>
          <table:table-cell office:value-type="float" office:value="-0.3476457297802" calcext:value-type="float">
            <text:p>-0,3476457297802</text:p>
          </table:table-cell>
          <table:table-cell office:value-type="float" office:value="14.120567091711" calcext:value-type="float">
            <text:p>14,1205670917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497</text:p>
          </table:table-cell>
          <table:table-cell office:value-type="float" office:value="3.0552011728287" calcext:value-type="float">
            <text:p>3,0552011728287</text:p>
          </table:table-cell>
          <table:table-cell office:value-type="float" office:value="1.0189322382212" calcext:value-type="float">
            <text:p>1,0189322382212</text:p>
          </table:table-cell>
          <table:table-cell office:value-type="float" office:value="-93.685966388435" calcext:value-type="float">
            <text:p>-93,6859663884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508</text:p>
          </table:table-cell>
          <table:table-cell office:value-type="float" office:value="6.0130876302719" calcext:value-type="float">
            <text:p>6,0130876302719</text:p>
          </table:table-cell>
          <table:table-cell office:value-type="float" office:value="-0.24054814130068" calcext:value-type="float">
            <text:p>-0,24054814130068</text:p>
          </table:table-cell>
          <table:table-cell office:value-type="float" office:value="105.36001290485" calcext:value-type="float">
            <text:p>105,3600129048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519</text:p>
          </table:table-cell>
          <table:table-cell office:value-type="float" office:value="6.6021692752838" calcext:value-type="float">
            <text:p>6,6021692752838</text:p>
          </table:table-cell>
          <table:table-cell office:value-type="float" office:value="-0.58311216533184" calcext:value-type="float">
            <text:p>-0,58311216533184</text:p>
          </table:table-cell>
          <table:table-cell office:value-type="float" office:value="16.733372667033" calcext:value-type="float">
            <text:p>16,7333726670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530</text:p>
          </table:table-cell>
          <table:table-cell office:value-type="float" office:value="-1.5850135684013" calcext:value-type="float">
            <text:p>-1,5850135684013</text:p>
          </table:table-cell>
          <table:table-cell office:value-type="float" office:value="2.3895999789238" calcext:value-type="float">
            <text:p>2,3895999789238</text:p>
          </table:table-cell>
          <table:table-cell office:value-type="float" office:value="34.23990489571" calcext:value-type="float">
            <text:p>34,239904895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541</text:p>
          </table:table-cell>
          <table:table-cell office:value-type="float" office:value="0.49423925578594" calcext:value-type="float">
            <text:p>0,49423925578594</text:p>
          </table:table-cell>
          <table:table-cell office:value-type="float" office:value="1.9145567715168" calcext:value-type="float">
            <text:p>1,9145567715168</text:p>
          </table:table-cell>
          <table:table-cell office:value-type="float" office:value="18.121935189909" calcext:value-type="float">
            <text:p>18,121935189909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552</text:p>
          </table:table-cell>
          <table:table-cell office:value-type="float" office:value="2.9312959313393" calcext:value-type="float">
            <text:p>2,9312959313393</text:p>
          </table:table-cell>
          <table:table-cell office:value-type="float" office:value="3.0000811815262" calcext:value-type="float">
            <text:p>3,0000811815262</text:p>
          </table:table-cell>
          <table:table-cell office:value-type="float" office:value="-47.682897300477" calcext:value-type="float">
            <text:p>-47,682897300477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563</text:p>
          </table:table-cell>
          <table:table-cell office:value-type="float" office:value="4.2719268798828" calcext:value-type="float">
            <text:p>4,2719268798828</text:p>
          </table:table-cell>
          <table:table-cell office:value-type="float" office:value="1.8997472524643" calcext:value-type="float">
            <text:p>1,8997472524643</text:p>
          </table:table-cell>
          <table:table-cell office:value-type="float" office:value="-155.15012194397" calcext:value-type="float">
            <text:p>-155,1501219439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574</text:p>
          </table:table-cell>
          <table:table-cell office:value-type="float" office:value="4.9229747056961" calcext:value-type="float">
            <text:p>4,9229747056961</text:p>
          </table:table-cell>
          <table:table-cell office:value-type="float" office:value="1.0686737298965" calcext:value-type="float">
            <text:p>1,0686737298965</text:p>
          </table:table-cell>
          <table:table-cell office:value-type="float" office:value="108.55089858839" calcext:value-type="float">
            <text:p>108,55089858839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585</text:p>
          </table:table-cell>
          <table:table-cell office:value-type="float" office:value="6.628645658493" calcext:value-type="float">
            <text:p>6,628645658493</text:p>
          </table:table-cell>
          <table:table-cell office:value-type="float" office:value="1.8131428956985" calcext:value-type="float">
            <text:p>1,8131428956985</text:p>
          </table:table-cell>
          <table:table-cell office:value-type="float" office:value="-160.23769500149" calcext:value-type="float">
            <text:p>-160,23769500149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596</text:p>
          </table:table-cell>
          <table:table-cell office:value-type="float" office:value="8.6102759838104" calcext:value-type="float">
            <text:p>8,6102759838104</text:p>
          </table:table-cell>
          <table:table-cell office:value-type="float" office:value="0.045889322645962" calcext:value-type="float">
            <text:p>0,045889322645962</text:p>
          </table:table-cell>
          <table:table-cell office:value-type="float" office:value="108.71280834174" calcext:value-type="float">
            <text:p>108,712808341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607</text:p>
          </table:table-cell>
          <table:table-cell office:value-type="float" office:value="0.083776814863086" calcext:value-type="float">
            <text:p>0,083776814863086</text:p>
          </table:table-cell>
          <table:table-cell office:value-type="float" office:value="1.6715270280838" calcext:value-type="float">
            <text:p>1,6715270280838</text:p>
          </table:table-cell>
          <table:table-cell office:value-type="float" office:value="129.47884638598" calcext:value-type="float">
            <text:p>129,4788463859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618</text:p>
          </table:table-cell>
          <table:table-cell office:value-type="float" office:value="1.6550858318806" calcext:value-type="float">
            <text:p>1,6550858318806</text:p>
          </table:table-cell>
          <table:table-cell office:value-type="float" office:value="4.4108575582504" calcext:value-type="float">
            <text:p>4,4108575582504</text:p>
          </table:table-cell>
          <table:table-cell office:value-type="float" office:value="-179.56713506371" calcext:value-type="float">
            <text:p>-179,567135063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629</text:p>
          </table:table-cell>
          <table:table-cell office:value-type="float" office:value="2.1118791401386" calcext:value-type="float">
            <text:p>2,1118791401386</text:p>
          </table:table-cell>
          <table:table-cell office:value-type="float" office:value="3.0243307352066" calcext:value-type="float">
            <text:p>3,0243307352066</text:p>
          </table:table-cell>
          <table:table-cell office:value-type="float" office:value="-141.12164260475" calcext:value-type="float">
            <text:p>-141,1216426047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640</text:p>
          </table:table-cell>
          <table:table-cell office:value-type="float" office:value="2.3634698987007" calcext:value-type="float">
            <text:p>2,3634698987007</text:p>
          </table:table-cell>
          <table:table-cell office:value-type="float" office:value="2.494080811739" calcext:value-type="float">
            <text:p>2,494080811739</text:p>
          </table:table-cell>
          <table:table-cell office:value-type="float" office:value="-126.64663867586" calcext:value-type="float">
            <text:p>-126,64663867586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651</text:p>
          </table:table-cell>
          <table:table-cell office:value-type="float" office:value="5.5524510145187" calcext:value-type="float">
            <text:p>5,5524510145187</text:p>
          </table:table-cell>
          <table:table-cell office:value-type="float" office:value="2.6748934388161" calcext:value-type="float">
            <text:p>2,6748934388161</text:p>
          </table:table-cell>
          <table:table-cell office:value-type="float" office:value="-158.60588687241" calcext:value-type="float">
            <text:p>-158,6058868724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662</text:p>
          </table:table-cell>
          <table:table-cell office:value-type="float" office:value="6.4352577924728" calcext:value-type="float">
            <text:p>6,4352577924728</text:p>
          </table:table-cell>
          <table:table-cell office:value-type="float" office:value="2.9770854115486" calcext:value-type="float">
            <text:p>2,9770854115486</text:p>
          </table:table-cell>
          <table:table-cell office:value-type="float" office:value="-11.899571604789" calcext:value-type="float">
            <text:p>-11,899571604789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673</text:p>
          </table:table-cell>
          <table:table-cell office:value-type="float" office:value="6.6642957925797" calcext:value-type="float">
            <text:p>6,6642957925797</text:p>
          </table:table-cell>
          <table:table-cell office:value-type="float" office:value="2.4224157631397" calcext:value-type="float">
            <text:p>2,4224157631397</text:p>
          </table:table-cell>
          <table:table-cell office:value-type="float" office:value="-48.264810234118" calcext:value-type="float">
            <text:p>-48,26481023411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684</text:p>
          </table:table-cell>
          <table:table-cell office:value-type="float" office:value="-1.584684997797" calcext:value-type="float">
            <text:p>-1,584684997797</text:p>
          </table:table-cell>
          <table:table-cell office:value-type="float" office:value="6.1115831136703" calcext:value-type="float">
            <text:p>6,1115831136703</text:p>
          </table:table-cell>
          <table:table-cell office:value-type="float" office:value="-34.962932774975" calcext:value-type="float">
            <text:p>-34,9629327749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695</text:p>
          </table:table-cell>
          <table:table-cell office:value-type="float" office:value="-1.5853470563889" calcext:value-type="float">
            <text:p>-1,5853470563889</text:p>
          </table:table-cell>
          <table:table-cell office:value-type="float" office:value="4.4509094953537" calcext:value-type="float">
            <text:p>4,4509094953537</text:p>
          </table:table-cell>
          <table:table-cell office:value-type="float" office:value="19.090907968533" calcext:value-type="float">
            <text:p>19,0909079685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706</text:p>
          </table:table-cell>
          <table:table-cell office:value-type="float" office:value="1.5916694700718" calcext:value-type="float">
            <text:p>1,5916694700718</text:p>
          </table:table-cell>
          <table:table-cell office:value-type="float" office:value="5.2981460094452" calcext:value-type="float">
            <text:p>5,2981460094452</text:p>
          </table:table-cell>
          <table:table-cell office:value-type="float" office:value="-39.898047021999" calcext:value-type="float">
            <text:p>-39,89804702199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717</text:p>
          </table:table-cell>
          <table:table-cell office:value-type="float" office:value="5.1385897397995" calcext:value-type="float">
            <text:p>5,1385897397995</text:p>
          </table:table-cell>
          <table:table-cell office:value-type="float" office:value="3.9802783727646" calcext:value-type="float">
            <text:p>3,9802783727646</text:p>
          </table:table-cell>
          <table:table-cell office:value-type="float" office:value="164.19209796152" calcext:value-type="float">
            <text:p>164,1920979615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728</text:p>
          </table:table-cell>
          <table:table-cell office:value-type="float" office:value="5.8254009485245" calcext:value-type="float">
            <text:p>5,8254009485245</text:p>
          </table:table-cell>
          <table:table-cell office:value-type="float" office:value="5.3266018629074" calcext:value-type="float">
            <text:p>5,3266018629074</text:p>
          </table:table-cell>
          <table:table-cell office:value-type="float" office:value="-43.995601356409" calcext:value-type="float">
            <text:p>-43,9956013564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739</text:p>
          </table:table-cell>
          <table:table-cell office:value-type="float" office:value="7.9504209756851" calcext:value-type="float">
            <text:p>7,9504209756851</text:p>
          </table:table-cell>
          <table:table-cell office:value-type="float" office:value="4.7270187735558" calcext:value-type="float">
            <text:p>4,7270187735558</text:p>
          </table:table-cell>
          <table:table-cell office:value-type="float" office:value="-32.584442074891" calcext:value-type="float">
            <text:p>-32,58444207489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750</text:p>
          </table:table-cell>
          <table:table-cell office:value-type="float" office:value="8.3429670333862" calcext:value-type="float">
            <text:p>8,3429670333862</text:p>
          </table:table-cell>
          <table:table-cell office:value-type="float" office:value="4.4477611780167" calcext:value-type="float">
            <text:p>4,4477611780167</text:p>
          </table:table-cell>
          <table:table-cell office:value-type="float" office:value="18.457674296798" calcext:value-type="float">
            <text:p>18,457674296798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761</text:p>
          </table:table-cell>
          <table:table-cell office:value-type="float" office:value="-0.76676398515701" calcext:value-type="float">
            <text:p>-0,76676398515701</text:p>
          </table:table-cell>
          <table:table-cell office:value-type="float" office:value="6.135528087616" calcext:value-type="float">
            <text:p>6,135528087616</text:p>
          </table:table-cell>
          <table:table-cell office:value-type="float" office:value="139.10883095614" calcext:value-type="float">
            <text:p>139,10883095614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772</text:p>
          </table:table-cell>
          <table:table-cell office:value-type="float" office:value="0.47327637672424" calcext:value-type="float">
            <text:p>0,47327637672424</text:p>
          </table:table-cell>
          <table:table-cell office:value-type="float" office:value="6.8206083774567" calcext:value-type="float">
            <text:p>6,8206083774567</text:p>
          </table:table-cell>
          <table:table-cell office:value-type="float" office:value="-75.959455435443" calcext:value-type="float">
            <text:p>-75,959455435443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783</text:p>
          </table:table-cell>
          <table:table-cell office:value-type="float" office:value="0.56014828383923" calcext:value-type="float">
            <text:p>0,56014828383923</text:p>
          </table:table-cell>
          <table:table-cell office:value-type="float" office:value="6.1208760738373" calcext:value-type="float">
            <text:p>6,1208760738373</text:p>
          </table:table-cell>
          <table:table-cell office:value-type="float" office:value="-173.60984292" calcext:value-type="float">
            <text:p>-173,6098429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794</text:p>
          </table:table-cell>
          <table:table-cell office:value-type="float" office:value="4.7240647673607" calcext:value-type="float">
            <text:p>4,7240647673607</text:p>
          </table:table-cell>
          <table:table-cell office:value-type="float" office:value="5.2487397193909" calcext:value-type="float">
            <text:p>5,2487397193909</text:p>
          </table:table-cell>
          <table:table-cell office:value-type="float" office:value="69.315879967562" calcext:value-type="float">
            <text:p>69,31587996756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805</text:p>
          </table:table-cell>
          <table:table-cell office:value-type="float" office:value="5.2428239583969" calcext:value-type="float">
            <text:p>5,2428239583969</text:p>
          </table:table-cell>
          <table:table-cell office:value-type="float" office:value="7.736753821373" calcext:value-type="float">
            <text:p>7,736753821373</text:p>
          </table:table-cell>
          <table:table-cell office:value-type="float" office:value="-8.0283974196501" calcext:value-type="float">
            <text:p>-8,0283974196501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816</text:p>
          </table:table-cell>
          <table:table-cell office:value-type="float" office:value="6.5469425916672" calcext:value-type="float">
            <text:p>6,5469425916672</text:p>
          </table:table-cell>
          <table:table-cell office:value-type="float" office:value="6.9476920366287" calcext:value-type="float">
            <text:p>6,9476920366287</text:p>
          </table:table-cell>
          <table:table-cell office:value-type="float" office:value="-137.46108674699" calcext:value-type="float">
            <text:p>-137,4610867469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827</text:p>
          </table:table-cell>
          <table:table-cell office:value-type="float" office:value="9.2387306690216" calcext:value-type="float">
            <text:p>9,2387306690216</text:p>
          </table:table-cell>
          <table:table-cell office:value-type="float" office:value="5.5657953023911" calcext:value-type="float">
            <text:p>5,5657953023911</text:p>
          </table:table-cell>
          <table:table-cell office:value-type="float" office:value="81.105654406699" calcext:value-type="float">
            <text:p>81,10565440669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838</text:p>
          </table:table-cell>
          <table:table-cell office:value-type="float" office:value="-0.63810981810093" calcext:value-type="float">
            <text:p>-0,63810981810093</text:p>
          </table:table-cell>
          <table:table-cell office:value-type="float" office:value="7.0958292484283" calcext:value-type="float">
            <text:p>7,0958292484283</text:p>
          </table:table-cell>
          <table:table-cell office:value-type="float" office:value="-117.47330616994" calcext:value-type="float">
            <text:p>-117,47330616994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849</text:p>
          </table:table-cell>
          <table:table-cell office:value-type="float" office:value="0.21051857620478" calcext:value-type="float">
            <text:p>0,21051857620478</text:p>
          </table:table-cell>
          <table:table-cell office:value-type="float" office:value="7.7266579866409" calcext:value-type="float">
            <text:p>7,7266579866409</text:p>
          </table:table-cell>
          <table:table-cell office:value-type="float" office:value="27.912011761574" calcext:value-type="float">
            <text:p>27,912011761574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860</text:p>
          </table:table-cell>
          <table:table-cell office:value-type="float" office:value="1.9622023403645" calcext:value-type="float">
            <text:p>1,9622023403645</text:p>
          </table:table-cell>
          <table:table-cell office:value-type="float" office:value="8.6008894443512" calcext:value-type="float">
            <text:p>8,6008894443512</text:p>
          </table:table-cell>
          <table:table-cell office:value-type="float" office:value="54.843934098626" calcext:value-type="float">
            <text:p>54,84393409862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871</text:p>
          </table:table-cell>
          <table:table-cell office:value-type="float" office:value="3.4843629598618" calcext:value-type="float">
            <text:p>3,4843629598618</text:p>
          </table:table-cell>
          <table:table-cell office:value-type="float" office:value="6.8333172798157" calcext:value-type="float">
            <text:p>6,8333172798157</text:p>
          </table:table-cell>
          <table:table-cell office:value-type="float" office:value="102.13892247267" calcext:value-type="float">
            <text:p>102,1389224726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882</text:p>
          </table:table-cell>
          <table:table-cell office:value-type="float" office:value="5.0991940498352" calcext:value-type="float">
            <text:p>5,0991940498352</text:p>
          </table:table-cell>
          <table:table-cell office:value-type="float" office:value="6.5575957298279" calcext:value-type="float">
            <text:p>6,5575957298279</text:p>
          </table:table-cell>
          <table:table-cell office:value-type="float" office:value="-110.72801176909" calcext:value-type="float">
            <text:p>-110,7280117690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893</text:p>
          </table:table-cell>
          <table:table-cell office:value-type="float" office:value="6.1049336194992" calcext:value-type="float">
            <text:p>6,1049336194992</text:p>
          </table:table-cell>
          <table:table-cell office:value-type="float" office:value="8.1306159496307" calcext:value-type="float">
            <text:p>8,1306159496307</text:p>
          </table:table-cell>
          <table:table-cell office:value-type="float" office:value="-166.20445858901" calcext:value-type="float">
            <text:p>-166,20445858901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904</text:p>
          </table:table-cell>
          <table:table-cell office:value-type="float" office:value="9.212139248848" calcext:value-type="float">
            <text:p>9,212139248848</text:p>
          </table:table-cell>
          <table:table-cell office:value-type="float" office:value="6.5134274959564" calcext:value-type="float">
            <text:p>6,5134274959564</text:p>
          </table:table-cell>
          <table:table-cell office:value-type="float" office:value="90.986358891627" calcext:value-type="float">
            <text:p>90,986358891627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915</text:p>
          </table:table-cell>
          <table:table-cell office:value-type="float" office:value="-0.98643451929092" calcext:value-type="float">
            <text:p>-0,98643451929092</text:p>
          </table:table-cell>
          <table:table-cell office:value-type="float" office:value="8.9626103639603" calcext:value-type="float">
            <text:p>8,9626103639603</text:p>
          </table:table-cell>
          <table:table-cell office:value-type="float" office:value="87.476300585801" calcext:value-type="float">
            <text:p>87,47630058580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926</text:p>
          </table:table-cell>
          <table:table-cell office:value-type="float" office:value="1.6982561349869" calcext:value-type="float">
            <text:p>1,6982561349869</text:p>
          </table:table-cell>
          <table:table-cell office:value-type="float" office:value="8.1627941131592" calcext:value-type="float">
            <text:p>8,1627941131592</text:p>
          </table:table-cell>
          <table:table-cell office:value-type="float" office:value="178.18884181369" calcext:value-type="float">
            <text:p>178,18884181369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937</text:p>
          </table:table-cell>
          <table:table-cell office:value-type="float" office:value="3.4335213899612" calcext:value-type="float">
            <text:p>3,4335213899612</text:p>
          </table:table-cell>
          <table:table-cell office:value-type="float" office:value="9.7857028245926" calcext:value-type="float">
            <text:p>9,7857028245926</text:p>
          </table:table-cell>
          <table:table-cell office:value-type="float" office:value="-125.60874337603" calcext:value-type="float">
            <text:p>-125,60874337603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948</text:p>
          </table:table-cell>
          <table:table-cell office:value-type="float" office:value="3.8235574960709" calcext:value-type="float">
            <text:p>3,8235574960709</text:p>
          </table:table-cell>
          <table:table-cell office:value-type="float" office:value="10.406804084778" calcext:value-type="float">
            <text:p>10,406804084778</text:p>
          </table:table-cell>
          <table:table-cell office:value-type="float" office:value="-97.749981151265" calcext:value-type="float">
            <text:p>-97,74998115126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959</text:p>
          </table:table-cell>
          <table:table-cell office:value-type="float" office:value="3.7357300519943" calcext:value-type="float">
            <text:p>3,7357300519943</text:p>
          </table:table-cell>
          <table:table-cell office:value-type="float" office:value="7.5172144174576" calcext:value-type="float">
            <text:p>7,5172144174576</text:p>
          </table:table-cell>
          <table:table-cell office:value-type="float" office:value="13.272913018609" calcext:value-type="float">
            <text:p>13,2729130186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970</text:p>
          </table:table-cell>
          <table:table-cell office:value-type="float" office:value="7.4146240949631" calcext:value-type="float">
            <text:p>7,4146240949631</text:p>
          </table:table-cell>
          <table:table-cell office:value-type="float" office:value="9.5349133014679" calcext:value-type="float">
            <text:p>9,5349133014679</text:p>
          </table:table-cell>
          <table:table-cell office:value-type="float" office:value="-135.44354621012" calcext:value-type="float">
            <text:p>-135,443546210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981</text:p>
          </table:table-cell>
          <table:table-cell office:value-type="float" office:value="9.1195744276047" calcext:value-type="float">
            <text:p>9,1195744276047</text:p>
          </table:table-cell>
          <table:table-cell office:value-type="float" office:value="9.9269342422485" calcext:value-type="float">
            <text:p>9,9269342422485</text:p>
          </table:table-cell>
          <table:table-cell office:value-type="float" office:value="-111.22834454676" calcext:value-type="float">
            <text:p>-111,22834454676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992</text:p>
          </table:table-cell>
          <table:table-cell office:value-type="float" office:value="0.95112428069115" calcext:value-type="float">
            <text:p>0,95112428069115</text:p>
          </table:table-cell>
          <table:table-cell office:value-type="float" office:value="10.431069135666" calcext:value-type="float">
            <text:p>10,431069135666</text:p>
          </table:table-cell>
          <table:table-cell office:value-type="float" office:value="84.330455512758" calcext:value-type="float">
            <text:p>84,3304555127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5003</text:p>
          </table:table-cell>
          <table:table-cell office:value-type="float" office:value="0.73192730545998" calcext:value-type="float">
            <text:p>0,73192730545998</text:p>
          </table:table-cell>
          <table:table-cell office:value-type="float" office:value="9.4955569505692" calcext:value-type="float">
            <text:p>9,4955569505692</text:p>
          </table:table-cell>
          <table:table-cell office:value-type="float" office:value="170.49831645504" calcext:value-type="float">
            <text:p>170,4983164550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5</text:p>
          </table:table-cell>
          <table:table-cell office:value-type="float" office:value="0.81874437630177" calcext:value-type="float">
            <text:p>0,81874437630177</text:p>
          </table:table-cell>
          <table:table-cell office:value-type="float" office:value="-0.53541325032711" calcext:value-type="float">
            <text:p>-0,53541325032711</text:p>
          </table:table-cell>
          <table:table-cell office:value-type="float" office:value="-91.029103394527" calcext:value-type="float">
            <text:p>-91,029103394527</text:p>
          </table:table-cell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464</text:p>
          </table:table-cell>
          <table:table-cell office:value-type="float" office:value="0.77747091650963" calcext:value-type="float">
            <text:p>0,77747091650963</text:p>
          </table:table-cell>
          <table:table-cell office:value-type="float" office:value="-0.35560589283705" calcext:value-type="float">
            <text:p>-0,35560589283705</text:p>
          </table:table-cell>
          <table:table-cell office:value-type="float" office:value="105.66444533646" calcext:value-type="float">
            <text:p>105,66444533646</text:p>
          </table:table-cell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475</text:p>
          </table:table-cell>
          <table:table-cell office:value-type="float" office:value="0.95478624105453" calcext:value-type="float">
            <text:p>0,95478624105453</text:p>
          </table:table-cell>
          <table:table-cell office:value-type="float" office:value="-0.23209076374769" calcext:value-type="float">
            <text:p>-0,23209076374769</text:p>
          </table:table-cell>
          <table:table-cell office:value-type="float" office:value="71.290696502491" calcext:value-type="float">
            <text:p>71,290696502491</text:p>
          </table:table-cell>
          <table:table-cell office:value-type="float" office:value="10" calcext:value-type="float">
            <text:p>1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486</text:p>
          </table:table-cell>
          <table:table-cell office:value-type="float" office:value="1.5456381440163" calcext:value-type="float">
            <text:p>1,5456381440163</text:p>
          </table:table-cell>
          <table:table-cell office:value-type="float" office:value="-0.56270070374012" calcext:value-type="float">
            <text:p>-0,56270070374012</text:p>
          </table:table-cell>
          <table:table-cell office:value-type="float" office:value="97.597501839802" calcext:value-type="float">
            <text:p>97,59750183980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497</text:p>
          </table:table-cell>
          <table:table-cell office:value-type="float" office:value="3.2265195250511" calcext:value-type="float">
            <text:p>3,2265195250511</text:p>
          </table:table-cell>
          <table:table-cell office:value-type="float" office:value="1.1748987436295" calcext:value-type="float">
            <text:p>1,1748987436295</text:p>
          </table:table-cell>
          <table:table-cell office:value-type="float" office:value="-141.70381521723" calcext:value-type="float">
            <text:p>-141,703815217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508</text:p>
          </table:table-cell>
          <table:table-cell office:value-type="float" office:value="5.8787572383881" calcext:value-type="float">
            <text:p>5,8787572383881</text:p>
          </table:table-cell>
          <table:table-cell office:value-type="float" office:value="-0.41752025485039" calcext:value-type="float">
            <text:p>-0,41752025485039</text:p>
          </table:table-cell>
          <table:table-cell office:value-type="float" office:value="33.191649777115" calcext:value-type="float">
            <text:p>33,19164977711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519</text:p>
          </table:table-cell>
          <table:table-cell office:value-type="float" office:value="6.4380705356598" calcext:value-type="float">
            <text:p>6,4380705356598</text:p>
          </table:table-cell>
          <table:table-cell office:value-type="float" office:value="-0.58500476181507" calcext:value-type="float">
            <text:p>-0,58500476181507</text:p>
          </table:table-cell>
          <table:table-cell office:value-type="float" office:value="26.587494239686" calcext:value-type="float">
            <text:p>26,58749423968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530</text:p>
          </table:table-cell>
          <table:table-cell office:value-type="float" office:value="-1.5399327874184" calcext:value-type="float">
            <text:p>-1,5399327874184</text:p>
          </table:table-cell>
          <table:table-cell office:value-type="float" office:value="2.1209982037544" calcext:value-type="float">
            <text:p>2,1209982037544</text:p>
          </table:table-cell>
          <table:table-cell office:value-type="float" office:value="92.936991126674" calcext:value-type="float">
            <text:p>92,93699112667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541</text:p>
          </table:table-cell>
          <table:table-cell office:value-type="float" office:value="0.39687871932983" calcext:value-type="float">
            <text:p>0,39687871932983</text:p>
          </table:table-cell>
          <table:table-cell office:value-type="float" office:value="2.1135434508324" calcext:value-type="float">
            <text:p>2,1135434508324</text:p>
          </table:table-cell>
          <table:table-cell office:value-type="float" office:value="-72.573168262555" calcext:value-type="float">
            <text:p>-72,573168262555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552</text:p>
          </table:table-cell>
          <table:table-cell office:value-type="float" office:value="2.63282507658" calcext:value-type="float">
            <text:p>2,63282507658</text:p>
          </table:table-cell>
          <table:table-cell office:value-type="float" office:value="3.1859257817268" calcext:value-type="float">
            <text:p>3,1859257817268</text:p>
          </table:table-cell>
          <table:table-cell office:value-type="float" office:value="-27.283149919692" calcext:value-type="float">
            <text:p>-27,283149919692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563</text:p>
          </table:table-cell>
          <table:table-cell office:value-type="float" office:value="4.610543847084" calcext:value-type="float">
            <text:p>4,610543847084</text:p>
          </table:table-cell>
          <table:table-cell office:value-type="float" office:value="1.9287803769112" calcext:value-type="float">
            <text:p>1,9287803769112</text:p>
          </table:table-cell>
          <table:table-cell office:value-type="float" office:value="179.19929316089" calcext:value-type="float">
            <text:p>179,1992931608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574</text:p>
          </table:table-cell>
          <table:table-cell office:value-type="float" office:value="4.9159240722656" calcext:value-type="float">
            <text:p>4,9159240722656</text:p>
          </table:table-cell>
          <table:table-cell office:value-type="float" office:value="0.78670538961887" calcext:value-type="float">
            <text:p>0,78670538961887</text:p>
          </table:table-cell>
          <table:table-cell office:value-type="float" office:value="82.058750899734" calcext:value-type="float">
            <text:p>82,058750899734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585</text:p>
          </table:table-cell>
          <table:table-cell office:value-type="float" office:value="6.656306385994" calcext:value-type="float">
            <text:p>6,656306385994</text:p>
          </table:table-cell>
          <table:table-cell office:value-type="float" office:value="2.0271189510822" calcext:value-type="float">
            <text:p>2,0271189510822</text:p>
          </table:table-cell>
          <table:table-cell office:value-type="float" office:value="-81.510726054003" calcext:value-type="float">
            <text:p>-81,510726054003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596</text:p>
          </table:table-cell>
          <table:table-cell office:value-type="float" office:value="8.6262589693069" calcext:value-type="float">
            <text:p>8,6262589693069</text:p>
          </table:table-cell>
          <table:table-cell office:value-type="float" office:value="-0.30397284775972" calcext:value-type="float">
            <text:p>-0,30397284775972</text:p>
          </table:table-cell>
          <table:table-cell office:value-type="float" office:value="87.867199235661" calcext:value-type="float">
            <text:p>87,86719923566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607</text:p>
          </table:table-cell>
          <table:table-cell office:value-type="float" office:value="-0.065834699198604" calcext:value-type="float">
            <text:p>-0,065834699198604</text:p>
          </table:table-cell>
          <table:table-cell office:value-type="float" office:value="1.5079364180565" calcext:value-type="float">
            <text:p>1,5079364180565</text:p>
          </table:table-cell>
          <table:table-cell office:value-type="float" office:value="38.719996904871" calcext:value-type="float">
            <text:p>38,71999690487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618</text:p>
          </table:table-cell>
          <table:table-cell office:value-type="float" office:value="1.8273076415062" calcext:value-type="float">
            <text:p>1,8273076415062</text:p>
          </table:table-cell>
          <table:table-cell office:value-type="float" office:value="4.3545597791672" calcext:value-type="float">
            <text:p>4,3545597791672</text:p>
          </table:table-cell>
          <table:table-cell office:value-type="float" office:value="162.74764127792" calcext:value-type="float">
            <text:p>162,7476412779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629</text:p>
          </table:table-cell>
          <table:table-cell office:value-type="float" office:value="1.9982385635376" calcext:value-type="float">
            <text:p>1,9982385635376</text:p>
          </table:table-cell>
          <table:table-cell office:value-type="float" office:value="3.2148662209511" calcext:value-type="float">
            <text:p>3,2148662209511</text:p>
          </table:table-cell>
          <table:table-cell office:value-type="float" office:value="-50.363544825536" calcext:value-type="float">
            <text:p>-50,363544825536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640</text:p>
          </table:table-cell>
          <table:table-cell office:value-type="float" office:value="2.205662727356" calcext:value-type="float">
            <text:p>2,205662727356</text:p>
          </table:table-cell>
          <table:table-cell office:value-type="float" office:value="2.6504549384117" calcext:value-type="float">
            <text:p>2,6504549384117</text:p>
          </table:table-cell>
          <table:table-cell office:value-type="float" office:value="-35.875611624141" calcext:value-type="float">
            <text:p>-35,875611624141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651</text:p>
          </table:table-cell>
          <table:table-cell office:value-type="float" office:value="5.772739648819" calcext:value-type="float">
            <text:p>5,772739648819</text:p>
          </table:table-cell>
          <table:table-cell office:value-type="float" office:value="2.8480845689774" calcext:value-type="float">
            <text:p>2,8480845689774</text:p>
          </table:table-cell>
          <table:table-cell office:value-type="float" office:value="-136.55303086445" calcext:value-type="float">
            <text:p>-136,55303086445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662</text:p>
          </table:table-cell>
          <table:table-cell office:value-type="float" office:value="6.4501297473907" calcext:value-type="float">
            <text:p>6,4501297473907</text:p>
          </table:table-cell>
          <table:table-cell office:value-type="float" office:value="3.1985750794411" calcext:value-type="float">
            <text:p>3,1985750794411</text:p>
          </table:table-cell>
          <table:table-cell office:value-type="float" office:value="-102.56983899766" calcext:value-type="float">
            <text:p>-102,56983899766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673</text:p>
          </table:table-cell>
          <table:table-cell office:value-type="float" office:value="6.4800989627838" calcext:value-type="float">
            <text:p>6,4800989627838</text:p>
          </table:table-cell>
          <table:table-cell office:value-type="float" office:value="2.3001737892628" calcext:value-type="float">
            <text:p>2,3001737892628</text:p>
          </table:table-cell>
          <table:table-cell office:value-type="float" office:value="42.431364393538" calcext:value-type="float">
            <text:p>42,431364393538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684</text:p>
          </table:table-cell>
          <table:table-cell office:value-type="float" office:value="-1.5850155055523" calcext:value-type="float">
            <text:p>-1,5850155055523</text:p>
          </table:table-cell>
          <table:table-cell office:value-type="float" office:value="6.3436019420624" calcext:value-type="float">
            <text:p>6,3436019420624</text:p>
          </table:table-cell>
          <table:table-cell office:value-type="float" office:value="-33.35571213133" calcext:value-type="float">
            <text:p>-33,355712131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695</text:p>
          </table:table-cell>
          <table:table-cell office:value-type="float" office:value="-1.5850032866001" calcext:value-type="float">
            <text:p>-1,5850032866001</text:p>
          </table:table-cell>
          <table:table-cell office:value-type="float" office:value="4.1023263335228" calcext:value-type="float">
            <text:p>4,1023263335228</text:p>
          </table:table-cell>
          <table:table-cell office:value-type="float" office:value="30.347206410329" calcext:value-type="float">
            <text:p>30,3472064103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706</text:p>
          </table:table-cell>
          <table:table-cell office:value-type="float" office:value="1.4315994083881" calcext:value-type="float">
            <text:p>1,4315994083881</text:p>
          </table:table-cell>
          <table:table-cell office:value-type="float" office:value="5.5924189090729" calcext:value-type="float">
            <text:p>5,5924189090729</text:p>
          </table:table-cell>
          <table:table-cell office:value-type="float" office:value="-67.526747466652" calcext:value-type="float">
            <text:p>-67,52674746665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717</text:p>
          </table:table-cell>
          <table:table-cell office:value-type="float" office:value="5.5205672979355" calcext:value-type="float">
            <text:p>5,5205672979355</text:p>
          </table:table-cell>
          <table:table-cell office:value-type="float" office:value="3.8795831799507" calcext:value-type="float">
            <text:p>3,8795831799507</text:p>
          </table:table-cell>
          <table:table-cell office:value-type="float" office:value="165.56217715998" calcext:value-type="float">
            <text:p>165,5621771599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728</text:p>
          </table:table-cell>
          <table:table-cell office:value-type="float" office:value="5.5196160078049" calcext:value-type="float">
            <text:p>5,5196160078049</text:p>
          </table:table-cell>
          <table:table-cell office:value-type="float" office:value="5.529568195343" calcext:value-type="float">
            <text:p>5,529568195343</text:p>
          </table:table-cell>
          <table:table-cell office:value-type="float" office:value="-30.378699302673" calcext:value-type="float">
            <text:p>-30,3786993026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739</text:p>
          </table:table-cell>
          <table:table-cell office:value-type="float" office:value="8.0350178480148" calcext:value-type="float">
            <text:p>8,0350178480148</text:p>
          </table:table-cell>
          <table:table-cell office:value-type="float" office:value="4.934273660183" calcext:value-type="float">
            <text:p>4,934273660183</text:p>
          </table:table-cell>
          <table:table-cell office:value-type="float" office:value="-121.96998687307" calcext:value-type="float">
            <text:p>-121,96998687307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750</text:p>
          </table:table-cell>
          <table:table-cell office:value-type="float" office:value="8.3740872144699" calcext:value-type="float">
            <text:p>8,3740872144699</text:p>
          </table:table-cell>
          <table:table-cell office:value-type="float" office:value="4.2258435487747" calcext:value-type="float">
            <text:p>4,2258435487747</text:p>
          </table:table-cell>
          <table:table-cell office:value-type="float" office:value="107.58107331148" calcext:value-type="float">
            <text:p>107,58107331148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761</text:p>
          </table:table-cell>
          <table:table-cell office:value-type="float" office:value="-0.42366053909063" calcext:value-type="float">
            <text:p>-0,42366053909063</text:p>
          </table:table-cell>
          <table:table-cell office:value-type="float" office:value="6.0953098535538" calcext:value-type="float">
            <text:p>6,0953098535538</text:p>
          </table:table-cell>
          <table:table-cell office:value-type="float" office:value="168.48370072189" calcext:value-type="float">
            <text:p>168,48370072189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772</text:p>
          </table:table-cell>
          <table:table-cell office:value-type="float" office:value="0.18417742103338" calcext:value-type="float">
            <text:p>0,18417742103338</text:p>
          </table:table-cell>
          <table:table-cell office:value-type="float" office:value="6.9323807954788" calcext:value-type="float">
            <text:p>6,9323807954788</text:p>
          </table:table-cell>
          <table:table-cell office:value-type="float" office:value="-25.914379365885" calcext:value-type="float">
            <text:p>-25,914379365885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783</text:p>
          </table:table-cell>
          <table:table-cell office:value-type="float" office:value="0.76692648231983" calcext:value-type="float">
            <text:p>0,76692648231983</text:p>
          </table:table-cell>
          <table:table-cell office:value-type="float" office:value="5.8898413181305" calcext:value-type="float">
            <text:p>5,8898413181305</text:p>
          </table:table-cell>
          <table:table-cell office:value-type="float" office:value="136.48934121344" calcext:value-type="float">
            <text:p>136,4893412134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794</text:p>
          </table:table-cell>
          <table:table-cell office:value-type="float" office:value="4.5844379067421" calcext:value-type="float">
            <text:p>4,5844379067421</text:p>
          </table:table-cell>
          <table:table-cell office:value-type="float" office:value="4.8769959807396" calcext:value-type="float">
            <text:p>4,8769959807396</text:p>
          </table:table-cell>
          <table:table-cell office:value-type="float" office:value="69.278397377889" calcext:value-type="float">
            <text:p>69,278397377889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805</text:p>
          </table:table-cell>
          <table:table-cell office:value-type="float" office:value="5.2426874637604" calcext:value-type="float">
            <text:p>5,2426874637604</text:p>
          </table:table-cell>
          <table:table-cell office:value-type="float" office:value="7.9583901166916" calcext:value-type="float">
            <text:p>7,9583901166916</text:p>
          </table:table-cell>
          <table:table-cell office:value-type="float" office:value="-98.771790030656" calcext:value-type="float">
            <text:p>-98,771790030656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816</text:p>
          </table:table-cell>
          <table:table-cell office:value-type="float" office:value="6.8024098873138" calcext:value-type="float">
            <text:p>6,8024098873138</text:p>
          </table:table-cell>
          <table:table-cell office:value-type="float" office:value="6.9100058078766" calcext:value-type="float">
            <text:p>6,9100058078766</text:p>
          </table:table-cell>
          <table:table-cell office:value-type="float" office:value="162.84060630069" calcext:value-type="float">
            <text:p>162,8406063006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827</text:p>
          </table:table-cell>
          <table:table-cell office:value-type="float" office:value="9.1154891252518" calcext:value-type="float">
            <text:p>9,1154891252518</text:p>
          </table:table-cell>
          <table:table-cell office:value-type="float" office:value="5.410732626915" calcext:value-type="float">
            <text:p>5,410732626915</text:p>
          </table:table-cell>
          <table:table-cell office:value-type="float" office:value="49.020837826334" calcext:value-type="float">
            <text:p>49,02083782633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838</text:p>
          </table:table-cell>
          <table:table-cell office:value-type="float" office:value="-0.68071722984314" calcext:value-type="float">
            <text:p>-0,68071722984314</text:p>
          </table:table-cell>
          <table:table-cell office:value-type="float" office:value="7.4387520551682" calcext:value-type="float">
            <text:p>7,4387520551682</text:p>
          </table:table-cell>
          <table:table-cell office:value-type="float" office:value="-87.733204957027" calcext:value-type="float">
            <text:p>-87,733204957027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849</text:p>
          </table:table-cell>
          <table:table-cell office:value-type="float" office:value="-0.096151884645224" calcext:value-type="float">
            <text:p>-0,096151884645224</text:p>
          </table:table-cell>
          <table:table-cell office:value-type="float" office:value="7.5422060489655" calcext:value-type="float">
            <text:p>7,5422060489655</text:p>
          </table:table-cell>
          <table:table-cell office:value-type="float" office:value="37.10599044326" calcext:value-type="float">
            <text:p>37,10599044326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860</text:p>
          </table:table-cell>
          <table:table-cell office:value-type="float" office:value="2.1269066631794" calcext:value-type="float">
            <text:p>2,1269066631794</text:p>
          </table:table-cell>
          <table:table-cell office:value-type="float" office:value="8.4541881084442" calcext:value-type="float">
            <text:p>8,4541881084442</text:p>
          </table:table-cell>
          <table:table-cell office:value-type="float" office:value="144.890238525" calcext:value-type="float">
            <text:p>144,89023852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871</text:p>
          </table:table-cell>
          <table:table-cell office:value-type="float" office:value="3.6193135380745" calcext:value-type="float">
            <text:p>3,6193135380745</text:p>
          </table:table-cell>
          <table:table-cell office:value-type="float" office:value="6.6038173437119" calcext:value-type="float">
            <text:p>6,6038173437119</text:p>
          </table:table-cell>
          <table:table-cell office:value-type="float" office:value="123.92620220306" calcext:value-type="float">
            <text:p>123,92620220306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882</text:p>
          </table:table-cell>
          <table:table-cell office:value-type="float" office:value="5.2390545606613" calcext:value-type="float">
            <text:p>5,2390545606613</text:p>
          </table:table-cell>
          <table:table-cell office:value-type="float" office:value="6.9302588701248" calcext:value-type="float">
            <text:p>6,9302588701248</text:p>
          </table:table-cell>
          <table:table-cell office:value-type="float" office:value="-110.81712944492" calcext:value-type="float">
            <text:p>-110,8171294449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893</text:p>
          </table:table-cell>
          <table:table-cell office:value-type="float" office:value="6.0818272829056" calcext:value-type="float">
            <text:p>6,0818272829056</text:p>
          </table:table-cell>
          <table:table-cell office:value-type="float" office:value="8.3511555194855" calcext:value-type="float">
            <text:p>8,3511555194855</text:p>
          </table:table-cell>
          <table:table-cell office:value-type="float" office:value="-75.419118449946" calcext:value-type="float">
            <text:p>-75,419118449946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904</text:p>
          </table:table-cell>
          <table:table-cell office:value-type="float" office:value="9.17784512043" calcext:value-type="float">
            <text:p>9,17784512043</text:p>
          </table:table-cell>
          <table:table-cell office:value-type="float" office:value="6.225597858429" calcext:value-type="float">
            <text:p>6,225597858429</text:p>
          </table:table-cell>
          <table:table-cell office:value-type="float" office:value="81.453569375785" calcext:value-type="float">
            <text:p>81,45356937578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915</text:p>
          </table:table-cell>
          <table:table-cell office:value-type="float" office:value="-1.054634898901" calcext:value-type="float">
            <text:p>-1,054634898901</text:p>
          </table:table-cell>
          <table:table-cell office:value-type="float" office:value="8.5999917984009" calcext:value-type="float">
            <text:p>8,5999917984009</text:p>
          </table:table-cell>
          <table:table-cell office:value-type="float" office:value="74.967126937429" calcext:value-type="float">
            <text:p>74,96712693742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926</text:p>
          </table:table-cell>
          <table:table-cell office:value-type="float" office:value="1.7529107630253" calcext:value-type="float">
            <text:p>1,7529107630253</text:p>
          </table:table-cell>
          <table:table-cell office:value-type="float" office:value="8.3735716342926" calcext:value-type="float">
            <text:p>8,3735716342926</text:p>
          </table:table-cell>
          <table:table-cell office:value-type="float" office:value="-96.897585376812" calcext:value-type="float">
            <text:p>-96,897585376812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937</text:p>
          </table:table-cell>
          <table:table-cell office:value-type="float" office:value="3.6465346813202" calcext:value-type="float">
            <text:p>3,6465346813202</text:p>
          </table:table-cell>
          <table:table-cell office:value-type="float" office:value="10.1083111763" calcext:value-type="float">
            <text:p>10,1083111763</text:p>
          </table:table-cell>
          <table:table-cell office:value-type="float" office:value="-120.82796036058" calcext:value-type="float">
            <text:p>-120,8279603605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948</text:p>
          </table:table-cell>
          <table:table-cell office:value-type="float" office:value="3.9189171791077" calcext:value-type="float">
            <text:p>3,9189171791077</text:p>
          </table:table-cell>
          <table:table-cell office:value-type="float" office:value="10.771911144257" calcext:value-type="float">
            <text:p>10,771911144257</text:p>
          </table:table-cell>
          <table:table-cell office:value-type="float" office:value="-107.24159107087" calcext:value-type="float">
            <text:p>-107,24159107087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959</text:p>
          </table:table-cell>
          <table:table-cell office:value-type="float" office:value="3.4026890993118" calcext:value-type="float">
            <text:p>3,4026890993118</text:p>
          </table:table-cell>
          <table:table-cell office:value-type="float" office:value="7.5030183792114" calcext:value-type="float">
            <text:p>7,5030183792114</text:p>
          </table:table-cell>
          <table:table-cell office:value-type="float" office:value="-3.4522186893566" calcext:value-type="float">
            <text:p>-3,45221868935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970</text:p>
          </table:table-cell>
          <table:table-cell office:value-type="float" office:value="7.6851415634155" calcext:value-type="float">
            <text:p>7,6851415634155</text:p>
          </table:table-cell>
          <table:table-cell office:value-type="float" office:value="9.6035176515579" calcext:value-type="float">
            <text:p>9,6035176515579</text:p>
          </table:table-cell>
          <table:table-cell office:value-type="float" office:value="-170.94605743505" calcext:value-type="float">
            <text:p>-170,946057435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981</text:p>
          </table:table-cell>
          <table:table-cell office:value-type="float" office:value="9.2624121904373" calcext:value-type="float">
            <text:p>9,2624121904373</text:p>
          </table:table-cell>
          <table:table-cell office:value-type="float" office:value="10.298360586166" calcext:value-type="float">
            <text:p>10,298360586166</text:p>
          </table:table-cell>
          <table:table-cell office:value-type="float" office:value="-111.23779548961" calcext:value-type="float">
            <text:p>-111,23779548961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992</text:p>
          </table:table-cell>
          <table:table-cell office:value-type="float" office:value="0.84261782467365" calcext:value-type="float">
            <text:p>0,84261782467365</text:p>
          </table:table-cell>
          <table:table-cell office:value-type="float" office:value="10.084472894669" calcext:value-type="float">
            <text:p>10,084472894669</text:p>
          </table:table-cell>
          <table:table-cell office:value-type="float" office:value="74.657364256063" calcext:value-type="float">
            <text:p>74,6573642560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5003</text:p>
          </table:table-cell>
          <table:table-cell office:value-type="float" office:value="1.0468183457851" calcext:value-type="float">
            <text:p>1,0468183457851</text:p>
          </table:table-cell>
          <table:table-cell office:value-type="float" office:value="9.4178378582001" calcext:value-type="float">
            <text:p>9,4178378582001</text:p>
          </table:table-cell>
          <table:table-cell office:value-type="float" office:value="163.91823246221" calcext:value-type="float">
            <text:p>163,9182324622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5</text:p>
          </table:table-cell>
          <table:table-cell office:value-type="float" office:value="0.78121140599251" calcext:value-type="float">
            <text:p>0,78121140599251</text:p>
          </table:table-cell>
          <table:table-cell office:value-type="float" office:value="-0.46509929001331" calcext:value-type="float">
            <text:p>-0,46509929001331</text:p>
          </table:table-cell>
          <table:table-cell office:value-type="float" office:value="-90.130259276955" calcext:value-type="float">
            <text:p>-90,130259276955</text:p>
          </table:table-cell>
          <table:table-cell office:value-type="float" office:value="10" calcext:value-type="float">
            <text:p>1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464</text:p>
          </table:table-cell>
          <table:table-cell office:value-type="float" office:value="0.70044577121735" calcext:value-type="float">
            <text:p>0,70044577121735</text:p>
          </table:table-cell>
          <table:table-cell office:value-type="float" office:value="-0.34073796123266" calcext:value-type="float">
            <text:p>-0,34073796123266</text:p>
          </table:table-cell>
          <table:table-cell office:value-type="float" office:value="129.59642622881" calcext:value-type="float">
            <text:p>129,59642622881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475</text:p>
          </table:table-cell>
          <table:table-cell office:value-type="float" office:value="0.82776144146919" calcext:value-type="float">
            <text:p>0,82776144146919</text:p>
          </table:table-cell>
          <table:table-cell office:value-type="float" office:value="-0.25141477584839" calcext:value-type="float">
            <text:p>-0,25141477584839</text:p>
          </table:table-cell>
          <table:table-cell office:value-type="float" office:value="75.731149904288" calcext:value-type="float">
            <text:p>75,731149904288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486</text:p>
          </table:table-cell>
          <table:table-cell office:value-type="float" office:value="1.771944463253" calcext:value-type="float">
            <text:p>1,771944463253</text:p>
          </table:table-cell>
          <table:table-cell office:value-type="float" office:value="-0.54345108568668" calcext:value-type="float">
            <text:p>-0,54345108568668</text:p>
          </table:table-cell>
          <table:table-cell office:value-type="float" office:value="-178.69132035857" calcext:value-type="float">
            <text:p>-178,69132035857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497</text:p>
          </table:table-cell>
          <table:table-cell office:value-type="float" office:value="3.4420719742775" calcext:value-type="float">
            <text:p>3,4420719742775</text:p>
          </table:table-cell>
          <table:table-cell office:value-type="float" office:value="1.1751441657543" calcext:value-type="float">
            <text:p>1,1751441657543</text:p>
          </table:table-cell>
          <table:table-cell office:value-type="float" office:value="176.76135992548" calcext:value-type="float">
            <text:p>176,761359925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508</text:p>
          </table:table-cell>
          <table:table-cell office:value-type="float" office:value="5.7323032617569" calcext:value-type="float">
            <text:p>5,7323032617569</text:p>
          </table:table-cell>
          <table:table-cell office:value-type="float" office:value="-0.25082889944315" calcext:value-type="float">
            <text:p>-0,25082889944315</text:p>
          </table:table-cell>
          <table:table-cell office:value-type="float" office:value="-57.591038904372" calcext:value-type="float">
            <text:p>-57,591038904372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519</text:p>
          </table:table-cell>
          <table:table-cell office:value-type="float" office:value="6.1749053001404" calcext:value-type="float">
            <text:p>6,1749053001404</text:p>
          </table:table-cell>
          <table:table-cell office:value-type="float" office:value="-0.5850076675415" calcext:value-type="float">
            <text:p>-0,5850076675415</text:p>
          </table:table-cell>
          <table:table-cell office:value-type="float" office:value="18.609786299384" calcext:value-type="float">
            <text:p>18,60978629938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530</text:p>
          </table:table-cell>
          <table:table-cell office:value-type="float" office:value="-1.3331966102123" calcext:value-type="float">
            <text:p>-1,3331966102123</text:p>
          </table:table-cell>
          <table:table-cell office:value-type="float" office:value="1.947733014822" calcext:value-type="float">
            <text:p>1,947733014822</text:p>
          </table:table-cell>
          <table:table-cell office:value-type="float" office:value="148.8976433019" calcext:value-type="float">
            <text:p>148,89764330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541</text:p>
          </table:table-cell>
          <table:table-cell office:value-type="float" office:value="0.57470701634884" calcext:value-type="float">
            <text:p>0,57470701634884</text:p>
          </table:table-cell>
          <table:table-cell office:value-type="float" office:value="2.37614184618" calcext:value-type="float">
            <text:p>2,37614184618</text:p>
          </table:table-cell>
          <table:table-cell office:value-type="float" office:value="-118.84721221438" calcext:value-type="float">
            <text:p>-118,84721221438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552</text:p>
          </table:table-cell>
          <table:table-cell office:value-type="float" office:value="2.3952627182007" calcext:value-type="float">
            <text:p>2,3952627182007</text:p>
          </table:table-cell>
          <table:table-cell office:value-type="float" office:value="3.1308302283287" calcext:value-type="float">
            <text:p>3,1308302283287</text:p>
          </table:table-cell>
          <table:table-cell office:value-type="float" office:value="34.682975073529" calcext:value-type="float">
            <text:p>34,68297507352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563</text:p>
          </table:table-cell>
          <table:table-cell office:value-type="float" office:value="4.9274080991745" calcext:value-type="float">
            <text:p>4,9274080991745</text:p>
          </table:table-cell>
          <table:table-cell office:value-type="float" office:value="1.8079468607903" calcext:value-type="float">
            <text:p>1,8079468607903</text:p>
          </table:table-cell>
          <table:table-cell office:value-type="float" office:value="153.39994126824" calcext:value-type="float">
            <text:p>153,39994126824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574</text:p>
          </table:table-cell>
          <table:table-cell office:value-type="float" office:value="4.7696161270142" calcext:value-type="float">
            <text:p>4,7696161270142</text:p>
          </table:table-cell>
          <table:table-cell office:value-type="float" office:value="0.55835295468569" calcext:value-type="float">
            <text:p>0,55835295468569</text:p>
          </table:table-cell>
          <table:table-cell office:value-type="float" office:value="52.551318505767" calcext:value-type="float">
            <text:p>52,551318505767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585</text:p>
          </table:table-cell>
          <table:table-cell office:value-type="float" office:value="6.4830875396729" calcext:value-type="float">
            <text:p>6,4830875396729</text:p>
          </table:table-cell>
          <table:table-cell office:value-type="float" office:value="1.9721698760986" calcext:value-type="float">
            <text:p>1,9721698760986</text:p>
          </table:table-cell>
          <table:table-cell office:value-type="float" office:value="9.3535470544912" calcext:value-type="float">
            <text:p>9,3535470544912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596</text:p>
          </table:table-cell>
          <table:table-cell office:value-type="float" office:value="8.4079563617706" calcext:value-type="float">
            <text:p>8,4079563617706</text:p>
          </table:table-cell>
          <table:table-cell office:value-type="float" office:value="-0.50819277763367" calcext:value-type="float">
            <text:p>-0,50819277763367</text:p>
          </table:table-cell>
          <table:table-cell office:value-type="float" office:value="72.105507182468" calcext:value-type="float">
            <text:p>72,1055071824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607</text:p>
          </table:table-cell>
          <table:table-cell office:value-type="float" office:value="-0.37431292235851" calcext:value-type="float">
            <text:p>-0,37431292235851</text:p>
          </table:table-cell>
          <table:table-cell office:value-type="float" office:value="1.5803764760494" calcext:value-type="float">
            <text:p>1,5803764760494</text:p>
          </table:table-cell>
          <table:table-cell office:value-type="float" office:value="-8.2956487965432" calcext:value-type="float">
            <text:p>-8,295648796543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618</text:p>
          </table:table-cell>
          <table:table-cell office:value-type="float" office:value="1.9741232693195" calcext:value-type="float">
            <text:p>1,9741232693195</text:p>
          </table:table-cell>
          <table:table-cell office:value-type="float" office:value="4.2563289403915" calcext:value-type="float">
            <text:p>4,2563289403915</text:p>
          </table:table-cell>
          <table:table-cell office:value-type="float" office:value="146.72119298558" calcext:value-type="float">
            <text:p>146,721192985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629</text:p>
          </table:table-cell>
          <table:table-cell office:value-type="float" office:value="1.8033355474472" calcext:value-type="float">
            <text:p>1,8033355474472</text:p>
          </table:table-cell>
          <table:table-cell office:value-type="float" office:value="3.0981203913689" calcext:value-type="float">
            <text:p>3,0981203913689</text:p>
          </table:table-cell>
          <table:table-cell office:value-type="float" office:value="39.993629334079" calcext:value-type="float">
            <text:p>39,993629334079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640</text:p>
          </table:table-cell>
          <table:table-cell office:value-type="float" office:value="2.0221564173698" calcext:value-type="float">
            <text:p>2,0221564173698</text:p>
          </table:table-cell>
          <table:table-cell office:value-type="float" office:value="2.486529648304" calcext:value-type="float">
            <text:p>2,486529648304</text:p>
          </table:table-cell>
          <table:table-cell office:value-type="float" office:value="45.628680545054" calcext:value-type="float">
            <text:p>45,628680545054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651</text:p>
          </table:table-cell>
          <table:table-cell office:value-type="float" office:value="5.8894467353821" calcext:value-type="float">
            <text:p>5,8894467353821</text:p>
          </table:table-cell>
          <table:table-cell office:value-type="float" office:value="3.090024292469" calcext:value-type="float">
            <text:p>3,090024292469</text:p>
          </table:table-cell>
          <table:table-cell office:value-type="float" office:value="-112.00088907959" calcext:value-type="float">
            <text:p>-112,00088907959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662</text:p>
          </table:table-cell>
          <table:table-cell office:value-type="float" office:value="6.7354327440262" calcext:value-type="float">
            <text:p>6,7354327440262</text:p>
          </table:table-cell>
          <table:table-cell office:value-type="float" office:value="3.2728236913681" calcext:value-type="float">
            <text:p>3,2728236913681</text:p>
          </table:table-cell>
          <table:table-cell office:value-type="float" office:value="-161.60189725791" calcext:value-type="float">
            <text:p>-161,60189725791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673</text:p>
          </table:table-cell>
          <table:table-cell office:value-type="float" office:value="6.1960124969482" calcext:value-type="float">
            <text:p>6,1960124969482</text:p>
          </table:table-cell>
          <table:table-cell office:value-type="float" office:value="2.1837541460991" calcext:value-type="float">
            <text:p>2,1837541460991</text:p>
          </table:table-cell>
          <table:table-cell office:value-type="float" office:value="31.182951987929" calcext:value-type="float">
            <text:p>31,182951987929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684</text:p>
          </table:table-cell>
          <table:table-cell office:value-type="float" office:value="-1.5838067233562" calcext:value-type="float">
            <text:p>-1,5838067233562</text:p>
          </table:table-cell>
          <table:table-cell office:value-type="float" office:value="6.560320854187" calcext:value-type="float">
            <text:p>6,560320854187</text:p>
          </table:table-cell>
          <table:table-cell office:value-type="float" office:value="-36.2983038471" calcext:value-type="float">
            <text:p>-36,29830384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695</text:p>
          </table:table-cell>
          <table:table-cell office:value-type="float" office:value="-1.5850108861923" calcext:value-type="float">
            <text:p>-1,5850108861923</text:p>
          </table:table-cell>
          <table:table-cell office:value-type="float" office:value="3.8323071599007" calcext:value-type="float">
            <text:p>3,8323071599007</text:p>
          </table:table-cell>
          <table:table-cell office:value-type="float" office:value="44.351163183808" calcext:value-type="float">
            <text:p>44,3511631838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706</text:p>
          </table:table-cell>
          <table:table-cell office:value-type="float" office:value="1.5510450303555" calcext:value-type="float">
            <text:p>1,5510450303555</text:p>
          </table:table-cell>
          <table:table-cell office:value-type="float" office:value="5.7804572582245" calcext:value-type="float">
            <text:p>5,7804572582245</text:p>
          </table:table-cell>
          <table:table-cell office:value-type="float" office:value="-140.84226918069" calcext:value-type="float">
            <text:p>-140,84226918069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717</text:p>
          </table:table-cell>
          <table:table-cell office:value-type="float" office:value="5.9041583538055" calcext:value-type="float">
            <text:p>5,9041583538055</text:p>
          </table:table-cell>
          <table:table-cell office:value-type="float" office:value="3.7871533632278" calcext:value-type="float">
            <text:p>3,7871533632278</text:p>
          </table:table-cell>
          <table:table-cell office:value-type="float" office:value="166.87113616117" calcext:value-type="float">
            <text:p>166,8711361611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728</text:p>
          </table:table-cell>
          <table:table-cell office:value-type="float" office:value="5.174834728241" calcext:value-type="float">
            <text:p>5,174834728241</text:p>
          </table:table-cell>
          <table:table-cell office:value-type="float" office:value="5.6550031900406" calcext:value-type="float">
            <text:p>5,6550031900406</text:p>
          </table:table-cell>
          <table:table-cell office:value-type="float" office:value="-16.803802008841" calcext:value-type="float">
            <text:p>-16,8038020088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739</text:p>
          </table:table-cell>
          <table:table-cell office:value-type="float" office:value="8.2384538650513" calcext:value-type="float">
            <text:p>8,2384538650513</text:p>
          </table:table-cell>
          <table:table-cell office:value-type="float" office:value="4.8447221517563" calcext:value-type="float">
            <text:p>4,8447221517563</text:p>
          </table:table-cell>
          <table:table-cell office:value-type="float" office:value="147.47315455394" calcext:value-type="float">
            <text:p>147,47315455394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750</text:p>
          </table:table-cell>
          <table:table-cell office:value-type="float" office:value="8.5929667949677" calcext:value-type="float">
            <text:p>8,5929667949677</text:p>
          </table:table-cell>
          <table:table-cell office:value-type="float" office:value="4.262061715126" calcext:value-type="float">
            <text:p>4,262061715126</text:p>
          </table:table-cell>
          <table:table-cell office:value-type="float" office:value="-161.8461867047" calcext:value-type="float">
            <text:p>-161,8461867047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761</text:p>
          </table:table-cell>
          <table:table-cell office:value-type="float" office:value="-0.033711628057063" calcext:value-type="float">
            <text:p>-0,033711628057063</text:p>
          </table:table-cell>
          <table:table-cell office:value-type="float" office:value="6.0156786441803" calcext:value-type="float">
            <text:p>6,0156786441803</text:p>
          </table:table-cell>
          <table:table-cell office:value-type="float" office:value="168.44797438117" calcext:value-type="float">
            <text:p>168,44797438117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772</text:p>
          </table:table-cell>
          <table:table-cell office:value-type="float" office:value="-0.0020507644512691" calcext:value-type="float">
            <text:p>-0,0020507644512691</text:p>
          </table:table-cell>
          <table:table-cell office:value-type="float" office:value="6.8188446760178" calcext:value-type="float">
            <text:p>6,8188446760178</text:p>
          </table:table-cell>
          <table:table-cell office:value-type="float" office:value="49.492698186522" calcext:value-type="float">
            <text:p>49,492698186522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783</text:p>
          </table:table-cell>
          <table:table-cell office:value-type="float" office:value="0.99624529480934" calcext:value-type="float">
            <text:p>0,99624529480934</text:p>
          </table:table-cell>
          <table:table-cell office:value-type="float" office:value="5.892299413681" calcext:value-type="float">
            <text:p>5,892299413681</text:p>
          </table:table-cell>
          <table:table-cell office:value-type="float" office:value="-157.22380777833" calcext:value-type="float">
            <text:p>-157,22380777833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794</text:p>
          </table:table-cell>
          <table:table-cell office:value-type="float" office:value="4.4909745454788" calcext:value-type="float">
            <text:p>4,4909745454788</text:p>
          </table:table-cell>
          <table:table-cell office:value-type="float" office:value="4.5451959967613" calcext:value-type="float">
            <text:p>4,5451959967613</text:p>
          </table:table-cell>
          <table:table-cell office:value-type="float" office:value="79.367152444876" calcext:value-type="float">
            <text:p>79,367152444876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805</text:p>
          </table:table-cell>
          <table:table-cell office:value-type="float" office:value="5.3136348724365" calcext:value-type="float">
            <text:p>5,3136348724365</text:p>
          </table:table-cell>
          <table:table-cell office:value-type="float" office:value="8.3486950397491" calcext:value-type="float">
            <text:p>8,3486950397491</text:p>
          </table:table-cell>
          <table:table-cell office:value-type="float" office:value="-100.2924487849" calcext:value-type="float">
            <text:p>-100,2924487849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816</text:p>
          </table:table-cell>
          <table:table-cell office:value-type="float" office:value="6.8976819515228" calcext:value-type="float">
            <text:p>6,8976819515228</text:p>
          </table:table-cell>
          <table:table-cell office:value-type="float" office:value="6.6704320907593" calcext:value-type="float">
            <text:p>6,6704320907593</text:p>
          </table:table-cell>
          <table:table-cell office:value-type="float" office:value="102.94225944835" calcext:value-type="float">
            <text:p>102,9422594483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827</text:p>
          </table:table-cell>
          <table:table-cell office:value-type="float" office:value="8.8533306121826" calcext:value-type="float">
            <text:p>8,8533306121826</text:p>
          </table:table-cell>
          <table:table-cell office:value-type="float" office:value="5.4259049892426" calcext:value-type="float">
            <text:p>5,4259049892426</text:p>
          </table:table-cell>
          <table:table-cell office:value-type="float" office:value="-13.91708309863" calcext:value-type="float">
            <text:p>-13,9170830986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838</text:p>
          </table:table-cell>
          <table:table-cell office:value-type="float" office:value="-0.90120956301689" calcext:value-type="float">
            <text:p>-0,90120956301689</text:p>
          </table:table-cell>
          <table:table-cell office:value-type="float" office:value="7.4619001150131" calcext:value-type="float">
            <text:p>7,4619001150131</text:p>
          </table:table-cell>
          <table:table-cell office:value-type="float" office:value="2.8121656720426" calcext:value-type="float">
            <text:p>2,8121656720426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849</text:p>
          </table:table-cell>
          <table:table-cell office:value-type="float" office:value="0.009763459675014" calcext:value-type="float">
            <text:p>0,009763459675014</text:p>
          </table:table-cell>
          <table:table-cell office:value-type="float" office:value="7.348256111145" calcext:value-type="float">
            <text:p>7,348256111145</text:p>
          </table:table-cell>
          <table:table-cell office:value-type="float" office:value="127.56661245018" calcext:value-type="float">
            <text:p>127,56661245018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860</text:p>
          </table:table-cell>
          <table:table-cell office:value-type="float" office:value="2.3388329148293" calcext:value-type="float">
            <text:p>2,3388329148293</text:p>
          </table:table-cell>
          <table:table-cell office:value-type="float" office:value="8.6159229278564" calcext:value-type="float">
            <text:p>8,6159229278564</text:p>
          </table:table-cell>
          <table:table-cell office:value-type="float" office:value="-142.65303702871" calcext:value-type="float">
            <text:p>-142,65303702871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871</text:p>
          </table:table-cell>
          <table:table-cell office:value-type="float" office:value="3.8295271992683" calcext:value-type="float">
            <text:p>3,8295271992683</text:p>
          </table:table-cell>
          <table:table-cell office:value-type="float" office:value="6.4403855800629" calcext:value-type="float">
            <text:p>6,4403855800629</text:p>
          </table:table-cell>
          <table:table-cell office:value-type="float" office:value="145.70619042512" calcext:value-type="float">
            <text:p>145,7061904251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882</text:p>
          </table:table-cell>
          <table:table-cell office:value-type="float" office:value="5.3266894817352" calcext:value-type="float">
            <text:p>5,3266894817352</text:p>
          </table:table-cell>
          <table:table-cell office:value-type="float" office:value="7.272384762764" calcext:value-type="float">
            <text:p>7,272384762764</text:p>
          </table:table-cell>
          <table:table-cell office:value-type="float" office:value="-98.331408895505" calcext:value-type="float">
            <text:p>-98,33140889550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893</text:p>
          </table:table-cell>
          <table:table-cell office:value-type="float" office:value="5.9689050912857" calcext:value-type="float">
            <text:p>5,9689050912857</text:p>
          </table:table-cell>
          <table:table-cell office:value-type="float" office:value="8.7305593490601" calcext:value-type="float">
            <text:p>8,7305593490601</text:p>
          </table:table-cell>
          <table:table-cell office:value-type="float" office:value="-73.889275265347" calcext:value-type="float">
            <text:p>-73,889275265347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904</text:p>
          </table:table-cell>
          <table:table-cell office:value-type="float" office:value="9.1030198335648" calcext:value-type="float">
            <text:p>9,1030198335648</text:p>
          </table:table-cell>
          <table:table-cell office:value-type="float" office:value="5.9497261047363" calcext:value-type="float">
            <text:p>5,9497261047363</text:p>
          </table:table-cell>
          <table:table-cell office:value-type="float" office:value="75.130540094558" calcext:value-type="float">
            <text:p>75,130540094558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915</text:p>
          </table:table-cell>
          <table:table-cell office:value-type="float" office:value="-1.2192656099796" calcext:value-type="float">
            <text:p>-1,2192656099796</text:p>
          </table:table-cell>
          <table:table-cell office:value-type="float" office:value="8.2787925004959" calcext:value-type="float">
            <text:p>8,2787925004959</text:p>
          </table:table-cell>
          <table:table-cell office:value-type="float" office:value="59.111239803824" calcext:value-type="float">
            <text:p>59,11123980382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926</text:p>
          </table:table-cell>
          <table:table-cell office:value-type="float" office:value="1.5090717375278" calcext:value-type="float">
            <text:p>1,5090717375278</text:p>
          </table:table-cell>
          <table:table-cell office:value-type="float" office:value="8.481577038765" calcext:value-type="float">
            <text:p>8,481577038765</text:p>
          </table:table-cell>
          <table:table-cell office:value-type="float" office:value="-24.270887397657" calcext:value-type="float">
            <text:p>-24,270887397657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937</text:p>
          </table:table-cell>
          <table:table-cell office:value-type="float" office:value="3.7838023900986" calcext:value-type="float">
            <text:p>3,7838023900986</text:p>
          </table:table-cell>
          <table:table-cell office:value-type="float" office:value="10.453116893768" calcext:value-type="float">
            <text:p>10,453116893768</text:p>
          </table:table-cell>
          <table:table-cell office:value-type="float" office:value="-109.10669329819" calcext:value-type="float">
            <text:p>-109,10669329819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948</text:p>
          </table:table-cell>
          <table:table-cell office:value-type="float" office:value="4.0929418802261" calcext:value-type="float">
            <text:p>4,0929418802261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117.19948167254" calcext:value-type="float">
            <text:p>-117,19948167254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959</text:p>
          </table:table-cell>
          <table:table-cell office:value-type="float" office:value="3.1427344679832" calcext:value-type="float">
            <text:p>3,1427344679832</text:p>
          </table:table-cell>
          <table:table-cell office:value-type="float" office:value="7.6519948244095" calcext:value-type="float">
            <text:p>7,6519948244095</text:p>
          </table:table-cell>
          <table:table-cell office:value-type="float" office:value="-36.113419350545" calcext:value-type="float">
            <text:p>-36,1134193505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970</text:p>
          </table:table-cell>
          <table:table-cell office:value-type="float" office:value="7.9503709077835" calcext:value-type="float">
            <text:p>7,9503709077835</text:p>
          </table:table-cell>
          <table:table-cell office:value-type="float" office:value="9.5118999481201" calcext:value-type="float">
            <text:p>9,5118999481201</text:p>
          </table:table-cell>
          <table:table-cell office:value-type="float" office:value="155.2582576776" calcext:value-type="float">
            <text:p>155,258257677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981</text:p>
          </table:table-cell>
          <table:table-cell office:value-type="float" office:value="9.1033011674881" calcext:value-type="float">
            <text:p>9,1033011674881</text:p>
          </table:table-cell>
          <table:table-cell office:value-type="float" office:value="10.559837818146" calcext:value-type="float">
            <text:p>10,559837818146</text:p>
          </table:table-cell>
          <table:table-cell office:value-type="float" office:value="-103.71937569539" calcext:value-type="float">
            <text:p>-103,7193756953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992</text:p>
          </table:table-cell>
          <table:table-cell office:value-type="float" office:value="0.75668700039387" calcext:value-type="float">
            <text:p>0,75668700039387</text:p>
          </table:table-cell>
          <table:table-cell office:value-type="float" office:value="9.7054404020309" calcext:value-type="float">
            <text:p>9,7054404020309</text:p>
          </table:table-cell>
          <table:table-cell office:value-type="float" office:value="78.62920669993" calcext:value-type="float">
            <text:p>78,6292066999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5003</text:p>
          </table:table-cell>
          <table:table-cell office:value-type="float" office:value="1.3276800513268" calcext:value-type="float">
            <text:p>1,3276800513268</text:p>
          </table:table-cell>
          <table:table-cell office:value-type="float" office:value="9.2994260787964" calcext:value-type="float">
            <text:p>9,2994260787964</text:p>
          </table:table-cell>
          <table:table-cell office:value-type="float" office:value="155.62630459002" calcext:value-type="float">
            <text:p>155,6263045900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5</text:p>
          </table:table-cell>
          <table:table-cell office:value-type="float" office:value="0.76619900763035" calcext:value-type="float">
            <text:p>0,76619900763035</text:p>
          </table:table-cell>
          <table:table-cell office:value-type="float" office:value="-0.45389052480459" calcext:value-type="float">
            <text:p>-0,45389052480459</text:p>
          </table:table-cell>
          <table:table-cell office:value-type="float" office:value="-93.126918859543" calcext:value-type="float">
            <text:p>-93,126918859543</text:p>
          </table:table-cell>
          <table:table-cell office:value-type="float" office:value="10" calcext:value-type="float">
            <text:p>1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464</text:p>
          </table:table-cell>
          <table:table-cell office:value-type="float" office:value="0.67700326442719" calcext:value-type="float">
            <text:p>0,67700326442719</text:p>
          </table:table-cell>
          <table:table-cell office:value-type="float" office:value="-0.32557208091021" calcext:value-type="float">
            <text:p>-0,32557208091021</text:p>
          </table:table-cell>
          <table:table-cell office:value-type="float" office:value="129.40877410257" calcext:value-type="float">
            <text:p>129,40877410257</text:p>
          </table:table-cell>
          <table:table-cell office:value-type="float" office:value="10" calcext:value-type="float">
            <text:p>1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475</text:p>
          </table:table-cell>
          <table:table-cell office:value-type="float" office:value="0.78465305268764" calcext:value-type="float">
            <text:p>0,78465305268764</text:p>
          </table:table-cell>
          <table:table-cell office:value-type="float" office:value="-0.21743476390839" calcext:value-type="float">
            <text:p>-0,21743476390839</text:p>
          </table:table-cell>
          <table:table-cell office:value-type="float" office:value="79.887487326458" calcext:value-type="float">
            <text:p>79,887487326458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486</text:p>
          </table:table-cell>
          <table:table-cell office:value-type="float" office:value="2.1543483436108" calcext:value-type="float">
            <text:p>2,1543483436108</text:p>
          </table:table-cell>
          <table:table-cell office:value-type="float" office:value="-0.47991462051868" calcext:value-type="float">
            <text:p>-0,47991462051868</text:p>
          </table:table-cell>
          <table:table-cell office:value-type="float" office:value="-172.07769679416" calcext:value-type="float">
            <text:p>-172,07769679416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497</text:p>
          </table:table-cell>
          <table:table-cell office:value-type="float" office:value="3.6029833555222" calcext:value-type="float">
            <text:p>3,6029833555222</text:p>
          </table:table-cell>
          <table:table-cell office:value-type="float" office:value="1.0311064869165" calcext:value-type="float">
            <text:p>1,0311064869165</text:p>
          </table:table-cell>
          <table:table-cell office:value-type="float" office:value="134.95755043759" calcext:value-type="float">
            <text:p>134,957550437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508</text:p>
          </table:table-cell>
          <table:table-cell office:value-type="float" office:value="5.557958483696" calcext:value-type="float">
            <text:p>5,557958483696</text:p>
          </table:table-cell>
          <table:table-cell office:value-type="float" office:value="-0.19264578819275" calcext:value-type="float">
            <text:p>-0,19264578819275</text:p>
          </table:table-cell>
          <table:table-cell office:value-type="float" office:value="-2.2178656735997" calcext:value-type="float">
            <text:p>-2,2178656735997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519</text:p>
          </table:table-cell>
          <table:table-cell office:value-type="float" office:value="5.8541315793991" calcext:value-type="float">
            <text:p>5,8541315793991</text:p>
          </table:table-cell>
          <table:table-cell office:value-type="float" office:value="-0.56475944817066" calcext:value-type="float">
            <text:p>-0,56475944817066</text:p>
          </table:table-cell>
          <table:table-cell office:value-type="float" office:value="-4.5707293186977" calcext:value-type="float">
            <text:p>-4,5707293186977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530</text:p>
          </table:table-cell>
          <table:table-cell office:value-type="float" office:value="-1.0991632938385" calcext:value-type="float">
            <text:p>-1,0991632938385</text:p>
          </table:table-cell>
          <table:table-cell office:value-type="float" office:value="1.9192218780518" calcext:value-type="float">
            <text:p>1,9192218780518</text:p>
          </table:table-cell>
          <table:table-cell office:value-type="float" office:value="161.54497292391" calcext:value-type="float">
            <text:p>161,5449729239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541</text:p>
          </table:table-cell>
          <table:table-cell office:value-type="float" office:value="0.76617911458015" calcext:value-type="float">
            <text:p>0,76617911458015</text:p>
          </table:table-cell>
          <table:table-cell office:value-type="float" office:value="2.7252730727196" calcext:value-type="float">
            <text:p>2,7252730727196</text:p>
          </table:table-cell>
          <table:table-cell office:value-type="float" office:value="-118.83603235719" calcext:value-type="float">
            <text:p>-118,83603235719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552</text:p>
          </table:table-cell>
          <table:table-cell office:value-type="float" office:value="2.4947063624859" calcext:value-type="float">
            <text:p>2,4947063624859</text:p>
          </table:table-cell>
          <table:table-cell office:value-type="float" office:value="2.9324668645859" calcext:value-type="float">
            <text:p>2,9324668645859</text:p>
          </table:table-cell>
          <table:table-cell office:value-type="float" office:value="125.44187922387" calcext:value-type="float">
            <text:p>125,44187922387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563</text:p>
          </table:table-cell>
          <table:table-cell office:value-type="float" office:value="5.1588541269302" calcext:value-type="float">
            <text:p>5,1588541269302</text:p>
          </table:table-cell>
          <table:table-cell office:value-type="float" office:value="1.5612097084522" calcext:value-type="float">
            <text:p>1,5612097084522</text:p>
          </table:table-cell>
          <table:table-cell office:value-type="float" office:value="127.62629758021" calcext:value-type="float">
            <text:p>127,6262975802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574</text:p>
          </table:table-cell>
          <table:table-cell office:value-type="float" office:value="4.5237755775452" calcext:value-type="float">
            <text:p>4,5237755775452</text:p>
          </table:table-cell>
          <table:table-cell office:value-type="float" office:value="0.39624623954296" calcext:value-type="float">
            <text:p>0,39624623954296</text:p>
          </table:table-cell>
          <table:table-cell office:value-type="float" office:value="33.259118438526" calcext:value-type="float">
            <text:p>33,259118438526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585</text:p>
          </table:table-cell>
          <table:table-cell office:value-type="float" office:value="6.4802885055542" calcext:value-type="float">
            <text:p>6,4802885055542</text:p>
          </table:table-cell>
          <table:table-cell office:value-type="float" office:value="1.7496947944164" calcext:value-type="float">
            <text:p>1,7496947944164</text:p>
          </table:table-cell>
          <table:table-cell office:value-type="float" office:value="99.503906669131" calcext:value-type="float">
            <text:p>99,503906669131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596</text:p>
          </table:table-cell>
          <table:table-cell office:value-type="float" office:value="8.1489932537079" calcext:value-type="float">
            <text:p>8,1489932537079</text:p>
          </table:table-cell>
          <table:table-cell office:value-type="float" office:value="-0.58501493185759" calcext:value-type="float">
            <text:p>-0,58501493185759</text:p>
          </table:table-cell>
          <table:table-cell office:value-type="float" office:value="62.449862243264" calcext:value-type="float">
            <text:p>62,44986224326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607</text:p>
          </table:table-cell>
          <table:table-cell office:value-type="float" office:value="-0.71340039372444" calcext:value-type="float">
            <text:p>-0,71340039372444</text:p>
          </table:table-cell>
          <table:table-cell office:value-type="float" office:value="1.5830932557583" calcext:value-type="float">
            <text:p>1,5830932557583</text:p>
          </table:table-cell>
          <table:table-cell office:value-type="float" office:value="14.69977646117" calcext:value-type="float">
            <text:p>14,69977646117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618</text:p>
          </table:table-cell>
          <table:table-cell office:value-type="float" office:value="2.1427150070667" calcext:value-type="float">
            <text:p>2,1427150070667</text:p>
          </table:table-cell>
          <table:table-cell office:value-type="float" office:value="4.1308039426804" calcext:value-type="float">
            <text:p>4,1308039426804</text:p>
          </table:table-cell>
          <table:table-cell office:value-type="float" office:value="146.34195254866" calcext:value-type="float">
            <text:p>146,341952548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629</text:p>
          </table:table-cell>
          <table:table-cell office:value-type="float" office:value="1.9203391671181" calcext:value-type="float">
            <text:p>1,9203391671181</text:p>
          </table:table-cell>
          <table:table-cell office:value-type="float" office:value="2.9098397493362" calcext:value-type="float">
            <text:p>2,9098397493362</text:p>
          </table:table-cell>
          <table:table-cell office:value-type="float" office:value="130.75477150595" calcext:value-type="float">
            <text:p>130,75477150595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640</text:p>
          </table:table-cell>
          <table:table-cell office:value-type="float" office:value="1.7443805932999" calcext:value-type="float">
            <text:p>1,7443805932999</text:p>
          </table:table-cell>
          <table:table-cell office:value-type="float" office:value="2.2019855678082" calcext:value-type="float">
            <text:p>2,2019855678082</text:p>
          </table:table-cell>
          <table:table-cell office:value-type="float" office:value="45.675122054519" calcext:value-type="float">
            <text:p>45,67512205451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651</text:p>
          </table:table-cell>
          <table:table-cell office:value-type="float" office:value="5.7781660556793" calcext:value-type="float">
            <text:p>5,7781660556793</text:p>
          </table:table-cell>
          <table:table-cell office:value-type="float" office:value="3.2729041576385" calcext:value-type="float">
            <text:p>3,2729041576385</text:p>
          </table:table-cell>
          <table:table-cell office:value-type="float" office:value="-43.055963744024" calcext:value-type="float">
            <text:p>-43,055963744024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662</text:p>
          </table:table-cell>
          <table:table-cell office:value-type="float" office:value="7.1128135919571" calcext:value-type="float">
            <text:p>7,1128135919571</text:p>
          </table:table-cell>
          <table:table-cell office:value-type="float" office:value="3.3986186981201" calcext:value-type="float">
            <text:p>3,3986186981201</text:p>
          </table:table-cell>
          <table:table-cell office:value-type="float" office:value="-161.59999750222" calcext:value-type="float">
            <text:p>-161,59999750222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673</text:p>
          </table:table-cell>
          <table:table-cell office:value-type="float" office:value="6.0551303625107" calcext:value-type="float">
            <text:p>6,0551303625107</text:p>
          </table:table-cell>
          <table:table-cell office:value-type="float" office:value="2.3554582893848" calcext:value-type="float">
            <text:p>2,3554582893848</text:p>
          </table:table-cell>
          <table:table-cell office:value-type="float" office:value="-59.537365937689" calcext:value-type="float">
            <text:p>-59,537365937689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684</text:p>
          </table:table-cell>
          <table:table-cell office:value-type="float" office:value="-1.5807504951954" calcext:value-type="float">
            <text:p>-1,5807504951954</text:p>
          </table:table-cell>
          <table:table-cell office:value-type="float" office:value="6.805876493454" calcext:value-type="float">
            <text:p>6,805876493454</text:p>
          </table:table-cell>
          <table:table-cell office:value-type="float" office:value="-43.011059806605" calcext:value-type="float">
            <text:p>-43,0110598066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695</text:p>
          </table:table-cell>
          <table:table-cell office:value-type="float" office:value="-1.585011780262" calcext:value-type="float">
            <text:p>-1,585011780262</text:p>
          </table:table-cell>
          <table:table-cell office:value-type="float" office:value="3.4665533900261" calcext:value-type="float">
            <text:p>3,4665533900261</text:p>
          </table:table-cell>
          <table:table-cell office:value-type="float" office:value="45.395222439128" calcext:value-type="float">
            <text:p>45,3952224391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706</text:p>
          </table:table-cell>
          <table:table-cell office:value-type="float" office:value="1.7144240438938" calcext:value-type="float">
            <text:p>1,7144240438938</text:p>
          </table:table-cell>
          <table:table-cell office:value-type="float" office:value="5.6306958198547" calcext:value-type="float">
            <text:p>5,6306958198547</text:p>
          </table:table-cell>
          <table:table-cell office:value-type="float" office:value="128.59196116211" calcext:value-type="float">
            <text:p>128,59196116211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717</text:p>
          </table:table-cell>
          <table:table-cell office:value-type="float" office:value="6.0629892349243" calcext:value-type="float">
            <text:p>6,0629892349243</text:p>
          </table:table-cell>
          <table:table-cell office:value-type="float" office:value="3.6067697405815" calcext:value-type="float">
            <text:p>3,6067697405815</text:p>
          </table:table-cell>
          <table:table-cell office:value-type="float" office:value="107.5149098779" calcext:value-type="float">
            <text:p>107,514909877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728</text:p>
          </table:table-cell>
          <table:table-cell office:value-type="float" office:value="4.8096877336502" calcext:value-type="float">
            <text:p>4,8096877336502</text:p>
          </table:table-cell>
          <table:table-cell office:value-type="float" office:value="5.6963706016541" calcext:value-type="float">
            <text:p>5,6963706016541</text:p>
          </table:table-cell>
          <table:table-cell office:value-type="float" office:value="-3.2993786891175" calcext:value-type="float">
            <text:p>-3,29937868911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739</text:p>
          </table:table-cell>
          <table:table-cell office:value-type="float" office:value="8.4253978729248" calcext:value-type="float">
            <text:p>8,4253978729248</text:p>
          </table:table-cell>
          <table:table-cell office:value-type="float" office:value="4.8329797387123" calcext:value-type="float">
            <text:p>4,8329797387123</text:p>
          </table:table-cell>
          <table:table-cell office:value-type="float" office:value="-164.38788213548" calcext:value-type="float">
            <text:p>-164,38788213548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750</text:p>
          </table:table-cell>
          <table:table-cell office:value-type="float" office:value="8.5839927196503" calcext:value-type="float">
            <text:p>8,5839927196503</text:p>
          </table:table-cell>
          <table:table-cell office:value-type="float" office:value="4.4845414161682" calcext:value-type="float">
            <text:p>4,4845414161682</text:p>
          </table:table-cell>
          <table:table-cell office:value-type="float" office:value="-76.426870504003" calcext:value-type="float">
            <text:p>-76,426870504003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761</text:p>
          </table:table-cell>
          <table:table-cell office:value-type="float" office:value="0.28342077508569" calcext:value-type="float">
            <text:p>0,28342077508569</text:p>
          </table:table-cell>
          <table:table-cell office:value-type="float" office:value="5.8746719360352" calcext:value-type="float">
            <text:p>5,8746719360352</text:p>
          </table:table-cell>
          <table:table-cell office:value-type="float" office:value="147.42012540246" calcext:value-type="float">
            <text:p>147,42012540246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772</text:p>
          </table:table-cell>
          <table:table-cell office:value-type="float" office:value="0.14428635127842" calcext:value-type="float">
            <text:p>0,14428635127842</text:p>
          </table:table-cell>
          <table:table-cell office:value-type="float" office:value="6.6518747806549" calcext:value-type="float">
            <text:p>6,6518747806549</text:p>
          </table:table-cell>
          <table:table-cell office:value-type="float" office:value="140.22069372189" calcext:value-type="float">
            <text:p>140,22069372189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783</text:p>
          </table:table-cell>
          <table:table-cell office:value-type="float" office:value="0.9394371509552" calcext:value-type="float">
            <text:p>0,9394371509552</text:p>
          </table:table-cell>
          <table:table-cell office:value-type="float" office:value="6.1070311069489" calcext:value-type="float">
            <text:p>6,1070311069489</text:p>
          </table:table-cell>
          <table:table-cell office:value-type="float" office:value="-66.461428715165" calcext:value-type="float">
            <text:p>-66,46142871516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794</text:p>
          </table:table-cell>
          <table:table-cell office:value-type="float" office:value="4.5171990990639" calcext:value-type="float">
            <text:p>4,5171990990639</text:p>
          </table:table-cell>
          <table:table-cell office:value-type="float" office:value="4.2483392357826" calcext:value-type="float">
            <text:p>4,2483392357826</text:p>
          </table:table-cell>
          <table:table-cell office:value-type="float" office:value="98.889943900382" calcext:value-type="float">
            <text:p>98,88994390038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805</text:p>
          </table:table-cell>
          <table:table-cell office:value-type="float" office:value="5.3834229707718" calcext:value-type="float">
            <text:p>5,3834229707718</text:p>
          </table:table-cell>
          <table:table-cell office:value-type="float" office:value="8.7401235103607" calcext:value-type="float">
            <text:p>8,7401235103607</text:p>
          </table:table-cell>
          <table:table-cell office:value-type="float" office:value="-100.25603907883" calcext:value-type="float">
            <text:p>-100,25603907883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816</text:p>
          </table:table-cell>
          <table:table-cell office:value-type="float" office:value="6.8251121044159" calcext:value-type="float">
            <text:p>6,8251121044159</text:p>
          </table:table-cell>
          <table:table-cell office:value-type="float" office:value="6.3428854942322" calcext:value-type="float">
            <text:p>6,3428854942322</text:p>
          </table:table-cell>
          <table:table-cell office:value-type="float" office:value="81.955159545704" calcext:value-type="float">
            <text:p>81,95515954570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827</text:p>
          </table:table-cell>
          <table:table-cell office:value-type="float" office:value="8.8762789964676" calcext:value-type="float">
            <text:p>8,8762789964676</text:p>
          </table:table-cell>
          <table:table-cell office:value-type="float" office:value="5.6472051143646" calcext:value-type="float">
            <text:p>5,6472051143646</text:p>
          </table:table-cell>
          <table:table-cell office:value-type="float" office:value="-104.64849289815" calcext:value-type="float">
            <text:p>-104,6484928981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838</text:p>
          </table:table-cell>
          <table:table-cell office:value-type="float" office:value="-0.92573322355747" calcext:value-type="float">
            <text:p>-0,92573322355747</text:p>
          </table:table-cell>
          <table:table-cell office:value-type="float" office:value="7.2338175773621" calcext:value-type="float">
            <text:p>7,2338175773621</text:p>
          </table:table-cell>
          <table:table-cell office:value-type="float" office:value="91.503734801226" calcext:value-type="float">
            <text:p>91,503734801226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849</text:p>
          </table:table-cell>
          <table:table-cell office:value-type="float" office:value="0.2110437490046" calcext:value-type="float">
            <text:p>0,2110437490046</text:p>
          </table:table-cell>
          <table:table-cell office:value-type="float" office:value="7.4573057889938" calcext:value-type="float">
            <text:p>7,4573057889938</text:p>
          </table:table-cell>
          <table:table-cell office:value-type="float" office:value="-144.2686493989" calcext:value-type="float">
            <text:p>-144,2686493989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860</text:p>
          </table:table-cell>
          <table:table-cell office:value-type="float" office:value="2.6549887657166" calcext:value-type="float">
            <text:p>2,6549887657166</text:p>
          </table:table-cell>
          <table:table-cell office:value-type="float" office:value="8.8573658466339" calcext:value-type="float">
            <text:p>8,8573658466339</text:p>
          </table:table-cell>
          <table:table-cell office:value-type="float" office:value="-142.61885509369" calcext:value-type="float">
            <text:p>-142,61885509369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871</text:p>
          </table:table-cell>
          <table:table-cell office:value-type="float" office:value="4.0804237127304" calcext:value-type="float">
            <text:p>4,0804237127304</text:p>
          </table:table-cell>
          <table:table-cell office:value-type="float" office:value="6.3750112056732" calcext:value-type="float">
            <text:p>6,3750112056732</text:p>
          </table:table-cell>
          <table:table-cell office:value-type="float" office:value="170.3618073919" calcext:value-type="float">
            <text:p>170,3618073919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882</text:p>
          </table:table-cell>
          <table:table-cell office:value-type="float" office:value="5.2654486894608" calcext:value-type="float">
            <text:p>5,2654486894608</text:p>
          </table:table-cell>
          <table:table-cell office:value-type="float" office:value="7.5827294588089" calcext:value-type="float">
            <text:p>7,5827294588089</text:p>
          </table:table-cell>
          <table:table-cell office:value-type="float" office:value="-73.895138540086" calcext:value-type="float">
            <text:p>-73,89513854008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893</text:p>
          </table:table-cell>
          <table:table-cell office:value-type="float" office:value="5.8591169118881" calcext:value-type="float">
            <text:p>5,8591169118881</text:p>
          </table:table-cell>
          <table:table-cell office:value-type="float" office:value="9.1123151779175" calcext:value-type="float">
            <text:p>9,1123151779175</text:p>
          </table:table-cell>
          <table:table-cell office:value-type="float" office:value="-73.919767027448" calcext:value-type="float">
            <text:p>-73,919767027448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904</text:p>
          </table:table-cell>
          <table:table-cell office:value-type="float" office:value="9.307051897049" calcext:value-type="float">
            <text:p>9,307051897049</text:p>
          </table:table-cell>
          <table:table-cell office:value-type="float" office:value="5.8623546361923" calcext:value-type="float">
            <text:p>5,8623546361923</text:p>
          </table:table-cell>
          <table:table-cell office:value-type="float" office:value="165.88729506086" calcext:value-type="float">
            <text:p>165,88729506086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915</text:p>
          </table:table-cell>
          <table:table-cell office:value-type="float" office:value="-1.4656794071198" calcext:value-type="float">
            <text:p>-1,4656794071198</text:p>
          </table:table-cell>
          <table:table-cell office:value-type="float" office:value="8.0142223834991" calcext:value-type="float">
            <text:p>8,0142223834991</text:p>
          </table:table-cell>
          <table:table-cell office:value-type="float" office:value="43.259900466652" calcext:value-type="float">
            <text:p>43,25990046665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926</text:p>
          </table:table-cell>
          <table:table-cell office:value-type="float" office:value="1.1454989761114" calcext:value-type="float">
            <text:p>1,1454989761114</text:p>
          </table:table-cell>
          <table:table-cell office:value-type="float" office:value="8.6442983150482" calcext:value-type="float">
            <text:p>8,6442983150482</text:p>
          </table:table-cell>
          <table:table-cell office:value-type="float" office:value="-24.320539015873" calcext:value-type="float">
            <text:p>-24,320539015873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937</text:p>
          </table:table-cell>
          <table:table-cell office:value-type="float" office:value="3.8479694724083" calcext:value-type="float">
            <text:p>3,8479694724083</text:p>
          </table:table-cell>
          <table:table-cell office:value-type="float" office:value="10.814969539642" calcext:value-type="float">
            <text:p>10,814969539642</text:p>
          </table:table-cell>
          <table:table-cell office:value-type="float" office:value="-96.736413658045" calcext:value-type="float">
            <text:p>-96,736413658045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948</text:p>
          </table:table-cell>
          <table:table-cell office:value-type="float" office:value="4.3806758522987" calcext:value-type="float">
            <text:p>4,3806758522987</text:p>
          </table:table-cell>
          <table:table-cell office:value-type="float" office:value="11.084998846054" calcext:value-type="float">
            <text:p>11,084998846054</text:p>
          </table:table-cell>
          <table:table-cell office:value-type="float" office:value="-110.52911144913" calcext:value-type="float">
            <text:p>-110,52911144913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959</text:p>
          </table:table-cell>
          <table:table-cell office:value-type="float" office:value="3.0047771334648" calcext:value-type="float">
            <text:p>3,0047771334648</text:p>
          </table:table-cell>
          <table:table-cell office:value-type="float" office:value="7.9184609651566" calcext:value-type="float">
            <text:p>7,9184609651566</text:p>
          </table:table-cell>
          <table:table-cell office:value-type="float" office:value="-68.802207898182" calcext:value-type="float">
            <text:p>-68,8022078981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970</text:p>
          </table:table-cell>
          <table:table-cell office:value-type="float" office:value="8.1281852722168" calcext:value-type="float">
            <text:p>8,1281852722168</text:p>
          </table:table-cell>
          <table:table-cell office:value-type="float" office:value="9.2853307723999" calcext:value-type="float">
            <text:p>9,2853307723999</text:p>
          </table:table-cell>
          <table:table-cell office:value-type="float" office:value="124.40953285071" calcext:value-type="float">
            <text:p>124,409532850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981</text:p>
          </table:table-cell>
          <table:table-cell office:value-type="float" office:value="8.9201927185059" calcext:value-type="float">
            <text:p>8,9201927185059</text:p>
          </table:table-cell>
          <table:table-cell office:value-type="float" office:value="10.742934942245" calcext:value-type="float">
            <text:p>10,742934942245</text:p>
          </table:table-cell>
          <table:table-cell office:value-type="float" office:value="-92.988182025351" calcext:value-type="float">
            <text:p>-92,988182025351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992</text:p>
          </table:table-cell>
          <table:table-cell office:value-type="float" office:value="0.77201977372169" calcext:value-type="float">
            <text:p>0,77201977372169</text:p>
          </table:table-cell>
          <table:table-cell office:value-type="float" office:value="9.3489724397659" calcext:value-type="float">
            <text:p>9,3489724397659</text:p>
          </table:table-cell>
          <table:table-cell office:value-type="float" office:value="96.775276645733" calcext:value-type="float">
            <text:p>96,77527664573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5003</text:p>
          </table:table-cell>
          <table:table-cell office:value-type="float" office:value="1.5647676587105" calcext:value-type="float">
            <text:p>1,5647676587105</text:p>
          </table:table-cell>
          <table:table-cell office:value-type="float" office:value="9.1354978084564" calcext:value-type="float">
            <text:p>9,1354978084564</text:p>
          </table:table-cell>
          <table:table-cell office:value-type="float" office:value="139.81694780338" calcext:value-type="float">
            <text:p>139,81694780338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5</text:p>
          </table:table-cell>
          <table:table-cell office:value-type="float" office:value="0.77499464154243" calcext:value-type="float">
            <text:p>0,77499464154243</text:p>
          </table:table-cell>
          <table:table-cell office:value-type="float" office:value="-0.43043538928032" calcext:value-type="float">
            <text:p>-0,43043538928032</text:p>
          </table:table-cell>
          <table:table-cell office:value-type="float" office:value="-91.994049442801" calcext:value-type="float">
            <text:p>-91,994049442801</text:p>
          </table:table-cell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464</text:p>
          </table:table-cell>
          <table:table-cell office:value-type="float" office:value="0.69819882512093" calcext:value-type="float">
            <text:p>0,69819882512093</text:p>
          </table:table-cell>
          <table:table-cell office:value-type="float" office:value="-0.29445260763168" calcext:value-type="float">
            <text:p>-0,29445260763168</text:p>
          </table:table-cell>
          <table:table-cell office:value-type="float" office:value="119.29768665581" calcext:value-type="float">
            <text:p>119,29768665581</text:p>
          </table:table-cell>
          <table:table-cell office:value-type="float" office:value="10" calcext:value-type="float">
            <text:p>1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475</text:p>
          </table:table-cell>
          <table:table-cell office:value-type="float" office:value="0.83414539694786" calcext:value-type="float">
            <text:p>0,83414539694786</text:p>
          </table:table-cell>
          <table:table-cell office:value-type="float" office:value="-0.22603103891015" calcext:value-type="float">
            <text:p>-0,22603103891015</text:p>
          </table:table-cell>
          <table:table-cell office:value-type="float" office:value="72.807432739598" calcext:value-type="float">
            <text:p>72,807432739598</text:p>
          </table:table-cell>
          <table:table-cell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486</text:p>
          </table:table-cell>
          <table:table-cell office:value-type="float" office:value="2.5486627221107" calcext:value-type="float">
            <text:p>2,5486627221107</text:p>
          </table:table-cell>
          <table:table-cell office:value-type="float" office:value="-0.42444474995136" calcext:value-type="float">
            <text:p>-0,42444474995136</text:p>
          </table:table-cell>
          <table:table-cell office:value-type="float" office:value="-172.02202985241" calcext:value-type="float">
            <text:p>-172,0220298524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497</text:p>
          </table:table-cell>
          <table:table-cell office:value-type="float" office:value="3.6437368392944" calcext:value-type="float">
            <text:p>3,6437368392944</text:p>
          </table:table-cell>
          <table:table-cell office:value-type="float" office:value="0.84683239459991" calcext:value-type="float">
            <text:p>0,84683239459991</text:p>
          </table:table-cell>
          <table:table-cell office:value-type="float" office:value="105.07254160134" calcext:value-type="float">
            <text:p>105,072541601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508</text:p>
          </table:table-cell>
          <table:table-cell office:value-type="float" office:value="5.4396659135818" calcext:value-type="float">
            <text:p>5,4396659135818</text:p>
          </table:table-cell>
          <table:table-cell office:value-type="float" office:value="-0.33943481743336" calcext:value-type="float">
            <text:p>-0,33943481743336</text:p>
          </table:table-cell>
          <table:table-cell office:value-type="float" office:value="82.494061463957" calcext:value-type="float">
            <text:p>82,494061463957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519</text:p>
          </table:table-cell>
          <table:table-cell office:value-type="float" office:value="5.7077884674072" calcext:value-type="float">
            <text:p>5,7077884674072</text:p>
          </table:table-cell>
          <table:table-cell office:value-type="float" office:value="-0.5286717414856" calcext:value-type="float">
            <text:p>-0,5286717414856</text:p>
          </table:table-cell>
          <table:table-cell office:value-type="float" office:value="-61.255435275424" calcext:value-type="float">
            <text:p>-61,255435275424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530</text:p>
          </table:table-cell>
          <table:table-cell office:value-type="float" office:value="-1.1399275064468" calcext:value-type="float">
            <text:p>-1,1399275064468</text:p>
          </table:table-cell>
          <table:table-cell office:value-type="float" office:value="1.7013889551163" calcext:value-type="float">
            <text:p>1,7013889551163</text:p>
          </table:table-cell>
          <table:table-cell office:value-type="float" office:value="70.835739184337" calcext:value-type="float">
            <text:p>70,835739184337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541</text:p>
          </table:table-cell>
          <table:table-cell office:value-type="float" office:value="0.90054504573345" calcext:value-type="float">
            <text:p>0,90054504573345</text:p>
          </table:table-cell>
          <table:table-cell office:value-type="float" office:value="3.0624142289162" calcext:value-type="float">
            <text:p>3,0624142289162</text:p>
          </table:table-cell>
          <table:table-cell office:value-type="float" office:value="-104.27826605025" calcext:value-type="float">
            <text:p>-104,27826605025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552</text:p>
          </table:table-cell>
          <table:table-cell office:value-type="float" office:value="2.6974254846573" calcext:value-type="float">
            <text:p>2,6974254846573</text:p>
          </table:table-cell>
          <table:table-cell office:value-type="float" office:value="3.0302613973618" calcext:value-type="float">
            <text:p>3,0302613973618</text:p>
          </table:table-cell>
          <table:table-cell office:value-type="float" office:value="-144.67991233631" calcext:value-type="float">
            <text:p>-144,67991233631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563</text:p>
          </table:table-cell>
          <table:table-cell office:value-type="float" office:value="5.2603805065155" calcext:value-type="float">
            <text:p>5,2603805065155</text:p>
          </table:table-cell>
          <table:table-cell office:value-type="float" office:value="1.2365429103374" calcext:value-type="float">
            <text:p>1,2365429103374</text:p>
          </table:table-cell>
          <table:table-cell office:value-type="float" office:value="101.82439673478" calcext:value-type="float">
            <text:p>101,8243967347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574</text:p>
          </table:table-cell>
          <table:table-cell office:value-type="float" office:value="4.2416149377823" calcext:value-type="float">
            <text:p>4,2416149377823</text:p>
          </table:table-cell>
          <table:table-cell office:value-type="float" office:value="0.2303820848465" calcext:value-type="float">
            <text:p>0,2303820848465</text:p>
          </table:table-cell>
          <table:table-cell office:value-type="float" office:value="29.62352591715" calcext:value-type="float">
            <text:p>29,62352591715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585</text:p>
          </table:table-cell>
          <table:table-cell office:value-type="float" office:value="6.7019712924957" calcext:value-type="float">
            <text:p>6,7019712924957</text:p>
          </table:table-cell>
          <table:table-cell office:value-type="float" office:value="1.7547316849232" calcext:value-type="float">
            <text:p>1,7547316849232</text:p>
          </table:table-cell>
          <table:table-cell office:value-type="float" office:value="-169.90274988162" calcext:value-type="float">
            <text:p>-169,90274988162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596</text:p>
          </table:table-cell>
          <table:table-cell office:value-type="float" office:value="7.7855628728867" calcext:value-type="float">
            <text:p>7,7855628728867</text:p>
          </table:table-cell>
          <table:table-cell office:value-type="float" office:value="-0.58500163257122" calcext:value-type="float">
            <text:p>-0,58500163257122</text:p>
          </table:table-cell>
          <table:table-cell office:value-type="float" office:value="62.584861068969" calcext:value-type="float">
            <text:p>62,58486106896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607</text:p>
          </table:table-cell>
          <table:table-cell office:value-type="float" office:value="-0.68715922534466" calcext:value-type="float">
            <text:p>-0,68715922534466</text:p>
          </table:table-cell>
          <table:table-cell office:value-type="float" office:value="1.3622984290123" calcext:value-type="float">
            <text:p>1,3622984290123</text:p>
          </table:table-cell>
          <table:table-cell office:value-type="float" office:value="105.47381373727" calcext:value-type="float">
            <text:p>105,47381373727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618</text:p>
          </table:table-cell>
          <table:table-cell office:value-type="float" office:value="2.3463129997253" calcext:value-type="float">
            <text:p>2,3463129997253</text:p>
          </table:table-cell>
          <table:table-cell office:value-type="float" office:value="4.0280342102051" calcext:value-type="float">
            <text:p>4,0280342102051</text:p>
          </table:table-cell>
          <table:table-cell office:value-type="float" office:value="154.37349088632" calcext:value-type="float">
            <text:p>154,373490886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629</text:p>
          </table:table-cell>
          <table:table-cell office:value-type="float" office:value="2.1132969856262" calcext:value-type="float">
            <text:p>2,1132969856262</text:p>
          </table:table-cell>
          <table:table-cell office:value-type="float" office:value="3.029071688652" calcext:value-type="float">
            <text:p>3,029071688652</text:p>
          </table:table-cell>
          <table:table-cell office:value-type="float" office:value="-139.10474443132" calcext:value-type="float">
            <text:p>-139,10474443132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640</text:p>
          </table:table-cell>
          <table:table-cell office:value-type="float" office:value="1.4792945981026" calcext:value-type="float">
            <text:p>1,4792945981026</text:p>
          </table:table-cell>
          <table:table-cell office:value-type="float" office:value="1.91909968853" calcext:value-type="float">
            <text:p>1,91909968853</text:p>
          </table:table-cell>
          <table:table-cell office:value-type="float" office:value="49.394536170231" calcext:value-type="float">
            <text:p>49,39453617023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651</text:p>
          </table:table-cell>
          <table:table-cell office:value-type="float" office:value="5.6054604053497" calcext:value-type="float">
            <text:p>5,6054604053497</text:p>
          </table:table-cell>
          <table:table-cell office:value-type="float" office:value="3.1339710950851" calcext:value-type="float">
            <text:p>3,1339710950851</text:p>
          </table:table-cell>
          <table:table-cell office:value-type="float" office:value="47.696291261418" calcext:value-type="float">
            <text:p>47,696291261418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662</text:p>
          </table:table-cell>
          <table:table-cell office:value-type="float" office:value="7.4491900205612" calcext:value-type="float">
            <text:p>7,4491900205612</text:p>
          </table:table-cell>
          <table:table-cell office:value-type="float" office:value="3.5281437635422" calcext:value-type="float">
            <text:p>3,5281437635422</text:p>
          </table:table-cell>
          <table:table-cell office:value-type="float" office:value="-154.78382444685" calcext:value-type="float">
            <text:p>-154,78382444685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673</text:p>
          </table:table-cell>
          <table:table-cell office:value-type="float" office:value="6.2103033065796" calcext:value-type="float">
            <text:p>6,2103033065796</text:p>
          </table:table-cell>
          <table:table-cell office:value-type="float" office:value="2.6074752211571" calcext:value-type="float">
            <text:p>2,6074752211571</text:p>
          </table:table-cell>
          <table:table-cell office:value-type="float" office:value="-117.56208899674" calcext:value-type="float">
            <text:p>-117,56208899674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684</text:p>
          </table:table-cell>
          <table:table-cell office:value-type="float" office:value="-1.585007160902" calcext:value-type="float">
            <text:p>-1,585007160902</text:p>
          </table:table-cell>
          <table:table-cell office:value-type="float" office:value="7.1275997161865" calcext:value-type="float">
            <text:p>7,1275997161865</text:p>
          </table:table-cell>
          <table:table-cell office:value-type="float" office:value="-70.507819485512" calcext:value-type="float">
            <text:p>-70,50781948551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695</text:p>
          </table:table-cell>
          <table:table-cell office:value-type="float" office:value="-1.5850165486336" calcext:value-type="float">
            <text:p>-1,5850165486336</text:p>
          </table:table-cell>
          <table:table-cell office:value-type="float" office:value="3.0823758244514" calcext:value-type="float">
            <text:p>3,0823758244514</text:p>
          </table:table-cell>
          <table:table-cell office:value-type="float" office:value="45.244212363176" calcext:value-type="float">
            <text:p>45,24421236317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706</text:p>
          </table:table-cell>
          <table:table-cell office:value-type="float" office:value="1.7906013131142" calcext:value-type="float">
            <text:p>1,7906013131142</text:p>
          </table:table-cell>
          <table:table-cell office:value-type="float" office:value="5.2805984020233" calcext:value-type="float">
            <text:p>5,2805984020233</text:p>
          </table:table-cell>
          <table:table-cell office:value-type="float" office:value="106.48011022313" calcext:value-type="float">
            <text:p>106,4801102231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717</text:p>
          </table:table-cell>
          <table:table-cell office:value-type="float" office:value="5.862403512001" calcext:value-type="float">
            <text:p>5,862403512001</text:p>
          </table:table-cell>
          <table:table-cell office:value-type="float" office:value="3.5106813907623" calcext:value-type="float">
            <text:p>3,5106813907623</text:p>
          </table:table-cell>
          <table:table-cell office:value-type="float" office:value="16.70596800792" calcext:value-type="float">
            <text:p>16,70596800792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728</text:p>
          </table:table-cell>
          <table:table-cell office:value-type="float" office:value="4.4594177603722" calcext:value-type="float">
            <text:p>4,4594177603722</text:p>
          </table:table-cell>
          <table:table-cell office:value-type="float" office:value="5.6376612186432" calcext:value-type="float">
            <text:p>5,6376612186432</text:p>
          </table:table-cell>
          <table:table-cell office:value-type="float" office:value="14.847183493292" calcext:value-type="float">
            <text:p>14,8471834932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739</text:p>
          </table:table-cell>
          <table:table-cell office:value-type="float" office:value="8.3960849046707" calcext:value-type="float">
            <text:p>8,3960849046707</text:p>
          </table:table-cell>
          <table:table-cell office:value-type="float" office:value="5.0531399250031" calcext:value-type="float">
            <text:p>5,0531399250031</text:p>
          </table:table-cell>
          <table:table-cell office:value-type="float" office:value="-73.592236846875" calcext:value-type="float">
            <text:p>-73,592236846875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750</text:p>
          </table:table-cell>
          <table:table-cell office:value-type="float" office:value="8.3635807037354" calcext:value-type="float">
            <text:p>8,3635807037354</text:p>
          </table:table-cell>
          <table:table-cell office:value-type="float" office:value="4.4630083441734" calcext:value-type="float">
            <text:p>4,4630083441734</text:p>
          </table:table-cell>
          <table:table-cell office:value-type="float" office:value="14.22928795693" calcext:value-type="float">
            <text:p>14,22928795693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761</text:p>
          </table:table-cell>
          <table:table-cell office:value-type="float" office:value="0.46304158866405" calcext:value-type="float">
            <text:p>0,46304158866405</text:p>
          </table:table-cell>
          <table:table-cell office:value-type="float" office:value="5.5993020534515" calcext:value-type="float">
            <text:p>5,5993020534515</text:p>
          </table:table-cell>
          <table:table-cell office:value-type="float" office:value="116.60719525283" calcext:value-type="float">
            <text:p>116,60719525283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772</text:p>
          </table:table-cell>
          <table:table-cell office:value-type="float" office:value="0.42415212839842" calcext:value-type="float">
            <text:p>0,42415212839842</text:p>
          </table:table-cell>
          <table:table-cell office:value-type="float" office:value="6.6285347938538" calcext:value-type="float">
            <text:p>6,6285347938538</text:p>
          </table:table-cell>
          <table:table-cell office:value-type="float" office:value="-168.18681947745" calcext:value-type="float">
            <text:p>-168,18681947745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783</text:p>
          </table:table-cell>
          <table:table-cell office:value-type="float" office:value="0.80494806170464" calcext:value-type="float">
            <text:p>0,80494806170464</text:p>
          </table:table-cell>
          <table:table-cell office:value-type="float" office:value="6.3189417123795" calcext:value-type="float">
            <text:p>6,3189417123795</text:p>
          </table:table-cell>
          <table:table-cell office:value-type="float" office:value="-82.588215542447" calcext:value-type="float">
            <text:p>-82,588215542447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794</text:p>
          </table:table-cell>
          <table:table-cell office:value-type="float" office:value="4.6412545442581" calcext:value-type="float">
            <text:p>4,6412545442581</text:p>
          </table:table-cell>
          <table:table-cell office:value-type="float" office:value="3.9770039916039" calcext:value-type="float">
            <text:p>3,9770039916039</text:p>
          </table:table-cell>
          <table:table-cell office:value-type="float" office:value="118.3862276138" calcext:value-type="float">
            <text:p>118,386227613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805</text:p>
          </table:table-cell>
          <table:table-cell office:value-type="float" office:value="5.5962187051773" calcext:value-type="float">
            <text:p>5,5962187051773</text:p>
          </table:table-cell>
          <table:table-cell office:value-type="float" office:value="8.7647217512131" calcext:value-type="float">
            <text:p>8,7647217512131</text:p>
          </table:table-cell>
          <table:table-cell office:value-type="float" office:value="175.24698129885" calcext:value-type="float">
            <text:p>175,24698129885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816</text:p>
          </table:table-cell>
          <table:table-cell office:value-type="float" office:value="6.8188965320587" calcext:value-type="float">
            <text:p>6,8188965320587</text:p>
          </table:table-cell>
          <table:table-cell office:value-type="float" office:value="5.9654724597931" calcext:value-type="float">
            <text:p>5,9654724597931</text:p>
          </table:table-cell>
          <table:table-cell office:value-type="float" office:value="91.496784975574" calcext:value-type="float">
            <text:p>91,49678497557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827</text:p>
          </table:table-cell>
          <table:table-cell office:value-type="float" office:value="9.1015177965164" calcext:value-type="float">
            <text:p>9,1015177965164</text:p>
          </table:table-cell>
          <table:table-cell office:value-type="float" office:value="5.6253612041473" calcext:value-type="float">
            <text:p>5,6253612041473</text:p>
          </table:table-cell>
          <table:table-cell office:value-type="float" office:value="165.61485096148" calcext:value-type="float">
            <text:p>165,61485096148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838</text:p>
          </table:table-cell>
          <table:table-cell office:value-type="float" office:value="-0.91551125049591" calcext:value-type="float">
            <text:p>-0,91551125049591</text:p>
          </table:table-cell>
          <table:table-cell office:value-type="float" office:value="6.8360245227814" calcext:value-type="float">
            <text:p>6,8360245227814</text:p>
          </table:table-cell>
          <table:table-cell office:value-type="float" office:value="91.56570920519" calcext:value-type="float">
            <text:p>91,56570920519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849</text:p>
          </table:table-cell>
          <table:table-cell office:value-type="float" office:value="0.53366668522358" calcext:value-type="float">
            <text:p>0,53366668522358</text:p>
          </table:table-cell>
          <table:table-cell office:value-type="float" office:value="7.6900285482407" calcext:value-type="float">
            <text:p>7,6900285482407</text:p>
          </table:table-cell>
          <table:table-cell office:value-type="float" office:value="-144.22205754906" calcext:value-type="float">
            <text:p>-144,22205754906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860</text:p>
          </table:table-cell>
          <table:table-cell office:value-type="float" office:value="2.9538050293922" calcext:value-type="float">
            <text:p>2,9538050293922</text:p>
          </table:table-cell>
          <table:table-cell office:value-type="float" office:value="9.0850430727005" calcext:value-type="float">
            <text:p>9,0850430727005</text:p>
          </table:table-cell>
          <table:table-cell office:value-type="float" office:value="-142.7444986477" calcext:value-type="float">
            <text:p>-142,7444986477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871</text:p>
          </table:table-cell>
          <table:table-cell office:value-type="float" office:value="4.2531555891037" calcext:value-type="float">
            <text:p>4,2531555891037</text:p>
          </table:table-cell>
          <table:table-cell office:value-type="float" office:value="6.3644164800644" calcext:value-type="float">
            <text:p>6,3644164800644</text:p>
          </table:table-cell>
          <table:table-cell office:value-type="float" office:value="169.0213589152" calcext:value-type="float">
            <text:p>169,021358915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882</text:p>
          </table:table-cell>
          <table:table-cell office:value-type="float" office:value="5.0818610191345" calcext:value-type="float">
            <text:p>5,0818610191345</text:p>
          </table:table-cell>
          <table:table-cell office:value-type="float" office:value="7.8396248817444" calcext:value-type="float">
            <text:p>7,8396248817444</text:p>
          </table:table-cell>
          <table:table-cell office:value-type="float" office:value="-49.448692874544" calcext:value-type="float">
            <text:p>-49,448692874544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893</text:p>
          </table:table-cell>
          <table:table-cell office:value-type="float" office:value="6.0384804010391" calcext:value-type="float">
            <text:p>6,0384804010391</text:p>
          </table:table-cell>
          <table:table-cell office:value-type="float" office:value="9.2336148023605" calcext:value-type="float">
            <text:p>9,2336148023605</text:p>
          </table:table-cell>
          <table:table-cell office:value-type="float" office:value="-158.59129018844" calcext:value-type="float">
            <text:p>-158,59129018844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904</text:p>
          </table:table-cell>
          <table:table-cell office:value-type="float" office:value="9.403430223465" calcext:value-type="float">
            <text:p>9,403430223465</text:p>
          </table:table-cell>
          <table:table-cell office:value-type="float" office:value="6.0683161020279" calcext:value-type="float">
            <text:p>6,0683161020279</text:p>
          </table:table-cell>
          <table:table-cell office:value-type="float" office:value="-111.91896040728" calcext:value-type="float">
            <text:p>-111,91896040728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915</text:p>
          </table:table-cell>
          <table:table-cell office:value-type="float" office:value="-1.5850095450878" calcext:value-type="float">
            <text:p>-1,5850095450878</text:p>
          </table:table-cell>
          <table:table-cell office:value-type="float" office:value="7.7223825454712" calcext:value-type="float">
            <text:p>7,7223825454712</text:p>
          </table:table-cell>
          <table:table-cell office:value-type="float" office:value="31.8631977792" calcext:value-type="float">
            <text:p>31,863197779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926</text:p>
          </table:table-cell>
          <table:table-cell office:value-type="float" office:value="0.91157875955105" calcext:value-type="float">
            <text:p>0,91157875955105</text:p>
          </table:table-cell>
          <table:table-cell office:value-type="float" office:value="8.5913693904877" calcext:value-type="float">
            <text:p>8,5913693904877</text:p>
          </table:table-cell>
          <table:table-cell office:value-type="float" office:value="36.719424329746" calcext:value-type="float">
            <text:p>36,71942432974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937</text:p>
          </table:table-cell>
          <table:table-cell office:value-type="float" office:value="3.6348366737366" calcext:value-type="float">
            <text:p>3,6348366737366</text:p>
          </table:table-cell>
          <table:table-cell office:value-type="float" office:value="10.873310565948" calcext:value-type="float">
            <text:p>10,873310565948</text:p>
          </table:table-cell>
          <table:table-cell office:value-type="float" office:value="-6.4437483336515" calcext:value-type="float">
            <text:p>-6,4437483336515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948</text:p>
          </table:table-cell>
          <table:table-cell office:value-type="float" office:value="4.5139050483704" calcext:value-type="float">
            <text:p>4,5139050483704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110.48057200802" calcext:value-type="float">
            <text:p>-110,48057200802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959</text:p>
          </table:table-cell>
          <table:table-cell office:value-type="float" office:value="3.0312123894691" calcext:value-type="float">
            <text:p>3,0312123894691</text:p>
          </table:table-cell>
          <table:table-cell office:value-type="float" office:value="8.2176291942596" calcext:value-type="float">
            <text:p>8,2176291942596</text:p>
          </table:table-cell>
          <table:table-cell office:value-type="float" office:value="-101.39667835965" calcext:value-type="float">
            <text:p>-101,396678359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970</text:p>
          </table:table-cell>
          <table:table-cell office:value-type="float" office:value="8.3781212568283" calcext:value-type="float">
            <text:p>8,3781212568283</text:p>
          </table:table-cell>
          <table:table-cell office:value-type="float" office:value="9.0049427747726" calcext:value-type="float">
            <text:p>9,0049427747726</text:p>
          </table:table-cell>
          <table:table-cell office:value-type="float" office:value="134.4334502129" calcext:value-type="float">
            <text:p>134,43345021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981</text:p>
          </table:table-cell>
          <table:table-cell office:value-type="float" office:value="8.7147825956345" calcext:value-type="float">
            <text:p>8,7147825956345</text:p>
          </table:table-cell>
          <table:table-cell office:value-type="float" office:value="10.948346853256" calcext:value-type="float">
            <text:p>10,948346853256</text:p>
          </table:table-cell>
          <table:table-cell office:value-type="float" office:value="-65.209469218163" calcext:value-type="float">
            <text:p>-65,20946921816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992</text:p>
          </table:table-cell>
          <table:table-cell office:value-type="float" office:value="0.67370384931564" calcext:value-type="float">
            <text:p>0,67370384931564</text:p>
          </table:table-cell>
          <table:table-cell office:value-type="float" office:value="9.1442412137985" calcext:value-type="float">
            <text:p>9,1442412137985</text:p>
          </table:table-cell>
          <table:table-cell office:value-type="float" office:value="41.826767146967" calcext:value-type="float">
            <text:p>41,82676714696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5003</text:p>
          </table:table-cell>
          <table:table-cell office:value-type="float" office:value="1.6669949889183" calcext:value-type="float">
            <text:p>1,6669949889183</text:p>
          </table:table-cell>
          <table:table-cell office:value-type="float" office:value="8.8993167877197" calcext:value-type="float">
            <text:p>8,8993167877197</text:p>
          </table:table-cell>
          <table:table-cell office:value-type="float" office:value="108.9227860141" calcext:value-type="float">
            <text:p>108,922786014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5</text:p>
          </table:table-cell>
          <table:table-cell office:value-type="float" office:value="0.74609242379665" calcext:value-type="float">
            <text:p>0,74609242379665</text:p>
          </table:table-cell>
          <table:table-cell office:value-type="float" office:value="-0.41450440883636" calcext:value-type="float">
            <text:p>-0,41450440883636</text:p>
          </table:table-cell>
          <table:table-cell office:value-type="float" office:value="-86.923792863348" calcext:value-type="float">
            <text:p>-86,923792863348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464</text:p>
          </table:table-cell>
          <table:table-cell office:value-type="float" office:value="0.64130641520023" calcext:value-type="float">
            <text:p>0,64130641520023</text:p>
          </table:table-cell>
          <table:table-cell office:value-type="float" office:value="-0.27697835117579" calcext:value-type="float">
            <text:p>-0,27697835117579</text:p>
          </table:table-cell>
          <table:table-cell office:value-type="float" office:value="121.26884035244" calcext:value-type="float">
            <text:p>121,26884035244</text:p>
          </table:table-cell>
          <table:table-cell office:value-type="float" office:value="10" calcext:value-type="float">
            <text:p>10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475</text:p>
          </table:table-cell>
          <table:table-cell office:value-type="float" office:value="0.77810071408749" calcext:value-type="float">
            <text:p>0,77810071408749</text:p>
          </table:table-cell>
          <table:table-cell office:value-type="float" office:value="-0.21682973951101" calcext:value-type="float">
            <text:p>-0,21682973951101</text:p>
          </table:table-cell>
          <table:table-cell office:value-type="float" office:value="71.94213502726" calcext:value-type="float">
            <text:p>71,94213502726</text:p>
          </table:table-cell>
          <table:table-cell office:value-type="float" office:value="10" calcext:value-type="float">
            <text:p>1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486</text:p>
          </table:table-cell>
          <table:table-cell office:value-type="float" office:value="2.8256294131279" calcext:value-type="float">
            <text:p>2,8256294131279</text:p>
          </table:table-cell>
          <table:table-cell office:value-type="float" office:value="-0.25392001494765" calcext:value-type="float">
            <text:p>-0,25392001494765</text:p>
          </table:table-cell>
          <table:table-cell office:value-type="float" office:value="-140.53655885587" calcext:value-type="float">
            <text:p>-140,53655885587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497</text:p>
          </table:table-cell>
          <table:table-cell office:value-type="float" office:value="3.6933618783951" calcext:value-type="float">
            <text:p>3,6933618783951</text:p>
          </table:table-cell>
          <table:table-cell office:value-type="float" office:value="0.76455868780613" calcext:value-type="float">
            <text:p>0,76455868780613</text:p>
          </table:table-cell>
          <table:table-cell office:value-type="float" office:value="116.40214464467" calcext:value-type="float">
            <text:p>116,402144644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508</text:p>
          </table:table-cell>
          <table:table-cell office:value-type="float" office:value="5.6117218732834" calcext:value-type="float">
            <text:p>5,6117218732834</text:p>
          </table:table-cell>
          <table:table-cell office:value-type="float" office:value="-0.33085532486439" calcext:value-type="float">
            <text:p>-0,33085532486439</text:p>
          </table:table-cell>
          <table:table-cell office:value-type="float" office:value="178.61192697173" calcext:value-type="float">
            <text:p>178,61192697173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519</text:p>
          </table:table-cell>
          <table:table-cell office:value-type="float" office:value="5.9363967180252" calcext:value-type="float">
            <text:p>5,9363967180252</text:p>
          </table:table-cell>
          <table:table-cell office:value-type="float" office:value="-0.44288523495197" calcext:value-type="float">
            <text:p>-0,44288523495197</text:p>
          </table:table-cell>
          <table:table-cell office:value-type="float" office:value="-152.15434390269" calcext:value-type="float">
            <text:p>-152,15434390269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530</text:p>
          </table:table-cell>
          <table:table-cell office:value-type="float" office:value="-1.4208588004112" calcext:value-type="float">
            <text:p>-1,4208588004112</text:p>
          </table:table-cell>
          <table:table-cell office:value-type="float" office:value="1.6853584349155" calcext:value-type="float">
            <text:p>1,6853584349155</text:p>
          </table:table-cell>
          <table:table-cell office:value-type="float" office:value="5.6243300627751" calcext:value-type="float">
            <text:p>5,624330062775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541</text:p>
          </table:table-cell>
          <table:table-cell office:value-type="float" office:value="0.85186913609505" calcext:value-type="float">
            <text:p>0,85186913609505</text:p>
          </table:table-cell>
          <table:table-cell office:value-type="float" office:value="3.3919525146484" calcext:value-type="float">
            <text:p>3,3919525146484</text:p>
          </table:table-cell>
          <table:table-cell office:value-type="float" office:value="-75.256627836045" calcext:value-type="float">
            <text:p>-75,256627836045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552</text:p>
          </table:table-cell>
          <table:table-cell office:value-type="float" office:value="2.5958919525146" calcext:value-type="float">
            <text:p>2,5958919525146</text:p>
          </table:table-cell>
          <table:table-cell office:value-type="float" office:value="3.2270070910454" calcext:value-type="float">
            <text:p>3,2270070910454</text:p>
          </table:table-cell>
          <table:table-cell office:value-type="float" office:value="-53.907843152429" calcext:value-type="float">
            <text:p>-53,907843152429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563</text:p>
          </table:table-cell>
          <table:table-cell office:value-type="float" office:value="5.2366399765015" calcext:value-type="float">
            <text:p>5,2366399765015</text:p>
          </table:table-cell>
          <table:table-cell office:value-type="float" office:value="0.88238909840584" calcext:value-type="float">
            <text:p>0,88238909840584</text:p>
          </table:table-cell>
          <table:table-cell office:value-type="float" office:value="82.336040059472" calcext:value-type="float">
            <text:p>82,33604005947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574</text:p>
          </table:table-cell>
          <table:table-cell office:value-type="float" office:value="3.9340099692345" calcext:value-type="float">
            <text:p>3,9340099692345</text:p>
          </table:table-cell>
          <table:table-cell office:value-type="float" office:value="0.09064550511539" calcext:value-type="float">
            <text:p>0,09064550511539</text:p>
          </table:table-cell>
          <table:table-cell office:value-type="float" office:value="20.977274817266" calcext:value-type="float">
            <text:p>20,977274817266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585</text:p>
          </table:table-cell>
          <table:table-cell office:value-type="float" office:value="7.0587629079819" calcext:value-type="float">
            <text:p>7,0587629079819</text:p>
          </table:table-cell>
          <table:table-cell office:value-type="float" office:value="1.8906722962856" calcext:value-type="float">
            <text:p>1,8906722962856</text:p>
          </table:table-cell>
          <table:table-cell office:value-type="float" office:value="-161.06639849912" calcext:value-type="float">
            <text:p>-161,06639849912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596</text:p>
          </table:table-cell>
          <table:table-cell office:value-type="float" office:value="7.4638140201569" calcext:value-type="float">
            <text:p>7,4638140201569</text:p>
          </table:table-cell>
          <table:table-cell office:value-type="float" office:value="-0.58499921113253" calcext:value-type="float">
            <text:p>-0,58499921113253</text:p>
          </table:table-cell>
          <table:table-cell office:value-type="float" office:value="64.707516864607" calcext:value-type="float">
            <text:p>64,70751686460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607</text:p>
          </table:table-cell>
          <table:table-cell office:value-type="float" office:value="-0.40684230625629" calcext:value-type="float">
            <text:p>-0,40684230625629</text:p>
          </table:table-cell>
          <table:table-cell office:value-type="float" office:value="1.3303065299988" calcext:value-type="float">
            <text:p>1,3303065299988</text:p>
          </table:table-cell>
          <table:table-cell office:value-type="float" office:value="171.25936678261" calcext:value-type="float">
            <text:p>171,25936678261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618</text:p>
          </table:table-cell>
          <table:table-cell office:value-type="float" office:value="2.564400434494" calcext:value-type="float">
            <text:p>2,564400434494</text:p>
          </table:table-cell>
          <table:table-cell office:value-type="float" office:value="3.9531755447388" calcext:value-type="float">
            <text:p>3,9531755447388</text:p>
          </table:table-cell>
          <table:table-cell office:value-type="float" office:value="161.31190433624" calcext:value-type="float">
            <text:p>161,311904336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629</text:p>
          </table:table-cell>
          <table:table-cell office:value-type="float" office:value="1.9929024577141" calcext:value-type="float">
            <text:p>1,9929024577141</text:p>
          </table:table-cell>
          <table:table-cell office:value-type="float" office:value="3.2150334119797" calcext:value-type="float">
            <text:p>3,2150334119797</text:p>
          </table:table-cell>
          <table:table-cell office:value-type="float" office:value="-48.386199838796" calcext:value-type="float">
            <text:p>-48,386199838796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640</text:p>
          </table:table-cell>
          <table:table-cell office:value-type="float" office:value="1.4069791138172" calcext:value-type="float">
            <text:p>1,4069791138172</text:p>
          </table:table-cell>
          <table:table-cell office:value-type="float" office:value="1.6068738698959" calcext:value-type="float">
            <text:p>1,6068738698959</text:p>
          </table:table-cell>
          <table:table-cell office:value-type="float" office:value="84.322658314067" calcext:value-type="float">
            <text:p>84,32265831406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651</text:p>
          </table:table-cell>
          <table:table-cell office:value-type="float" office:value="5.7445085048676" calcext:value-type="float">
            <text:p>5,7445085048676</text:p>
          </table:table-cell>
          <table:table-cell office:value-type="float" office:value="2.9576155543327" calcext:value-type="float">
            <text:p>2,9576155543327</text:p>
          </table:table-cell>
          <table:table-cell office:value-type="float" office:value="137.71432827992" calcext:value-type="float">
            <text:p>137,71432827992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662</text:p>
          </table:table-cell>
          <table:table-cell office:value-type="float" office:value="7.674965262413" calcext:value-type="float">
            <text:p>7,674965262413</text:p>
          </table:table-cell>
          <table:table-cell office:value-type="float" office:value="3.7232422828674" calcext:value-type="float">
            <text:p>3,7232422828674</text:p>
          </table:table-cell>
          <table:table-cell office:value-type="float" office:value="-135.74303791022" calcext:value-type="float">
            <text:p>-135,7430379102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673</text:p>
          </table:table-cell>
          <table:table-cell office:value-type="float" office:value="6.3934463262558" calcext:value-type="float">
            <text:p>6,3934463262558</text:p>
          </table:table-cell>
          <table:table-cell office:value-type="float" office:value="2.960786819458" calcext:value-type="float">
            <text:p>2,960786819458</text:p>
          </table:table-cell>
          <table:table-cell office:value-type="float" office:value="-117.59218440694" calcext:value-type="float">
            <text:p>-117,59218440694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684</text:p>
          </table:table-cell>
          <table:table-cell office:value-type="float" office:value="-1.534707993269" calcext:value-type="float">
            <text:p>-1,534707993269</text:p>
          </table:table-cell>
          <table:table-cell office:value-type="float" office:value="7.2785460948944" calcext:value-type="float">
            <text:p>7,2785460948944</text:p>
          </table:table-cell>
          <table:table-cell office:value-type="float" office:value="-131.83812426913" calcext:value-type="float">
            <text:p>-131,83812426913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695</text:p>
          </table:table-cell>
          <table:table-cell office:value-type="float" office:value="-1.5845170617104" calcext:value-type="float">
            <text:p>-1,5845170617104</text:p>
          </table:table-cell>
          <table:table-cell office:value-type="float" office:value="2.7644684910774" calcext:value-type="float">
            <text:p>2,7644684910774</text:p>
          </table:table-cell>
          <table:table-cell office:value-type="float" office:value="47.327420893748" calcext:value-type="float">
            <text:p>47,3274208937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706</text:p>
          </table:table-cell>
          <table:table-cell office:value-type="float" office:value="1.9020454585552" calcext:value-type="float">
            <text:p>1,9020454585552</text:p>
          </table:table-cell>
          <table:table-cell office:value-type="float" office:value="4.8986139893532" calcext:value-type="float">
            <text:p>4,8986139893532</text:p>
          </table:table-cell>
          <table:table-cell office:value-type="float" office:value="106.44064587393" calcext:value-type="float">
            <text:p>106,4406458739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717</text:p>
          </table:table-cell>
          <table:table-cell office:value-type="float" office:value="5.763640999794" calcext:value-type="float">
            <text:p>5,763640999794</text:p>
          </table:table-cell>
          <table:table-cell office:value-type="float" office:value="3.7113729119301" calcext:value-type="float">
            <text:p>3,7113729119301</text:p>
          </table:table-cell>
          <table:table-cell office:value-type="float" office:value="-73.459752805673" calcext:value-type="float">
            <text:p>-73,45975280567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728</text:p>
          </table:table-cell>
          <table:table-cell office:value-type="float" office:value="4.1603469848633" calcext:value-type="float">
            <text:p>4,1603469848633</text:p>
          </table:table-cell>
          <table:table-cell office:value-type="float" office:value="5.4571640491486" calcext:value-type="float">
            <text:p>5,4571640491486</text:p>
          </table:table-cell>
          <table:table-cell office:value-type="float" office:value="36.1590681562" calcext:value-type="float">
            <text:p>36,15906815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739</text:p>
          </table:table-cell>
          <table:table-cell office:value-type="float" office:value="8.1564998626709" calcext:value-type="float">
            <text:p>8,1564998626709</text:p>
          </table:table-cell>
          <table:table-cell office:value-type="float" office:value="5.3204166889191" calcext:value-type="float">
            <text:p>5,3204166889191</text:p>
          </table:table-cell>
          <table:table-cell office:value-type="float" office:value="-52.321471985738" calcext:value-type="float">
            <text:p>-52,321471985738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750</text:p>
          </table:table-cell>
          <table:table-cell office:value-type="float" office:value="8.0872714519501" calcext:value-type="float">
            <text:p>8,0872714519501</text:p>
          </table:table-cell>
          <table:table-cell office:value-type="float" office:value="4.2344808578491" calcext:value-type="float">
            <text:p>4,2344808578491</text:p>
          </table:table-cell>
          <table:table-cell office:value-type="float" office:value="35.608350850974" calcext:value-type="float">
            <text:p>35,608350850974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761</text:p>
          </table:table-cell>
          <table:table-cell office:value-type="float" office:value="0.47643296420574" calcext:value-type="float">
            <text:p>0,47643296420574</text:p>
          </table:table-cell>
          <table:table-cell office:value-type="float" office:value="5.270431637764" calcext:value-type="float">
            <text:p>5,270431637764</text:p>
          </table:table-cell>
          <table:table-cell office:value-type="float" office:value="85.763130977655" calcext:value-type="float">
            <text:p>85,763130977655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772</text:p>
          </table:table-cell>
          <table:table-cell office:value-type="float" office:value="0.40852457284927" calcext:value-type="float">
            <text:p>0,40852457284927</text:p>
          </table:table-cell>
          <table:table-cell office:value-type="float" office:value="6.849924325943" calcext:value-type="float">
            <text:p>6,849924325943</text:p>
          </table:table-cell>
          <table:table-cell office:value-type="float" office:value="-77.379864492234" calcext:value-type="float">
            <text:p>-77,379864492234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783</text:p>
          </table:table-cell>
          <table:table-cell office:value-type="float" office:value="1.0182122141123" calcext:value-type="float">
            <text:p>1,0182122141123</text:p>
          </table:table-cell>
          <table:table-cell office:value-type="float" office:value="6.3787418603897" calcext:value-type="float">
            <text:p>6,3787418603897</text:p>
          </table:table-cell>
          <table:table-cell office:value-type="float" office:value="-173.30992753339" calcext:value-type="float">
            <text:p>-173,3099275333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794</text:p>
          </table:table-cell>
          <table:table-cell office:value-type="float" office:value="4.8485121130943" calcext:value-type="float">
            <text:p>4,8485121130943</text:p>
          </table:table-cell>
          <table:table-cell office:value-type="float" office:value="3.7626951932907" calcext:value-type="float">
            <text:p>3,7626951932907</text:p>
          </table:table-cell>
          <table:table-cell office:value-type="float" office:value="137.88656368377" calcext:value-type="float">
            <text:p>137,8865636837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805</text:p>
          </table:table-cell>
          <table:table-cell office:value-type="float" office:value="5.6084829568863" calcext:value-type="float">
            <text:p>5,6084829568863</text:p>
          </table:table-cell>
          <table:table-cell office:value-type="float" office:value="8.54347884655" calcext:value-type="float">
            <text:p>8,54347884655</text:p>
          </table:table-cell>
          <table:table-cell office:value-type="float" office:value="84.485319769307" calcext:value-type="float">
            <text:p>84,485319769307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816</text:p>
          </table:table-cell>
          <table:table-cell office:value-type="float" office:value="6.8748408555984" calcext:value-type="float">
            <text:p>6,8748408555984</text:p>
          </table:table-cell>
          <table:table-cell office:value-type="float" office:value="5.5923938751221" calcext:value-type="float">
            <text:p>5,5923938751221</text:p>
          </table:table-cell>
          <table:table-cell office:value-type="float" office:value="101.01484796803" calcext:value-type="float">
            <text:p>101,0148479680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827</text:p>
          </table:table-cell>
          <table:table-cell office:value-type="float" office:value="9.0764939785004" calcext:value-type="float">
            <text:p>9,0764939785004</text:p>
          </table:table-cell>
          <table:table-cell office:value-type="float" office:value="5.4046547412872" calcext:value-type="float">
            <text:p>5,4046547412872</text:p>
          </table:table-cell>
          <table:table-cell office:value-type="float" office:value="74.826879865804" calcext:value-type="float">
            <text:p>74,826879865804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838</text:p>
          </table:table-cell>
          <table:table-cell office:value-type="float" office:value="-0.90472877025604" calcext:value-type="float">
            <text:p>-0,90472877025604</text:p>
          </table:table-cell>
          <table:table-cell office:value-type="float" office:value="6.4428102970123" calcext:value-type="float">
            <text:p>6,4428102970123</text:p>
          </table:table-cell>
          <table:table-cell office:value-type="float" office:value="91.937418955906" calcext:value-type="float">
            <text:p>91,937418955906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849</text:p>
          </table:table-cell>
          <table:table-cell office:value-type="float" office:value="0.83537615835667" calcext:value-type="float">
            <text:p>0,83537615835667</text:p>
          </table:table-cell>
          <table:table-cell office:value-type="float" office:value="7.8540641069412" calcext:value-type="float">
            <text:p>7,8540641069412</text:p>
          </table:table-cell>
          <table:table-cell office:value-type="float" office:value="-165.90521290044" calcext:value-type="float">
            <text:p>-165,90521290044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860</text:p>
          </table:table-cell>
          <table:table-cell office:value-type="float" office:value="3.1923371553421" calcext:value-type="float">
            <text:p>3,1923371553421</text:p>
          </table:table-cell>
          <table:table-cell office:value-type="float" office:value="9.2627990245819" calcext:value-type="float">
            <text:p>9,2627990245819</text:p>
          </table:table-cell>
          <table:table-cell office:value-type="float" office:value="-143.65609436278" calcext:value-type="float">
            <text:p>-143,65609436278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871</text:p>
          </table:table-cell>
          <table:table-cell office:value-type="float" office:value="4.3343639373779" calcext:value-type="float">
            <text:p>4,3343639373779</text:p>
          </table:table-cell>
          <table:table-cell office:value-type="float" office:value="6.2739682197571" calcext:value-type="float">
            <text:p>6,2739682197571</text:p>
          </table:table-cell>
          <table:table-cell office:value-type="float" office:value="139.91621345471" calcext:value-type="float">
            <text:p>139,91621345471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882</text:p>
          </table:table-cell>
          <table:table-cell office:value-type="float" office:value="4.8829689621925" calcext:value-type="float">
            <text:p>4,8829689621925</text:p>
          </table:table-cell>
          <table:table-cell office:value-type="float" office:value="8.0496680736542" calcext:value-type="float">
            <text:p>8,0496680736542</text:p>
          </table:table-cell>
          <table:table-cell office:value-type="float" office:value="-53.392353331207" calcext:value-type="float">
            <text:p>-53,392353331207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893</text:p>
          </table:table-cell>
          <table:table-cell office:value-type="float" office:value="6.1478680372238" calcext:value-type="float">
            <text:p>6,1478680372238</text:p>
          </table:table-cell>
          <table:table-cell office:value-type="float" office:value="9.0407878160477" calcext:value-type="float">
            <text:p>9,0407878160477</text:p>
          </table:table-cell>
          <table:table-cell office:value-type="float" office:value="110.80184939561" calcext:value-type="float">
            <text:p>110,80184939561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904</text:p>
          </table:table-cell>
          <table:table-cell office:value-type="float" office:value="9.6195477247238" calcext:value-type="float">
            <text:p>9,6195477247238</text:p>
          </table:table-cell>
          <table:table-cell office:value-type="float" office:value="6.0160851478577" calcext:value-type="float">
            <text:p>6,0160851478577</text:p>
          </table:table-cell>
          <table:table-cell office:value-type="float" office:value="157.57045168786" calcext:value-type="float">
            <text:p>157,57045168786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915</text:p>
          </table:table-cell>
          <table:table-cell office:value-type="float" office:value="-1.5769037604332" calcext:value-type="float">
            <text:p>-1,5769037604332</text:p>
          </table:table-cell>
          <table:table-cell office:value-type="float" office:value="7.6043230295181" calcext:value-type="float">
            <text:p>7,6043230295181</text:p>
          </table:table-cell>
          <table:table-cell office:value-type="float" office:value="74.159484760017" calcext:value-type="float">
            <text:p>74,159484760017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926</text:p>
          </table:table-cell>
          <table:table-cell office:value-type="float" office:value="1.0178349167109" calcext:value-type="float">
            <text:p>1,0178349167109</text:p>
          </table:table-cell>
          <table:table-cell office:value-type="float" office:value="8.3957946300507" calcext:value-type="float">
            <text:p>8,3957946300507</text:p>
          </table:table-cell>
          <table:table-cell office:value-type="float" office:value="127.50486355678" calcext:value-type="float">
            <text:p>127,50486355678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937</text:p>
          </table:table-cell>
          <table:table-cell office:value-type="float" office:value="3.5711365938187" calcext:value-type="float">
            <text:p>3,5711365938187</text:p>
          </table:table-cell>
          <table:table-cell office:value-type="float" office:value="10.651270151138" calcext:value-type="float">
            <text:p>10,651270151138</text:p>
          </table:table-cell>
          <table:table-cell office:value-type="float" office:value="81.105094047109" calcext:value-type="float">
            <text:p>81,105094047109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948</text:p>
          </table:table-cell>
          <table:table-cell office:value-type="float" office:value="4.651971757412" calcext:value-type="float">
            <text:p>4,651971757412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121.13783921406" calcext:value-type="float">
            <text:p>-121,13783921406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959</text:p>
          </table:table-cell>
          <table:table-cell office:value-type="float" office:value="3.2054391503334" calcext:value-type="float">
            <text:p>3,2054391503334</text:p>
          </table:table-cell>
          <table:table-cell office:value-type="float" office:value="8.4955388307571" calcext:value-type="float">
            <text:p>8,4955388307571</text:p>
          </table:table-cell>
          <table:table-cell office:value-type="float" office:value="-121.87927695596" calcext:value-type="float">
            <text:p>-121,879276955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970</text:p>
          </table:table-cell>
          <table:table-cell office:value-type="float" office:value="8.6697483062744" calcext:value-type="float">
            <text:p>8,6697483062744</text:p>
          </table:table-cell>
          <table:table-cell office:value-type="float" office:value="8.7893754243851" calcext:value-type="float">
            <text:p>8,7893754243851</text:p>
          </table:table-cell>
          <table:table-cell office:value-type="float" office:value="149.62561874633" calcext:value-type="float">
            <text:p>149,625618746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981</text:p>
          </table:table-cell>
          <table:table-cell office:value-type="float" office:value="8.5549145936966" calcext:value-type="float">
            <text:p>8,5549145936966</text:p>
          </table:table-cell>
          <table:table-cell office:value-type="float" office:value="11.084997653961" calcext:value-type="float">
            <text:p>11,084997653961</text:p>
          </table:table-cell>
          <table:table-cell office:value-type="float" office:value="-74.006424588003" calcext:value-type="float">
            <text:p>-74,00642458800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992</text:p>
          </table:table-cell>
          <table:table-cell office:value-type="float" office:value="0.50329118967056" calcext:value-type="float">
            <text:p>0,50329118967056</text:p>
          </table:table-cell>
          <table:table-cell office:value-type="float" office:value="9.2868661880493" calcext:value-type="float">
            <text:p>9,2868661880493</text:p>
          </table:table-cell>
          <table:table-cell office:value-type="float" office:value="-48.897466462129" calcext:value-type="float">
            <text:p>-48,897466462129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5003</text:p>
          </table:table-cell>
          <table:table-cell office:value-type="float" office:value="1.6333957016468" calcext:value-type="float">
            <text:p>1,6333957016468</text:p>
          </table:table-cell>
          <table:table-cell office:value-type="float" office:value="8.644939661026" calcext:value-type="float">
            <text:p>8,644939661026</text:p>
          </table:table-cell>
          <table:table-cell office:value-type="float" office:value="78.041615000196" calcext:value-type="float">
            <text:p>78,041615000196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5</text:p>
          </table:table-cell>
          <table:table-cell office:value-type="float" office:value="0.69740451872349" calcext:value-type="float">
            <text:p>0,69740451872349</text:p>
          </table:table-cell>
          <table:table-cell office:value-type="float" office:value="-0.4485110193491" calcext:value-type="float">
            <text:p>-0,4485110193491</text:p>
          </table:table-cell>
          <table:table-cell office:value-type="float" office:value="-89.575598953636" calcext:value-type="float">
            <text:p>-89,575598953636</text:p>
          </table:table-cell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464</text:p>
          </table:table-cell>
          <table:table-cell office:value-type="float" office:value="0.59786684811115" calcext:value-type="float">
            <text:p>0,59786684811115</text:p>
          </table:table-cell>
          <table:table-cell office:value-type="float" office:value="-0.32455585896969" calcext:value-type="float">
            <text:p>-0,32455585896969</text:p>
          </table:table-cell>
          <table:table-cell office:value-type="float" office:value="137.67985933146" calcext:value-type="float">
            <text:p>137,67985933146</text:p>
          </table:table-cell>
          <table:table-cell office:value-type="float" office:value="10" calcext:value-type="float">
            <text:p>10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475</text:p>
          </table:table-cell>
          <table:table-cell office:value-type="float" office:value="0.70989325642586" calcext:value-type="float">
            <text:p>0,70989325642586</text:p>
          </table:table-cell>
          <table:table-cell office:value-type="float" office:value="-0.19583489745855" calcext:value-type="float">
            <text:p>-0,19583489745855</text:p>
          </table:table-cell>
          <table:table-cell office:value-type="float" office:value="83.824334630541" calcext:value-type="float">
            <text:p>83,824334630541</text:p>
          </table:table-cell>
          <table:table-cell office:value-type="float" office:value="10" calcext:value-type="float">
            <text:p>1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486</text:p>
          </table:table-cell>
          <table:table-cell office:value-type="float" office:value="2.9575917124748" calcext:value-type="float">
            <text:p>2,9575917124748</text:p>
          </table:table-cell>
          <table:table-cell office:value-type="float" office:value="0.041443188674748" calcext:value-type="float">
            <text:p>0,041443188674748</text:p>
          </table:table-cell>
          <table:table-cell office:value-type="float" office:value="-106.96791691385" calcext:value-type="float">
            <text:p>-106,9679169138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497</text:p>
          </table:table-cell>
          <table:table-cell office:value-type="float" office:value="3.758445084095" calcext:value-type="float">
            <text:p>3,758445084095</text:p>
          </table:table-cell>
          <table:table-cell office:value-type="float" office:value="0.69397650659084" calcext:value-type="float">
            <text:p>0,69397650659084</text:p>
          </table:table-cell>
          <table:table-cell office:value-type="float" office:value="127.73313491967" calcext:value-type="float">
            <text:p>127,7331349196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508</text:p>
          </table:table-cell>
          <table:table-cell office:value-type="float" office:value="5.6494736671448" calcext:value-type="float">
            <text:p>5,6494736671448</text:p>
          </table:table-cell>
          <table:table-cell office:value-type="float" office:value="-0.11172695085406" calcext:value-type="float">
            <text:p>-0,11172695085406</text:p>
          </table:table-cell>
          <table:table-cell office:value-type="float" office:value="-90.811854714801" calcext:value-type="float">
            <text:p>-90,811854714801</text:p>
          </table:table-cell>
          <table:table-cell office:value-type="float" office:value="11" calcext:value-type="float">
            <text:p>1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519</text:p>
          </table:table-cell>
          <table:table-cell office:value-type="float" office:value="6.0797774791718" calcext:value-type="float">
            <text:p>6,0797774791718</text:p>
          </table:table-cell>
          <table:table-cell office:value-type="float" office:value="-0.58500271290541" calcext:value-type="float">
            <text:p>-0,58500271290541</text:p>
          </table:table-cell>
          <table:table-cell office:value-type="float" office:value="118.67962369494" calcext:value-type="float">
            <text:p>118,67962369494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530</text:p>
          </table:table-cell>
          <table:table-cell office:value-type="float" office:value="-1.5850020945072" calcext:value-type="float">
            <text:p>-1,5850020945072</text:p>
          </table:table-cell>
          <table:table-cell office:value-type="float" office:value="1.6881610453129" calcext:value-type="float">
            <text:p>1,6881610453129</text:p>
          </table:table-cell>
          <table:table-cell office:value-type="float" office:value="6.8247928551048" calcext:value-type="float">
            <text:p>6,824792855104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541</text:p>
          </table:table-cell>
          <table:table-cell office:value-type="float" office:value="0.64990103244781" calcext:value-type="float">
            <text:p>0,64990103244781</text:p>
          </table:table-cell>
          <table:table-cell office:value-type="float" office:value="3.6560565233231" calcext:value-type="float">
            <text:p>3,6560565233231</text:p>
          </table:table-cell>
          <table:table-cell office:value-type="float" office:value="-46.275417516186" calcext:value-type="float">
            <text:p>-46,275417516186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552</text:p>
          </table:table-cell>
          <table:table-cell office:value-type="float" office:value="2.3878493905067" calcext:value-type="float">
            <text:p>2,3878493905067</text:p>
          </table:table-cell>
          <table:table-cell office:value-type="float" office:value="3.1354123353958" calcext:value-type="float">
            <text:p>3,1354123353958</text:p>
          </table:table-cell>
          <table:table-cell office:value-type="float" office:value="33.651974930125" calcext:value-type="float">
            <text:p>33,651974930125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563</text:p>
          </table:table-cell>
          <table:table-cell office:value-type="float" office:value="5.1062196493149" calcext:value-type="float">
            <text:p>5,1062196493149</text:p>
          </table:table-cell>
          <table:table-cell office:value-type="float" office:value="0.55066008120775" calcext:value-type="float">
            <text:p>0,55066008120775</text:p>
          </table:table-cell>
          <table:table-cell office:value-type="float" office:value="64.210006385852" calcext:value-type="float">
            <text:p>64,21000638585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574</text:p>
          </table:table-cell>
          <table:table-cell office:value-type="float" office:value="3.5810458660126" calcext:value-type="float">
            <text:p>3,5810458660126</text:p>
          </table:table-cell>
          <table:table-cell office:value-type="float" office:value="0.04199892282486" calcext:value-type="float">
            <text:p>0,04199892282486</text:p>
          </table:table-cell>
          <table:table-cell office:value-type="float" office:value="3.7945411672258" calcext:value-type="float">
            <text:p>3,7945411672258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585</text:p>
          </table:table-cell>
          <table:table-cell office:value-type="float" office:value="7.43448138237" calcext:value-type="float">
            <text:p>7,43448138237</text:p>
          </table:table-cell>
          <table:table-cell office:value-type="float" office:value="2.0196434855461" calcext:value-type="float">
            <text:p>2,0196434855461</text:p>
          </table:table-cell>
          <table:table-cell office:value-type="float" office:value="-161.05148746709" calcext:value-type="float">
            <text:p>-161,05148746709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596</text:p>
          </table:table-cell>
          <table:table-cell office:value-type="float" office:value="7.532234787941" calcext:value-type="float">
            <text:p>7,532234787941</text:p>
          </table:table-cell>
          <table:table-cell office:value-type="float" office:value="-0.58499861508608" calcext:value-type="float">
            <text:p>-0,58499861508608</text:p>
          </table:table-cell>
          <table:table-cell office:value-type="float" office:value="81.378460689715" calcext:value-type="float">
            <text:p>81,3784606897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607</text:p>
          </table:table-cell>
          <table:table-cell office:value-type="float" office:value="-0.014043982373551" calcext:value-type="float">
            <text:p>-0,014043982373551</text:p>
          </table:table-cell>
          <table:table-cell office:value-type="float" office:value="1.2696978449821" calcext:value-type="float">
            <text:p>1,2696978449821</text:p>
          </table:table-cell>
          <table:table-cell office:value-type="float" office:value="171.21665644798" calcext:value-type="float">
            <text:p>171,21665644798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618</text:p>
          </table:table-cell>
          <table:table-cell office:value-type="float" office:value="2.7966913580894" calcext:value-type="float">
            <text:p>2,7966913580894</text:p>
          </table:table-cell>
          <table:table-cell office:value-type="float" office:value="3.8738736510277" calcext:value-type="float">
            <text:p>3,8738736510277</text:p>
          </table:table-cell>
          <table:table-cell office:value-type="float" office:value="161.18280295354" calcext:value-type="float">
            <text:p>161,182802953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629</text:p>
          </table:table-cell>
          <table:table-cell office:value-type="float" office:value="1.8016067147255" calcext:value-type="float">
            <text:p>1,8016067147255</text:p>
          </table:table-cell>
          <table:table-cell office:value-type="float" office:value="3.0953389406204" calcext:value-type="float">
            <text:p>3,0953389406204</text:p>
          </table:table-cell>
          <table:table-cell office:value-type="float" office:value="41.168792232586" calcext:value-type="float">
            <text:p>41,168792232586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640</text:p>
          </table:table-cell>
          <table:table-cell office:value-type="float" office:value="1.5255491435528" calcext:value-type="float">
            <text:p>1,5255491435528</text:p>
          </table:table-cell>
          <table:table-cell office:value-type="float" office:value="1.3097040355206" calcext:value-type="float">
            <text:p>1,3097040355206</text:p>
          </table:table-cell>
          <table:table-cell office:value-type="float" office:value="119.20086745244" calcext:value-type="float">
            <text:p>119,2008674524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651</text:p>
          </table:table-cell>
          <table:table-cell office:value-type="float" office:value="5.9162795543671" calcext:value-type="float">
            <text:p>5,9162795543671</text:p>
          </table:table-cell>
          <table:table-cell office:value-type="float" office:value="3.0990904569626" calcext:value-type="float">
            <text:p>3,0990904569626</text:p>
          </table:table-cell>
          <table:table-cell office:value-type="float" office:value="-131.67600267252" calcext:value-type="float">
            <text:p>-131,67600267252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662</text:p>
          </table:table-cell>
          <table:table-cell office:value-type="float" office:value="7.5855243206024" calcext:value-type="float">
            <text:p>7,5855243206024</text:p>
          </table:table-cell>
          <table:table-cell office:value-type="float" office:value="3.9167052507401" calcext:value-type="float">
            <text:p>3,9167052507401</text:p>
          </table:table-cell>
          <table:table-cell office:value-type="float" office:value="-53.131745119763" calcext:value-type="float">
            <text:p>-53,131745119763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673</text:p>
          </table:table-cell>
          <table:table-cell office:value-type="float" office:value="6.5765345096588" calcext:value-type="float">
            <text:p>6,5765345096588</text:p>
          </table:table-cell>
          <table:table-cell office:value-type="float" office:value="3.3128041028976" calcext:value-type="float">
            <text:p>3,3128041028976</text:p>
          </table:table-cell>
          <table:table-cell office:value-type="float" office:value="-117.54570189555" calcext:value-type="float">
            <text:p>-117,54570189555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684</text:p>
          </table:table-cell>
          <table:table-cell office:value-type="float" office:value="-1.3504704833031" calcext:value-type="float">
            <text:p>-1,3504704833031</text:p>
          </table:table-cell>
          <table:table-cell office:value-type="float" office:value="7.1246540546417" calcext:value-type="float">
            <text:p>7,1246540546417</text:p>
          </table:table-cell>
          <table:table-cell office:value-type="float" office:value="135.86324187601" calcext:value-type="float">
            <text:p>135,86324187601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695</text:p>
          </table:table-cell>
          <table:table-cell office:value-type="float" office:value="-1.5850169956684" calcext:value-type="float">
            <text:p>-1,5850169956684</text:p>
          </table:table-cell>
          <table:table-cell office:value-type="float" office:value="2.3893555998802" calcext:value-type="float">
            <text:p>2,3893555998802</text:p>
          </table:table-cell>
          <table:table-cell office:value-type="float" office:value="41.438687379193" calcext:value-type="float">
            <text:p>41,4386873791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706</text:p>
          </table:table-cell>
          <table:table-cell office:value-type="float" office:value="2.1085965633392" calcext:value-type="float">
            <text:p>2,1085965633392</text:p>
          </table:table-cell>
          <table:table-cell office:value-type="float" office:value="4.6983909606934" calcext:value-type="float">
            <text:p>4,6983909606934</text:p>
          </table:table-cell>
          <table:table-cell office:value-type="float" office:value="151.34484297151" calcext:value-type="float">
            <text:p>151,34484297151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717</text:p>
          </table:table-cell>
          <table:table-cell office:value-type="float" office:value="5.9651565551758" calcext:value-type="float">
            <text:p>5,9651565551758</text:p>
          </table:table-cell>
          <table:table-cell office:value-type="float" office:value="3.8046538829803" calcext:value-type="float">
            <text:p>3,8046538829803</text:p>
          </table:table-cell>
          <table:table-cell office:value-type="float" office:value="-164.1690958837" calcext:value-type="float">
            <text:p>-164,169095883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728</text:p>
          </table:table-cell>
          <table:table-cell office:value-type="float" office:value="3.9406996965408" calcext:value-type="float">
            <text:p>3,9406996965408</text:p>
          </table:table-cell>
          <table:table-cell office:value-type="float" office:value="5.2044522762299" calcext:value-type="float">
            <text:p>5,2044522762299</text:p>
          </table:table-cell>
          <table:table-cell office:value-type="float" office:value="50.389208611409" calcext:value-type="float">
            <text:p>50,3892086114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739</text:p>
          </table:table-cell>
          <table:table-cell office:value-type="float" office:value="7.9139792919159" calcext:value-type="float">
            <text:p>7,9139792919159</text:p>
          </table:table-cell>
          <table:table-cell office:value-type="float" office:value="5.6353724002838" calcext:value-type="float">
            <text:p>5,6353724002838</text:p>
          </table:table-cell>
          <table:table-cell office:value-type="float" office:value="-52.308091692104" calcext:value-type="float">
            <text:p>-52,308091692104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750</text:p>
          </table:table-cell>
          <table:table-cell office:value-type="float" office:value="8.1291943788528" calcext:value-type="float">
            <text:p>8,1291943788528</text:p>
          </table:table-cell>
          <table:table-cell office:value-type="float" office:value="4.0227088332176" calcext:value-type="float">
            <text:p>4,0227088332176</text:p>
          </table:table-cell>
          <table:table-cell office:value-type="float" office:value="116.10544107522" calcext:value-type="float">
            <text:p>116,10544107522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761</text:p>
          </table:table-cell>
          <table:table-cell office:value-type="float" office:value="0.32061159610748" calcext:value-type="float">
            <text:p>0,32061159610748</text:p>
          </table:table-cell>
          <table:table-cell office:value-type="float" office:value="4.9814820289612" calcext:value-type="float">
            <text:p>4,9814820289612</text:p>
          </table:table-cell>
          <table:table-cell office:value-type="float" office:value="54.955486659032" calcext:value-type="float">
            <text:p>54,955486659032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772</text:p>
          </table:table-cell>
          <table:table-cell office:value-type="float" office:value="0.12056400999427" calcext:value-type="float">
            <text:p>0,12056400999427</text:p>
          </table:table-cell>
          <table:table-cell office:value-type="float" office:value="6.9659793376923" calcext:value-type="float">
            <text:p>6,9659793376923</text:p>
          </table:table-cell>
          <table:table-cell office:value-type="float" office:value="-26.578424273023" calcext:value-type="float">
            <text:p>-26,578424273023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783</text:p>
          </table:table-cell>
          <table:table-cell office:value-type="float" office:value="1.2252899259329" calcext:value-type="float">
            <text:p>1,2252899259329</text:p>
          </table:table-cell>
          <table:table-cell office:value-type="float" office:value="6.1479878425598" calcext:value-type="float">
            <text:p>6,1479878425598</text:p>
          </table:table-cell>
          <table:table-cell office:value-type="float" office:value="136.73663746779" calcext:value-type="float">
            <text:p>136,7366374677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794</text:p>
          </table:table-cell>
          <table:table-cell office:value-type="float" office:value="5.1159083843231" calcext:value-type="float">
            <text:p>5,1159083843231</text:p>
          </table:table-cell>
          <table:table-cell office:value-type="float" office:value="3.6288779973984" calcext:value-type="float">
            <text:p>3,6288779973984</text:p>
          </table:table-cell>
          <table:table-cell office:value-type="float" office:value="157.39365140344" calcext:value-type="float">
            <text:p>157,3936514034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805</text:p>
          </table:table-cell>
          <table:table-cell office:value-type="float" office:value="5.536076426506" calcext:value-type="float">
            <text:p>5,536076426506</text:p>
          </table:table-cell>
          <table:table-cell office:value-type="float" office:value="8.1591928005219" calcext:value-type="float">
            <text:p>8,1591928005219</text:p>
          </table:table-cell>
          <table:table-cell office:value-type="float" office:value="80.343661034942" calcext:value-type="float">
            <text:p>80,343661034942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816</text:p>
          </table:table-cell>
          <table:table-cell office:value-type="float" office:value="7.001394033432" calcext:value-type="float">
            <text:p>7,001394033432</text:p>
          </table:table-cell>
          <table:table-cell office:value-type="float" office:value="5.2446717023849" calcext:value-type="float">
            <text:p>5,2446717023849</text:p>
          </table:table-cell>
          <table:table-cell office:value-type="float" office:value="113.32061791876" calcext:value-type="float">
            <text:p>113,3206179187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827</text:p>
          </table:table-cell>
          <table:table-cell office:value-type="float" office:value="8.8379275798798" calcext:value-type="float">
            <text:p>8,8379275798798</text:p>
          </table:table-cell>
          <table:table-cell office:value-type="float" office:value="5.42484998703" calcext:value-type="float">
            <text:p>5,42484998703</text:p>
          </table:table-cell>
          <table:table-cell office:value-type="float" office:value="-9.5667339813937" calcext:value-type="float">
            <text:p>-9,5667339813937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838</text:p>
          </table:table-cell>
          <table:table-cell office:value-type="float" office:value="-0.85339799523354" calcext:value-type="float">
            <text:p>-0,85339799523354</text:p>
          </table:table-cell>
          <table:table-cell office:value-type="float" office:value="6.1664187908173" calcext:value-type="float">
            <text:p>6,1664187908173</text:p>
          </table:table-cell>
          <table:table-cell office:value-type="float" office:value="102.27960689812" calcext:value-type="float">
            <text:p>102,27960689812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849</text:p>
          </table:table-cell>
          <table:table-cell office:value-type="float" office:value="0.91975077986717" calcext:value-type="float">
            <text:p>0,91975077986717</text:p>
          </table:table-cell>
          <table:table-cell office:value-type="float" office:value="7.6484030485153" calcext:value-type="float">
            <text:p>7,6484030485153</text:p>
          </table:table-cell>
          <table:table-cell office:value-type="float" office:value="103.51369639111" calcext:value-type="float">
            <text:p>103,51369639111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860</text:p>
          </table:table-cell>
          <table:table-cell office:value-type="float" office:value="3.4340286254883" calcext:value-type="float">
            <text:p>3,4340286254883</text:p>
          </table:table-cell>
          <table:table-cell office:value-type="float" office:value="9.4364327192307" calcext:value-type="float">
            <text:p>9,4364327192307</text:p>
          </table:table-cell>
          <table:table-cell office:value-type="float" office:value="-144.61854612751" calcext:value-type="float">
            <text:p>-144,61854612751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871</text:p>
          </table:table-cell>
          <table:table-cell office:value-type="float" office:value="4.361270070076" calcext:value-type="float">
            <text:p>4,361270070076</text:p>
          </table:table-cell>
          <table:table-cell office:value-type="float" office:value="6.1560499668121" calcext:value-type="float">
            <text:p>6,1560499668121</text:p>
          </table:table-cell>
          <table:table-cell office:value-type="float" office:value="110.84712235032" calcext:value-type="float">
            <text:p>110,8471223503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882</text:p>
          </table:table-cell>
          <table:table-cell office:value-type="float" office:value="4.8320657014847" calcext:value-type="float">
            <text:p>4,8320657014847</text:p>
          </table:table-cell>
          <table:table-cell office:value-type="float" office:value="8.3615684509277" calcext:value-type="float">
            <text:p>8,3615684509277</text:p>
          </table:table-cell>
          <table:table-cell office:value-type="float" office:value="-87.877005528493" calcext:value-type="float">
            <text:p>-87,877005528493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893</text:p>
          </table:table-cell>
          <table:table-cell office:value-type="float" office:value="6.2516224384308" calcext:value-type="float">
            <text:p>6,2516224384308</text:p>
          </table:table-cell>
          <table:table-cell office:value-type="float" office:value="8.6631172895432" calcext:value-type="float">
            <text:p>8,6631172895432</text:p>
          </table:table-cell>
          <table:table-cell office:value-type="float" office:value="106.68446379862" calcext:value-type="float">
            <text:p>106,68446379862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904</text:p>
          </table:table-cell>
          <table:table-cell office:value-type="float" office:value="9.5713484287262" calcext:value-type="float">
            <text:p>9,5713484287262</text:p>
          </table:table-cell>
          <table:table-cell office:value-type="float" office:value="5.7819527387619" calcext:value-type="float">
            <text:p>5,7819527387619</text:p>
          </table:table-cell>
          <table:table-cell office:value-type="float" office:value="73.42126566893" calcext:value-type="float">
            <text:p>73,42126566893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915</text:p>
          </table:table-cell>
          <table:table-cell office:value-type="float" office:value="-1.3635396957397" calcext:value-type="float">
            <text:p>-1,3635396957397</text:p>
          </table:table-cell>
          <table:table-cell office:value-type="float" office:value="7.5512754917145" calcext:value-type="float">
            <text:p>7,5512754917145</text:p>
          </table:table-cell>
          <table:table-cell office:value-type="float" office:value="166.50750378894" calcext:value-type="float">
            <text:p>166,5075037889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926</text:p>
          </table:table-cell>
          <table:table-cell office:value-type="float" office:value="1.1812039464712" calcext:value-type="float">
            <text:p>1,1812039464712</text:p>
          </table:table-cell>
          <table:table-cell office:value-type="float" office:value="8.4764909744263" calcext:value-type="float">
            <text:p>8,4764909744263</text:p>
          </table:table-cell>
          <table:table-cell office:value-type="float" office:value="-141.91207764255" calcext:value-type="float">
            <text:p>-141,91207764255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937</text:p>
          </table:table-cell>
          <table:table-cell office:value-type="float" office:value="3.509855568409" calcext:value-type="float">
            <text:p>3,509855568409</text:p>
          </table:table-cell>
          <table:table-cell office:value-type="float" office:value="10.258029699326" calcext:value-type="float">
            <text:p>10,258029699326</text:p>
          </table:table-cell>
          <table:table-cell office:value-type="float" office:value="81.117859311924" calcext:value-type="float">
            <text:p>81,117859311924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948</text:p>
          </table:table-cell>
          <table:table-cell office:value-type="float" office:value="4.8211947083473" calcext:value-type="float">
            <text:p>4,8211947083473</text:p>
          </table:table-cell>
          <table:table-cell office:value-type="float" office:value="11.085004806519" calcext:value-type="float">
            <text:p>11,085004806519</text:p>
          </table:table-cell>
          <table:table-cell office:value-type="float" office:value="-133.59707935601" calcext:value-type="float">
            <text:p>-133,59707935601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959</text:p>
          </table:table-cell>
          <table:table-cell office:value-type="float" office:value="3.2186231017113" calcext:value-type="float">
            <text:p>3,2186231017113</text:p>
          </table:table-cell>
          <table:table-cell office:value-type="float" office:value="8.8014757633209" calcext:value-type="float">
            <text:p>8,8014757633209</text:p>
          </table:table-cell>
          <table:table-cell office:value-type="float" office:value="-82.323971827319" calcext:value-type="float">
            <text:p>-82,3239718273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970</text:p>
          </table:table-cell>
          <table:table-cell office:value-type="float" office:value="8.9849710464478" calcext:value-type="float">
            <text:p>8,9849710464478</text:p>
          </table:table-cell>
          <table:table-cell office:value-type="float" office:value="8.7860643863678" calcext:value-type="float">
            <text:p>8,7860643863678</text:p>
          </table:table-cell>
          <table:table-cell office:value-type="float" office:value="-173.01772050797" calcext:value-type="float">
            <text:p>-173,0177205079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981</text:p>
          </table:table-cell>
          <table:table-cell office:value-type="float" office:value="8.5223567485809" calcext:value-type="float">
            <text:p>8,5223567485809</text:p>
          </table:table-cell>
          <table:table-cell office:value-type="float" office:value="11.08500123024" calcext:value-type="float">
            <text:p>11,08500123024</text:p>
          </table:table-cell>
          <table:table-cell office:value-type="float" office:value="-75.535864587043" calcext:value-type="float">
            <text:p>-75,53586458704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992</text:p>
          </table:table-cell>
          <table:table-cell office:value-type="float" office:value="0.44975753873587" calcext:value-type="float">
            <text:p>0,44975753873587</text:p>
          </table:table-cell>
          <table:table-cell office:value-type="float" office:value="9.6313488483429" calcext:value-type="float">
            <text:p>9,6313488483429</text:p>
          </table:table-cell>
          <table:table-cell office:value-type="float" office:value="-76.446592428122" calcext:value-type="float">
            <text:p>-76,44659242812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5003</text:p>
          </table:table-cell>
          <table:table-cell office:value-type="float" office:value="1.472979336977" calcext:value-type="float">
            <text:p>1,472979336977</text:p>
          </table:table-cell>
          <table:table-cell office:value-type="float" office:value="8.6079329252243" calcext:value-type="float">
            <text:p>8,6079329252243</text:p>
          </table:table-cell>
          <table:table-cell office:value-type="float" office:value="-2.0301520444785" calcext:value-type="float">
            <text:p>-2,0301520444785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5</text:p>
          </table:table-cell>
          <table:table-cell office:value-type="float" office:value="0.65687581896782" calcext:value-type="float">
            <text:p>0,65687581896782</text:p>
          </table:table-cell>
          <table:table-cell office:value-type="float" office:value="-0.46345066279173" calcext:value-type="float">
            <text:p>-0,46345066279173</text:p>
          </table:table-cell>
          <table:table-cell office:value-type="float" office:value="-92.403111943773" calcext:value-type="float">
            <text:p>-92,403111943773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464</text:p>
          </table:table-cell>
          <table:table-cell office:value-type="float" office:value="0.58175481855869" calcext:value-type="float">
            <text:p>0,58175481855869</text:p>
          </table:table-cell>
          <table:table-cell office:value-type="float" office:value="-0.3271720930934" calcext:value-type="float">
            <text:p>-0,3271720930934</text:p>
          </table:table-cell>
          <table:table-cell office:value-type="float" office:value="132.44275226715" calcext:value-type="float">
            <text:p>132,44275226715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475</text:p>
          </table:table-cell>
          <table:table-cell office:value-type="float" office:value="0.68600632250309" calcext:value-type="float">
            <text:p>0,68600632250309</text:p>
          </table:table-cell>
          <table:table-cell office:value-type="float" office:value="-0.21519517526031" calcext:value-type="float">
            <text:p>-0,21519517526031</text:p>
          </table:table-cell>
          <table:table-cell office:value-type="float" office:value="80.490044727447" calcext:value-type="float">
            <text:p>80,490044727447</text:p>
          </table:table-cell>
          <table:table-cell office:value-type="float" office:value="10" calcext:value-type="float">
            <text:p>1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486</text:p>
          </table:table-cell>
          <table:table-cell office:value-type="float" office:value="2.7744859457016" calcext:value-type="float">
            <text:p>2,7744859457016</text:p>
          </table:table-cell>
          <table:table-cell office:value-type="float" office:value="0.16064899042249" calcext:value-type="float">
            <text:p>0,16064899042249</text:p>
          </table:table-cell>
          <table:table-cell office:value-type="float" office:value="-21.294433220177" calcext:value-type="float">
            <text:p>-21,294433220177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497</text:p>
          </table:table-cell>
          <table:table-cell office:value-type="float" office:value="3.796007335186" calcext:value-type="float">
            <text:p>3,796007335186</text:p>
          </table:table-cell>
          <table:table-cell office:value-type="float" office:value="0.56943833827972" calcext:value-type="float">
            <text:p>0,56943833827972</text:p>
          </table:table-cell>
          <table:table-cell office:value-type="float" office:value="102.44584235416" calcext:value-type="float">
            <text:p>102,44584235416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508</text:p>
          </table:table-cell>
          <table:table-cell office:value-type="float" office:value="5.53959608078" calcext:value-type="float">
            <text:p>5,53959608078</text:p>
          </table:table-cell>
          <table:table-cell office:value-type="float" office:value="0.24241646751761" calcext:value-type="float">
            <text:p>0,24241646751761</text:p>
          </table:table-cell>
          <table:table-cell office:value-type="float" office:value="-75.84194392915" calcext:value-type="float">
            <text:p>-75,84194392915</text:p>
          </table:table-cell>
          <table:table-cell office:value-type="float" office:value="11" calcext:value-type="float">
            <text:p>1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519</text:p>
          </table:table-cell>
          <table:table-cell office:value-type="float" office:value="5.9653556346893" calcext:value-type="float">
            <text:p>5,9653556346893</text:p>
          </table:table-cell>
          <table:table-cell office:value-type="float" office:value="-0.58463245630264" calcext:value-type="float">
            <text:p>-0,58463245630264</text:p>
          </table:table-cell>
          <table:table-cell office:value-type="float" office:value="38.308416202569" calcext:value-type="float">
            <text:p>38,308416202569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530</text:p>
          </table:table-cell>
          <table:table-cell office:value-type="float" office:value="-1.5849849581718" calcext:value-type="float">
            <text:p>-1,5849849581718</text:p>
          </table:table-cell>
          <table:table-cell office:value-type="float" office:value="1.5293562412262" calcext:value-type="float">
            <text:p>1,5293562412262</text:p>
          </table:table-cell>
          <table:table-cell office:value-type="float" office:value="9.9452252790427" calcext:value-type="float">
            <text:p>9,9452252790427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541</text:p>
          </table:table-cell>
          <table:table-cell office:value-type="float" office:value="0.38487564772367" calcext:value-type="float">
            <text:p>0,38487564772367</text:p>
          </table:table-cell>
          <table:table-cell office:value-type="float" office:value="3.8126665353775" calcext:value-type="float">
            <text:p>3,8126665353775</text:p>
          </table:table-cell>
          <table:table-cell office:value-type="float" office:value="-29.310049145085" calcext:value-type="float">
            <text:p>-29,310049145085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552</text:p>
          </table:table-cell>
          <table:table-cell office:value-type="float" office:value="2.4839076399803" calcext:value-type="float">
            <text:p>2,4839076399803</text:p>
          </table:table-cell>
          <table:table-cell office:value-type="float" office:value="2.9353392124176" calcext:value-type="float">
            <text:p>2,9353392124176</text:p>
          </table:table-cell>
          <table:table-cell office:value-type="float" office:value="124.42761469798" calcext:value-type="float">
            <text:p>124,42761469798</text:p>
          </table:table-cell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563</text:p>
          </table:table-cell>
          <table:table-cell office:value-type="float" office:value="4.8783120512962" calcext:value-type="float">
            <text:p>4,8783120512962</text:p>
          </table:table-cell>
          <table:table-cell office:value-type="float" office:value="0.27649626135826" calcext:value-type="float">
            <text:p>0,27649626135826</text:p>
          </table:table-cell>
          <table:table-cell office:value-type="float" office:value="46.100390564864" calcext:value-type="float">
            <text:p>46,100390564864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574</text:p>
          </table:table-cell>
          <table:table-cell office:value-type="float" office:value="3.4993535280228" calcext:value-type="float">
            <text:p>3,4993535280228</text:p>
          </table:table-cell>
          <table:table-cell office:value-type="float" office:value="0.24146568030119" calcext:value-type="float">
            <text:p>0,24146568030119</text:p>
          </table:table-cell>
          <table:table-cell office:value-type="float" office:value="-80.234903438835" calcext:value-type="float">
            <text:p>-80,234903438835</text:p>
          </table:table-cell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585</text:p>
          </table:table-cell>
          <table:table-cell office:value-type="float" office:value="7.7488607168198" calcext:value-type="float">
            <text:p>7,7488607168198</text:p>
          </table:table-cell>
          <table:table-cell office:value-type="float" office:value="1.980145573616" calcext:value-type="float">
            <text:p>1,980145573616</text:p>
          </table:table-cell>
          <table:table-cell office:value-type="float" office:value="163.80178700587" calcext:value-type="float">
            <text:p>163,80178700587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596</text:p>
          </table:table-cell>
          <table:table-cell office:value-type="float" office:value="7.892233133316" calcext:value-type="float">
            <text:p>7,892233133316</text:p>
          </table:table-cell>
          <table:table-cell office:value-type="float" office:value="-0.58527983725071" calcext:value-type="float">
            <text:p>-0,58527983725071</text:p>
          </table:table-cell>
          <table:table-cell office:value-type="float" office:value="107.6025173163" calcext:value-type="float">
            <text:p>107,60251731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607</text:p>
          </table:table-cell>
          <table:table-cell office:value-type="float" office:value="0.35569425672293" calcext:value-type="float">
            <text:p>0,35569425672293</text:p>
          </table:table-cell>
          <table:table-cell office:value-type="float" office:value="1.1923984438181" calcext:value-type="float">
            <text:p>1,1923984438181</text:p>
          </table:table-cell>
          <table:table-cell office:value-type="float" office:value="163.16319574976" calcext:value-type="float">
            <text:p>163,16319574976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618</text:p>
          </table:table-cell>
          <table:table-cell office:value-type="float" office:value="3.028911948204" calcext:value-type="float">
            <text:p>3,028911948204</text:p>
          </table:table-cell>
          <table:table-cell office:value-type="float" office:value="3.7935504317284" calcext:value-type="float">
            <text:p>3,7935504317284</text:p>
          </table:table-cell>
          <table:table-cell office:value-type="float" office:value="161.12649364836" calcext:value-type="float">
            <text:p>161,126493648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629</text:p>
          </table:table-cell>
          <table:table-cell office:value-type="float" office:value="1.922849714756" calcext:value-type="float">
            <text:p>1,922849714756</text:p>
          </table:table-cell>
          <table:table-cell office:value-type="float" office:value="2.9090017080307" calcext:value-type="float">
            <text:p>2,9090017080307</text:p>
          </table:table-cell>
          <table:table-cell office:value-type="float" office:value="131.97287024966" calcext:value-type="float">
            <text:p>131,97287024966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640</text:p>
          </table:table-cell>
          <table:table-cell office:value-type="float" office:value="1.7932485044003" calcext:value-type="float">
            <text:p>1,7932485044003</text:p>
          </table:table-cell>
          <table:table-cell office:value-type="float" office:value="1.134015545249" calcext:value-type="float">
            <text:p>1,134015545249</text:p>
          </table:table-cell>
          <table:table-cell office:value-type="float" office:value="154.13524238927" calcext:value-type="float">
            <text:p>154,1352423892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651</text:p>
          </table:table-cell>
          <table:table-cell office:value-type="float" office:value="6.0632735490799" calcext:value-type="float">
            <text:p>6,0632735490799</text:p>
          </table:table-cell>
          <table:table-cell office:value-type="float" office:value="3.2081180810928" calcext:value-type="float">
            <text:p>3,2081180810928</text:p>
          </table:table-cell>
          <table:table-cell office:value-type="float" office:value="-164.99773104479" calcext:value-type="float">
            <text:p>-164,99773104479</text:p>
          </table:table-cell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662</text:p>
          </table:table-cell>
          <table:table-cell office:value-type="float" office:value="7.3906874656677" calcext:value-type="float">
            <text:p>7,3906874656677</text:p>
          </table:table-cell>
          <table:table-cell office:value-type="float" office:value="3.8101872801781" calcext:value-type="float">
            <text:p>3,8101872801781</text:p>
          </table:table-cell>
          <table:table-cell office:value-type="float" office:value="37.562229071453" calcext:value-type="float">
            <text:p>37,562229071453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673</text:p>
          </table:table-cell>
          <table:table-cell office:value-type="float" office:value="6.7599242925644" calcext:value-type="float">
            <text:p>6,7599242925644</text:p>
          </table:table-cell>
          <table:table-cell office:value-type="float" office:value="3.6664012074471" calcext:value-type="float">
            <text:p>3,6664012074471</text:p>
          </table:table-cell>
          <table:table-cell office:value-type="float" office:value="-117.50683207421" calcext:value-type="float">
            <text:p>-117,50683207421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684</text:p>
          </table:table-cell>
          <table:table-cell office:value-type="float" office:value="-1.3373409211636" calcext:value-type="float">
            <text:p>-1,3373409211636</text:p>
          </table:table-cell>
          <table:table-cell office:value-type="float" office:value="6.794006228447" calcext:value-type="float">
            <text:p>6,794006228447</text:p>
          </table:table-cell>
          <table:table-cell office:value-type="float" office:value="97.520507065354" calcext:value-type="float">
            <text:p>97,520507065354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695</text:p>
          </table:table-cell>
          <table:table-cell office:value-type="float" office:value="-1.5849533677101" calcext:value-type="float">
            <text:p>-1,5849533677101</text:p>
          </table:table-cell>
          <table:table-cell office:value-type="float" office:value="2.1098010241985" calcext:value-type="float">
            <text:p>2,1098010241985</text:p>
          </table:table-cell>
          <table:table-cell office:value-type="float" office:value="46.549757954421" calcext:value-type="float">
            <text:p>46,54975795442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706</text:p>
          </table:table-cell>
          <table:table-cell office:value-type="float" office:value="2.3632423579693" calcext:value-type="float">
            <text:p>2,3632423579693</text:p>
          </table:table-cell>
          <table:table-cell office:value-type="float" office:value="4.7930392622948" calcext:value-type="float">
            <text:p>4,7930392622948</text:p>
          </table:table-cell>
          <table:table-cell office:value-type="float" office:value="-149.86502896449" calcext:value-type="float">
            <text:p>-149,86502896449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717</text:p>
          </table:table-cell>
          <table:table-cell office:value-type="float" office:value="6.1272871494293" calcext:value-type="float">
            <text:p>6,1272871494293</text:p>
          </table:table-cell>
          <table:table-cell office:value-type="float" office:value="3.8876256346703" calcext:value-type="float">
            <text:p>3,8876256346703</text:p>
          </table:table-cell>
          <table:table-cell office:value-type="float" office:value="-131.27807902682" calcext:value-type="float">
            <text:p>-131,27807902682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728</text:p>
          </table:table-cell>
          <table:table-cell office:value-type="float" office:value="3.7584924697876" calcext:value-type="float">
            <text:p>3,7584924697876</text:p>
          </table:table-cell>
          <table:table-cell office:value-type="float" office:value="4.9474850296974" calcext:value-type="float">
            <text:p>4,9474850296974</text:p>
          </table:table-cell>
          <table:table-cell office:value-type="float" office:value="55.850360423896" calcext:value-type="float">
            <text:p>55,8503604238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739</text:p>
          </table:table-cell>
          <table:table-cell office:value-type="float" office:value="7.8459948301315" calcext:value-type="float">
            <text:p>7,8459948301315</text:p>
          </table:table-cell>
          <table:table-cell office:value-type="float" office:value="5.9326303005219" calcext:value-type="float">
            <text:p>5,9326303005219</text:p>
          </table:table-cell>
          <table:table-cell office:value-type="float" office:value="-90.370168351823" calcext:value-type="float">
            <text:p>-90,370168351823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750</text:p>
          </table:table-cell>
          <table:table-cell office:value-type="float" office:value="8.339661359787" calcext:value-type="float">
            <text:p>8,339661359787</text:p>
          </table:table-cell>
          <table:table-cell office:value-type="float" office:value="4.0908581018448" calcext:value-type="float">
            <text:p>4,0908581018448</text:p>
          </table:table-cell>
          <table:table-cell office:value-type="float" office:value="-153.3371399922" calcext:value-type="float">
            <text:p>-153,3371399922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761</text:p>
          </table:table-cell>
          <table:table-cell office:value-type="float" office:value="0.03819516627118" calcext:value-type="float">
            <text:p>0,03819516627118</text:p>
          </table:table-cell>
          <table:table-cell office:value-type="float" office:value="4.8133888840675" calcext:value-type="float">
            <text:p>4,8133888840675</text:p>
          </table:table-cell>
          <table:table-cell office:value-type="float" office:value="24.092761384454" calcext:value-type="float">
            <text:p>24,092761384454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772</text:p>
          </table:table-cell>
          <table:table-cell office:value-type="float" office:value="-0.2343381755054" calcext:value-type="float">
            <text:p>-0,2343381755054</text:p>
          </table:table-cell>
          <table:table-cell office:value-type="float" office:value="7.1432316303253" calcext:value-type="float">
            <text:p>7,1432316303253</text:p>
          </table:table-cell>
          <table:table-cell office:value-type="float" office:value="-26.593051708428" calcext:value-type="float">
            <text:p>-26,593051708428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783</text:p>
          </table:table-cell>
          <table:table-cell office:value-type="float" office:value="1.513793617487" calcext:value-type="float">
            <text:p>1,513793617487</text:p>
          </table:table-cell>
          <table:table-cell office:value-type="float" office:value="5.8756899833679" calcext:value-type="float">
            <text:p>5,8756899833679</text:p>
          </table:table-cell>
          <table:table-cell office:value-type="float" office:value="136.72035970506" calcext:value-type="float">
            <text:p>136,72035970506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794</text:p>
          </table:table-cell>
          <table:table-cell office:value-type="float" office:value="5.4116576910019" calcext:value-type="float">
            <text:p>5,4116576910019</text:p>
          </table:table-cell>
          <table:table-cell office:value-type="float" office:value="3.5926267504692" calcext:value-type="float">
            <text:p>3,5926267504692</text:p>
          </table:table-cell>
          <table:table-cell office:value-type="float" office:value="176.85679873084" calcext:value-type="float">
            <text:p>176,8567987308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805</text:p>
          </table:table-cell>
          <table:table-cell office:value-type="float" office:value="5.4693305492401" calcext:value-type="float">
            <text:p>5,4693305492401</text:p>
          </table:table-cell>
          <table:table-cell office:value-type="float" office:value="7.7675652503967" calcext:value-type="float">
            <text:p>7,7675652503967</text:p>
          </table:table-cell>
          <table:table-cell office:value-type="float" office:value="80.344542576249" calcext:value-type="float">
            <text:p>80,344542576249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816</text:p>
          </table:table-cell>
          <table:table-cell office:value-type="float" office:value="7.2013705968857" calcext:value-type="float">
            <text:p>7,2013705968857</text:p>
          </table:table-cell>
          <table:table-cell office:value-type="float" office:value="4.9349445104599" calcext:value-type="float">
            <text:p>4,9349445104599</text:p>
          </table:table-cell>
          <table:table-cell office:value-type="float" office:value="126.00721371402" calcext:value-type="float">
            <text:p>126,0072137140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827</text:p>
          </table:table-cell>
          <table:table-cell office:value-type="float" office:value="8.4447592496872" calcext:value-type="float">
            <text:p>8,4447592496872</text:p>
          </table:table-cell>
          <table:table-cell office:value-type="float" office:value="5.4905354976654" calcext:value-type="float">
            <text:p>5,4905354976654</text:p>
          </table:table-cell>
          <table:table-cell office:value-type="float" office:value="-9.5674258888147" calcext:value-type="float">
            <text:p>-9,5674258888147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838</text:p>
          </table:table-cell>
          <table:table-cell office:value-type="float" office:value="-0.79620815813541" calcext:value-type="float">
            <text:p>-0,79620815813541</text:p>
          </table:table-cell>
          <table:table-cell office:value-type="float" office:value="5.8648335933685" calcext:value-type="float">
            <text:p>5,8648335933685</text:p>
          </table:table-cell>
          <table:table-cell office:value-type="float" office:value="100.44505793578" calcext:value-type="float">
            <text:p>100,44505793578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849</text:p>
          </table:table-cell>
          <table:table-cell office:value-type="float" office:value="0.69148048758507" calcext:value-type="float">
            <text:p>0,69148048758507</text:p>
          </table:table-cell>
          <table:table-cell office:value-type="float" office:value="7.4860882759094" calcext:value-type="float">
            <text:p>7,4860882759094</text:p>
          </table:table-cell>
          <table:table-cell office:value-type="float" office:value="37.287813463029" calcext:value-type="float">
            <text:p>37,287813463029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860</text:p>
          </table:table-cell>
          <table:table-cell office:value-type="float" office:value="3.5200589895248" calcext:value-type="float">
            <text:p>3,5200589895248</text:p>
          </table:table-cell>
          <table:table-cell office:value-type="float" office:value="9.6432286500931" calcext:value-type="float">
            <text:p>9,6432286500931</text:p>
          </table:table-cell>
          <table:table-cell office:value-type="float" office:value="-93.017115714444" calcext:value-type="float">
            <text:p>-93,017115714444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871</text:p>
          </table:table-cell>
          <table:table-cell office:value-type="float" office:value="4.3469643592834" calcext:value-type="float">
            <text:p>4,3469643592834</text:p>
          </table:table-cell>
          <table:table-cell office:value-type="float" office:value="6.0130709409714" calcext:value-type="float">
            <text:p>6,0130709409714</text:p>
          </table:table-cell>
          <table:table-cell office:value-type="float" office:value="93.01315219539" calcext:value-type="float">
            <text:p>93,01315219539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882</text:p>
          </table:table-cell>
          <table:table-cell office:value-type="float" office:value="4.9654150009155" calcext:value-type="float">
            <text:p>4,9654150009155</text:p>
          </table:table-cell>
          <table:table-cell office:value-type="float" office:value="8.6480939388275" calcext:value-type="float">
            <text:p>8,6480939388275</text:p>
          </table:table-cell>
          <table:table-cell office:value-type="float" office:value="-122.33807478741" calcext:value-type="float">
            <text:p>-122,3380747874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893</text:p>
          </table:table-cell>
          <table:table-cell office:value-type="float" office:value="6.364814043045" calcext:value-type="float">
            <text:p>6,364814043045</text:p>
          </table:table-cell>
          <table:table-cell office:value-type="float" office:value="8.2814347743988" calcext:value-type="float">
            <text:p>8,2814347743988</text:p>
          </table:table-cell>
          <table:table-cell office:value-type="float" office:value="106.6508558905" calcext:value-type="float">
            <text:p>106,6508558905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904</text:p>
          </table:table-cell>
          <table:table-cell office:value-type="float" office:value="9.4586026668549" calcext:value-type="float">
            <text:p>9,4586026668549</text:p>
          </table:table-cell>
          <table:table-cell office:value-type="float" office:value="5.4000324010849" calcext:value-type="float">
            <text:p>5,4000324010849</text:p>
          </table:table-cell>
          <table:table-cell office:value-type="float" office:value="73.440085550782" calcext:value-type="float">
            <text:p>73,440085550782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915</text:p>
          </table:table-cell>
          <table:table-cell office:value-type="float" office:value="-1.1215275526047" calcext:value-type="float">
            <text:p>-1,1215275526047</text:p>
          </table:table-cell>
          <table:table-cell office:value-type="float" office:value="7.7526199817657" calcext:value-type="float">
            <text:p>7,7526199817657</text:p>
          </table:table-cell>
          <table:table-cell office:value-type="float" office:value="-145.0828245491" calcext:value-type="float">
            <text:p>-145,0828245491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926</text:p>
          </table:table-cell>
          <table:table-cell office:value-type="float" office:value="1.0301958024502" calcext:value-type="float">
            <text:p>1,0301958024502</text:p>
          </table:table-cell>
          <table:table-cell office:value-type="float" office:value="8.6474132537842" calcext:value-type="float">
            <text:p>8,6474132537842</text:p>
          </table:table-cell>
          <table:table-cell office:value-type="float" office:value="-50.39460378088" calcext:value-type="float">
            <text:p>-50,39460378088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937</text:p>
          </table:table-cell>
          <table:table-cell office:value-type="float" office:value="3.5940650105476" calcext:value-type="float">
            <text:p>3,5940650105476</text:p>
          </table:table-cell>
          <table:table-cell office:value-type="float" office:value="10.010036230087" calcext:value-type="float">
            <text:p>10,010036230087</text:p>
          </table:table-cell>
          <table:table-cell office:value-type="float" office:value="133.2141897481" calcext:value-type="float">
            <text:p>133,2141897481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948</text:p>
          </table:table-cell>
          <table:table-cell office:value-type="float" office:value="5.0398671627045" calcext:value-type="float">
            <text:p>5,0398671627045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152.25534530202" calcext:value-type="float">
            <text:p>-152,25534530202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959</text:p>
          </table:table-cell>
          <table:table-cell office:value-type="float" office:value="3.01314920187" calcext:value-type="float">
            <text:p>3,01314920187</text:p>
          </table:table-cell>
          <table:table-cell office:value-type="float" office:value="9.02124106884" calcext:value-type="float">
            <text:p>9,02124106884</text:p>
          </table:table-cell>
          <table:table-cell office:value-type="float" office:value="-38.341822517905" calcext:value-type="float">
            <text:p>-38,34182251790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970</text:p>
          </table:table-cell>
          <table:table-cell office:value-type="float" office:value="9.2363280057907" calcext:value-type="float">
            <text:p>9,2363280057907</text:p>
          </table:table-cell>
          <table:table-cell office:value-type="float" office:value="8.9749562740326" calcext:value-type="float">
            <text:p>8,9749562740326</text:p>
          </table:table-cell>
          <table:table-cell office:value-type="float" office:value="-135.34460857416" calcext:value-type="float">
            <text:p>-135,344608574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981</text:p>
          </table:table-cell>
          <table:table-cell office:value-type="float" office:value="8.3998727798462" calcext:value-type="float">
            <text:p>8,3998727798462</text:p>
          </table:table-cell>
          <table:table-cell office:value-type="float" office:value="11.085005998611" calcext:value-type="float">
            <text:p>11,085005998611</text:p>
          </table:table-cell>
          <table:table-cell office:value-type="float" office:value="-55.571858290654" calcext:value-type="float">
            <text:p>-55,57185829065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992</text:p>
          </table:table-cell>
          <table:table-cell office:value-type="float" office:value="0.35687822848558" calcext:value-type="float">
            <text:p>0,35687822848558</text:p>
          </table:table-cell>
          <table:table-cell office:value-type="float" office:value="10.017875432968" calcext:value-type="float">
            <text:p>10,017875432968</text:p>
          </table:table-cell>
          <table:table-cell office:value-type="float" office:value="-76.437770181401" calcext:value-type="float">
            <text:p>-76,437770181401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5003</text:p>
          </table:table-cell>
          <table:table-cell office:value-type="float" office:value="1.4991588890553" calcext:value-type="float">
            <text:p>1,4991588890553</text:p>
          </table:table-cell>
          <table:table-cell office:value-type="float" office:value="8.851979970932" calcext:value-type="float">
            <text:p>8,851979970932</text:p>
          </table:table-cell>
          <table:table-cell office:value-type="float" office:value="-96.036996051764" calcext:value-type="float">
            <text:p>-96,036996051764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5</text:p>
          </table:table-cell>
          <table:table-cell office:value-type="float" office:value="0.63795126974583" calcext:value-type="float">
            <text:p>0,63795126974583</text:p>
          </table:table-cell>
          <table:table-cell office:value-type="float" office:value="-0.40624964982271" calcext:value-type="float">
            <text:p>-0,40624964982271</text:p>
          </table:table-cell>
          <table:table-cell office:value-type="float" office:value="-98.252480197105" calcext:value-type="float">
            <text:p>-98,252480197105</text:p>
          </table:table-cell>
          <table:table-cell office:value-type="float" office:value="10" calcext:value-type="float">
            <text:p>1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464</text:p>
          </table:table-cell>
          <table:table-cell office:value-type="float" office:value="0.59835910797119" calcext:value-type="float">
            <text:p>0,59835910797119</text:p>
          </table:table-cell>
          <table:table-cell office:value-type="float" office:value="-0.24803388863802" calcext:value-type="float">
            <text:p>-0,24803388863802</text:p>
          </table:table-cell>
          <table:table-cell office:value-type="float" office:value="113.35009830013" calcext:value-type="float">
            <text:p>113,35009830013</text:p>
          </table:table-cell>
          <table:table-cell office:value-type="float" office:value="10" calcext:value-type="float">
            <text:p>1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475</text:p>
          </table:table-cell>
          <table:table-cell office:value-type="float" office:value="0.7385677844286" calcext:value-type="float">
            <text:p>0,7385677844286</text:p>
          </table:table-cell>
          <table:table-cell office:value-type="float" office:value="-0.19935173913836" calcext:value-type="float">
            <text:p>-0,19935173913836</text:p>
          </table:table-cell>
          <table:table-cell office:value-type="float" office:value="68.790228503525" calcext:value-type="float">
            <text:p>68,790228503525</text:p>
          </table:table-cell>
          <table:table-cell office:value-type="float" office:value="10" calcext:value-type="float">
            <text:p>1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486</text:p>
          </table:table-cell>
          <table:table-cell office:value-type="float" office:value="2.6656812429428" calcext:value-type="float">
            <text:p>2,6656812429428</text:p>
          </table:table-cell>
          <table:table-cell office:value-type="float" office:value="-0.032478086650372" calcext:value-type="float">
            <text:p>-0,032478086650372</text:p>
          </table:table-cell>
          <table:table-cell office:value-type="float" office:value="69.435913092012" calcext:value-type="float">
            <text:p>69,435913092012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497</text:p>
          </table:table-cell>
          <table:table-cell office:value-type="float" office:value="3.779816031456" calcext:value-type="float">
            <text:p>3,779816031456</text:p>
          </table:table-cell>
          <table:table-cell office:value-type="float" office:value="0.4508575424552" calcext:value-type="float">
            <text:p>0,4508575424552</text:p>
          </table:table-cell>
          <table:table-cell office:value-type="float" office:value="31.850316342275" calcext:value-type="float">
            <text:p>31,850316342275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508</text:p>
          </table:table-cell>
          <table:table-cell office:value-type="float" office:value="5.4425728321075" calcext:value-type="float">
            <text:p>5,4425728321075</text:p>
          </table:table-cell>
          <table:table-cell office:value-type="float" office:value="0.6281304359436" calcext:value-type="float">
            <text:p>0,6281304359436</text:p>
          </table:table-cell>
          <table:table-cell office:value-type="float" office:value="-75.845490595338" calcext:value-type="float">
            <text:p>-75,845490595338</text:p>
          </table:table-cell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519</text:p>
          </table:table-cell>
          <table:table-cell office:value-type="float" office:value="5.6188023090363" calcext:value-type="float">
            <text:p>5,6188023090363</text:p>
          </table:table-cell>
          <table:table-cell office:value-type="float" office:value="-0.58067552745342" calcext:value-type="float">
            <text:p>-0,58067552745342</text:p>
          </table:table-cell>
          <table:table-cell office:value-type="float" office:value="4.9402014749825" calcext:value-type="float">
            <text:p>4,9402014749825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530</text:p>
          </table:table-cell>
          <table:table-cell office:value-type="float" office:value="-1.5850195288658" calcext:value-type="float">
            <text:p>-1,5850195288658</text:p>
          </table:table-cell>
          <table:table-cell office:value-type="float" office:value="1.4542603492737" calcext:value-type="float">
            <text:p>1,4542603492737</text:p>
          </table:table-cell>
          <table:table-cell office:value-type="float" office:value="2.1383582501654" calcext:value-type="float">
            <text:p>2,138358250165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541</text:p>
          </table:table-cell>
          <table:table-cell office:value-type="float" office:value="0.13328361324966" calcext:value-type="float">
            <text:p>0,13328361324966</text:p>
          </table:table-cell>
          <table:table-cell office:value-type="float" office:value="4.0533179044724" calcext:value-type="float">
            <text:p>4,0533179044724</text:p>
          </table:table-cell>
          <table:table-cell office:value-type="float" office:value="-48.537452509449" calcext:value-type="float">
            <text:p>-48,537452509449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552</text:p>
          </table:table-cell>
          <table:table-cell office:value-type="float" office:value="2.5963088870049" calcext:value-type="float">
            <text:p>2,5963088870049</text:p>
          </table:table-cell>
          <table:table-cell office:value-type="float" office:value="2.7872964739799" calcext:value-type="float">
            <text:p>2,7872964739799</text:p>
          </table:table-cell>
          <table:table-cell office:value-type="float" office:value="104.78338921905" calcext:value-type="float">
            <text:p>104,78338921905</text:p>
          </table:table-cell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563</text:p>
          </table:table-cell>
          <table:table-cell office:value-type="float" office:value="4.5787340402603" calcext:value-type="float">
            <text:p>4,5787340402603</text:p>
          </table:table-cell>
          <table:table-cell office:value-type="float" office:value="0.11615015566349" calcext:value-type="float">
            <text:p>0,11615015566349</text:p>
          </table:table-cell>
          <table:table-cell office:value-type="float" office:value="21.0634574389" calcext:value-type="float">
            <text:p>21,0634574389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574</text:p>
          </table:table-cell>
          <table:table-cell office:value-type="float" office:value="3.5140001773834" calcext:value-type="float">
            <text:p>3,5140001773834</text:p>
          </table:table-cell>
          <table:table-cell office:value-type="float" office:value="0.3104660846293" calcext:value-type="float">
            <text:p>0,3104660846293</text:p>
          </table:table-cell>
          <table:table-cell office:value-type="float" office:value="-155.37632954348" calcext:value-type="float">
            <text:p>-155,37632954348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585</text:p>
          </table:table-cell>
          <table:table-cell office:value-type="float" office:value="7.9615294933319" calcext:value-type="float">
            <text:p>7,9615294933319</text:p>
          </table:table-cell>
          <table:table-cell office:value-type="float" office:value="1.7519083619118" calcext:value-type="float">
            <text:p>1,7519083619118</text:p>
          </table:table-cell>
          <table:table-cell office:value-type="float" office:value="125.249347869" calcext:value-type="float">
            <text:p>125,249347869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596</text:p>
          </table:table-cell>
          <table:table-cell office:value-type="float" office:value="8.1163293123245" calcext:value-type="float">
            <text:p>8,1163293123245</text:p>
          </table:table-cell>
          <table:table-cell office:value-type="float" office:value="-0.58501254767179" calcext:value-type="float">
            <text:p>-0,58501254767179</text:p>
          </table:table-cell>
          <table:table-cell office:value-type="float" office:value="135.43377408556" calcext:value-type="float">
            <text:p>135,433774085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607</text:p>
          </table:table-cell>
          <table:table-cell office:value-type="float" office:value="0.61292480677366" calcext:value-type="float">
            <text:p>0,61292480677366</text:p>
          </table:table-cell>
          <table:table-cell office:value-type="float" office:value="0.98208799958229" calcext:value-type="float">
            <text:p>0,98208799958229</text:p>
          </table:table-cell>
          <table:table-cell office:value-type="float" office:value="134.56338530133" calcext:value-type="float">
            <text:p>134,56338530133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618</text:p>
          </table:table-cell>
          <table:table-cell office:value-type="float" office:value="3.2613384723663" calcext:value-type="float">
            <text:p>3,2613384723663</text:p>
          </table:table-cell>
          <table:table-cell office:value-type="float" office:value="3.713181912899" calcext:value-type="float">
            <text:p>3,713181912899</text:p>
          </table:table-cell>
          <table:table-cell office:value-type="float" office:value="161.0605762263" calcext:value-type="float">
            <text:p>161,06057622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629</text:p>
          </table:table-cell>
          <table:table-cell office:value-type="float" office:value="2.1129079163074" calcext:value-type="float">
            <text:p>2,1129079163074</text:p>
          </table:table-cell>
          <table:table-cell office:value-type="float" office:value="3.0334562063217" calcext:value-type="float">
            <text:p>3,0334562063217</text:p>
          </table:table-cell>
          <table:table-cell office:value-type="float" office:value="-137.81274655822" calcext:value-type="float">
            <text:p>-137,81274655822</text:p>
          </table:table-cell>
          <table:table-cell office:value-type="float" office:value="10" calcext:value-type="float">
            <text:p>1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640</text:p>
          </table:table-cell>
          <table:table-cell office:value-type="float" office:value="2.1139299869537" calcext:value-type="float">
            <text:p>2,1139299869537</text:p>
          </table:table-cell>
          <table:table-cell office:value-type="float" office:value="1.1433179676533" calcext:value-type="float">
            <text:p>1,1433179676533</text:p>
          </table:table-cell>
          <table:table-cell office:value-type="float" office:value="-171.13176880369" calcext:value-type="float">
            <text:p>-171,13176880369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651</text:p>
          </table:table-cell>
          <table:table-cell office:value-type="float" office:value="6.1511695384979" calcext:value-type="float">
            <text:p>6,1511695384979</text:p>
          </table:table-cell>
          <table:table-cell office:value-type="float" office:value="3.0043590068817" calcext:value-type="float">
            <text:p>3,0043590068817</text:p>
          </table:table-cell>
          <table:table-cell office:value-type="float" office:value="104.4555036885" calcext:value-type="float">
            <text:p>104,4555036885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662</text:p>
          </table:table-cell>
          <table:table-cell office:value-type="float" office:value="7.2518664598465" calcext:value-type="float">
            <text:p>7,2518664598465</text:p>
          </table:table-cell>
          <table:table-cell office:value-type="float" office:value="3.8697570562363" calcext:value-type="float">
            <text:p>3,8697570562363</text:p>
          </table:table-cell>
          <table:table-cell office:value-type="float" office:value="-30.995111936217" calcext:value-type="float">
            <text:p>-30,995111936217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673</text:p>
          </table:table-cell>
          <table:table-cell office:value-type="float" office:value="6.9615197181702" calcext:value-type="float">
            <text:p>6,9615197181702</text:p>
          </table:table-cell>
          <table:table-cell office:value-type="float" office:value="3.7159544229507" calcext:value-type="float">
            <text:p>3,7159544229507</text:p>
          </table:table-cell>
          <table:table-cell office:value-type="float" office:value="178.54111665373" calcext:value-type="float">
            <text:p>178,54111665373</text:p>
          </table:table-cell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684</text:p>
          </table:table-cell>
          <table:table-cell office:value-type="float" office:value="-1.2862849235535" calcext:value-type="float">
            <text:p>-1,2862849235535</text:p>
          </table:table-cell>
          <table:table-cell office:value-type="float" office:value="6.3991129398346" calcext:value-type="float">
            <text:p>6,3991129398346</text:p>
          </table:table-cell>
          <table:table-cell office:value-type="float" office:value="97.505076675658" calcext:value-type="float">
            <text:p>97,505076675658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695</text:p>
          </table:table-cell>
          <table:table-cell office:value-type="float" office:value="-1.5850085020065" calcext:value-type="float">
            <text:p>-1,5850085020065</text:p>
          </table:table-cell>
          <table:table-cell office:value-type="float" office:value="1.7931945621967" calcext:value-type="float">
            <text:p>1,7931945621967</text:p>
          </table:table-cell>
          <table:table-cell office:value-type="float" office:value="45.464522519689" calcext:value-type="float">
            <text:p>45,46452251968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706</text:p>
          </table:table-cell>
          <table:table-cell office:value-type="float" office:value="2.412545979023" calcext:value-type="float">
            <text:p>2,412545979023</text:p>
          </table:table-cell>
          <table:table-cell office:value-type="float" office:value="5.0609076023102" calcext:value-type="float">
            <text:p>5,0609076023102</text:p>
          </table:table-cell>
          <table:table-cell office:value-type="float" office:value="-90.875995386938" calcext:value-type="float">
            <text:p>-90,87599538693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717</text:p>
          </table:table-cell>
          <table:table-cell office:value-type="float" office:value="5.9826844930649" calcext:value-type="float">
            <text:p>5,9826844930649</text:p>
          </table:table-cell>
          <table:table-cell office:value-type="float" office:value="4.0557879209518" calcext:value-type="float">
            <text:p>4,0557879209518</text:p>
          </table:table-cell>
          <table:table-cell office:value-type="float" office:value="-40.459595668088" calcext:value-type="float">
            <text:p>-40,459595668088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728</text:p>
          </table:table-cell>
          <table:table-cell office:value-type="float" office:value="3.6018860340118" calcext:value-type="float">
            <text:p>3,6018860340118</text:p>
          </table:table-cell>
          <table:table-cell office:value-type="float" office:value="4.6743822097778" calcext:value-type="float">
            <text:p>4,6743822097778</text:p>
          </table:table-cell>
          <table:table-cell office:value-type="float" office:value="61.313644336287" calcext:value-type="float">
            <text:p>61,3136443362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739</text:p>
          </table:table-cell>
          <table:table-cell office:value-type="float" office:value="7.9833203554153" calcext:value-type="float">
            <text:p>7,9833203554153</text:p>
          </table:table-cell>
          <table:table-cell office:value-type="float" office:value="6.169764995575" calcext:value-type="float">
            <text:p>6,169764995575</text:p>
          </table:table-cell>
          <table:table-cell office:value-type="float" office:value="-114.6017092808" calcext:value-type="float">
            <text:p>-114,6017092808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750</text:p>
          </table:table-cell>
          <table:table-cell office:value-type="float" office:value="8.6481589078903" calcext:value-type="float">
            <text:p>8,6481589078903</text:p>
          </table:table-cell>
          <table:table-cell office:value-type="float" office:value="4.3183073401451" calcext:value-type="float">
            <text:p>4,3183073401451</text:p>
          </table:table-cell>
          <table:table-cell office:value-type="float" office:value="-145.20425857252" calcext:value-type="float">
            <text:p>-145,20425857252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761</text:p>
          </table:table-cell>
          <table:table-cell office:value-type="float" office:value="-0.29130544513464" calcext:value-type="float">
            <text:p>-0,29130544513464</text:p>
          </table:table-cell>
          <table:table-cell office:value-type="float" office:value="4.8135662078857" calcext:value-type="float">
            <text:p>4,8135662078857</text:p>
          </table:table-cell>
          <table:table-cell office:value-type="float" office:value="-6.7236979201341" calcext:value-type="float">
            <text:p>-6,7236979201341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772</text:p>
          </table:table-cell>
          <table:table-cell office:value-type="float" office:value="-0.56344501674175" calcext:value-type="float">
            <text:p>-0,56344501674175</text:p>
          </table:table-cell>
          <table:table-cell office:value-type="float" office:value="7.2864228487015" calcext:value-type="float">
            <text:p>7,2864228487015</text:p>
          </table:table-cell>
          <table:table-cell office:value-type="float" office:value="-19.934823178941" calcext:value-type="float">
            <text:p>-19,934823178941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783</text:p>
          </table:table-cell>
          <table:table-cell office:value-type="float" office:value="1.7633898556232" calcext:value-type="float">
            <text:p>1,7633898556232</text:p>
          </table:table-cell>
          <table:table-cell office:value-type="float" office:value="5.5977362394333" calcext:value-type="float">
            <text:p>5,5977362394333</text:p>
          </table:table-cell>
          <table:table-cell office:value-type="float" office:value="126.57730442703" calcext:value-type="float">
            <text:p>126,57730442703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794</text:p>
          </table:table-cell>
          <table:table-cell office:value-type="float" office:value="5.6560844182968" calcext:value-type="float">
            <text:p>5,6560844182968</text:p>
          </table:table-cell>
          <table:table-cell office:value-type="float" office:value="3.68822067976" calcext:value-type="float">
            <text:p>3,68822067976</text:p>
          </table:table-cell>
          <table:table-cell office:value-type="float" office:value="-143.75700009097" calcext:value-type="float">
            <text:p>-143,75700009097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805</text:p>
          </table:table-cell>
          <table:table-cell office:value-type="float" office:value="5.4144304990768" calcext:value-type="float">
            <text:p>5,4144304990768</text:p>
          </table:table-cell>
          <table:table-cell office:value-type="float" office:value="7.4471080303192" calcext:value-type="float">
            <text:p>7,4471080303192</text:p>
          </table:table-cell>
          <table:table-cell office:value-type="float" office:value="80.349865992358" calcext:value-type="float">
            <text:p>80,349865992358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816</text:p>
          </table:table-cell>
          <table:table-cell office:value-type="float" office:value="7.4147576093674" calcext:value-type="float">
            <text:p>7,4147576093674</text:p>
          </table:table-cell>
          <table:table-cell office:value-type="float" office:value="4.6723300218582" calcext:value-type="float">
            <text:p>4,6723300218582</text:p>
          </table:table-cell>
          <table:table-cell office:value-type="float" office:value="125.5035051115" calcext:value-type="float">
            <text:p>125,503505111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827</text:p>
          </table:table-cell>
          <table:table-cell office:value-type="float" office:value="8.1003904342651" calcext:value-type="float">
            <text:p>8,1003904342651</text:p>
          </table:table-cell>
          <table:table-cell office:value-type="float" office:value="5.5812853574753" calcext:value-type="float">
            <text:p>5,5812853574753</text:p>
          </table:table-cell>
          <table:table-cell office:value-type="float" office:value="-26.777872993688" calcext:value-type="float">
            <text:p>-26,777872993688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838</text:p>
          </table:table-cell>
          <table:table-cell office:value-type="float" office:value="-0.74877634644508" calcext:value-type="float">
            <text:p>-0,74877634644508</text:p>
          </table:table-cell>
          <table:table-cell office:value-type="float" office:value="5.5612689256668" calcext:value-type="float">
            <text:p>5,5612689256668</text:p>
          </table:table-cell>
          <table:table-cell office:value-type="float" office:value="98.629718373536" calcext:value-type="float">
            <text:p>98,629718373536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849</text:p>
          </table:table-cell>
          <table:table-cell office:value-type="float" office:value="0.3753138333559" calcext:value-type="float">
            <text:p>0,3753138333559</text:p>
          </table:table-cell>
          <table:table-cell office:value-type="float" office:value="7.2455501556396" calcext:value-type="float">
            <text:p>7,2455501556396</text:p>
          </table:table-cell>
          <table:table-cell office:value-type="float" office:value="37.290864689335" calcext:value-type="float">
            <text:p>37,290864689335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860</text:p>
          </table:table-cell>
          <table:table-cell office:value-type="float" office:value="3.3025670051575" calcext:value-type="float">
            <text:p>3,3025670051575</text:p>
          </table:table-cell>
          <table:table-cell office:value-type="float" office:value="9.6861904859543" calcext:value-type="float">
            <text:p>9,6861904859543</text:p>
          </table:table-cell>
          <table:table-cell office:value-type="float" office:value="-2.3507095493708" calcext:value-type="float">
            <text:p>-2,3507095493708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871</text:p>
          </table:table-cell>
          <table:table-cell office:value-type="float" office:value="4.5475497841835" calcext:value-type="float">
            <text:p>4,5475497841835</text:p>
          </table:table-cell>
          <table:table-cell office:value-type="float" office:value="5.8046370744705" calcext:value-type="float">
            <text:p>5,8046370744705</text:p>
          </table:table-cell>
          <table:table-cell office:value-type="float" office:value="143.39119461691" calcext:value-type="float">
            <text:p>143,39119461691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882</text:p>
          </table:table-cell>
          <table:table-cell office:value-type="float" office:value="5.2379894256592" calcext:value-type="float">
            <text:p>5,2379894256592</text:p>
          </table:table-cell>
          <table:table-cell office:value-type="float" office:value="8.8079768419266" calcext:value-type="float">
            <text:p>8,8079768419266</text:p>
          </table:table-cell>
          <table:table-cell office:value-type="float" office:value="-156.8144445966" calcext:value-type="float">
            <text:p>-156,814444596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893</text:p>
          </table:table-cell>
          <table:table-cell office:value-type="float" office:value="6.2759894132614" calcext:value-type="float">
            <text:p>6,2759894132614</text:p>
          </table:table-cell>
          <table:table-cell office:value-type="float" office:value="8.0375415086746" calcext:value-type="float">
            <text:p>8,0375415086746</text:p>
          </table:table-cell>
          <table:table-cell office:value-type="float" office:value="62.42694900294" calcext:value-type="float">
            <text:p>62,42694900294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904</text:p>
          </table:table-cell>
          <table:table-cell office:value-type="float" office:value="9.3519419431686" calcext:value-type="float">
            <text:p>9,3519419431686</text:p>
          </table:table-cell>
          <table:table-cell office:value-type="float" office:value="5.034551024437" calcext:value-type="float">
            <text:p>5,034551024437</text:p>
          </table:table-cell>
          <table:table-cell office:value-type="float" office:value="74.462939979164" calcext:value-type="float">
            <text:p>74,462939979164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915</text:p>
          </table:table-cell>
          <table:table-cell office:value-type="float" office:value="-0.79608723521233" calcext:value-type="float">
            <text:p>-0,79608723521233</text:p>
          </table:table-cell>
          <table:table-cell office:value-type="float" office:value="7.9802286624908" calcext:value-type="float">
            <text:p>7,9802286624908</text:p>
          </table:table-cell>
          <table:table-cell office:value-type="float" office:value="-145.04869728331" calcext:value-type="float">
            <text:p>-145,04869728331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926</text:p>
          </table:table-cell>
          <table:table-cell office:value-type="float" office:value="0.69773092865944" calcext:value-type="float">
            <text:p>0,69773092865944</text:p>
          </table:table-cell>
          <table:table-cell office:value-type="float" office:value="8.7605541944504" calcext:value-type="float">
            <text:p>8,7605541944504</text:p>
          </table:table-cell>
          <table:table-cell office:value-type="float" office:value="-23.772912230461" calcext:value-type="float">
            <text:p>-23,772912230461</text:p>
          </table:table-cell>
          <table:table-cell office:value-type="float" office:value="10" calcext:value-type="float">
            <text:p>1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937</text:p>
          </table:table-cell>
          <table:table-cell office:value-type="float" office:value="3.7756943702698" calcext:value-type="float">
            <text:p>3,7756943702698</text:p>
          </table:table-cell>
          <table:table-cell office:value-type="float" office:value="10.137101411819" calcext:value-type="float">
            <text:p>10,137101411819</text:p>
          </table:table-cell>
          <table:table-cell office:value-type="float" office:value="-136.24084223608" calcext:value-type="float">
            <text:p>-136,24084223608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948</text:p>
          </table:table-cell>
          <table:table-cell office:value-type="float" office:value="5.3261941671371" calcext:value-type="float">
            <text:p>5,3261941671371</text:p>
          </table:table-cell>
          <table:table-cell office:value-type="float" office:value="11.038697957993" calcext:value-type="float">
            <text:p>11,038697957993</text:p>
          </table:table-cell>
          <table:table-cell office:value-type="float" office:value="168.13122087224" calcext:value-type="float">
            <text:p>168,1312208722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959</text:p>
          </table:table-cell>
          <table:table-cell office:value-type="float" office:value="2.7121976017952" calcext:value-type="float">
            <text:p>2,7121976017952</text:p>
          </table:table-cell>
          <table:table-cell office:value-type="float" office:value="9.0366679430008" calcext:value-type="float">
            <text:p>9,0366679430008</text:p>
          </table:table-cell>
          <table:table-cell office:value-type="float" office:value="5.6291277146643" calcext:value-type="float">
            <text:p>5,62912771466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970</text:p>
          </table:table-cell>
          <table:table-cell office:value-type="float" office:value="9.3194901943207" calcext:value-type="float">
            <text:p>9,3194901943207</text:p>
          </table:table-cell>
          <table:table-cell office:value-type="float" office:value="9.278439283371" calcext:value-type="float">
            <text:p>9,278439283371</text:p>
          </table:table-cell>
          <table:table-cell office:value-type="float" office:value="-97.693589842244" calcext:value-type="float">
            <text:p>-97,6935898422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981</text:p>
          </table:table-cell>
          <table:table-cell office:value-type="float" office:value="8.2717549800873" calcext:value-type="float">
            <text:p>8,2717549800873</text:p>
          </table:table-cell>
          <table:table-cell office:value-type="float" office:value="11.084995269775" calcext:value-type="float">
            <text:p>11,084995269775</text:p>
          </table:table-cell>
          <table:table-cell office:value-type="float" office:value="-57.458602698745" calcext:value-type="float">
            <text:p>-57,45860269874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992</text:p>
          </table:table-cell>
          <table:table-cell office:value-type="float" office:value="0.23834109306335" calcext:value-type="float">
            <text:p>0,23834109306335</text:p>
          </table:table-cell>
          <table:table-cell office:value-type="float" office:value="10.249178409576" calcext:value-type="float">
            <text:p>10,249178409576</text:p>
          </table:table-cell>
          <table:table-cell office:value-type="float" office:value="-54.606109288088" calcext:value-type="float">
            <text:p>-54,606109288088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5003</text:p>
          </table:table-cell>
          <table:table-cell office:value-type="float" office:value="1.3906009495258" calcext:value-type="float">
            <text:p>1,3906009495258</text:p>
          </table:table-cell>
          <table:table-cell office:value-type="float" office:value="9.0010720491409" calcext:value-type="float">
            <text:p>9,0010720491409</text:p>
          </table:table-cell>
          <table:table-cell office:value-type="float" office:value="-37.811636924744" calcext:value-type="float">
            <text:p>-37,811636924744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5</text:p>
          </table:table-cell>
          <table:table-cell office:value-type="float" office:value="0.66975131630898" calcext:value-type="float">
            <text:p>0,66975131630898</text:p>
          </table:table-cell>
          <table:table-cell office:value-type="float" office:value="-0.30047604814172" calcext:value-type="float">
            <text:p>-0,30047604814172</text:p>
          </table:table-cell>
          <table:table-cell office:value-type="float" office:value="-102.82435159015" calcext:value-type="float">
            <text:p>-102,82435159015</text:p>
          </table:table-cell>
          <table:table-cell office:value-type="float" office:value="10" calcext:value-type="float">
            <text:p>1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464</text:p>
          </table:table-cell>
          <table:table-cell office:value-type="float" office:value="0.68174108862877" calcext:value-type="float">
            <text:p>0,68174108862877</text:p>
          </table:table-cell>
          <table:table-cell office:value-type="float" office:value="-0.1583718881011" calcext:value-type="float">
            <text:p>-0,1583718881011</text:p>
          </table:table-cell>
          <table:table-cell office:value-type="float" office:value="103.91414165497" calcext:value-type="float">
            <text:p>103,91414165497</text:p>
          </table:table-cell>
          <table:table-cell office:value-type="float" office:value="10" calcext:value-type="float">
            <text:p>10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475</text:p>
          </table:table-cell>
          <table:table-cell office:value-type="float" office:value="0.8260790258646" calcext:value-type="float">
            <text:p>0,8260790258646</text:p>
          </table:table-cell>
          <table:table-cell office:value-type="float" office:value="-0.17630208283663" calcext:value-type="float">
            <text:p>-0,17630208283663</text:p>
          </table:table-cell>
          <table:table-cell office:value-type="float" office:value="34.032332669398" calcext:value-type="float">
            <text:p>34,032332669398</text:p>
          </table:table-cell>
          <table:table-cell office:value-type="float" office:value="10" calcext:value-type="float">
            <text:p>1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486</text:p>
          </table:table-cell>
          <table:table-cell office:value-type="float" office:value="2.5759717822075" calcext:value-type="float">
            <text:p>2,5759717822075</text:p>
          </table:table-cell>
          <table:table-cell office:value-type="float" office:value="-0.40939331054688" calcext:value-type="float">
            <text:p>-0,40939331054688</text:p>
          </table:table-cell>
          <table:table-cell office:value-type="float" office:value="75.409913518626" calcext:value-type="float">
            <text:p>75,409913518626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497</text:p>
          </table:table-cell>
          <table:table-cell office:value-type="float" office:value="3.7326434254646" calcext:value-type="float">
            <text:p>3,7326434254646</text:p>
          </table:table-cell>
          <table:table-cell office:value-type="float" office:value="0.74394963681698" calcext:value-type="float">
            <text:p>0,74394963681698</text:p>
          </table:table-cell>
          <table:table-cell office:value-type="float" office:value="-53.962324455286" calcext:value-type="float">
            <text:p>-53,962324455286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508</text:p>
          </table:table-cell>
          <table:table-cell office:value-type="float" office:value="5.2545583248138" calcext:value-type="float">
            <text:p>5,2545583248138</text:p>
          </table:table-cell>
          <table:table-cell office:value-type="float" office:value="0.89169919490814" calcext:value-type="float">
            <text:p>0,89169919490814</text:p>
          </table:table-cell>
          <table:table-cell office:value-type="float" office:value="-44.771723306862" calcext:value-type="float">
            <text:p>-44,771723306862</text:p>
          </table:table-cell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519</text:p>
          </table:table-cell>
          <table:table-cell office:value-type="float" office:value="5.2150774002075" calcext:value-type="float">
            <text:p>5,2150774002075</text:p>
          </table:table-cell>
          <table:table-cell office:value-type="float" office:value="-0.57982437312603" calcext:value-type="float">
            <text:p>-0,57982437312603</text:p>
          </table:table-cell>
          <table:table-cell office:value-type="float" office:value="-0.090390090106921" calcext:value-type="float">
            <text:p>-0,090390090106921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530</text:p>
          </table:table-cell>
          <table:table-cell office:value-type="float" office:value="-1.5850105881691" calcext:value-type="float">
            <text:p>-1,5850105881691</text:p>
          </table:table-cell>
          <table:table-cell office:value-type="float" office:value="1.1866991221905" calcext:value-type="float">
            <text:p>1,1866991221905</text:p>
          </table:table-cell>
          <table:table-cell office:value-type="float" office:value="3.6848516316171" calcext:value-type="float">
            <text:p>3,6848516316171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541</text:p>
          </table:table-cell>
          <table:table-cell office:value-type="float" office:value="-0.019181037787348" calcext:value-type="float">
            <text:p>-0,019181037787348</text:p>
          </table:table-cell>
          <table:table-cell office:value-type="float" office:value="4.3701109290123" calcext:value-type="float">
            <text:p>4,3701109290123</text:p>
          </table:table-cell>
          <table:table-cell office:value-type="float" office:value="-68.974743982789" calcext:value-type="float">
            <text:p>-68,974743982789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552</text:p>
          </table:table-cell>
          <table:table-cell office:value-type="float" office:value="2.3920245468616" calcext:value-type="float">
            <text:p>2,3920245468616</text:p>
          </table:table-cell>
          <table:table-cell office:value-type="float" office:value="2.7007248997688" calcext:value-type="float">
            <text:p>2,7007248997688</text:p>
          </table:table-cell>
          <table:table-cell office:value-type="float" office:value="14.042296986671" calcext:value-type="float">
            <text:p>14,042296986671</text:p>
          </table:table-cell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563</text:p>
          </table:table-cell>
          <table:table-cell office:value-type="float" office:value="4.2458072304726" calcext:value-type="float">
            <text:p>4,2458072304726</text:p>
          </table:table-cell>
          <table:table-cell office:value-type="float" office:value="0.1249838527292" calcext:value-type="float">
            <text:p>0,1249838527292</text:p>
          </table:table-cell>
          <table:table-cell office:value-type="float" office:value="-7.9175957069275" calcext:value-type="float">
            <text:p>-7,9175957069275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574</text:p>
          </table:table-cell>
          <table:table-cell office:value-type="float" office:value="3.471739590168" calcext:value-type="float">
            <text:p>3,471739590168</text:p>
          </table:table-cell>
          <table:table-cell office:value-type="float" office:value="0.54232574999332" calcext:value-type="float">
            <text:p>0,54232574999332</text:p>
          </table:table-cell>
          <table:table-cell office:value-type="float" office:value="-84.137404800221" calcext:value-type="float">
            <text:p>-84,137404800221</text:p>
          </table:table-cell>
          <table:table-cell office:value-type="float" office:value="11" calcext:value-type="float">
            <text:p>1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585</text:p>
          </table:table-cell>
          <table:table-cell office:value-type="float" office:value="7.9854673147202" calcext:value-type="float">
            <text:p>7,9854673147202</text:p>
          </table:table-cell>
          <table:table-cell office:value-type="float" office:value="1.440132111311" calcext:value-type="float">
            <text:p>1,440132111311</text:p>
          </table:table-cell>
          <table:table-cell office:value-type="float" office:value="86.679653756937" calcext:value-type="float">
            <text:p>86,679653756937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596</text:p>
          </table:table-cell>
          <table:table-cell office:value-type="float" office:value="8.3386117219925" calcext:value-type="float">
            <text:p>8,3386117219925</text:p>
          </table:table-cell>
          <table:table-cell office:value-type="float" office:value="-0.55665232241154" calcext:value-type="float">
            <text:p>-0,55665232241154</text:p>
          </table:table-cell>
          <table:table-cell office:value-type="float" office:value="147.34122403868" calcext:value-type="float">
            <text:p>147,341224038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607</text:p>
          </table:table-cell>
          <table:table-cell office:value-type="float" office:value="0.73910936713219" calcext:value-type="float">
            <text:p>0,73910936713219</text:p>
          </table:table-cell>
          <table:table-cell office:value-type="float" office:value="0.67335888743401" calcext:value-type="float">
            <text:p>0,67335888743401</text:p>
          </table:table-cell>
          <table:table-cell office:value-type="float" office:value="105.99806430234" calcext:value-type="float">
            <text:p>105,99806430234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618</text:p>
          </table:table-cell>
          <table:table-cell office:value-type="float" office:value="3.4929224848747" calcext:value-type="float">
            <text:p>3,4929224848747</text:p>
          </table:table-cell>
          <table:table-cell office:value-type="float" office:value="3.6326640844345" calcext:value-type="float">
            <text:p>3,6326640844345</text:p>
          </table:table-cell>
          <table:table-cell office:value-type="float" office:value="160.98442199124" calcext:value-type="float">
            <text:p>160,984421991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629</text:p>
          </table:table-cell>
          <table:table-cell office:value-type="float" office:value="1.9875931739807" calcext:value-type="float">
            <text:p>1,9875931739807</text:p>
          </table:table-cell>
          <table:table-cell office:value-type="float" office:value="3.216854929924" calcext:value-type="float">
            <text:p>3,216854929924</text:p>
          </table:table-cell>
          <table:table-cell office:value-type="float" office:value="-47.045184168846" calcext:value-type="float">
            <text:p>-47,045184168846</text:p>
          </table:table-cell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640</text:p>
          </table:table-cell>
          <table:table-cell office:value-type="float" office:value="2.3900608718395" calcext:value-type="float">
            <text:p>2,3900608718395</text:p>
          </table:table-cell>
          <table:table-cell office:value-type="float" office:value="1.327917277813" calcext:value-type="float">
            <text:p>1,327917277813</text:p>
          </table:table-cell>
          <table:table-cell office:value-type="float" office:value="-141.07029453205" calcext:value-type="float">
            <text:p>-141,07029453205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651</text:p>
          </table:table-cell>
          <table:table-cell office:value-type="float" office:value="6.044145822525" calcext:value-type="float">
            <text:p>6,044145822525</text:p>
          </table:table-cell>
          <table:table-cell office:value-type="float" office:value="2.6721400022507" calcext:value-type="float">
            <text:p>2,6721400022507</text:p>
          </table:table-cell>
          <table:table-cell office:value-type="float" office:value="76.926021059607" calcext:value-type="float">
            <text:p>76,926021059607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662</text:p>
          </table:table-cell>
          <table:table-cell office:value-type="float" office:value="7.3618716001511" calcext:value-type="float">
            <text:p>7,3618716001511</text:p>
          </table:table-cell>
          <table:table-cell office:value-type="float" office:value="3.778381049633" calcext:value-type="float">
            <text:p>3,778381049633</text:p>
          </table:table-cell>
          <table:table-cell office:value-type="float" office:value="-65.588313303176" calcext:value-type="float">
            <text:p>-65,588313303176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673</text:p>
          </table:table-cell>
          <table:table-cell office:value-type="float" office:value="7.1100598573685" calcext:value-type="float">
            <text:p>7,1100598573685</text:p>
          </table:table-cell>
          <table:table-cell office:value-type="float" office:value="3.6016210913658" calcext:value-type="float">
            <text:p>3,6016210913658</text:p>
          </table:table-cell>
          <table:table-cell office:value-type="float" office:value="141.61587976346" calcext:value-type="float">
            <text:p>141,61587976346</text:p>
          </table:table-cell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684</text:p>
          </table:table-cell>
          <table:table-cell office:value-type="float" office:value="-1.2162157148123" calcext:value-type="float">
            <text:p>-1,2162157148123</text:p>
          </table:table-cell>
          <table:table-cell office:value-type="float" office:value="6.0280048847198" calcext:value-type="float">
            <text:p>6,0280048847198</text:p>
          </table:table-cell>
          <table:table-cell office:value-type="float" office:value="103.64700047074" calcext:value-type="float">
            <text:p>103,64700047074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695</text:p>
          </table:table-cell>
          <table:table-cell office:value-type="float" office:value="-1.585006415844" calcext:value-type="float">
            <text:p>-1,585006415844</text:p>
          </table:table-cell>
          <table:table-cell office:value-type="float" office:value="1.5608337521553" calcext:value-type="float">
            <text:p>1,5608337521553</text:p>
          </table:table-cell>
          <table:table-cell office:value-type="float" office:value="43.159695187951" calcext:value-type="float">
            <text:p>43,159695187951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706</text:p>
          </table:table-cell>
          <table:table-cell office:value-type="float" office:value="2.415027320385" calcext:value-type="float">
            <text:p>2,415027320385</text:p>
          </table:table-cell>
          <table:table-cell office:value-type="float" office:value="5.2749955654144" calcext:value-type="float">
            <text:p>5,2749955654144</text:p>
          </table:table-cell>
          <table:table-cell office:value-type="float" office:value="-112.47908765343" calcext:value-type="float">
            <text:p>-112,47908765343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717</text:p>
          </table:table-cell>
          <table:table-cell office:value-type="float" office:value="5.8736824989319" calcext:value-type="float">
            <text:p>5,8736824989319</text:p>
          </table:table-cell>
          <table:table-cell office:value-type="float" office:value="4.2024278640747" calcext:value-type="float">
            <text:p>4,2024278640747</text:p>
          </table:table-cell>
          <table:table-cell office:value-type="float" office:value="-74.049866123564" calcext:value-type="float">
            <text:p>-74,049866123564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728</text:p>
          </table:table-cell>
          <table:table-cell office:value-type="float" office:value="3.5219663381577" calcext:value-type="float">
            <text:p>3,5219663381577</text:p>
          </table:table-cell>
          <table:table-cell office:value-type="float" office:value="4.3966618180275" calcext:value-type="float">
            <text:p>4,3966618180275</text:p>
          </table:table-cell>
          <table:table-cell office:value-type="float" office:value="78.393131304698" calcext:value-type="float">
            <text:p>78,3931313046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739</text:p>
          </table:table-cell>
          <table:table-cell office:value-type="float" office:value="7.7965408563614" calcext:value-type="float">
            <text:p>7,7965408563614</text:p>
          </table:table-cell>
          <table:table-cell office:value-type="float" office:value="6.2901592254639" calcext:value-type="float">
            <text:p>6,2901592254639</text:p>
          </table:table-cell>
          <table:table-cell office:value-type="float" office:value="-23.81748302727" calcext:value-type="float">
            <text:p>-23,81748302727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750</text:p>
          </table:table-cell>
          <table:table-cell office:value-type="float" office:value="8.9529740810394" calcext:value-type="float">
            <text:p>8,9529740810394</text:p>
          </table:table-cell>
          <table:table-cell office:value-type="float" office:value="4.4789162278175" calcext:value-type="float">
            <text:p>4,4789162278175</text:p>
          </table:table-cell>
          <table:table-cell office:value-type="float" office:value="-166.47626032495" calcext:value-type="float">
            <text:p>-166,47626032495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761</text:p>
          </table:table-cell>
          <table:table-cell office:value-type="float" office:value="-0.55865772068501" calcext:value-type="float">
            <text:p>-0,55865772068501</text:p>
          </table:table-cell>
          <table:table-cell office:value-type="float" office:value="4.7970145940781" calcext:value-type="float">
            <text:p>4,7970145940781</text:p>
          </table:table-cell>
          <table:table-cell office:value-type="float" office:value="25.638038375575" calcext:value-type="float">
            <text:p>25,638038375575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772</text:p>
          </table:table-cell>
          <table:table-cell office:value-type="float" office:value="-0.8753365278244" calcext:value-type="float">
            <text:p>-0,8753365278244</text:p>
          </table:table-cell>
          <table:table-cell office:value-type="float" office:value="7.3328876495361" calcext:value-type="float">
            <text:p>7,3328876495361</text:p>
          </table:table-cell>
          <table:table-cell office:value-type="float" office:value="-5.4909354372389" calcext:value-type="float">
            <text:p>-5,4909354372389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783</text:p>
          </table:table-cell>
          <table:table-cell office:value-type="float" office:value="1.7586706578732" calcext:value-type="float">
            <text:p>1,7586706578732</text:p>
          </table:table-cell>
          <table:table-cell office:value-type="float" office:value="5.3475677967072" calcext:value-type="float">
            <text:p>5,3475677967072</text:p>
          </table:table-cell>
          <table:table-cell office:value-type="float" office:value="67.508269267477" calcext:value-type="float">
            <text:p>67,508269267477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794</text:p>
          </table:table-cell>
          <table:table-cell office:value-type="float" office:value="5.5509400367737" calcext:value-type="float">
            <text:p>5,5509400367737</text:p>
          </table:table-cell>
          <table:table-cell office:value-type="float" office:value="3.8838842511177" calcext:value-type="float">
            <text:p>3,8838842511177</text:p>
          </table:table-cell>
          <table:table-cell office:value-type="float" office:value="-52.967580260745" calcext:value-type="float">
            <text:p>-52,96758026074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805</text:p>
          </table:table-cell>
          <table:table-cell office:value-type="float" office:value="5.3602749109268" calcext:value-type="float">
            <text:p>5,3602749109268</text:p>
          </table:table-cell>
          <table:table-cell office:value-type="float" office:value="7.1283829212189" calcext:value-type="float">
            <text:p>7,1283829212189</text:p>
          </table:table-cell>
          <table:table-cell office:value-type="float" office:value="80.367995675202" calcext:value-type="float">
            <text:p>80,367995675202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816</text:p>
          </table:table-cell>
          <table:table-cell office:value-type="float" office:value="7.535138130188" calcext:value-type="float">
            <text:p>7,535138130188</text:p>
          </table:table-cell>
          <table:table-cell office:value-type="float" office:value="4.3895602226257" calcext:value-type="float">
            <text:p>4,3895602226257</text:p>
          </table:table-cell>
          <table:table-cell office:value-type="float" office:value="110.03341872221" calcext:value-type="float">
            <text:p>110,0334187222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827</text:p>
          </table:table-cell>
          <table:table-cell office:value-type="float" office:value="8.1717669963837" calcext:value-type="float">
            <text:p>8,1717669963837</text:p>
          </table:table-cell>
          <table:table-cell office:value-type="float" office:value="5.7918620109558" calcext:value-type="float">
            <text:p>5,7918620109558</text:p>
          </table:table-cell>
          <table:table-cell office:value-type="float" office:value="-117.52287749272" calcext:value-type="float">
            <text:p>-117,52287749272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838</text:p>
          </table:table-cell>
          <table:table-cell office:value-type="float" office:value="-0.81307262182236" calcext:value-type="float">
            <text:p>-0,81307262182236</text:p>
          </table:table-cell>
          <table:table-cell office:value-type="float" office:value="5.3262436389923" calcext:value-type="float">
            <text:p>5,3262436389923</text:p>
          </table:table-cell>
          <table:table-cell office:value-type="float" office:value="55.896620841543" calcext:value-type="float">
            <text:p>55,896620841543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849</text:p>
          </table:table-cell>
          <table:table-cell office:value-type="float" office:value="0.063531743362546" calcext:value-type="float">
            <text:p>0,063531743362546</text:p>
          </table:table-cell>
          <table:table-cell office:value-type="float" office:value="7.0399856567383" calcext:value-type="float">
            <text:p>7,0399856567383</text:p>
          </table:table-cell>
          <table:table-cell office:value-type="float" office:value="27.16314583827" calcext:value-type="float">
            <text:p>27,16314583827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860</text:p>
          </table:table-cell>
          <table:table-cell office:value-type="float" office:value="3.0455034971237" calcext:value-type="float">
            <text:p>3,0455034971237</text:p>
          </table:table-cell>
          <table:table-cell office:value-type="float" office:value="9.4729769229889" calcext:value-type="float">
            <text:p>9,4729769229889</text:p>
          </table:table-cell>
          <table:table-cell office:value-type="float" office:value="34.436830289804" calcext:value-type="float">
            <text:p>34,436830289804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871</text:p>
          </table:table-cell>
          <table:table-cell office:value-type="float" office:value="4.8363304138184" calcext:value-type="float">
            <text:p>4,8363304138184</text:p>
          </table:table-cell>
          <table:table-cell office:value-type="float" office:value="5.8266651630402" calcext:value-type="float">
            <text:p>5,8266651630402</text:p>
          </table:table-cell>
          <table:table-cell office:value-type="float" office:value="-166.42651132717" calcext:value-type="float">
            <text:p>-166,4265113271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882</text:p>
          </table:table-cell>
          <table:table-cell office:value-type="float" office:value="5.5534654855728" calcext:value-type="float">
            <text:p>5,5534654855728</text:p>
          </table:table-cell>
          <table:table-cell office:value-type="float" office:value="8.7863796949387" calcext:value-type="float">
            <text:p>8,7863796949387</text:p>
          </table:table-cell>
          <table:table-cell office:value-type="float" office:value="168.91612065066" calcext:value-type="float">
            <text:p>168,9161206506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893</text:p>
          </table:table-cell>
          <table:table-cell office:value-type="float" office:value="6.0402423143387" calcext:value-type="float">
            <text:p>6,0402423143387</text:p>
          </table:table-cell>
          <table:table-cell office:value-type="float" office:value="7.9372656345367" calcext:value-type="float">
            <text:p>7,9372656345367</text:p>
          </table:table-cell>
          <table:table-cell office:value-type="float" office:value="16.584694575352" calcext:value-type="float">
            <text:p>16,584694575352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904</text:p>
          </table:table-cell>
          <table:table-cell office:value-type="float" office:value="9.2902135848999" calcext:value-type="float">
            <text:p>9,2902135848999</text:p>
          </table:table-cell>
          <table:table-cell office:value-type="float" office:value="4.8473873734474" calcext:value-type="float">
            <text:p>4,8473873734474</text:p>
          </table:table-cell>
          <table:table-cell office:value-type="float" office:value="62.130163429649" calcext:value-type="float">
            <text:p>62,130163429649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915</text:p>
          </table:table-cell>
          <table:table-cell office:value-type="float" office:value="-0.47703869640827" calcext:value-type="float">
            <text:p>-0,47703869640827</text:p>
          </table:table-cell>
          <table:table-cell office:value-type="float" office:value="8.1449663639069" calcext:value-type="float">
            <text:p>8,1449663639069</text:p>
          </table:table-cell>
          <table:table-cell office:value-type="float" office:value="-161.20365926415" calcext:value-type="float">
            <text:p>-161,20365926415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926</text:p>
          </table:table-cell>
          <table:table-cell office:value-type="float" office:value="0.3324955329299" calcext:value-type="float">
            <text:p>0,3324955329299</text:p>
          </table:table-cell>
          <table:table-cell office:value-type="float" office:value="8.9202070236206" calcext:value-type="float">
            <text:p>8,9202070236206</text:p>
          </table:table-cell>
          <table:table-cell office:value-type="float" office:value="-23.823599147189" calcext:value-type="float">
            <text:p>-23,823599147189</text:p>
          </table:table-cell>
          <table:table-cell office:value-type="float" office:value="10" calcext:value-type="float">
            <text:p>1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937</text:p>
          </table:table-cell>
          <table:table-cell office:value-type="float" office:value="3.8002464175224" calcext:value-type="float">
            <text:p>3,8002464175224</text:p>
          </table:table-cell>
          <table:table-cell office:value-type="float" office:value="10.469795465469" calcext:value-type="float">
            <text:p>10,469795465469</text:p>
          </table:table-cell>
          <table:table-cell office:value-type="float" office:value="-99.687041750379" calcext:value-type="float">
            <text:p>-99,687041750379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948</text:p>
          </table:table-cell>
          <table:table-cell office:value-type="float" office:value="5.5219095945358" calcext:value-type="float">
            <text:p>5,5219095945358</text:p>
          </table:table-cell>
          <table:table-cell office:value-type="float" office:value="10.843532085419" calcext:value-type="float">
            <text:p>10,843532085419</text:p>
          </table:table-cell>
          <table:table-cell office:value-type="float" office:value="128.59879481565" calcext:value-type="float">
            <text:p>128,59879481565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959</text:p>
          </table:table-cell>
          <table:table-cell office:value-type="float" office:value="2.4851422011852" calcext:value-type="float">
            <text:p>2,4851422011852</text:p>
          </table:table-cell>
          <table:table-cell office:value-type="float" office:value="8.8400477170944" calcext:value-type="float">
            <text:p>8,8400477170944</text:p>
          </table:table-cell>
          <table:table-cell office:value-type="float" office:value="49.529094225282" calcext:value-type="float">
            <text:p>49,52909422528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970</text:p>
          </table:table-cell>
          <table:table-cell office:value-type="float" office:value="9.2419701814651" calcext:value-type="float">
            <text:p>9,2419701814651</text:p>
          </table:table-cell>
          <table:table-cell office:value-type="float" office:value="9.6224051713943" calcext:value-type="float">
            <text:p>9,6224051713943</text:p>
          </table:table-cell>
          <table:table-cell office:value-type="float" office:value="-76.362388149189" calcext:value-type="float">
            <text:p>-76,36238814918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981</text:p>
          </table:table-cell>
          <table:table-cell office:value-type="float" office:value="8.0729687213898" calcext:value-type="float">
            <text:p>8,0729687213898</text:p>
          </table:table-cell>
          <table:table-cell office:value-type="float" office:value="11.075372695923" calcext:value-type="float">
            <text:p>11,075372695923</text:p>
          </table:table-cell>
          <table:table-cell office:value-type="float" office:value="-51.368108980215" calcext:value-type="float">
            <text:p>-51,36810898021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992</text:p>
          </table:table-cell>
          <table:table-cell office:value-type="float" office:value="0.049333423376083" calcext:value-type="float">
            <text:p>0,049333423376083</text:p>
          </table:table-cell>
          <table:table-cell office:value-type="float" office:value="10.340517759323" calcext:value-type="float">
            <text:p>10,340517759323</text:p>
          </table:table-cell>
          <table:table-cell office:value-type="float" office:value="-23.764734055586" calcext:value-type="float">
            <text:p>-23,76473405558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5003</text:p>
          </table:table-cell>
          <table:table-cell office:value-type="float" office:value="1.2313432991505" calcext:value-type="float">
            <text:p>1,2313432991505</text:p>
          </table:table-cell>
          <table:table-cell office:value-type="float" office:value="8.8467705249786" calcext:value-type="float">
            <text:p>8,8467705249786</text:p>
          </table:table-cell>
          <table:table-cell office:value-type="float" office:value="52.916874551469" calcext:value-type="float">
            <text:p>52,916874551469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5</text:p>
          </table:table-cell>
          <table:table-cell office:value-type="float" office:value="0.58282565325499" calcext:value-type="float">
            <text:p>0,58282565325499</text:p>
          </table:table-cell>
          <table:table-cell office:value-type="float" office:value="-0.31426675617695" calcext:value-type="float">
            <text:p>-0,31426675617695</text:p>
          </table:table-cell>
          <table:table-cell office:value-type="float" office:value="-163.28566848852" calcext:value-type="float">
            <text:p>-163,28566848852</text:p>
          </table:table-cell>
          <table:table-cell office:value-type="float" office:value="10" calcext:value-type="float">
            <text:p>1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464</text:p>
          </table:table-cell>
          <table:table-cell office:value-type="float" office:value="0.63260048627853" calcext:value-type="float">
            <text:p>0,63260048627853</text:p>
          </table:table-cell>
          <table:table-cell office:value-type="float" office:value="-0.1083059143275" calcext:value-type="float">
            <text:p>-0,1083059143275</text:p>
          </table:table-cell>
          <table:table-cell office:value-type="float" office:value="103.12480683539" calcext:value-type="float">
            <text:p>103,12480683539</text:p>
          </table:table-cell>
          <table:table-cell office:value-type="float" office:value="10" calcext:value-type="float">
            <text:p>10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475</text:p>
          </table:table-cell>
          <table:table-cell office:value-type="float" office:value="0.76593242585659" calcext:value-type="float">
            <text:p>0,76593242585659</text:p>
          </table:table-cell>
          <table:table-cell office:value-type="float" office:value="-0.17326099798083" calcext:value-type="float">
            <text:p>-0,17326099798083</text:p>
          </table:table-cell>
          <table:table-cell office:value-type="float" office:value="-37.434590090612" calcext:value-type="float">
            <text:p>-37,434590090612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486</text:p>
          </table:table-cell>
          <table:table-cell office:value-type="float" office:value="2.3910370469093" calcext:value-type="float">
            <text:p>2,3910370469093</text:p>
          </table:table-cell>
          <table:table-cell office:value-type="float" office:value="-0.58500647544861" calcext:value-type="float">
            <text:p>-0,58500647544861</text:p>
          </table:table-cell>
          <table:table-cell office:value-type="float" office:value="69.659585406066" calcext:value-type="float">
            <text:p>69,659585406066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497</text:p>
          </table:table-cell>
          <table:table-cell office:value-type="float" office:value="3.5567587614059" calcext:value-type="float">
            <text:p>3,5567587614059</text:p>
          </table:table-cell>
          <table:table-cell office:value-type="float" office:value="0.91168999671936" calcext:value-type="float">
            <text:p>0,91168999671936</text:p>
          </table:table-cell>
          <table:table-cell office:value-type="float" office:value="-19.94137323586" calcext:value-type="float">
            <text:p>-19,94137323586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508</text:p>
          </table:table-cell>
          <table:table-cell office:value-type="float" office:value="4.9497517943382" calcext:value-type="float">
            <text:p>4,9497517943382</text:p>
          </table:table-cell>
          <table:table-cell office:value-type="float" office:value="0.97478993237019" calcext:value-type="float">
            <text:p>0,97478993237019</text:p>
          </table:table-cell>
          <table:table-cell office:value-type="float" office:value="-7.5940828604303" calcext:value-type="float">
            <text:p>-7,5940828604303</text:p>
          </table:table-cell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519</text:p>
          </table:table-cell>
          <table:table-cell office:value-type="float" office:value="4.974382519722" calcext:value-type="float">
            <text:p>4,974382519722</text:p>
          </table:table-cell>
          <table:table-cell office:value-type="float" office:value="-0.44605366885662" calcext:value-type="float">
            <text:p>-0,44605366885662</text:p>
          </table:table-cell>
          <table:table-cell office:value-type="float" office:value="-48.214333452237" calcext:value-type="float">
            <text:p>-48,214333452237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530</text:p>
          </table:table-cell>
          <table:table-cell office:value-type="float" office:value="-1.5850135684013" calcext:value-type="float">
            <text:p>-1,5850135684013</text:p>
          </table:table-cell>
          <table:table-cell office:value-type="float" office:value="0.9762204438448" calcext:value-type="float">
            <text:p>0,9762204438448</text:p>
          </table:table-cell>
          <table:table-cell office:value-type="float" office:value="37.862639897948" calcext:value-type="float">
            <text:p>37,86263989794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541</text:p>
          </table:table-cell>
          <table:table-cell office:value-type="float" office:value="-0.1946834102273" calcext:value-type="float">
            <text:p>-0,1946834102273</text:p>
          </table:table-cell>
          <table:table-cell office:value-type="float" office:value="4.4938930869102" calcext:value-type="float">
            <text:p>4,4938930869102</text:p>
          </table:table-cell>
          <table:table-cell office:value-type="float" office:value="-12.244305508152" calcext:value-type="float">
            <text:p>-12,244305508152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552</text:p>
          </table:table-cell>
          <table:table-cell office:value-type="float" office:value="2.2690172493458" calcext:value-type="float">
            <text:p>2,2690172493458</text:p>
          </table:table-cell>
          <table:table-cell office:value-type="float" office:value="2.8984990715981" calcext:value-type="float">
            <text:p>2,8984990715981</text:p>
          </table:table-cell>
          <table:table-cell office:value-type="float" office:value="-69.194247768183" calcext:value-type="float">
            <text:p>-69,194247768183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563</text:p>
          </table:table-cell>
          <table:table-cell office:value-type="float" office:value="3.959134221077" calcext:value-type="float">
            <text:p>3,959134221077</text:p>
          </table:table-cell>
          <table:table-cell office:value-type="float" office:value="0.29357466846704" calcext:value-type="float">
            <text:p>0,29357466846704</text:p>
          </table:table-cell>
          <table:table-cell office:value-type="float" office:value="-36.933444108173" calcext:value-type="float">
            <text:p>-36,93344410817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574</text:p>
          </table:table-cell>
          <table:table-cell office:value-type="float" office:value="3.3258327841759" calcext:value-type="float">
            <text:p>3,3258327841759</text:p>
          </table:table-cell>
          <table:table-cell office:value-type="float" office:value="0.65922908484936" calcext:value-type="float">
            <text:p>0,65922908484936</text:p>
          </table:table-cell>
          <table:table-cell office:value-type="float" office:value="-28.481490862597" calcext:value-type="float">
            <text:p>-28,481490862597</text:p>
          </table:table-cell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585</text:p>
          </table:table-cell>
          <table:table-cell office:value-type="float" office:value="7.8115880489349" calcext:value-type="float">
            <text:p>7,8115880489349</text:p>
          </table:table-cell>
          <table:table-cell office:value-type="float" office:value="1.1810503154993" calcext:value-type="float">
            <text:p>1,1810503154993</text:p>
          </table:table-cell>
          <table:table-cell office:value-type="float" office:value="48.176932866406" calcext:value-type="float">
            <text:p>48,17693286640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596</text:p>
          </table:table-cell>
          <table:table-cell office:value-type="float" office:value="8.4654027223587" calcext:value-type="float">
            <text:p>8,4654027223587</text:p>
          </table:table-cell>
          <table:table-cell office:value-type="float" office:value="-0.41681777685881" calcext:value-type="float">
            <text:p>-0,41681777685881</text:p>
          </table:table-cell>
          <table:table-cell office:value-type="float" office:value="-170.62308530139" calcext:value-type="float">
            <text:p>-170,623085301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607</text:p>
          </table:table-cell>
          <table:table-cell office:value-type="float" office:value="0.66288284957409" calcext:value-type="float">
            <text:p>0,66288284957409</text:p>
          </table:table-cell>
          <table:table-cell office:value-type="float" office:value="0.40826663374901" calcext:value-type="float">
            <text:p>0,40826663374901</text:p>
          </table:table-cell>
          <table:table-cell office:value-type="float" office:value="54.963013928407" calcext:value-type="float">
            <text:p>54,963013928407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618</text:p>
          </table:table-cell>
          <table:table-cell office:value-type="float" office:value="3.7244510650635" calcext:value-type="float">
            <text:p>3,7244510650635</text:p>
          </table:table-cell>
          <table:table-cell office:value-type="float" office:value="3.5615670681" calcext:value-type="float">
            <text:p>3,5615670681</text:p>
          </table:table-cell>
          <table:table-cell office:value-type="float" office:value="165.5641452522" calcext:value-type="float">
            <text:p>165,564145252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629</text:p>
          </table:table-cell>
          <table:table-cell office:value-type="float" office:value="1.7652443051338" calcext:value-type="float">
            <text:p>1,7652443051338</text:p>
          </table:table-cell>
          <table:table-cell office:value-type="float" office:value="3.1546345353127" calcext:value-type="float">
            <text:p>3,1546345353127</text:p>
          </table:table-cell>
          <table:table-cell office:value-type="float" office:value="4.6007546839441" calcext:value-type="float">
            <text:p>4,6007546839441</text:p>
          </table:table-cell>
          <table:table-cell office:value-type="float" office:value="10" calcext:value-type="float">
            <text:p>1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640</text:p>
          </table:table-cell>
          <table:table-cell office:value-type="float" office:value="2.5669082999229" calcext:value-type="float">
            <text:p>2,5669082999229</text:p>
          </table:table-cell>
          <table:table-cell office:value-type="float" office:value="1.6192685067654" calcext:value-type="float">
            <text:p>1,6192685067654</text:p>
          </table:table-cell>
          <table:table-cell office:value-type="float" office:value="-115.68571807473" calcext:value-type="float">
            <text:p>-115,6857180747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651</text:p>
          </table:table-cell>
          <table:table-cell office:value-type="float" office:value="5.9546250104904" calcext:value-type="float">
            <text:p>5,9546250104904</text:p>
          </table:table-cell>
          <table:table-cell office:value-type="float" office:value="2.2843126952648" calcext:value-type="float">
            <text:p>2,2843126952648</text:p>
          </table:table-cell>
          <table:table-cell office:value-type="float" office:value="76.93511665247" calcext:value-type="float">
            <text:p>76,93511665247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662</text:p>
          </table:table-cell>
          <table:table-cell office:value-type="float" office:value="7.1981734037399" calcext:value-type="float">
            <text:p>7,1981734037399</text:p>
          </table:table-cell>
          <table:table-cell office:value-type="float" office:value="3.9419484138489" calcext:value-type="float">
            <text:p>3,9419484138489</text:p>
          </table:table-cell>
          <table:table-cell office:value-type="float" office:value="-79.426024370133" calcext:value-type="float">
            <text:p>-79,426024370133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673</text:p>
          </table:table-cell>
          <table:table-cell office:value-type="float" office:value="7.0095235109329" calcext:value-type="float">
            <text:p>7,0095235109329</text:p>
          </table:table-cell>
          <table:table-cell office:value-type="float" office:value="3.4012204408646" calcext:value-type="float">
            <text:p>3,4012204408646</text:p>
          </table:table-cell>
          <table:table-cell office:value-type="float" office:value="52.700203315468" calcext:value-type="float">
            <text:p>52,700203315468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684</text:p>
          </table:table-cell>
          <table:table-cell office:value-type="float" office:value="-1.0363207012415" calcext:value-type="float">
            <text:p>-1,0363207012415</text:p>
          </table:table-cell>
          <table:table-cell office:value-type="float" office:value="5.8442938327789" calcext:value-type="float">
            <text:p>5,8442938327789</text:p>
          </table:table-cell>
          <table:table-cell office:value-type="float" office:value="156.96732709362" calcext:value-type="float">
            <text:p>156,96732709362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695</text:p>
          </table:table-cell>
          <table:table-cell office:value-type="float" office:value="-1.5774947404861" calcext:value-type="float">
            <text:p>-1,5774947404861</text:p>
          </table:table-cell>
          <table:table-cell office:value-type="float" office:value="1.3077190518379" calcext:value-type="float">
            <text:p>1,3077190518379</text:p>
          </table:table-cell>
          <table:table-cell office:value-type="float" office:value="69.325570088283" calcext:value-type="float">
            <text:p>69,325570088283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706</text:p>
          </table:table-cell>
          <table:table-cell office:value-type="float" office:value="2.6298561692238" calcext:value-type="float">
            <text:p>2,6298561692238</text:p>
          </table:table-cell>
          <table:table-cell office:value-type="float" office:value="5.2203959226608" calcext:value-type="float">
            <text:p>5,2203959226608</text:p>
          </table:table-cell>
          <table:table-cell office:value-type="float" office:value="156.94927258097" calcext:value-type="float">
            <text:p>156,94927258097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717</text:p>
          </table:table-cell>
          <table:table-cell office:value-type="float" office:value="6.0760182142258" calcext:value-type="float">
            <text:p>6,0760182142258</text:p>
          </table:table-cell>
          <table:table-cell office:value-type="float" office:value="4.2936158180237" calcext:value-type="float">
            <text:p>4,2936158180237</text:p>
          </table:table-cell>
          <table:table-cell office:value-type="float" office:value="-164.84758200919" calcext:value-type="float">
            <text:p>-164,84758200919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728</text:p>
          </table:table-cell>
          <table:table-cell office:value-type="float" office:value="3.5513478517532" calcext:value-type="float">
            <text:p>3,5513478517532</text:p>
          </table:table-cell>
          <table:table-cell office:value-type="float" office:value="4.120129942894" calcext:value-type="float">
            <text:p>4,120129942894</text:p>
          </table:table-cell>
          <table:table-cell office:value-type="float" office:value="101.81200732091" calcext:value-type="float">
            <text:p>101,8120073209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739</text:p>
          </table:table-cell>
          <table:table-cell office:value-type="float" office:value="7.618659734726" calcext:value-type="float">
            <text:p>7,618659734726</text:p>
          </table:table-cell>
          <table:table-cell office:value-type="float" office:value="6.0894191265106" calcext:value-type="float">
            <text:p>6,0894191265106</text:p>
          </table:table-cell>
          <table:table-cell office:value-type="float" office:value="47.704204632218" calcext:value-type="float">
            <text:p>47,704204632218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750</text:p>
          </table:table-cell>
          <table:table-cell office:value-type="float" office:value="9.0342772006989" calcext:value-type="float">
            <text:p>9,0342772006989</text:p>
          </table:table-cell>
          <table:table-cell office:value-type="float" office:value="4.2732611298561" calcext:value-type="float">
            <text:p>4,2732611298561</text:p>
          </table:table-cell>
          <table:table-cell office:value-type="float" office:value="102.97142548166" calcext:value-type="float">
            <text:p>102,97142548166</text:p>
          </table:table-cell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761</text:p>
          </table:table-cell>
          <table:table-cell office:value-type="float" office:value="-0.50838433206081" calcext:value-type="float">
            <text:p>-0,50838433206081</text:p>
          </table:table-cell>
          <table:table-cell office:value-type="float" office:value="4.5795360207558" calcext:value-type="float">
            <text:p>4,5795360207558</text:p>
          </table:table-cell>
          <table:table-cell office:value-type="float" office:value="113.72906539091" calcext:value-type="float">
            <text:p>113,72906539091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772</text:p>
          </table:table-cell>
          <table:table-cell office:value-type="float" office:value="-1.1511044204235" calcext:value-type="float">
            <text:p>-1,1511044204235</text:p>
          </table:table-cell>
          <table:table-cell office:value-type="float" office:value="7.3666632175446" calcext:value-type="float">
            <text:p>7,3666632175446</text:p>
          </table:table-cell>
          <table:table-cell office:value-type="float" office:value="-8.1019634084337" calcext:value-type="float">
            <text:p>-8,1019634084337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783</text:p>
          </table:table-cell>
          <table:table-cell office:value-type="float" office:value="1.544705927372" calcext:value-type="float">
            <text:p>1,544705927372</text:p>
          </table:table-cell>
          <table:table-cell office:value-type="float" office:value="5.4031163454056" calcext:value-type="float">
            <text:p>5,4031163454056</text:p>
          </table:table-cell>
          <table:table-cell office:value-type="float" office:value="-23.258471375058" calcext:value-type="float">
            <text:p>-23,258471375058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794</text:p>
          </table:table-cell>
          <table:table-cell office:value-type="float" office:value="5.2704495191574" calcext:value-type="float">
            <text:p>5,2704495191574</text:p>
          </table:table-cell>
          <table:table-cell office:value-type="float" office:value="3.8204145431519" calcext:value-type="float">
            <text:p>3,8204145431519</text:p>
          </table:table-cell>
          <table:table-cell office:value-type="float" office:value="9.803669562765" calcext:value-type="float">
            <text:p>9,803669562765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805</text:p>
          </table:table-cell>
          <table:table-cell office:value-type="float" office:value="5.3062093257904" calcext:value-type="float">
            <text:p>5,3062093257904</text:p>
          </table:table-cell>
          <table:table-cell office:value-type="float" office:value="6.8098908662796" calcext:value-type="float">
            <text:p>6,8098908662796</text:p>
          </table:table-cell>
          <table:table-cell office:value-type="float" office:value="80.366594776226" calcext:value-type="float">
            <text:p>80,366594776226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816</text:p>
          </table:table-cell>
          <table:table-cell office:value-type="float" office:value="7.7474451065063" calcext:value-type="float">
            <text:p>7,7474451065063</text:p>
          </table:table-cell>
          <table:table-cell office:value-type="float" office:value="4.3869671225548" calcext:value-type="float">
            <text:p>4,3869671225548</text:p>
          </table:table-cell>
          <table:table-cell office:value-type="float" office:value="-168.91635299488" calcext:value-type="float">
            <text:p>-168,91635299488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827</text:p>
          </table:table-cell>
          <table:table-cell office:value-type="float" office:value="8.4371376037598" calcext:value-type="float">
            <text:p>8,4371376037598</text:p>
          </table:table-cell>
          <table:table-cell office:value-type="float" office:value="5.7485681772232" calcext:value-type="float">
            <text:p>5,7485681772232</text:p>
          </table:table-cell>
          <table:table-cell office:value-type="float" office:value="171.03605665219" calcext:value-type="float">
            <text:p>171,03605665219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838</text:p>
          </table:table-cell>
          <table:table-cell office:value-type="float" office:value="-1.0128114372492" calcext:value-type="float">
            <text:p>-1,0128114372492</text:p>
          </table:table-cell>
          <table:table-cell office:value-type="float" office:value="5.4240995645523" calcext:value-type="float">
            <text:p>5,4240995645523</text:p>
          </table:table-cell>
          <table:table-cell office:value-type="float" office:value="-34.880385657025" calcext:value-type="float">
            <text:p>-34,880385657025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849</text:p>
          </table:table-cell>
          <table:table-cell office:value-type="float" office:value="-0.25469863787293" calcext:value-type="float">
            <text:p>-0,25469863787293</text:p>
          </table:table-cell>
          <table:table-cell office:value-type="float" office:value="7.0482045412064" calcext:value-type="float">
            <text:p>7,0482045412064</text:p>
          </table:table-cell>
          <table:table-cell office:value-type="float" office:value="-8.7496468405815" calcext:value-type="float">
            <text:p>-8,7496468405815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860</text:p>
          </table:table-cell>
          <table:table-cell office:value-type="float" office:value="2.717949450016" calcext:value-type="float">
            <text:p>2,717949450016</text:p>
          </table:table-cell>
          <table:table-cell office:value-type="float" office:value="9.2490321397781" calcext:value-type="float">
            <text:p>9,2490321397781</text:p>
          </table:table-cell>
          <table:table-cell office:value-type="float" office:value="34.492121380606" calcext:value-type="float">
            <text:p>34,492121380606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871</text:p>
          </table:table-cell>
          <table:table-cell office:value-type="float" office:value="5.1045459508896" calcext:value-type="float">
            <text:p>5,1045459508896</text:p>
          </table:table-cell>
          <table:table-cell office:value-type="float" office:value="5.9125566482544" calcext:value-type="float">
            <text:p>5,9125566482544</text:p>
          </table:table-cell>
          <table:table-cell office:value-type="float" office:value="-170.04417917531" calcext:value-type="float">
            <text:p>-170,04417917531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882</text:p>
          </table:table-cell>
          <table:table-cell office:value-type="float" office:value="5.8008641004562" calcext:value-type="float">
            <text:p>5,8008641004562</text:p>
          </table:table-cell>
          <table:table-cell office:value-type="float" office:value="8.5899066925049" calcext:value-type="float">
            <text:p>8,5899066925049</text:p>
          </table:table-cell>
          <table:table-cell office:value-type="float" office:value="134.39709517607" calcext:value-type="float">
            <text:p>134,39709517607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893</text:p>
          </table:table-cell>
          <table:table-cell office:value-type="float" office:value="5.7003158330917" calcext:value-type="float">
            <text:p>5,7003158330917</text:p>
          </table:table-cell>
          <table:table-cell office:value-type="float" office:value="7.8439331054688" calcext:value-type="float">
            <text:p>7,8439331054688</text:p>
          </table:table-cell>
          <table:table-cell office:value-type="float" office:value="20.513698553583" calcext:value-type="float">
            <text:p>20,513698553583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904</text:p>
          </table:table-cell>
          <table:table-cell office:value-type="float" office:value="9.0813362598419" calcext:value-type="float">
            <text:p>9,0813362598419</text:p>
          </table:table-cell>
          <table:table-cell office:value-type="float" office:value="4.9222001433372" calcext:value-type="float">
            <text:p>4,9222001433372</text:p>
          </table:table-cell>
          <table:table-cell office:value-type="float" office:value="-28.666113971905" calcext:value-type="float">
            <text:p>-28,666113971905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915</text:p>
          </table:table-cell>
          <table:table-cell office:value-type="float" office:value="-0.15764491632581" calcext:value-type="float">
            <text:p>-0,15764491632581</text:p>
          </table:table-cell>
          <table:table-cell office:value-type="float" office:value="8.1006443500519" calcext:value-type="float">
            <text:p>8,1006443500519</text:p>
          </table:table-cell>
          <table:table-cell office:value-type="float" office:value="164.93697986481" calcext:value-type="float">
            <text:p>164,93697986481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926</text:p>
          </table:table-cell>
          <table:table-cell office:value-type="float" office:value="0.050947507843375" calcext:value-type="float">
            <text:p>0,050947507843375</text:p>
          </table:table-cell>
          <table:table-cell office:value-type="float" office:value="8.9613598585129" calcext:value-type="float">
            <text:p>8,9613598585129</text:p>
          </table:table-cell>
          <table:table-cell office:value-type="float" office:value="0.92533755169553" calcext:value-type="float">
            <text:p>0,92533755169553</text:p>
          </table:table-cell>
          <table:table-cell office:value-type="float" office:value="10" calcext:value-type="float">
            <text:p>1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937</text:p>
          </table:table-cell>
          <table:table-cell office:value-type="float" office:value="3.8660863041878" calcext:value-type="float">
            <text:p>3,8660863041878</text:p>
          </table:table-cell>
          <table:table-cell office:value-type="float" office:value="10.862383842468" calcext:value-type="float">
            <text:p>10,862383842468</text:p>
          </table:table-cell>
          <table:table-cell office:value-type="float" office:value="-99.696991549935" calcext:value-type="float">
            <text:p>-99,696991549935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948</text:p>
          </table:table-cell>
          <table:table-cell office:value-type="float" office:value="5.5490410327911" calcext:value-type="float">
            <text:p>5,5490410327911</text:p>
          </table:table-cell>
          <table:table-cell office:value-type="float" office:value="10.568196773529" calcext:value-type="float">
            <text:p>10,568196773529</text:p>
          </table:table-cell>
          <table:table-cell office:value-type="float" office:value="89.140930752845" calcext:value-type="float">
            <text:p>89,140930752845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959</text:p>
          </table:table-cell>
          <table:table-cell office:value-type="float" office:value="2.4582366645336" calcext:value-type="float">
            <text:p>2,4582366645336</text:p>
          </table:table-cell>
          <table:table-cell office:value-type="float" office:value="8.5399436950684" calcext:value-type="float">
            <text:p>8,5399436950684</text:p>
          </table:table-cell>
          <table:table-cell office:value-type="float" office:value="93.4901207116" calcext:value-type="float">
            <text:p>93,490120711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970</text:p>
          </table:table-cell>
          <table:table-cell office:value-type="float" office:value="9.1143023967743" calcext:value-type="float">
            <text:p>9,1143023967743</text:p>
          </table:table-cell>
          <table:table-cell office:value-type="float" office:value="9.9800908565521" calcext:value-type="float">
            <text:p>9,9800908565521</text:p>
          </table:table-cell>
          <table:table-cell office:value-type="float" office:value="-68.206026295947" calcext:value-type="float">
            <text:p>-68,2060262959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981</text:p>
          </table:table-cell>
          <table:table-cell office:value-type="float" office:value="7.9528152942657" calcext:value-type="float">
            <text:p>7,9528152942657</text:p>
          </table:table-cell>
          <table:table-cell office:value-type="float" office:value="11.077547073364" calcext:value-type="float">
            <text:p>11,077547073364</text:p>
          </table:table-cell>
          <table:table-cell office:value-type="float" office:value="-53.745448209678" calcext:value-type="float">
            <text:p>-53,74544820967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992</text:p>
          </table:table-cell>
          <table:table-cell office:value-type="float" office:value="-0.17989832907915" calcext:value-type="float">
            <text:p>-0,17989832907915</text:p>
          </table:table-cell>
          <table:table-cell office:value-type="float" office:value="10.355507135391" calcext:value-type="float">
            <text:p>10,355507135391</text:p>
          </table:table-cell>
          <table:table-cell office:value-type="float" office:value="-2.7103999712665" calcext:value-type="float">
            <text:p>-2,7103999712665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5003</text:p>
          </table:table-cell>
          <table:table-cell office:value-type="float" office:value="1.1039747297764" calcext:value-type="float">
            <text:p>1,1039747297764</text:p>
          </table:table-cell>
          <table:table-cell office:value-type="float" office:value="8.4980356693268" calcext:value-type="float">
            <text:p>8,4980356693268</text:p>
          </table:table-cell>
          <table:table-cell office:value-type="float" office:value="67.018139134547" calcext:value-type="float">
            <text:p>67,018139134547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5</text:p>
          </table:table-cell>
          <table:table-cell office:value-type="float" office:value="0.56328188627958" calcext:value-type="float">
            <text:p>0,56328188627958</text:p>
          </table:table-cell>
          <table:table-cell office:value-type="float" office:value="-0.37849724292755" calcext:value-type="float">
            <text:p>-0,37849724292755</text:p>
          </table:table-cell>
          <table:table-cell office:value-type="float" office:value="174.19507700926" calcext:value-type="float">
            <text:p>174,19507700926</text:p>
          </table:table-cell>
          <table:table-cell office:value-type="float" office:value="10" calcext:value-type="float">
            <text:p>1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464</text:p>
          </table:table-cell>
          <table:table-cell office:value-type="float" office:value="0.61449013650417" calcext:value-type="float">
            <text:p>0,61449013650417</text:p>
          </table:table-cell>
          <table:table-cell office:value-type="float" office:value="-0.086753200739622" calcext:value-type="float">
            <text:p>-0,086753200739622</text:p>
          </table:table-cell>
          <table:table-cell office:value-type="float" office:value="102.03244048319" calcext:value-type="float">
            <text:p>102,03244048319</text:p>
          </table:table-cell>
          <table:table-cell office:value-type="float" office:value="10" calcext:value-type="float">
            <text:p>10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475</text:p>
          </table:table-cell>
          <table:table-cell office:value-type="float" office:value="0.76748251914978" calcext:value-type="float">
            <text:p>0,76748251914978</text:p>
          </table:table-cell>
          <table:table-cell office:value-type="float" office:value="-0.13715724460781" calcext:value-type="float">
            <text:p>-0,13715724460781</text:p>
          </table:table-cell>
          <table:table-cell office:value-type="float" office:value="-4.7083719141164" calcext:value-type="float">
            <text:p>-4,7083719141164</text:p>
          </table:table-cell>
          <table:table-cell office:value-type="float" office:value="10" calcext:value-type="float">
            <text:p>10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486</text:p>
          </table:table-cell>
          <table:table-cell office:value-type="float" office:value="2.51649081707" calcext:value-type="float">
            <text:p>2,51649081707</text:p>
          </table:table-cell>
          <table:table-cell office:value-type="float" office:value="-0.58501470834017" calcext:value-type="float">
            <text:p>-0,58501470834017</text:p>
          </table:table-cell>
          <table:table-cell office:value-type="float" office:value="101.44718589297" calcext:value-type="float">
            <text:p>101,44718589297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497</text:p>
          </table:table-cell>
          <table:table-cell office:value-type="float" office:value="3.4392151236534" calcext:value-type="float">
            <text:p>3,4392151236534</text:p>
          </table:table-cell>
          <table:table-cell office:value-type="float" office:value="0.86981996893883" calcext:value-type="float">
            <text:p>0,86981996893883</text:p>
          </table:table-cell>
          <table:table-cell office:value-type="float" office:value="49.361276778446" calcext:value-type="float">
            <text:p>49,361276778446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508</text:p>
          </table:table-cell>
          <table:table-cell office:value-type="float" office:value="4.6571499109268" calcext:value-type="float">
            <text:p>4,6571499109268</text:p>
          </table:table-cell>
          <table:table-cell office:value-type="float" office:value="0.85808292031288" calcext:value-type="float">
            <text:p>0,85808292031288</text:p>
          </table:table-cell>
          <table:table-cell office:value-type="float" office:value="29.557205309534" calcext:value-type="float">
            <text:p>29,557205309534</text:p>
          </table:table-cell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519</text:p>
          </table:table-cell>
          <table:table-cell office:value-type="float" office:value="5.0592148303986" calcext:value-type="float">
            <text:p>5,0592148303986</text:p>
          </table:table-cell>
          <table:table-cell office:value-type="float" office:value="-0.21114623174071" calcext:value-type="float">
            <text:p>-0,21114623174071</text:p>
          </table:table-cell>
          <table:table-cell office:value-type="float" office:value="-119.89698440406" calcext:value-type="float">
            <text:p>-119,89698440406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530</text:p>
          </table:table-cell>
          <table:table-cell office:value-type="float" office:value="-1.4686903357506" calcext:value-type="float">
            <text:p>-1,4686903357506</text:p>
          </table:table-cell>
          <table:table-cell office:value-type="float" office:value="0.78284926712513" calcext:value-type="float">
            <text:p>0,78284926712513</text:p>
          </table:table-cell>
          <table:table-cell office:value-type="float" office:value="128.61366484575" calcext:value-type="float">
            <text:p>128,61366484575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541</text:p>
          </table:table-cell>
          <table:table-cell office:value-type="float" office:value="-0.14837761409581" calcext:value-type="float">
            <text:p>-0,14837761409581</text:p>
          </table:table-cell>
          <table:table-cell office:value-type="float" office:value="4.3569612503052" calcext:value-type="float">
            <text:p>4,3569612503052</text:p>
          </table:table-cell>
          <table:table-cell office:value-type="float" office:value="43.175648352143" calcext:value-type="float">
            <text:p>43,175648352143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552</text:p>
          </table:table-cell>
          <table:table-cell office:value-type="float" office:value="2.4630954861641" calcext:value-type="float">
            <text:p>2,4630954861641</text:p>
          </table:table-cell>
          <table:table-cell office:value-type="float" office:value="3.0060085654259" calcext:value-type="float">
            <text:p>3,0060085654259</text:p>
          </table:table-cell>
          <table:table-cell office:value-type="float" office:value="-159.95774755053" calcext:value-type="float">
            <text:p>-159,95774755053</text:p>
          </table:table-cell>
          <table:table-cell office:value-type="float" office:value="10" calcext:value-type="float">
            <text:p>1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563</text:p>
          </table:table-cell>
          <table:table-cell office:value-type="float" office:value="3.8675761222839" calcext:value-type="float">
            <text:p>3,8675761222839</text:p>
          </table:table-cell>
          <table:table-cell office:value-type="float" office:value="0.54646663367748" calcext:value-type="float">
            <text:p>0,54646663367748</text:p>
          </table:table-cell>
          <table:table-cell office:value-type="float" office:value="-88.649235713254" calcext:value-type="float">
            <text:p>-88,649235713254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574</text:p>
          </table:table-cell>
          <table:table-cell office:value-type="float" office:value="3.1496700644493" calcext:value-type="float">
            <text:p>3,1496700644493</text:p>
          </table:table-cell>
          <table:table-cell office:value-type="float" office:value="0.73616072535515" calcext:value-type="float">
            <text:p>0,73616072535515</text:p>
          </table:table-cell>
          <table:table-cell office:value-type="float" office:value="-84.545742933917" calcext:value-type="float">
            <text:p>-84,545742933917</text:p>
          </table:table-cell>
          <table:table-cell office:value-type="float" office:value="11" calcext:value-type="float">
            <text:p>1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585</text:p>
          </table:table-cell>
          <table:table-cell office:value-type="float" office:value="7.4967062473297" calcext:value-type="float">
            <text:p>7,4967062473297</text:p>
          </table:table-cell>
          <table:table-cell office:value-type="float" office:value="1.0253820568323" calcext:value-type="float">
            <text:p>1,0253820568323</text:p>
          </table:table-cell>
          <table:table-cell office:value-type="float" office:value="27.110108144724" calcext:value-type="float">
            <text:p>27,110108144724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596</text:p>
          </table:table-cell>
          <table:table-cell office:value-type="float" office:value="8.6269664764404" calcext:value-type="float">
            <text:p>8,6269664764404</text:p>
          </table:table-cell>
          <table:table-cell office:value-type="float" office:value="-0.18872616812587" calcext:value-type="float">
            <text:p>-0,18872616812587</text:p>
          </table:table-cell>
          <table:table-cell office:value-type="float" office:value="-115.73779051471" calcext:value-type="float">
            <text:p>-115,737790514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607</text:p>
          </table:table-cell>
          <table:table-cell office:value-type="float" office:value="0.46573676168919" calcext:value-type="float">
            <text:p>0,46573676168919</text:p>
          </table:table-cell>
          <table:table-cell office:value-type="float" office:value="0.50867222249508" calcext:value-type="float">
            <text:p>0,50867222249508</text:p>
          </table:table-cell>
          <table:table-cell office:value-type="float" office:value="-35.758800567335" calcext:value-type="float">
            <text:p>-35,758800567335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618</text:p>
          </table:table-cell>
          <table:table-cell office:value-type="float" office:value="3.8099282979965" calcext:value-type="float">
            <text:p>3,8099282979965</text:p>
          </table:table-cell>
          <table:table-cell office:value-type="float" office:value="3.7660437822342" calcext:value-type="float">
            <text:p>3,7660437822342</text:p>
          </table:table-cell>
          <table:table-cell office:value-type="float" office:value="-103.93117111959" calcext:value-type="float">
            <text:p>-103,93117111959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629</text:p>
          </table:table-cell>
          <table:table-cell office:value-type="float" office:value="1.7167775332928" calcext:value-type="float">
            <text:p>1,7167775332928</text:p>
          </table:table-cell>
          <table:table-cell office:value-type="float" office:value="3.3710840344429" calcext:value-type="float">
            <text:p>3,3710840344429</text:p>
          </table:table-cell>
          <table:table-cell office:value-type="float" office:value="-86.105039165278" calcext:value-type="float">
            <text:p>-86,105039165278</text:p>
          </table:table-cell>
          <table:table-cell office:value-type="float" office:value="10" calcext:value-type="float">
            <text:p>1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640</text:p>
          </table:table-cell>
          <table:table-cell office:value-type="float" office:value="2.6021140813828" calcext:value-type="float">
            <text:p>2,6021140813828</text:p>
          </table:table-cell>
          <table:table-cell office:value-type="float" office:value="1.9580979645252" calcext:value-type="float">
            <text:p>1,9580979645252</text:p>
          </table:table-cell>
          <table:table-cell office:value-type="float" office:value="-90.339984104132" calcext:value-type="float">
            <text:p>-90,339984104132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651</text:p>
          </table:table-cell>
          <table:table-cell office:value-type="float" office:value="5.8321154117584" calcext:value-type="float">
            <text:p>5,8321154117584</text:p>
          </table:table-cell>
          <table:table-cell office:value-type="float" office:value="1.9320434331894" calcext:value-type="float">
            <text:p>1,9320434331894</text:p>
          </table:table-cell>
          <table:table-cell office:value-type="float" office:value="66.670313002957" calcext:value-type="float">
            <text:p>66,670313002957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662</text:p>
          </table:table-cell>
          <table:table-cell office:value-type="float" office:value="7.045750617981" calcext:value-type="float">
            <text:p>7,045750617981</text:p>
          </table:table-cell>
          <table:table-cell office:value-type="float" office:value="4.0744537115097" calcext:value-type="float">
            <text:p>4,0744537115097</text:p>
          </table:table-cell>
          <table:table-cell office:value-type="float" office:value="-79.408106530548" calcext:value-type="float">
            <text:p>-79,408106530548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673</text:p>
          </table:table-cell>
          <table:table-cell office:value-type="float" office:value="6.8161457777023" calcext:value-type="float">
            <text:p>6,8161457777023</text:p>
          </table:table-cell>
          <table:table-cell office:value-type="float" office:value="3.5091581940651" calcext:value-type="float">
            <text:p>3,5091581940651</text:p>
          </table:table-cell>
          <table:table-cell office:value-type="float" office:value="-38.05628855517" calcext:value-type="float">
            <text:p>-38,05628855517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684</text:p>
          </table:table-cell>
          <table:table-cell office:value-type="float" office:value="-0.92142939567566" calcext:value-type="float">
            <text:p>-0,92142939567566</text:p>
          </table:table-cell>
          <table:table-cell office:value-type="float" office:value="6.0341942310333" calcext:value-type="float">
            <text:p>6,0341942310333</text:p>
          </table:table-cell>
          <table:table-cell office:value-type="float" office:value="-112.53659284798" calcext:value-type="float">
            <text:p>-112,53659284798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695</text:p>
          </table:table-cell>
          <table:table-cell office:value-type="float" office:value="-1.3831400871277" calcext:value-type="float">
            <text:p>-1,3831400871277</text:p>
          </table:table-cell>
          <table:table-cell office:value-type="float" office:value="1.2010681629181" calcext:value-type="float">
            <text:p>1,2010681629181</text:p>
          </table:table-cell>
          <table:table-cell office:value-type="float" office:value="160.12008782405" calcext:value-type="float">
            <text:p>160,12008782405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706</text:p>
          </table:table-cell>
          <table:table-cell office:value-type="float" office:value="2.7548688650131" calcext:value-type="float">
            <text:p>2,7548688650131</text:p>
          </table:table-cell>
          <table:table-cell office:value-type="float" office:value="4.9163573980331" calcext:value-type="float">
            <text:p>4,9163573980331</text:p>
          </table:table-cell>
          <table:table-cell office:value-type="float" office:value="117.61510448091" calcext:value-type="float">
            <text:p>117,6151044809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717</text:p>
          </table:table-cell>
          <table:table-cell office:value-type="float" office:value="6.4136832952499" calcext:value-type="float">
            <text:p>6,4136832952499</text:p>
          </table:table-cell>
          <table:table-cell office:value-type="float" office:value="4.1956073045731" calcext:value-type="float">
            <text:p>4,1956073045731</text:p>
          </table:table-cell>
          <table:table-cell office:value-type="float" office:value="168.53558181957" calcext:value-type="float">
            <text:p>168,53558181957</text:p>
          </table:table-cell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728</text:p>
          </table:table-cell>
          <table:table-cell office:value-type="float" office:value="3.7724629044533" calcext:value-type="float">
            <text:p>3,7724629044533</text:p>
          </table:table-cell>
          <table:table-cell office:value-type="float" office:value="4.1339510679245" calcext:value-type="float">
            <text:p>4,1339510679245</text:p>
          </table:table-cell>
          <table:table-cell office:value-type="float" office:value="-167.64225929406" calcext:value-type="float">
            <text:p>-167,6422592940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739</text:p>
          </table:table-cell>
          <table:table-cell office:value-type="float" office:value="7.3519563674927" calcext:value-type="float">
            <text:p>7,3519563674927</text:p>
          </table:table-cell>
          <table:table-cell office:value-type="float" office:value="5.7959151268005" calcext:value-type="float">
            <text:p>5,7959151268005</text:p>
          </table:table-cell>
          <table:table-cell office:value-type="float" office:value="47.706558825863" calcext:value-type="float">
            <text:p>47,706558825863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750</text:p>
          </table:table-cell>
          <table:table-cell office:value-type="float" office:value="8.804447054863" calcext:value-type="float">
            <text:p>8,804447054863</text:p>
          </table:table-cell>
          <table:table-cell office:value-type="float" office:value="4.1164797544479" calcext:value-type="float">
            <text:p>4,1164797544479</text:p>
          </table:table-cell>
          <table:table-cell office:value-type="float" office:value="35.899635333164" calcext:value-type="float">
            <text:p>35,899635333164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761</text:p>
          </table:table-cell>
          <table:table-cell office:value-type="float" office:value="-0.43372564017773" calcext:value-type="float">
            <text:p>-0,43372564017773</text:p>
          </table:table-cell>
          <table:table-cell office:value-type="float" office:value="4.4591385126114" calcext:value-type="float">
            <text:p>4,4591385126114</text:p>
          </table:table-cell>
          <table:table-cell office:value-type="float" office:value="166.33272626597" calcext:value-type="float">
            <text:p>166,33272626597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772</text:p>
          </table:table-cell>
          <table:table-cell office:value-type="float" office:value="-1.4206300675869" calcext:value-type="float">
            <text:p>-1,4206300675869</text:p>
          </table:table-cell>
          <table:table-cell office:value-type="float" office:value="7.4214732646942" calcext:value-type="float">
            <text:p>7,4214732646942</text:p>
          </table:table-cell>
          <table:table-cell office:value-type="float" office:value="-12.246272746165" calcext:value-type="float">
            <text:p>-12,246272746165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783</text:p>
          </table:table-cell>
          <table:table-cell office:value-type="float" office:value="1.4207622408867" calcext:value-type="float">
            <text:p>1,4207622408867</text:p>
          </table:table-cell>
          <table:table-cell office:value-type="float" office:value="5.7081824541092" calcext:value-type="float">
            <text:p>5,7081824541092</text:p>
          </table:table-cell>
          <table:table-cell office:value-type="float" office:value="-62.541672378589" calcext:value-type="float">
            <text:p>-62,541672378589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794</text:p>
          </table:table-cell>
          <table:table-cell office:value-type="float" office:value="4.8790961503983" calcext:value-type="float">
            <text:p>4,8790961503983</text:p>
          </table:table-cell>
          <table:table-cell office:value-type="float" office:value="3.7527552247047" calcext:value-type="float">
            <text:p>3,7527552247047</text:p>
          </table:table-cell>
          <table:table-cell office:value-type="float" office:value="9.7696072166892" calcext:value-type="float">
            <text:p>9,7696072166892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805</text:p>
          </table:table-cell>
          <table:table-cell office:value-type="float" office:value="5.2515858411789" calcext:value-type="float">
            <text:p>5,2515858411789</text:p>
          </table:table-cell>
          <table:table-cell office:value-type="float" office:value="6.4915329217911" calcext:value-type="float">
            <text:p>6,4915329217911</text:p>
          </table:table-cell>
          <table:table-cell office:value-type="float" office:value="80.376127722916" calcext:value-type="float">
            <text:p>80,376127722916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816</text:p>
          </table:table-cell>
          <table:table-cell office:value-type="float" office:value="7.735590338707" calcext:value-type="float">
            <text:p>7,735590338707</text:p>
          </table:table-cell>
          <table:table-cell office:value-type="float" office:value="4.608970284462" calcext:value-type="float">
            <text:p>4,608970284462</text:p>
          </table:table-cell>
          <table:table-cell office:value-type="float" office:value="-78.142930747597" calcext:value-type="float">
            <text:p>-78,142930747597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827</text:p>
          </table:table-cell>
          <table:table-cell office:value-type="float" office:value="8.8244831562042" calcext:value-type="float">
            <text:p>8,8244831562042</text:p>
          </table:table-cell>
          <table:table-cell office:value-type="float" office:value="5.691402554512" calcext:value-type="float">
            <text:p>5,691402554512</text:p>
          </table:table-cell>
          <table:table-cell office:value-type="float" office:value="173.70912223865" calcext:value-type="float">
            <text:p>173,70912223865</text:p>
          </table:table-cell>
          <table:table-cell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838</text:p>
          </table:table-cell>
          <table:table-cell office:value-type="float" office:value="-0.91467194259167" calcext:value-type="float">
            <text:p>-0,91467194259167</text:p>
          </table:table-cell>
          <table:table-cell office:value-type="float" office:value="5.6281507015228" calcext:value-type="float">
            <text:p>5,6281507015228</text:p>
          </table:table-cell>
          <table:table-cell office:value-type="float" office:value="-125.07841085932" calcext:value-type="float">
            <text:p>-125,07841085932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849</text:p>
          </table:table-cell>
          <table:table-cell office:value-type="float" office:value="-0.51168449223042" calcext:value-type="float">
            <text:p>-0,51168449223042</text:p>
          </table:table-cell>
          <table:table-cell office:value-type="float" office:value="7.2368150949478" calcext:value-type="float">
            <text:p>7,2368150949478</text:p>
          </table:table-cell>
          <table:table-cell office:value-type="float" office:value="-43.633270795178" calcext:value-type="float">
            <text:p>-43,633270795178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860</text:p>
          </table:table-cell>
          <table:table-cell office:value-type="float" office:value="2.4095325171947" calcext:value-type="float">
            <text:p>2,4095325171947</text:p>
          </table:table-cell>
          <table:table-cell office:value-type="float" office:value="9.1155737638474" calcext:value-type="float">
            <text:p>9,1155737638474</text:p>
          </table:table-cell>
          <table:table-cell office:value-type="float" office:value="13.986819678811" calcext:value-type="float">
            <text:p>13,986819678811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871</text:p>
          </table:table-cell>
          <table:table-cell office:value-type="float" office:value="5.3866696357727" calcext:value-type="float">
            <text:p>5,3866696357727</text:p>
          </table:table-cell>
          <table:table-cell office:value-type="float" office:value="5.8666443824768" calcext:value-type="float">
            <text:p>5,8666443824768</text:p>
          </table:table-cell>
          <table:table-cell office:value-type="float" office:value="166.58562611622" calcext:value-type="float">
            <text:p>166,58562611622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882</text:p>
          </table:table-cell>
          <table:table-cell office:value-type="float" office:value="5.8976769447327" calcext:value-type="float">
            <text:p>5,8976769447327</text:p>
          </table:table-cell>
          <table:table-cell office:value-type="float" office:value="8.2931661605835" calcext:value-type="float">
            <text:p>8,2931661605835</text:p>
          </table:table-cell>
          <table:table-cell office:value-type="float" office:value="101.73620843584" calcext:value-type="float">
            <text:p>101,73620843584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893</text:p>
          </table:table-cell>
          <table:table-cell office:value-type="float" office:value="5.4034519195557" calcext:value-type="float">
            <text:p>5,4034519195557</text:p>
          </table:table-cell>
          <table:table-cell office:value-type="float" office:value="7.6457792520523" calcext:value-type="float">
            <text:p>7,6457792520523</text:p>
          </table:table-cell>
          <table:table-cell office:value-type="float" office:value="37.669401259939" calcext:value-type="float">
            <text:p>37,669401259939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904</text:p>
          </table:table-cell>
          <table:table-cell office:value-type="float" office:value="9.1228437423706" calcext:value-type="float">
            <text:p>9,1228437423706</text:p>
          </table:table-cell>
          <table:table-cell office:value-type="float" office:value="5.1909303665161" calcext:value-type="float">
            <text:p>5,1909303665161</text:p>
          </table:table-cell>
          <table:table-cell office:value-type="float" office:value="-98.298046998917" calcext:value-type="float">
            <text:p>-98,298046998917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915</text:p>
          </table:table-cell>
          <table:table-cell office:value-type="float" office:value="0.082246474921703" calcext:value-type="float">
            <text:p>0,082246474921703</text:p>
          </table:table-cell>
          <table:table-cell office:value-type="float" office:value="7.8856217861176" calcext:value-type="float">
            <text:p>7,8856217861176</text:p>
          </table:table-cell>
          <table:table-cell office:value-type="float" office:value="130.96604073883" calcext:value-type="float">
            <text:p>130,96604073883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926</text:p>
          </table:table-cell>
          <table:table-cell office:value-type="float" office:value="-0.1599938236177" calcext:value-type="float">
            <text:p>-0,1599938236177</text:p>
          </table:table-cell>
          <table:table-cell office:value-type="float" office:value="8.8347083330154" calcext:value-type="float">
            <text:p>8,8347083330154</text:p>
          </table:table-cell>
          <table:table-cell office:value-type="float" office:value="35.471483021025" calcext:value-type="float">
            <text:p>35,471483021025</text:p>
          </table:table-cell>
          <table:table-cell office:value-type="float" office:value="10" calcext:value-type="float">
            <text:p>1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937</text:p>
          </table:table-cell>
          <table:table-cell office:value-type="float" office:value="3.7955522537231" calcext:value-type="float">
            <text:p>3,7955522537231</text:p>
          </table:table-cell>
          <table:table-cell office:value-type="float" office:value="11.08500957489" calcext:value-type="float">
            <text:p>11,08500957489</text:p>
          </table:table-cell>
          <table:table-cell office:value-type="float" office:value="-55.232587893298" calcext:value-type="float">
            <text:p>-55,232587893298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948</text:p>
          </table:table-cell>
          <table:table-cell office:value-type="float" office:value="5.3959053754807" calcext:value-type="float">
            <text:p>5,3959053754807</text:p>
          </table:table-cell>
          <table:table-cell office:value-type="float" office:value="10.33848285675" calcext:value-type="float">
            <text:p>10,33848285675</text:p>
          </table:table-cell>
          <table:table-cell office:value-type="float" office:value="49.727341931337" calcext:value-type="float">
            <text:p>49,727341931337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959</text:p>
          </table:table-cell>
          <table:table-cell office:value-type="float" office:value="2.6479026675224" calcext:value-type="float">
            <text:p>2,6479026675224</text:p>
          </table:table-cell>
          <table:table-cell office:value-type="float" office:value="8.3003985881805" calcext:value-type="float">
            <text:p>8,3003985881805</text:p>
          </table:table-cell>
          <table:table-cell office:value-type="float" office:value="135.88107771175" calcext:value-type="float">
            <text:p>135,8810777117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970</text:p>
          </table:table-cell>
          <table:table-cell office:value-type="float" office:value="9.0550643205643" calcext:value-type="float">
            <text:p>9,0550643205643</text:p>
          </table:table-cell>
          <table:table-cell office:value-type="float" office:value="10.290390253067" calcext:value-type="float">
            <text:p>10,290390253067</text:p>
          </table:table-cell>
          <table:table-cell office:value-type="float" office:value="-87.40969979839" calcext:value-type="float">
            <text:p>-87,409699798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981</text:p>
          </table:table-cell>
          <table:table-cell office:value-type="float" office:value="7.7834057807922" calcext:value-type="float">
            <text:p>7,7834057807922</text:p>
          </table:table-cell>
          <table:table-cell office:value-type="float" office:value="11.080936193466" calcext:value-type="float">
            <text:p>11,080936193466</text:p>
          </table:table-cell>
          <table:table-cell office:value-type="float" office:value="-56.210541801088" calcext:value-type="float">
            <text:p>-56,21054180108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992</text:p>
          </table:table-cell>
          <table:table-cell office:value-type="float" office:value="-0.40553651750088" calcext:value-type="float">
            <text:p>-0,40553651750088</text:p>
          </table:table-cell>
          <table:table-cell office:value-type="float" office:value="10.297911167145" calcext:value-type="float">
            <text:p>10,297911167145</text:p>
          </table:table-cell>
          <table:table-cell office:value-type="float" office:value="16.383047126661" calcext:value-type="float">
            <text:p>16,383047126661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5003</text:p>
          </table:table-cell>
          <table:table-cell office:value-type="float" office:value="0.94946183264256" calcext:value-type="float">
            <text:p>0,94946183264256</text:p>
          </table:table-cell>
          <table:table-cell office:value-type="float" office:value="8.132438659668" calcext:value-type="float">
            <text:p>8,132438659668</text:p>
          </table:table-cell>
          <table:table-cell office:value-type="float" office:value="67.060248107667" calcext:value-type="float">
            <text:p>67,060248107667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5</text:p>
          </table:table-cell>
          <table:table-cell office:value-type="float" office:value="0.68935006856918" calcext:value-type="float">
            <text:p>0,68935006856918</text:p>
          </table:table-cell>
          <table:table-cell office:value-type="float" office:value="-0.49155384302139" calcext:value-type="float">
            <text:p>-0,49155384302139</text:p>
          </table:table-cell>
          <table:table-cell office:value-type="float" office:value="136.25347082782" calcext:value-type="float">
            <text:p>136,25347082782</text:p>
          </table:table-cell>
          <table:table-cell office:value-type="float" office:value="10" calcext:value-type="float">
            <text:p>1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464</text:p>
          </table:table-cell>
          <table:table-cell office:value-type="float" office:value="0.50698518753052" calcext:value-type="float">
            <text:p>0,50698518753052</text:p>
          </table:table-cell>
          <table:table-cell office:value-type="float" office:value="-0.11392632499337" calcext:value-type="float">
            <text:p>-0,11392632499337</text:p>
          </table:table-cell>
          <table:table-cell office:value-type="float" office:value="115.53235722196" calcext:value-type="float">
            <text:p>115,53235722196</text:p>
          </table:table-cell>
          <table:table-cell office:value-type="float" office:value="10" calcext:value-type="float">
            <text:p>10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475</text:p>
          </table:table-cell>
          <table:table-cell office:value-type="float" office:value="0.68694613873959" calcext:value-type="float">
            <text:p>0,68694613873959</text:p>
          </table:table-cell>
          <table:table-cell office:value-type="float" office:value="-0.13323836028576" calcext:value-type="float">
            <text:p>-0,13323836028576</text:p>
          </table:table-cell>
          <table:table-cell office:value-type="float" office:value="34.106689653579" calcext:value-type="float">
            <text:p>34,106689653579</text:p>
          </table:table-cell>
          <table:table-cell office:value-type="float" office:value="10" calcext:value-type="float">
            <text:p>1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486</text:p>
          </table:table-cell>
          <table:table-cell office:value-type="float" office:value="2.6945051550865" calcext:value-type="float">
            <text:p>2,6945051550865</text:p>
          </table:table-cell>
          <table:table-cell office:value-type="float" office:value="-0.57913087308407" calcext:value-type="float">
            <text:p>-0,57913087308407</text:p>
          </table:table-cell>
          <table:table-cell office:value-type="float" office:value="133.06928895841" calcext:value-type="float">
            <text:p>133,06928895841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497</text:p>
          </table:table-cell>
          <table:table-cell office:value-type="float" office:value="3.635738492012" calcext:value-type="float">
            <text:p>3,635738492012</text:p>
          </table:table-cell>
          <table:table-cell office:value-type="float" office:value="0.76061606407166" calcext:value-type="float">
            <text:p>0,76061606407166</text:p>
          </table:table-cell>
          <table:table-cell office:value-type="float" office:value="131.33781882608" calcext:value-type="float">
            <text:p>131,33781882608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508</text:p>
          </table:table-cell>
          <table:table-cell office:value-type="float" office:value="4.5839244127274" calcext:value-type="float">
            <text:p>4,5839244127274</text:p>
          </table:table-cell>
          <table:table-cell office:value-type="float" office:value="0.62119852751493" calcext:value-type="float">
            <text:p>0,62119852751493</text:p>
          </table:table-cell>
          <table:table-cell office:value-type="float" office:value="92.061237924418" calcext:value-type="float">
            <text:p>92,061237924418</text:p>
          </table:table-cell>
          <table:table-cell office:value-type="float" office:value="11" calcext:value-type="float">
            <text:p>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519</text:p>
          </table:table-cell>
          <table:table-cell office:value-type="float" office:value="5.3006583452225" calcext:value-type="float">
            <text:p>5,3006583452225</text:p>
          </table:table-cell>
          <table:table-cell office:value-type="float" office:value="-0.2096558175981" calcext:value-type="float">
            <text:p>-0,2096558175981</text:p>
          </table:table-cell>
          <table:table-cell office:value-type="float" office:value="172.57771522376" calcext:value-type="float">
            <text:p>172,57771522376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530</text:p>
          </table:table-cell>
          <table:table-cell office:value-type="float" office:value="-1.2559293210506" calcext:value-type="float">
            <text:p>-1,2559293210506</text:p>
          </table:table-cell>
          <table:table-cell office:value-type="float" office:value="0.76047316193581" calcext:value-type="float">
            <text:p>0,76047316193581</text:p>
          </table:table-cell>
          <table:table-cell office:value-type="float" office:value="155.31719110574" calcext:value-type="float">
            <text:p>155,31719110574</text:p>
          </table:table-cell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541</text:p>
          </table:table-cell>
          <table:table-cell office:value-type="float" office:value="-0.1649285107851" calcext:value-type="float">
            <text:p>-0,1649285107851</text:p>
          </table:table-cell>
          <table:table-cell office:value-type="float" office:value="4.43019926548" calcext:value-type="float">
            <text:p>4,43019926548</text:p>
          </table:table-cell>
          <table:table-cell office:value-type="float" office:value="-20.193136991209" calcext:value-type="float">
            <text:p>-20,193136991209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552</text:p>
          </table:table-cell>
          <table:table-cell office:value-type="float" office:value="2.7630779147148" calcext:value-type="float">
            <text:p>2,7630779147148</text:p>
          </table:table-cell>
          <table:table-cell office:value-type="float" office:value="2.8703251481056" calcext:value-type="float">
            <text:p>2,8703251481056</text:p>
          </table:table-cell>
          <table:table-cell office:value-type="float" office:value="160.97732865886" calcext:value-type="float">
            <text:p>160,97732865886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563</text:p>
          </table:table-cell>
          <table:table-cell office:value-type="float" office:value="4.0866494178772" calcext:value-type="float">
            <text:p>4,0866494178772</text:p>
          </table:table-cell>
          <table:table-cell office:value-type="float" office:value="0.58284919708967" calcext:value-type="float">
            <text:p>0,58284919708967</text:p>
          </table:table-cell>
          <table:table-cell office:value-type="float" office:value="-179.37333264928" calcext:value-type="float">
            <text:p>-179,37333264928</text:p>
          </table:table-cell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574</text:p>
          </table:table-cell>
          <table:table-cell office:value-type="float" office:value="3.3081808686256" calcext:value-type="float">
            <text:p>3,3081808686256</text:p>
          </table:table-cell>
          <table:table-cell office:value-type="float" office:value="0.70087470114231" calcext:value-type="float">
            <text:p>0,70087470114231</text:p>
          </table:table-cell>
          <table:table-cell office:value-type="float" office:value="179.2228555983" calcext:value-type="float">
            <text:p>179,2228555983</text:p>
          </table:table-cell>
          <table:table-cell office:value-type="float" office:value="11" calcext:value-type="float">
            <text:p>11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585</text:p>
          </table:table-cell>
          <table:table-cell office:value-type="float" office:value="7.313494682312" calcext:value-type="float">
            <text:p>7,313494682312</text:p>
          </table:table-cell>
          <table:table-cell office:value-type="float" office:value="0.7646930962801" calcext:value-type="float">
            <text:p>0,7646930962801</text:p>
          </table:table-cell>
          <table:table-cell office:value-type="float" office:value="62.350295911169" calcext:value-type="float">
            <text:p>62,350295911169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596</text:p>
          </table:table-cell>
          <table:table-cell office:value-type="float" office:value="8.6229342222214" calcext:value-type="float">
            <text:p>8,6229342222214</text:p>
          </table:table-cell>
          <table:table-cell office:value-type="float" office:value="0.021227782126516" calcext:value-type="float">
            <text:p>0,021227782126516</text:p>
          </table:table-cell>
          <table:table-cell office:value-type="float" office:value="-92.528215639151" calcext:value-type="float">
            <text:p>-92,5282156391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607</text:p>
          </table:table-cell>
          <table:table-cell office:value-type="float" office:value="0.49947734922171" calcext:value-type="float">
            <text:p>0,49947734922171</text:p>
          </table:table-cell>
          <table:table-cell office:value-type="float" office:value="0.80632992088795" calcext:value-type="float">
            <text:p>0,80632992088795</text:p>
          </table:table-cell>
          <table:table-cell office:value-type="float" office:value="-92.206719574655" calcext:value-type="float">
            <text:p>-92,206719574655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618</text:p>
          </table:table-cell>
          <table:table-cell office:value-type="float" office:value="3.6049455404282" calcext:value-type="float">
            <text:p>3,6049455404282</text:p>
          </table:table-cell>
          <table:table-cell office:value-type="float" office:value="3.8692072033882" calcext:value-type="float">
            <text:p>3,8692072033882</text:p>
          </table:table-cell>
          <table:table-cell office:value-type="float" office:value="-24.101487960026" calcext:value-type="float">
            <text:p>-24,101487960026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629</text:p>
          </table:table-cell>
          <table:table-cell office:value-type="float" office:value="1.9667457044125" calcext:value-type="float">
            <text:p>1,9667457044125</text:p>
          </table:table-cell>
          <table:table-cell office:value-type="float" office:value="3.4831526875496" calcext:value-type="float">
            <text:p>3,4831526875496</text:p>
          </table:table-cell>
          <table:table-cell office:value-type="float" office:value="-154.80101791916" calcext:value-type="float">
            <text:p>-154,80101791916</text:p>
          </table:table-cell>
          <table:table-cell office:value-type="float" office:value="10" calcext:value-type="float">
            <text:p>1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640</text:p>
          </table:table-cell>
          <table:table-cell office:value-type="float" office:value="2.4949657917023" calcext:value-type="float">
            <text:p>2,4949657917023</text:p>
          </table:table-cell>
          <table:table-cell office:value-type="float" office:value="2.2784340381622" calcext:value-type="float">
            <text:p>2,2784340381622</text:p>
          </table:table-cell>
          <table:table-cell office:value-type="float" office:value="-66.271022626549" calcext:value-type="float">
            <text:p>-66,271022626549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651</text:p>
          </table:table-cell>
          <table:table-cell office:value-type="float" office:value="5.6262469291687" calcext:value-type="float">
            <text:p>5,6262469291687</text:p>
          </table:table-cell>
          <table:table-cell office:value-type="float" office:value="1.6316775977612" calcext:value-type="float">
            <text:p>1,6316775977612</text:p>
          </table:table-cell>
          <table:table-cell office:value-type="float" office:value="52.179977772342" calcext:value-type="float">
            <text:p>52,179977772342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662</text:p>
          </table:table-cell>
          <table:table-cell office:value-type="float" office:value="6.9746273756027" calcext:value-type="float">
            <text:p>6,9746273756027</text:p>
          </table:table-cell>
          <table:table-cell office:value-type="float" office:value="4.2305555939674" calcext:value-type="float">
            <text:p>4,2305555939674</text:p>
          </table:table-cell>
          <table:table-cell office:value-type="float" office:value="-87.076449849803" calcext:value-type="float">
            <text:p>-87,076449849803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673</text:p>
          </table:table-cell>
          <table:table-cell office:value-type="float" office:value="6.6293197870255" calcext:value-type="float">
            <text:p>6,6293197870255</text:p>
          </table:table-cell>
          <table:table-cell office:value-type="float" office:value="3.4453648328781" calcext:value-type="float">
            <text:p>3,4453648328781</text:p>
          </table:table-cell>
          <table:table-cell office:value-type="float" office:value="31.528912532102" calcext:value-type="float">
            <text:p>31,528912532102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684</text:p>
          </table:table-cell>
          <table:table-cell office:value-type="float" office:value="-1.1111614853144" calcext:value-type="float">
            <text:p>-1,1111614853144</text:p>
          </table:table-cell>
          <table:table-cell office:value-type="float" office:value="6.1547529697418" calcext:value-type="float">
            <text:p>6,1547529697418</text:p>
          </table:table-cell>
          <table:table-cell office:value-type="float" office:value="-22.490812904516" calcext:value-type="float">
            <text:p>-22,490812904516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695</text:p>
          </table:table-cell>
          <table:table-cell office:value-type="float" office:value="-1.1921960115433" calcext:value-type="float">
            <text:p>-1,1921960115433</text:p>
          </table:table-cell>
          <table:table-cell office:value-type="float" office:value="1.2955777347088" calcext:value-type="float">
            <text:p>1,2955777347088</text:p>
          </table:table-cell>
          <table:table-cell office:value-type="float" office:value="-172.57301367013" calcext:value-type="float">
            <text:p>-172,57301367013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706</text:p>
          </table:table-cell>
          <table:table-cell office:value-type="float" office:value="2.9384317994118" calcext:value-type="float">
            <text:p>2,9384317994118</text:p>
          </table:table-cell>
          <table:table-cell office:value-type="float" office:value="4.5636805891991" calcext:value-type="float">
            <text:p>4,5636805891991</text:p>
          </table:table-cell>
          <table:table-cell office:value-type="float" office:value="117.6112092984" calcext:value-type="float">
            <text:p>117,6112092984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717</text:p>
          </table:table-cell>
          <table:table-cell office:value-type="float" office:value="6.5956795215607" calcext:value-type="float">
            <text:p>6,5956795215607</text:p>
          </table:table-cell>
          <table:table-cell office:value-type="float" office:value="4.3276152014732" calcext:value-type="float">
            <text:p>4,3276152014732</text:p>
          </table:table-cell>
          <table:table-cell office:value-type="float" office:value="-122.82791107324" calcext:value-type="float">
            <text:p>-122,82791107324</text:p>
          </table:table-cell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728</text:p>
          </table:table-cell>
          <table:table-cell office:value-type="float" office:value="3.7557381391525" calcext:value-type="float">
            <text:p>3,7557381391525</text:p>
          </table:table-cell>
          <table:table-cell office:value-type="float" office:value="4.3603077530861" calcext:value-type="float">
            <text:p>4,3603077530861</text:p>
          </table:table-cell>
          <table:table-cell office:value-type="float" office:value="-77.621317972803" calcext:value-type="float">
            <text:p>-77,621317972803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739</text:p>
          </table:table-cell>
          <table:table-cell office:value-type="float" office:value="7.0846593379974" calcext:value-type="float">
            <text:p>7,0846593379974</text:p>
          </table:table-cell>
          <table:table-cell office:value-type="float" office:value="5.5247163772583" calcext:value-type="float">
            <text:p>5,5247163772583</text:p>
          </table:table-cell>
          <table:table-cell office:value-type="float" office:value="40.699374903539" calcext:value-type="float">
            <text:p>40,699374903539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750</text:p>
          </table:table-cell>
          <table:table-cell office:value-type="float" office:value="8.4819918870926" calcext:value-type="float">
            <text:p>8,4819918870926</text:p>
          </table:table-cell>
          <table:table-cell office:value-type="float" office:value="3.8839963078499" calcext:value-type="float">
            <text:p>3,8839963078499</text:p>
          </table:table-cell>
          <table:table-cell office:value-type="float" office:value="35.926156742558" calcext:value-type="float">
            <text:p>35,926156742558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761</text:p>
          </table:table-cell>
          <table:table-cell office:value-type="float" office:value="-0.43706972151995" calcext:value-type="float">
            <text:p>-0,43706972151995</text:p>
          </table:table-cell>
          <table:table-cell office:value-type="float" office:value="4.6156176924706" calcext:value-type="float">
            <text:p>4,6156176924706</text:p>
          </table:table-cell>
          <table:table-cell office:value-type="float" office:value="-125.69323466842" calcext:value-type="float">
            <text:p>-125,69323466842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772</text:p>
          </table:table-cell>
          <table:table-cell office:value-type="float" office:value="-1.5850035846233" calcext:value-type="float">
            <text:p>-1,5850035846233</text:p>
          </table:table-cell>
          <table:table-cell office:value-type="float" office:value="7.5306218862534" calcext:value-type="float">
            <text:p>7,5306218862534</text:p>
          </table:table-cell>
          <table:table-cell office:value-type="float" office:value="-26.7559215901" calcext:value-type="float">
            <text:p>-26,7559215901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783</text:p>
          </table:table-cell>
          <table:table-cell office:value-type="float" office:value="1.237945407629" calcext:value-type="float">
            <text:p>1,237945407629</text:p>
          </table:table-cell>
          <table:table-cell office:value-type="float" office:value="6.0613083839417" calcext:value-type="float">
            <text:p>6,0613083839417</text:p>
          </table:table-cell>
          <table:table-cell office:value-type="float" office:value="-62.513182876976" calcext:value-type="float">
            <text:p>-62,513182876976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794</text:p>
          </table:table-cell>
          <table:table-cell office:value-type="float" office:value="4.5122927427292" calcext:value-type="float">
            <text:p>4,5122927427292</text:p>
          </table:table-cell>
          <table:table-cell office:value-type="float" office:value="3.6888188123703" calcext:value-type="float">
            <text:p>3,6888188123703</text:p>
          </table:table-cell>
          <table:table-cell office:value-type="float" office:value="10.209782488027" calcext:value-type="float">
            <text:p>10,209782488027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805</text:p>
          </table:table-cell>
          <table:table-cell office:value-type="float" office:value="5.1974850893021" calcext:value-type="float">
            <text:p>5,1974850893021</text:p>
          </table:table-cell>
          <table:table-cell office:value-type="float" office:value="6.1729711294174" calcext:value-type="float">
            <text:p>6,1729711294174</text:p>
          </table:table-cell>
          <table:table-cell office:value-type="float" office:value="80.375164177767" calcext:value-type="float">
            <text:p>80,375164177767</text:p>
          </table:table-cell>
          <table:table-cell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816</text:p>
          </table:table-cell>
          <table:table-cell office:value-type="float" office:value="7.6096332073212" calcext:value-type="float">
            <text:p>7,6096332073212</text:p>
          </table:table-cell>
          <table:table-cell office:value-type="float" office:value="4.9749875068665" calcext:value-type="float">
            <text:p>4,9749875068665</text:p>
          </table:table-cell>
          <table:table-cell office:value-type="float" office:value="-72.209986911458" calcext:value-type="float">
            <text:p>-72,209986911458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827</text:p>
          </table:table-cell>
          <table:table-cell office:value-type="float" office:value="8.87939453125" calcext:value-type="float">
            <text:p>8,87939453125</text:p>
          </table:table-cell>
          <table:table-cell office:value-type="float" office:value="5.906417965889" calcext:value-type="float">
            <text:p>5,906417965889</text:p>
          </table:table-cell>
          <table:table-cell office:value-type="float" office:value="-95.740347151544" calcext:value-type="float">
            <text:p>-95,740347151544</text:p>
          </table:table-cell>
          <table:table-cell office:value-type="float" office:value="10" calcext:value-type="float">
            <text:p>1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838</text:p>
          </table:table-cell>
          <table:table-cell office:value-type="float" office:value="-0.71638472378254" calcext:value-type="float">
            <text:p>-0,71638472378254</text:p>
          </table:table-cell>
          <table:table-cell office:value-type="float" office:value="5.5277717113495" calcext:value-type="float">
            <text:p>5,5277717113495</text:p>
          </table:table-cell>
          <table:table-cell office:value-type="float" office:value="144.38650258787" calcext:value-type="float">
            <text:p>144,38650258787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849</text:p>
          </table:table-cell>
          <table:table-cell office:value-type="float" office:value="-0.61450801789761" calcext:value-type="float">
            <text:p>-0,61450801789761</text:p>
          </table:table-cell>
          <table:table-cell office:value-type="float" office:value="7.5398182868958" calcext:value-type="float">
            <text:p>7,5398182868958</text:p>
          </table:table-cell>
          <table:table-cell office:value-type="float" office:value="-78.507458328441" calcext:value-type="float">
            <text:p>-78,507458328441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860</text:p>
          </table:table-cell>
          <table:table-cell office:value-type="float" office:value="2.1149134635925" calcext:value-type="float">
            <text:p>2,1149134635925</text:p>
          </table:table-cell>
          <table:table-cell office:value-type="float" office:value="9.186800122261" calcext:value-type="float">
            <text:p>9,186800122261</text:p>
          </table:table-cell>
          <table:table-cell office:value-type="float" office:value="-20.38315185316" calcext:value-type="float">
            <text:p>-20,38315185316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871</text:p>
          </table:table-cell>
          <table:table-cell office:value-type="float" office:value="5.6265890598297" calcext:value-type="float">
            <text:p>5,6265890598297</text:p>
          </table:table-cell>
          <table:table-cell office:value-type="float" office:value="5.710676908493" calcext:value-type="float">
            <text:p>5,710676908493</text:p>
          </table:table-cell>
          <table:table-cell office:value-type="float" office:value="142.90802797694" calcext:value-type="float">
            <text:p>142,90802797694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882</text:p>
          </table:table-cell>
          <table:table-cell office:value-type="float" office:value="5.8227407932281" calcext:value-type="float">
            <text:p>5,8227407932281</text:p>
          </table:table-cell>
          <table:table-cell office:value-type="float" office:value="7.9912966489792" calcext:value-type="float">
            <text:p>7,9912966489792</text:p>
          </table:table-cell>
          <table:table-cell office:value-type="float" office:value="69.530490857021" calcext:value-type="float">
            <text:p>69,53049085702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893</text:p>
          </table:table-cell>
          <table:table-cell office:value-type="float" office:value="5.1778435707092" calcext:value-type="float">
            <text:p>5,1778435707092</text:p>
          </table:table-cell>
          <table:table-cell office:value-type="float" office:value="7.3679286241531" calcext:value-type="float">
            <text:p>7,3679286241531</text:p>
          </table:table-cell>
          <table:table-cell office:value-type="float" office:value="54.906373191032" calcext:value-type="float">
            <text:p>54,906373191032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904</text:p>
          </table:table-cell>
          <table:table-cell office:value-type="float" office:value="9.3454027175903" calcext:value-type="float">
            <text:p>9,3454027175903</text:p>
          </table:table-cell>
          <table:table-cell office:value-type="float" office:value="5.1905208826065" calcext:value-type="float">
            <text:p>5,1905208826065</text:p>
          </table:table-cell>
          <table:table-cell office:value-type="float" office:value="171.14886660485" calcext:value-type="float">
            <text:p>171,14886660485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915</text:p>
          </table:table-cell>
          <table:table-cell office:value-type="float" office:value="0.16055891290307" calcext:value-type="float">
            <text:p>0,16055891290307</text:p>
          </table:table-cell>
          <table:table-cell office:value-type="float" office:value="7.5729602575302" calcext:value-type="float">
            <text:p>7,5729602575302</text:p>
          </table:table-cell>
          <table:table-cell office:value-type="float" office:value="96.953231817598" calcext:value-type="float">
            <text:p>96,953231817598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926</text:p>
          </table:table-cell>
          <table:table-cell office:value-type="float" office:value="-0.26211991906166" calcext:value-type="float">
            <text:p>-0,26211991906166</text:p>
          </table:table-cell>
          <table:table-cell office:value-type="float" office:value="8.6100494861603" calcext:value-type="float">
            <text:p>8,6100494861603</text:p>
          </table:table-cell>
          <table:table-cell office:value-type="float" office:value="69.964735371292" calcext:value-type="float">
            <text:p>69,964735371292</text:p>
          </table:table-cell>
          <table:table-cell office:value-type="float" office:value="10" calcext:value-type="float">
            <text:p>1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937</text:p>
          </table:table-cell>
          <table:table-cell office:value-type="float" office:value="3.5502323508263" calcext:value-type="float">
            <text:p>3,5502323508263</text:p>
          </table:table-cell>
          <table:table-cell office:value-type="float" office:value="11.016983985901" calcext:value-type="float">
            <text:p>11,016983985901</text:p>
          </table:table-cell>
          <table:table-cell office:value-type="float" office:value="18.562229195977" calcext:value-type="float">
            <text:p>18,562229195977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948</text:p>
          </table:table-cell>
          <table:table-cell office:value-type="float" office:value="5.1226031780243" calcext:value-type="float">
            <text:p>5,1226031780243</text:p>
          </table:table-cell>
          <table:table-cell office:value-type="float" office:value="10.239794254303" calcext:value-type="float">
            <text:p>10,239794254303</text:p>
          </table:table-cell>
          <table:table-cell office:value-type="float" office:value="16.225384488987" calcext:value-type="float">
            <text:p>16,225384488987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959</text:p>
          </table:table-cell>
          <table:table-cell office:value-type="float" office:value="2.87468791008" calcext:value-type="float">
            <text:p>2,87468791008</text:p>
          </table:table-cell>
          <table:table-cell office:value-type="float" office:value="8.0221873521805" calcext:value-type="float">
            <text:p>8,0221873521805</text:p>
          </table:table-cell>
          <table:table-cell office:value-type="float" office:value="120.17038521493" calcext:value-type="float">
            <text:p>120,1703852149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970</text:p>
          </table:table-cell>
          <table:table-cell office:value-type="float" office:value="9.1289788484573" calcext:value-type="float">
            <text:p>9,1289788484573</text:p>
          </table:table-cell>
          <table:table-cell office:value-type="float" office:value="10.534150600433" calcext:value-type="float">
            <text:p>10,534150600433</text:p>
          </table:table-cell>
          <table:table-cell office:value-type="float" office:value="-116.47697315095" calcext:value-type="float">
            <text:p>-116,476973150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981</text:p>
          </table:table-cell>
          <table:table-cell office:value-type="float" office:value="7.5961071252823" calcext:value-type="float">
            <text:p>7,5961071252823</text:p>
          </table:table-cell>
          <table:table-cell office:value-type="float" office:value="11.085011959076" calcext:value-type="float">
            <text:p>11,085011959076</text:p>
          </table:table-cell>
          <table:table-cell office:value-type="float" office:value="-56.294875919439" calcext:value-type="float">
            <text:p>-56,29487591943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992</text:p>
          </table:table-cell>
          <table:table-cell office:value-type="float" office:value="-0.60035604983568" calcext:value-type="float">
            <text:p>-0,60035604983568</text:p>
          </table:table-cell>
          <table:table-cell office:value-type="float" office:value="10.169138908386" calcext:value-type="float">
            <text:p>10,169138908386</text:p>
          </table:table-cell>
          <table:table-cell office:value-type="float" office:value="35.509269708281" calcext:value-type="float">
            <text:p>35,509269708281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5003</text:p>
          </table:table-cell>
          <table:table-cell office:value-type="float" office:value="0.86899019777775" calcext:value-type="float">
            <text:p>0,86899019777775</text:p>
          </table:table-cell>
          <table:table-cell office:value-type="float" office:value="7.7778393030167" calcext:value-type="float">
            <text:p>7,7778393030167</text:p>
          </table:table-cell>
          <table:table-cell office:value-type="float" office:value="81.809199539719" calcext:value-type="float">
            <text:p>81,809199539719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5</text:p>
          </table:table-cell>
          <table:table-cell office:value-type="float" office:value="0.85978507995605" calcext:value-type="float">
            <text:p>0,85978507995605</text:p>
          </table:table-cell>
          <table:table-cell office:value-type="float" office:value="-0.58627717196941" calcext:value-type="float">
            <text:p>-0,58627717196941</text:p>
          </table:table-cell>
          <table:table-cell office:value-type="float" office:value="146.97388782623" calcext:value-type="float">
            <text:p>146,97388782623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464</text:p>
          </table:table-cell>
          <table:table-cell office:value-type="float" office:value="0.37295021116734" calcext:value-type="float">
            <text:p>0,37295021116734</text:p>
          </table:table-cell>
          <table:table-cell office:value-type="float" office:value="-0.19934302195907" calcext:value-type="float">
            <text:p>-0,19934302195907</text:p>
          </table:table-cell>
          <table:table-cell office:value-type="float" office:value="123.4662289832" calcext:value-type="float">
            <text:p>123,4662289832</text:p>
          </table:table-cell>
          <table:table-cell office:value-type="float" office:value="10" calcext:value-type="float">
            <text:p>1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475</text:p>
          </table:table-cell>
          <table:table-cell office:value-type="float" office:value="0.55712856352329" calcext:value-type="float">
            <text:p>0,55712856352329</text:p>
          </table:table-cell>
          <table:table-cell office:value-type="float" office:value="-0.20545274019241" calcext:value-type="float">
            <text:p>-0,20545274019241</text:p>
          </table:table-cell>
          <table:table-cell office:value-type="float" office:value="41.741510485388" calcext:value-type="float">
            <text:p>41,741510485388</text:p>
          </table:table-cell>
          <table:table-cell office:value-type="float" office:value="10" calcext:value-type="float">
            <text:p>10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486</text:p>
          </table:table-cell>
          <table:table-cell office:value-type="float" office:value="2.9738542437553" calcext:value-type="float">
            <text:p>2,9738542437553</text:p>
          </table:table-cell>
          <table:table-cell office:value-type="float" office:value="-0.58211363852024" calcext:value-type="float">
            <text:p>-0,58211363852024</text:p>
          </table:table-cell>
          <table:table-cell office:value-type="float" office:value="174.92713897851" calcext:value-type="float">
            <text:p>174,92713897851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497</text:p>
          </table:table-cell>
          <table:table-cell office:value-type="float" office:value="3.8444805145264" calcext:value-type="float">
            <text:p>3,8444805145264</text:p>
          </table:table-cell>
          <table:table-cell office:value-type="float" office:value="0.73432974517345" calcext:value-type="float">
            <text:p>0,73432974517345</text:p>
          </table:table-cell>
          <table:table-cell office:value-type="float" office:value="152.53806721633" calcext:value-type="float">
            <text:p>152,53806721633</text:p>
          </table:table-cell>
          <table:table-cell office:value-type="float" office:value="11" calcext:value-type="float">
            <text:p>1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508</text:p>
          </table:table-cell>
          <table:table-cell office:value-type="float" office:value="4.8047915101051" calcext:value-type="float">
            <text:p>4,8047915101051</text:p>
          </table:table-cell>
          <table:table-cell office:value-type="float" office:value="0.59754174202681" calcext:value-type="float">
            <text:p>0,59754174202681</text:p>
          </table:table-cell>
          <table:table-cell office:value-type="float" office:value="-177.39675303174" calcext:value-type="float">
            <text:p>-177,39675303174</text:p>
          </table:table-cell>
          <table:table-cell office:value-type="float" office:value="11" calcext:value-type="float">
            <text:p>1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519</text:p>
          </table:table-cell>
          <table:table-cell office:value-type="float" office:value="5.4200422763824" calcext:value-type="float">
            <text:p>5,4200422763824</text:p>
          </table:table-cell>
          <table:table-cell office:value-type="float" office:value="-0.33853720873594" calcext:value-type="float">
            <text:p>-0,33853720873594</text:p>
          </table:table-cell>
          <table:table-cell office:value-type="float" office:value="133.9260924394" calcext:value-type="float">
            <text:p>133,9260924394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530</text:p>
          </table:table-cell>
          <table:table-cell office:value-type="float" office:value="-1.3201923668385" calcext:value-type="float">
            <text:p>-1,3201923668385</text:p>
          </table:table-cell>
          <table:table-cell office:value-type="float" office:value="0.54800637066364" calcext:value-type="float">
            <text:p>0,54800637066364</text:p>
          </table:table-cell>
          <table:table-cell office:value-type="float" office:value="64.590374375605" calcext:value-type="float">
            <text:p>64,590374375605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541</text:p>
          </table:table-cell>
          <table:table-cell office:value-type="float" office:value="-0.13560198247433" calcext:value-type="float">
            <text:p>-0,13560198247433</text:p>
          </table:table-cell>
          <table:table-cell office:value-type="float" office:value="4.645856320858" calcext:value-type="float">
            <text:p>4,645856320858</text:p>
          </table:table-cell>
          <table:table-cell office:value-type="float" office:value="-107.78880954548" calcext:value-type="float">
            <text:p>-107,78880954548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552</text:p>
          </table:table-cell>
          <table:table-cell office:value-type="float" office:value="3.1391289830208" calcext:value-type="float">
            <text:p>3,1391289830208</text:p>
          </table:table-cell>
          <table:table-cell office:value-type="float" office:value="2.7404934167862" calcext:value-type="float">
            <text:p>2,7404934167862</text:p>
          </table:table-cell>
          <table:table-cell office:value-type="float" office:value="160.92434050931" calcext:value-type="float">
            <text:p>160,92434050931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563</text:p>
          </table:table-cell>
          <table:table-cell office:value-type="float" office:value="4.2519730329514" calcext:value-type="float">
            <text:p>4,2519730329514</text:p>
          </table:table-cell>
          <table:table-cell office:value-type="float" office:value="0.45181751251221" calcext:value-type="float">
            <text:p>0,45181751251221</text:p>
          </table:table-cell>
          <table:table-cell office:value-type="float" office:value="161.37965317744" calcext:value-type="float">
            <text:p>161,37965317744</text:p>
          </table:table-cell>
          <table:table-cell office:value-type="float" office:value="11" calcext:value-type="float">
            <text:p>1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574</text:p>
          </table:table-cell>
          <table:table-cell office:value-type="float" office:value="3.3433347940445" calcext:value-type="float">
            <text:p>3,3433347940445</text:p>
          </table:table-cell>
          <table:table-cell office:value-type="float" office:value="0.48114735633135" calcext:value-type="float">
            <text:p>0,48114735633135</text:p>
          </table:table-cell>
          <table:table-cell office:value-type="float" office:value="89.081040613211" calcext:value-type="float">
            <text:p>89,081040613211</text:p>
          </table:table-cell>
          <table:table-cell office:value-type="float" office:value="11" calcext:value-type="float">
            <text:p>1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585</text:p>
          </table:table-cell>
          <table:table-cell office:value-type="float" office:value="7.3149710893631" calcext:value-type="float">
            <text:p>7,3149710893631</text:p>
          </table:table-cell>
          <table:table-cell office:value-type="float" office:value="0.44508755207062" calcext:value-type="float">
            <text:p>0,44508755207062</text:p>
          </table:table-cell>
          <table:table-cell office:value-type="float" office:value="97.740755718984" calcext:value-type="float">
            <text:p>97,740755718984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596</text:p>
          </table:table-cell>
          <table:table-cell office:value-type="float" office:value="8.6271619796753" calcext:value-type="float">
            <text:p>8,6271619796753</text:p>
          </table:table-cell>
          <table:table-cell office:value-type="float" office:value="0.17984639853239" calcext:value-type="float">
            <text:p>0,17984639853239</text:p>
          </table:table-cell>
          <table:table-cell office:value-type="float" office:value="-91.639150479797" calcext:value-type="float">
            <text:p>-91,63915047979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607</text:p>
          </table:table-cell>
          <table:table-cell office:value-type="float" office:value="0.51412731409073" calcext:value-type="float">
            <text:p>0,51412731409073</text:p>
          </table:table-cell>
          <table:table-cell office:value-type="float" office:value="1.2041246891022" calcext:value-type="float">
            <text:p>1,2041246891022</text:p>
          </table:table-cell>
          <table:table-cell office:value-type="float" office:value="-92.231375396631" calcext:value-type="float">
            <text:p>-92,231375396631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618</text:p>
          </table:table-cell>
          <table:table-cell office:value-type="float" office:value="3.6448508501053" calcext:value-type="float">
            <text:p>3,6448508501053</text:p>
          </table:table-cell>
          <table:table-cell office:value-type="float" office:value="4.0567892789841" calcext:value-type="float">
            <text:p>4,0567892789841</text:p>
          </table:table-cell>
          <table:table-cell office:value-type="float" office:value="-112.76314213018" calcext:value-type="float">
            <text:p>-112,76314213018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629</text:p>
          </table:table-cell>
          <table:table-cell office:value-type="float" office:value="2.3260751366615" calcext:value-type="float">
            <text:p>2,3260751366615</text:p>
          </table:table-cell>
          <table:table-cell office:value-type="float" office:value="3.652865588665" calcext:value-type="float">
            <text:p>3,652865588665</text:p>
          </table:table-cell>
          <table:table-cell office:value-type="float" office:value="-154.76920042828" calcext:value-type="float">
            <text:p>-154,76920042828</text:p>
          </table:table-cell>
          <table:table-cell office:value-type="float" office:value="10" calcext:value-type="float">
            <text:p>1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640</text:p>
          </table:table-cell>
          <table:table-cell office:value-type="float" office:value="2.2713485360146" calcext:value-type="float">
            <text:p>2,2713485360146</text:p>
          </table:table-cell>
          <table:table-cell office:value-type="float" office:value="2.5286290049553" calcext:value-type="float">
            <text:p>2,5286290049553</text:p>
          </table:table-cell>
          <table:table-cell office:value-type="float" office:value="-43.148057475971" calcext:value-type="float">
            <text:p>-43,148057475971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651</text:p>
          </table:table-cell>
          <table:table-cell office:value-type="float" office:value="5.3509765863419" calcext:value-type="float">
            <text:p>5,3509765863419</text:p>
          </table:table-cell>
          <table:table-cell office:value-type="float" office:value="1.3922476768494" calcext:value-type="float">
            <text:p>1,3922476768494</text:p>
          </table:table-cell>
          <table:table-cell office:value-type="float" office:value="37.676279332228" calcext:value-type="float">
            <text:p>37,676279332228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662</text:p>
          </table:table-cell>
          <table:table-cell office:value-type="float" office:value="6.920303106308" calcext:value-type="float">
            <text:p>6,920303106308</text:p>
          </table:table-cell>
          <table:table-cell office:value-type="float" office:value="4.383564889431" calcext:value-type="float">
            <text:p>4,383564889431</text:p>
          </table:table-cell>
          <table:table-cell office:value-type="float" office:value="-94.057662471844" calcext:value-type="float">
            <text:p>-94,057662471844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673</text:p>
          </table:table-cell>
          <table:table-cell office:value-type="float" office:value="6.718088388443" calcext:value-type="float">
            <text:p>6,718088388443</text:p>
          </table:table-cell>
          <table:table-cell office:value-type="float" office:value="3.2413324713707" calcext:value-type="float">
            <text:p>3,2413324713707</text:p>
          </table:table-cell>
          <table:table-cell office:value-type="float" office:value="122.28355589946" calcext:value-type="float">
            <text:p>122,28355589946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684</text:p>
          </table:table-cell>
          <table:table-cell office:value-type="float" office:value="-1.2244926393032" calcext:value-type="float">
            <text:p>-1,2244926393032</text:p>
          </table:table-cell>
          <table:table-cell office:value-type="float" office:value="5.9635895490646" calcext:value-type="float">
            <text:p>5,9635895490646</text:p>
          </table:table-cell>
          <table:table-cell office:value-type="float" office:value="68.296968557273" calcext:value-type="float">
            <text:p>68,296968557273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695</text:p>
          </table:table-cell>
          <table:table-cell office:value-type="float" office:value="-1.1333011090755" calcext:value-type="float">
            <text:p>-1,1333011090755</text:p>
          </table:table-cell>
          <table:table-cell office:value-type="float" office:value="1.0819514840841" calcext:value-type="float">
            <text:p>1,0819514840841</text:p>
          </table:table-cell>
          <table:table-cell office:value-type="float" office:value="96.796741151506" calcext:value-type="float">
            <text:p>96,796741151506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706</text:p>
          </table:table-cell>
          <table:table-cell office:value-type="float" office:value="3.1472104787827" calcext:value-type="float">
            <text:p>3,1472104787827</text:p>
          </table:table-cell>
          <table:table-cell office:value-type="float" office:value="4.3576568365097" calcext:value-type="float">
            <text:p>4,3576568365097</text:p>
          </table:table-cell>
          <table:table-cell office:value-type="float" office:value="157.91745094737" calcext:value-type="float">
            <text:p>157,91745094737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717</text:p>
          </table:table-cell>
          <table:table-cell office:value-type="float" office:value="6.4278554916382" calcext:value-type="float">
            <text:p>6,4278554916382</text:p>
          </table:table-cell>
          <table:table-cell office:value-type="float" office:value="4.4729644060135" calcext:value-type="float">
            <text:p>4,4729644060135</text:p>
          </table:table-cell>
          <table:table-cell office:value-type="float" office:value="-32.089036361427" calcext:value-type="float">
            <text:p>-32,089036361427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728</text:p>
          </table:table-cell>
          <table:table-cell office:value-type="float" office:value="3.5528296232224" calcext:value-type="float">
            <text:p>3,5528296232224</text:p>
          </table:table-cell>
          <table:table-cell office:value-type="float" office:value="4.3736091256142" calcext:value-type="float">
            <text:p>4,3736091256142</text:p>
          </table:table-cell>
          <table:table-cell office:value-type="float" office:value="13.10542187873" calcext:value-type="float">
            <text:p>13,10542187873</text:p>
          </table:table-cell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739</text:p>
          </table:table-cell>
          <table:table-cell office:value-type="float" office:value="6.7696893215179" calcext:value-type="float">
            <text:p>6,7696893215179</text:p>
          </table:table-cell>
          <table:table-cell office:value-type="float" office:value="5.4356479644775" calcext:value-type="float">
            <text:p>5,4356479644775</text:p>
          </table:table-cell>
          <table:table-cell office:value-type="float" office:value="8.9619957907185" calcext:value-type="float">
            <text:p>8,9619957907185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750</text:p>
          </table:table-cell>
          <table:table-cell office:value-type="float" office:value="8.1841039657593" calcext:value-type="float">
            <text:p>8,1841039657593</text:p>
          </table:table-cell>
          <table:table-cell office:value-type="float" office:value="3.6473333835602" calcext:value-type="float">
            <text:p>3,6473333835602</text:p>
          </table:table-cell>
          <table:table-cell office:value-type="float" office:value="43.034550490653" calcext:value-type="float">
            <text:p>43,034550490653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761</text:p>
          </table:table-cell>
          <table:table-cell office:value-type="float" office:value="-0.42008645832539" calcext:value-type="float">
            <text:p>-0,42008645832539</text:p>
          </table:table-cell>
          <table:table-cell office:value-type="float" office:value="4.8250532150269" calcext:value-type="float">
            <text:p>4,8250532150269</text:p>
          </table:table-cell>
          <table:table-cell office:value-type="float" office:value="-114.16811396362" calcext:value-type="float">
            <text:p>-114,16811396362</text:p>
          </table:table-cell>
          <table:table-cell office:value-type="float" office:value="10" calcext:value-type="float">
            <text:p>1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772</text:p>
          </table:table-cell>
          <table:table-cell office:value-type="float" office:value="-1.5817855298519" calcext:value-type="float">
            <text:p>-1,5817855298519</text:p>
          </table:table-cell>
          <table:table-cell office:value-type="float" office:value="7.7839213609695" calcext:value-type="float">
            <text:p>7,7839213609695</text:p>
          </table:table-cell>
          <table:table-cell office:value-type="float" office:value="-58.017007864205" calcext:value-type="float">
            <text:p>-58,017007864205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783</text:p>
          </table:table-cell>
          <table:table-cell office:value-type="float" office:value="1.1457021534443" calcext:value-type="float">
            <text:p>1,1457021534443</text:p>
          </table:table-cell>
          <table:table-cell office:value-type="float" office:value="6.3930237293243" calcext:value-type="float">
            <text:p>6,3930237293243</text:p>
          </table:table-cell>
          <table:table-cell office:value-type="float" office:value="-84.912320610824" calcext:value-type="float">
            <text:p>-84,912320610824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794</text:p>
          </table:table-cell>
          <table:table-cell office:value-type="float" office:value="4.1979989409447" calcext:value-type="float">
            <text:p>4,1979989409447</text:p>
          </table:table-cell>
          <table:table-cell office:value-type="float" office:value="3.6260056495667" calcext:value-type="float">
            <text:p>3,6260056495667</text:p>
          </table:table-cell>
          <table:table-cell office:value-type="float" office:value="11.651915729426" calcext:value-type="float">
            <text:p>11,651915729426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805</text:p>
          </table:table-cell>
          <table:table-cell office:value-type="float" office:value="5.1430976390839" calcext:value-type="float">
            <text:p>5,1430976390839</text:p>
          </table:table-cell>
          <table:table-cell office:value-type="float" office:value="5.8546835184097" calcext:value-type="float">
            <text:p>5,8546835184097</text:p>
          </table:table-cell>
          <table:table-cell office:value-type="float" office:value="80.376633413278" calcext:value-type="float">
            <text:p>80,376633413278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816</text:p>
          </table:table-cell>
          <table:table-cell office:value-type="float" office:value="7.4883043766022" calcext:value-type="float">
            <text:p>7,4883043766022</text:p>
          </table:table-cell>
          <table:table-cell office:value-type="float" office:value="5.3545606136322" calcext:value-type="float">
            <text:p>5,3545606136322</text:p>
          </table:table-cell>
          <table:table-cell office:value-type="float" office:value="-72.175572632225" calcext:value-type="float">
            <text:p>-72,175572632225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827</text:p>
          </table:table-cell>
          <table:table-cell office:value-type="float" office:value="8.6527621746063" calcext:value-type="float">
            <text:p>8,6527621746063</text:p>
          </table:table-cell>
          <table:table-cell office:value-type="float" office:value="5.9698665142059" calcext:value-type="float">
            <text:p>5,9698665142059</text:p>
          </table:table-cell>
          <table:table-cell office:value-type="float" office:value="-9.8060365695103" calcext:value-type="float">
            <text:p>-9,8060365695103</text:p>
          </table:table-cell>
          <table:table-cell office:value-type="float" office:value="10" calcext:value-type="float">
            <text:p>1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838</text:p>
          </table:table-cell>
          <table:table-cell office:value-type="float" office:value="-0.65754666924477" calcext:value-type="float">
            <text:p>-0,65754666924477</text:p>
          </table:table-cell>
          <table:table-cell office:value-type="float" office:value="5.2779704332352" calcext:value-type="float">
            <text:p>5,2779704332352</text:p>
          </table:table-cell>
          <table:table-cell office:value-type="float" office:value="122.51472473145" calcext:value-type="float">
            <text:p>122,51472473145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849</text:p>
          </table:table-cell>
          <table:table-cell office:value-type="float" office:value="-0.45772518962622" calcext:value-type="float">
            <text:p>-0,45772518962622</text:p>
          </table:table-cell>
          <table:table-cell office:value-type="float" office:value="7.7625948190689" calcext:value-type="float">
            <text:p>7,7625948190689</text:p>
          </table:table-cell>
          <table:table-cell office:value-type="float" office:value="-135.89787483215" calcext:value-type="float">
            <text:p>-135,89787483215</text:p>
          </table:table-cell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860</text:p>
          </table:table-cell>
          <table:table-cell office:value-type="float" office:value="1.9129560887814" calcext:value-type="float">
            <text:p>1,9129560887814</text:p>
          </table:table-cell>
          <table:table-cell office:value-type="float" office:value="9.4135218858719" calcext:value-type="float">
            <text:p>9,4135218858719</text:p>
          </table:table-cell>
          <table:table-cell office:value-type="float" office:value="-54.905201219449" calcext:value-type="float">
            <text:p>-54,905201219449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871</text:p>
          </table:table-cell>
          <table:table-cell office:value-type="float" office:value="5.7842826843262" calcext:value-type="float">
            <text:p>5,7842826843262</text:p>
          </table:table-cell>
          <table:table-cell office:value-type="float" office:value="5.4722708463669" calcext:value-type="float">
            <text:p>5,4722708463669</text:p>
          </table:table-cell>
          <table:table-cell office:value-type="float" office:value="119.27591463563" calcext:value-type="float">
            <text:p>119,27591463563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882</text:p>
          </table:table-cell>
          <table:table-cell office:value-type="float" office:value="5.5983912944794" calcext:value-type="float">
            <text:p>5,5983912944794</text:p>
          </table:table-cell>
          <table:table-cell office:value-type="float" office:value="7.7756279706955" calcext:value-type="float">
            <text:p>7,7756279706955</text:p>
          </table:table-cell>
          <table:table-cell office:value-type="float" office:value="37.334432647486" calcext:value-type="float">
            <text:p>37,33443264748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893</text:p>
          </table:table-cell>
          <table:table-cell office:value-type="float" office:value="5.0440001487732" calcext:value-type="float">
            <text:p>5,0440001487732</text:p>
          </table:table-cell>
          <table:table-cell office:value-type="float" office:value="7.0347768068314" calcext:value-type="float">
            <text:p>7,0347768068314</text:p>
          </table:table-cell>
          <table:table-cell office:value-type="float" office:value="72.159677554088" calcext:value-type="float">
            <text:p>72,159677554088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904</text:p>
          </table:table-cell>
          <table:table-cell office:value-type="float" office:value="9.3503457307816" calcext:value-type="float">
            <text:p>9,3503457307816</text:p>
          </table:table-cell>
          <table:table-cell office:value-type="float" office:value="4.9548226594925" calcext:value-type="float">
            <text:p>4,9548226594925</text:p>
          </table:table-cell>
          <table:table-cell office:value-type="float" office:value="85.2713129323" calcext:value-type="float">
            <text:p>85,2713129323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915</text:p>
          </table:table-cell>
          <table:table-cell office:value-type="float" office:value="0.051415497437119" calcext:value-type="float">
            <text:p>0,051415497437119</text:p>
          </table:table-cell>
          <table:table-cell office:value-type="float" office:value="7.2695565223694" calcext:value-type="float">
            <text:p>7,2695565223694</text:p>
          </table:table-cell>
          <table:table-cell office:value-type="float" office:value="62.924862667254" calcext:value-type="float">
            <text:p>62,924862667254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926</text:p>
          </table:table-cell>
          <table:table-cell office:value-type="float" office:value="-0.21965039893985" calcext:value-type="float">
            <text:p>-0,21965039893985</text:p>
          </table:table-cell>
          <table:table-cell office:value-type="float" office:value="8.3673870563507" calcext:value-type="float">
            <text:p>8,3673870563507</text:p>
          </table:table-cell>
          <table:table-cell office:value-type="float" office:value="104.47357870211" calcext:value-type="float">
            <text:p>104,47357870211</text:p>
          </table:table-cell>
          <table:table-cell office:value-type="float" office:value="10" calcext:value-type="float">
            <text:p>1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937</text:p>
          </table:table-cell>
          <table:table-cell office:value-type="float" office:value="3.5185018181801" calcext:value-type="float">
            <text:p>3,5185018181801</text:p>
          </table:table-cell>
          <table:table-cell office:value-type="float" office:value="10.77287197113" calcext:value-type="float">
            <text:p>10,77287197113</text:p>
          </table:table-cell>
          <table:table-cell office:value-type="float" office:value="92.538964976171" calcext:value-type="float">
            <text:p>92,538964976171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948</text:p>
          </table:table-cell>
          <table:table-cell office:value-type="float" office:value="4.8100662231445" calcext:value-type="float">
            <text:p>4,8100662231445</text:p>
          </table:table-cell>
          <table:table-cell office:value-type="float" office:value="10.248426198959" calcext:value-type="float">
            <text:p>10,248426198959</text:p>
          </table:table-cell>
          <table:table-cell office:value-type="float" office:value="-5.9974214928165" calcext:value-type="float">
            <text:p>-5,9974214928165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959</text:p>
          </table:table-cell>
          <table:table-cell office:value-type="float" office:value="2.8548768162727" calcext:value-type="float">
            <text:p>2,8548768162727</text:p>
          </table:table-cell>
          <table:table-cell office:value-type="float" office:value="7.7173101902008" calcext:value-type="float">
            <text:p>7,7173101902008</text:p>
          </table:table-cell>
          <table:table-cell office:value-type="float" office:value="77.988558514103" calcext:value-type="float">
            <text:p>77,98855851410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970</text:p>
          </table:table-cell>
          <table:table-cell office:value-type="float" office:value="9.1493558883667" calcext:value-type="float">
            <text:p>9,1493558883667</text:p>
          </table:table-cell>
          <table:table-cell office:value-type="float" office:value="10.513771772385" calcext:value-type="float">
            <text:p>10,513771772385</text:p>
          </table:table-cell>
          <table:table-cell office:value-type="float" office:value="-147.52127714218" calcext:value-type="float">
            <text:p>-147,521277142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981</text:p>
          </table:table-cell>
          <table:table-cell office:value-type="float" office:value="7.3890620470047" calcext:value-type="float">
            <text:p>7,3890620470047</text:p>
          </table:table-cell>
          <table:table-cell office:value-type="float" office:value="11.08500123024" calcext:value-type="float">
            <text:p>11,08500123024</text:p>
          </table:table-cell>
          <table:table-cell office:value-type="float" office:value="-55.625024115204" calcext:value-type="float">
            <text:p>-55,62502411520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992</text:p>
          </table:table-cell>
          <table:table-cell office:value-type="float" office:value="-0.74093781411648" calcext:value-type="float">
            <text:p>-0,74093781411648</text:p>
          </table:table-cell>
          <table:table-cell office:value-type="float" office:value="9.9798381328583" calcext:value-type="float">
            <text:p>9,9798381328583</text:p>
          </table:table-cell>
          <table:table-cell office:value-type="float" office:value="55.752194990778" calcext:value-type="float">
            <text:p>55,752194990778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5003</text:p>
          </table:table-cell>
          <table:table-cell office:value-type="float" office:value="0.89911796152592" calcext:value-type="float">
            <text:p>0,89911796152592</text:p>
          </table:table-cell>
          <table:table-cell office:value-type="float" office:value="7.4205839633942" calcext:value-type="float">
            <text:p>7,4205839633942</text:p>
          </table:table-cell>
          <table:table-cell office:value-type="float" office:value="99.026466630826" calcext:value-type="float">
            <text:p>99,026466630826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5</text:p>
          </table:table-cell>
          <table:table-cell office:value-type="float" office:value="1.0441011190414" calcext:value-type="float">
            <text:p>1,0441011190414</text:p>
          </table:table-cell>
          <table:table-cell office:value-type="float" office:value="-0.53232420235872" calcext:value-type="float">
            <text:p>-0,53232420235872</text:p>
          </table:table-cell>
          <table:table-cell office:value-type="float" office:value="-173.47847276432" calcext:value-type="float">
            <text:p>-173,47847276432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464</text:p>
          </table:table-cell>
          <table:table-cell office:value-type="float" office:value="0.19364297389984" calcext:value-type="float">
            <text:p>0,19364297389984</text:p>
          </table:table-cell>
          <table:table-cell office:value-type="float" office:value="-0.28847327455878" calcext:value-type="float">
            <text:p>-0,28847327455878</text:p>
          </table:table-cell>
          <table:table-cell office:value-type="float" office:value="122.49159964786" calcext:value-type="float">
            <text:p>122,49159964786</text:p>
          </table:table-cell>
          <table:table-cell office:value-type="float" office:value="10" calcext:value-type="float">
            <text:p>10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475</text:p>
          </table:table-cell>
          <table:table-cell office:value-type="float" office:value="0.38007389754057" calcext:value-type="float">
            <text:p>0,38007389754057</text:p>
          </table:table-cell>
          <table:table-cell office:value-type="float" office:value="-0.29800087213516" calcext:value-type="float">
            <text:p>-0,29800087213516</text:p>
          </table:table-cell>
          <table:table-cell office:value-type="float" office:value="37.074914403782" calcext:value-type="float">
            <text:p>37,074914403782</text:p>
          </table:table-cell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486</text:p>
          </table:table-cell>
          <table:table-cell office:value-type="float" office:value="3.2191878557205" calcext:value-type="float">
            <text:p>3,2191878557205</text:p>
          </table:table-cell>
          <table:table-cell office:value-type="float" office:value="-0.47493550926447" calcext:value-type="float">
            <text:p>-0,47493550926447</text:p>
          </table:table-cell>
          <table:table-cell office:value-type="float" office:value="-151.10556942642" calcext:value-type="float">
            <text:p>-151,10556942642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497</text:p>
          </table:table-cell>
          <table:table-cell office:value-type="float" office:value="3.7699717283249" calcext:value-type="float">
            <text:p>3,7699717283249</text:p>
          </table:table-cell>
          <table:table-cell office:value-type="float" office:value="0.52523236721754" calcext:value-type="float">
            <text:p>0,52523236721754</text:p>
          </table:table-cell>
          <table:table-cell office:value-type="float" office:value="61.797569511802" calcext:value-type="float">
            <text:p>61,797569511802</text:p>
          </table:table-cell>
          <table:table-cell office:value-type="float" office:value="11" calcext:value-type="float">
            <text:p>1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508</text:p>
          </table:table-cell>
          <table:table-cell office:value-type="float" office:value="4.9818110466003" calcext:value-type="float">
            <text:p>4,9818110466003</text:p>
          </table:table-cell>
          <table:table-cell office:value-type="float" office:value="0.69026455283165" calcext:value-type="float">
            <text:p>0,69026455283165</text:p>
          </table:table-cell>
          <table:table-cell office:value-type="float" office:value="-175.0814975447" calcext:value-type="float">
            <text:p>-175,0814975447</text:p>
          </table:table-cell>
          <table:table-cell office:value-type="float" office:value="11" calcext:value-type="float">
            <text:p>1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519</text:p>
          </table:table-cell>
          <table:table-cell office:value-type="float" office:value="5.4332911968231" calcext:value-type="float">
            <text:p>5,4332911968231</text:p>
          </table:table-cell>
          <table:table-cell office:value-type="float" office:value="-0.51312036812305" calcext:value-type="float">
            <text:p>-0,51312036812305</text:p>
          </table:table-cell>
          <table:table-cell office:value-type="float" office:value="95.320364472213" calcext:value-type="float">
            <text:p>95,320364472213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530</text:p>
          </table:table-cell>
          <table:table-cell office:value-type="float" office:value="-1.4840479195118" calcext:value-type="float">
            <text:p>-1,4840479195118</text:p>
          </table:table-cell>
          <table:table-cell office:value-type="float" office:value="0.67452661693096" calcext:value-type="float">
            <text:p>0,67452661693096</text:p>
          </table:table-cell>
          <table:table-cell office:value-type="float" office:value="5.8391335758434" calcext:value-type="float">
            <text:p>5,8391335758434</text:p>
          </table:table-cell>
          <table:table-cell office:value-type="float" office:value="10" calcext:value-type="float">
            <text:p>1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541</text:p>
          </table:table-cell>
          <table:table-cell office:value-type="float" office:value="-0.078133819624782" calcext:value-type="float">
            <text:p>-0,078133819624782</text:p>
          </table:table-cell>
          <table:table-cell office:value-type="float" office:value="4.8209667205811" calcext:value-type="float">
            <text:p>4,8209667205811</text:p>
          </table:table-cell>
          <table:table-cell office:value-type="float" office:value="-83.563234396042" calcext:value-type="float">
            <text:p>-83,563234396042</text:p>
          </table:table-cell>
          <table:table-cell office:value-type="float" office:value="10" calcext:value-type="float">
            <text:p>1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552</text:p>
          </table:table-cell>
          <table:table-cell office:value-type="float" office:value="3.4907665848732" calcext:value-type="float">
            <text:p>3,4907665848732</text:p>
          </table:table-cell>
          <table:table-cell office:value-type="float" office:value="2.6752039790154" calcext:value-type="float">
            <text:p>2,6752039790154</text:p>
          </table:table-cell>
          <table:table-cell office:value-type="float" office:value="177.3671633119" calcext:value-type="float">
            <text:p>177,3671633119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563</text:p>
          </table:table-cell>
          <table:table-cell office:value-type="float" office:value="4.3524900078773" calcext:value-type="float">
            <text:p>4,3524900078773</text:p>
          </table:table-cell>
          <table:table-cell office:value-type="float" office:value="0.64973041415215" calcext:value-type="float">
            <text:p>0,64973041415215</text:p>
          </table:table-cell>
          <table:table-cell office:value-type="float" office:value="-108.09206658868" calcext:value-type="float">
            <text:p>-108,09206658868</text:p>
          </table:table-cell>
          <table:table-cell office:value-type="float" office:value="11" calcext:value-type="float">
            <text:p>1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574</text:p>
          </table:table-cell>
          <table:table-cell office:value-type="float" office:value="3.122738301754" calcext:value-type="float">
            <text:p>3,122738301754</text:p>
          </table:table-cell>
          <table:table-cell office:value-type="float" office:value="0.45332822948694" calcext:value-type="float">
            <text:p>0,45332822948694</text:p>
          </table:table-cell>
          <table:table-cell office:value-type="float" office:value="-1.6373257704411" calcext:value-type="float">
            <text:p>-1,6373257704411</text:p>
          </table:table-cell>
          <table:table-cell office:value-type="float" office:value="11" calcext:value-type="float">
            <text:p>11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585</text:p>
          </table:table-cell>
          <table:table-cell office:value-type="float" office:value="7.5006306171417" calcext:value-type="float">
            <text:p>7,5006306171417</text:p>
          </table:table-cell>
          <table:table-cell office:value-type="float" office:value="0.18597926944494" calcext:value-type="float">
            <text:p>0,18597926944494</text:p>
          </table:table-cell>
          <table:table-cell office:value-type="float" office:value="133.09603587837" calcext:value-type="float">
            <text:p>133,09603587837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596</text:p>
          </table:table-cell>
          <table:table-cell office:value-type="float" office:value="8.6288130283356" calcext:value-type="float">
            <text:p>8,6288130283356</text:p>
          </table:table-cell>
          <table:table-cell office:value-type="float" office:value="0.33803831785917" calcext:value-type="float">
            <text:p>0,33803831785917</text:p>
          </table:table-cell>
          <table:table-cell office:value-type="float" office:value="-90.737736908494" calcext:value-type="float">
            <text:p>-90,73773690849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607</text:p>
          </table:table-cell>
          <table:table-cell office:value-type="float" office:value="0.48200666904449" calcext:value-type="float">
            <text:p>0,48200666904449</text:p>
          </table:table-cell>
          <table:table-cell office:value-type="float" office:value="1.5564438700676" calcext:value-type="float">
            <text:p>1,5564438700676</text:p>
          </table:table-cell>
          <table:table-cell office:value-type="float" office:value="-74.365526247936" calcext:value-type="float">
            <text:p>-74,365526247936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618</text:p>
          </table:table-cell>
          <table:table-cell office:value-type="float" office:value="3.8626861572266" calcext:value-type="float">
            <text:p>3,8626861572266</text:p>
          </table:table-cell>
          <table:table-cell office:value-type="float" office:value="4.0000614523888" calcext:value-type="float">
            <text:p>4,0000614523888</text:p>
          </table:table-cell>
          <table:table-cell office:value-type="float" office:value="164.82273484491" calcext:value-type="float">
            <text:p>164,82273484491</text:p>
          </table:table-cell>
          <table:table-cell office:value-type="float" office:value="11" calcext:value-type="float">
            <text:p>1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629</text:p>
          </table:table-cell>
          <table:table-cell office:value-type="float" office:value="2.6827037334442" calcext:value-type="float">
            <text:p>2,6827037334442</text:p>
          </table:table-cell>
          <table:table-cell office:value-type="float" office:value="3.8152053952217" calcext:value-type="float">
            <text:p>3,8152053952217</text:p>
          </table:table-cell>
          <table:table-cell office:value-type="float" office:value="-157.13480627461" calcext:value-type="float">
            <text:p>-157,13480627461</text:p>
          </table:table-cell>
          <table:table-cell office:value-type="float" office:value="10" calcext:value-type="float">
            <text:p>1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640</text:p>
          </table:table-cell>
          <table:table-cell office:value-type="float" office:value="1.9672831892967" calcext:value-type="float">
            <text:p>1,9672831892967</text:p>
          </table:table-cell>
          <table:table-cell office:value-type="float" office:value="2.6713952422142" calcext:value-type="float">
            <text:p>2,6713952422142</text:p>
          </table:table-cell>
          <table:table-cell office:value-type="float" office:value="-20.064513964258" calcext:value-type="float">
            <text:p>-20,064513964258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651</text:p>
          </table:table-cell>
          <table:table-cell office:value-type="float" office:value="5.0902497768402" calcext:value-type="float">
            <text:p>5,0902497768402</text:p>
          </table:table-cell>
          <table:table-cell office:value-type="float" office:value="1.2648625671864" calcext:value-type="float">
            <text:p>1,2648625671864</text:p>
          </table:table-cell>
          <table:table-cell office:value-type="float" office:value="11.124314965716" calcext:value-type="float">
            <text:p>11,124314965716</text:p>
          </table:table-cell>
          <table:table-cell office:value-type="float" office:value="11" calcext:value-type="float">
            <text:p>1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662</text:p>
          </table:table-cell>
          <table:table-cell office:value-type="float" office:value="6.956125497818" calcext:value-type="float">
            <text:p>6,956125497818</text:p>
          </table:table-cell>
          <table:table-cell office:value-type="float" office:value="4.539443552494" calcext:value-type="float">
            <text:p>4,539443552494</text:p>
          </table:table-cell>
          <table:table-cell office:value-type="float" office:value="-103.0937547137" calcext:value-type="float">
            <text:p>-103,0937547137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673</text:p>
          </table:table-cell>
          <table:table-cell office:value-type="float" office:value="6.9766169786453" calcext:value-type="float">
            <text:p>6,9766169786453</text:p>
          </table:table-cell>
          <table:table-cell office:value-type="float" office:value="2.9615244269371" calcext:value-type="float">
            <text:p>2,9615244269371</text:p>
          </table:table-cell>
          <table:table-cell office:value-type="float" office:value="130.8417092463" calcext:value-type="float">
            <text:p>130,8417092463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684</text:p>
          </table:table-cell>
          <table:table-cell office:value-type="float" office:value="-1.0983148962259" calcext:value-type="float">
            <text:p>-1,0983148962259</text:p>
          </table:table-cell>
          <table:table-cell office:value-type="float" office:value="5.6599205732346" calcext:value-type="float">
            <text:p>5,6599205732346</text:p>
          </table:table-cell>
          <table:table-cell office:value-type="float" office:value="107.55876826633" calcext:value-type="float">
            <text:p>107,55876826633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695</text:p>
          </table:table-cell>
          <table:table-cell office:value-type="float" office:value="-1.265998929739" calcext:value-type="float">
            <text:p>-1,265998929739</text:p>
          </table:table-cell>
          <table:table-cell office:value-type="float" office:value="0.91469094157219" calcext:value-type="float">
            <text:p>0,91469094157219</text:p>
          </table:table-cell>
          <table:table-cell office:value-type="float" office:value="70.164278054693" calcext:value-type="float">
            <text:p>70,164278054693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706</text:p>
          </table:table-cell>
          <table:table-cell office:value-type="float" office:value="3.2991230487823" calcext:value-type="float">
            <text:p>3,2991230487823</text:p>
          </table:table-cell>
          <table:table-cell office:value-type="float" office:value="4.4473123550415" calcext:value-type="float">
            <text:p>4,4473123550415</text:p>
          </table:table-cell>
          <table:table-cell office:value-type="float" office:value="-144.31864440821" calcext:value-type="float">
            <text:p>-144,31864440821</text:p>
          </table:table-cell>
          <table:table-cell office:value-type="float" office:value="11" calcext:value-type="float">
            <text:p>1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717</text:p>
          </table:table-cell>
          <table:table-cell office:value-type="float" office:value="6.347416639328" calcext:value-type="float">
            <text:p>6,347416639328</text:p>
          </table:table-cell>
          <table:table-cell office:value-type="float" office:value="4.6386018395424" calcext:value-type="float">
            <text:p>4,6386018395424</text:p>
          </table:table-cell>
          <table:table-cell office:value-type="float" office:value="-81.600171745203" calcext:value-type="float">
            <text:p>-81,600171745203</text:p>
          </table:table-cell>
          <table:table-cell office:value-type="float" office:value="10" calcext:value-type="float">
            <text:p>1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728</text:p>
          </table:table-cell>
          <table:table-cell office:value-type="float" office:value="3.613558113575" calcext:value-type="float">
            <text:p>3,613558113575</text:p>
          </table:table-cell>
          <table:table-cell office:value-type="float" office:value="4.2163687944412" calcext:value-type="float">
            <text:p>4,2163687944412</text:p>
          </table:table-cell>
          <table:table-cell office:value-type="float" office:value="92.293178959257" calcext:value-type="float">
            <text:p>92,293178959257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739</text:p>
          </table:table-cell>
          <table:table-cell office:value-type="float" office:value="6.4540016651154" calcext:value-type="float">
            <text:p>6,4540016651154</text:p>
          </table:table-cell>
          <table:table-cell office:value-type="float" office:value="5.5245769023895" calcext:value-type="float">
            <text:p>5,5245769023895</text:p>
          </table:table-cell>
          <table:table-cell office:value-type="float" office:value="-22.752762220468" calcext:value-type="float">
            <text:p>-22,752762220468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750</text:p>
          </table:table-cell>
          <table:table-cell office:value-type="float" office:value="8.0354928970337" calcext:value-type="float">
            <text:p>8,0354928970337</text:p>
          </table:table-cell>
          <table:table-cell office:value-type="float" office:value="3.3443483710289" calcext:value-type="float">
            <text:p>3,3443483710289</text:p>
          </table:table-cell>
          <table:table-cell office:value-type="float" office:value="69.745053910905" calcext:value-type="float">
            <text:p>69,745053910905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761</text:p>
          </table:table-cell>
          <table:table-cell office:value-type="float" office:value="-0.32820969820023" calcext:value-type="float">
            <text:p>-0,32820969820023</text:p>
          </table:table-cell>
          <table:table-cell office:value-type="float" office:value="5.0359731912613" calcext:value-type="float">
            <text:p>5,0359731912613</text:p>
          </table:table-cell>
          <table:table-cell office:value-type="float" office:value="-142.85249770827" calcext:value-type="float">
            <text:p>-142,85249770827</text:p>
          </table:table-cell>
          <table:table-cell office:value-type="float" office:value="10" calcext:value-type="float">
            <text:p>1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772</text:p>
          </table:table-cell>
          <table:table-cell office:value-type="float" office:value="-1.5538075566292" calcext:value-type="float">
            <text:p>-1,5538075566292</text:p>
          </table:table-cell>
          <table:table-cell office:value-type="float" office:value="8.1189316511154" calcext:value-type="float">
            <text:p>8,1189316511154</text:p>
          </table:table-cell>
          <table:table-cell office:value-type="float" office:value="-92.72385630638" calcext:value-type="float">
            <text:p>-92,72385630638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783</text:p>
          </table:table-cell>
          <table:table-cell office:value-type="float" office:value="1.2176959216595" calcext:value-type="float">
            <text:p>1,2176959216595</text:p>
          </table:table-cell>
          <table:table-cell office:value-type="float" office:value="6.6699278354645" calcext:value-type="float">
            <text:p>6,6699278354645</text:p>
          </table:table-cell>
          <table:table-cell office:value-type="float" office:value="-96.223664131893" calcext:value-type="float">
            <text:p>-96,223664131893</text:p>
          </table:table-cell>
          <table:table-cell office:value-type="float" office:value="11" calcext:value-type="float">
            <text:p>1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794</text:p>
          </table:table-cell>
          <table:table-cell office:value-type="float" office:value="4.0046054124832" calcext:value-type="float">
            <text:p>4,0046054124832</text:p>
          </table:table-cell>
          <table:table-cell office:value-type="float" office:value="3.7023448944092" calcext:value-type="float">
            <text:p>3,7023448944092</text:p>
          </table:table-cell>
          <table:table-cell office:value-type="float" office:value="-46.528836724105" calcext:value-type="float">
            <text:p>-46,528836724105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805</text:p>
          </table:table-cell>
          <table:table-cell office:value-type="float" office:value="5.0886285305023" calcext:value-type="float">
            <text:p>5,0886285305023</text:p>
          </table:table-cell>
          <table:table-cell office:value-type="float" office:value="5.5367565155029" calcext:value-type="float">
            <text:p>5,5367565155029</text:p>
          </table:table-cell>
          <table:table-cell office:value-type="float" office:value="80.386829224362" calcext:value-type="float">
            <text:p>80,38682922436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816</text:p>
          </table:table-cell>
          <table:table-cell office:value-type="float" office:value="7.4269562959671" calcext:value-type="float">
            <text:p>7,4269562959671</text:p>
          </table:table-cell>
          <table:table-cell office:value-type="float" office:value="5.5465000867844" calcext:value-type="float">
            <text:p>5,5465000867844</text:p>
          </table:table-cell>
          <table:table-cell office:value-type="float" office:value="-72.197194312029" calcext:value-type="float">
            <text:p>-72,197194312029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827</text:p>
          </table:table-cell>
          <table:table-cell office:value-type="float" office:value="8.2603549957275" calcext:value-type="float">
            <text:p>8,2603549957275</text:p>
          </table:table-cell>
          <table:table-cell office:value-type="float" office:value="6.0371750593185" calcext:value-type="float">
            <text:p>6,0371750593185</text:p>
          </table:table-cell>
          <table:table-cell office:value-type="float" office:value="-9.803155330336" calcext:value-type="float">
            <text:p>-9,803155330336</text:p>
          </table:table-cell>
          <table:table-cell office:value-type="float" office:value="10" calcext:value-type="float">
            <text:p>1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838</text:p>
          </table:table-cell>
          <table:table-cell office:value-type="float" office:value="-0.46605724841356" calcext:value-type="float">
            <text:p>-0,46605724841356</text:p>
          </table:table-cell>
          <table:table-cell office:value-type="float" office:value="5.3980523347855" calcext:value-type="float">
            <text:p>5,3980523347855</text:p>
          </table:table-cell>
          <table:table-cell office:value-type="float" office:value="-138.38632243454" calcext:value-type="float">
            <text:p>-138,38632243454</text:p>
          </table:table-cell>
          <table:table-cell office:value-type="float" office:value="10" calcext:value-type="float">
            <text:p>1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849</text:p>
          </table:table-cell>
          <table:table-cell office:value-type="float" office:value="-0.26713529601693" calcext:value-type="float">
            <text:p>-0,26713529601693</text:p>
          </table:table-cell>
          <table:table-cell office:value-type="float" office:value="7.6544278860092" calcext:value-type="float">
            <text:p>7,6544278860092</text:p>
          </table:table-cell>
          <table:table-cell office:value-type="float" office:value="138.68465241353" calcext:value-type="float">
            <text:p>138,68465241353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860</text:p>
          </table:table-cell>
          <table:table-cell office:value-type="float" office:value="1.8742406368256" calcext:value-type="float">
            <text:p>1,8742406368256</text:p>
          </table:table-cell>
          <table:table-cell office:value-type="float" office:value="9.7150468826294" calcext:value-type="float">
            <text:p>9,7150468826294</text:p>
          </table:table-cell>
          <table:table-cell office:value-type="float" office:value="-89.346220538874" calcext:value-type="float">
            <text:p>-89,346220538874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871</text:p>
          </table:table-cell>
          <table:table-cell office:value-type="float" office:value="5.8335268497467" calcext:value-type="float">
            <text:p>5,8335268497467</text:p>
          </table:table-cell>
          <table:table-cell office:value-type="float" office:value="5.1907807588577" calcext:value-type="float">
            <text:p>5,1907807588577</text:p>
          </table:table-cell>
          <table:table-cell office:value-type="float" office:value="95.664110912639" calcext:value-type="float">
            <text:p>95,664110912639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882</text:p>
          </table:table-cell>
          <table:table-cell office:value-type="float" office:value="5.2739012241364" calcext:value-type="float">
            <text:p>5,2739012241364</text:p>
          </table:table-cell>
          <table:table-cell office:value-type="float" office:value="7.6511138677597" calcext:value-type="float">
            <text:p>7,6511138677597</text:p>
          </table:table-cell>
          <table:table-cell office:value-type="float" office:value="21.002882225498" calcext:value-type="float">
            <text:p>21,00288222549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893</text:p>
          </table:table-cell>
          <table:table-cell office:value-type="float" office:value="5.0143444538116" calcext:value-type="float">
            <text:p>5,0143444538116</text:p>
          </table:table-cell>
          <table:table-cell office:value-type="float" office:value="6.6770905256271" calcext:value-type="float">
            <text:p>6,6770905256271</text:p>
          </table:table-cell>
          <table:table-cell office:value-type="float" office:value="89.362224955468" calcext:value-type="float">
            <text:p>89,362224955468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904</text:p>
          </table:table-cell>
          <table:table-cell office:value-type="float" office:value="9.3175381422043" calcext:value-type="float">
            <text:p>9,3175381422043</text:p>
          </table:table-cell>
          <table:table-cell office:value-type="float" office:value="4.5576256513596" calcext:value-type="float">
            <text:p>4,5576256513596</text:p>
          </table:table-cell>
          <table:table-cell office:value-type="float" office:value="85.310825117075" calcext:value-type="float">
            <text:p>85,310825117075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915</text:p>
          </table:table-cell>
          <table:table-cell office:value-type="float" office:value="-0.20138580352068" calcext:value-type="float">
            <text:p>-0,20138580352068</text:p>
          </table:table-cell>
          <table:table-cell office:value-type="float" office:value="7.095400094986" calcext:value-type="float">
            <text:p>7,095400094986</text:p>
          </table:table-cell>
          <table:table-cell office:value-type="float" office:value="23.247959507499" calcext:value-type="float">
            <text:p>23,247959507499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926</text:p>
          </table:table-cell>
          <table:table-cell office:value-type="float" office:value="-0.0080663303378969" calcext:value-type="float">
            <text:p>-0,0080663303378969</text:p>
          </table:table-cell>
          <table:table-cell office:value-type="float" office:value="8.3470737934113" calcext:value-type="float">
            <text:p>8,3470737934113</text:p>
          </table:table-cell>
          <table:table-cell office:value-type="float" office:value="-174.330233009" calcext:value-type="float">
            <text:p>-174,330233009</text:p>
          </table:table-cell>
          <table:table-cell office:value-type="float" office:value="10" calcext:value-type="float">
            <text:p>1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937</text:p>
          </table:table-cell>
          <table:table-cell office:value-type="float" office:value="3.7438458204269" calcext:value-type="float">
            <text:p>3,7438458204269</text:p>
          </table:table-cell>
          <table:table-cell office:value-type="float" office:value="10.674483776093" calcext:value-type="float">
            <text:p>10,674483776093</text:p>
          </table:table-cell>
          <table:table-cell office:value-type="float" office:value="166.5004787931" calcext:value-type="float">
            <text:p>166,5004787931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948</text:p>
          </table:table-cell>
          <table:table-cell office:value-type="float" office:value="4.5304816961288" calcext:value-type="float">
            <text:p>4,5304816961288</text:p>
          </table:table-cell>
          <table:table-cell office:value-type="float" office:value="10.359727144241" calcext:value-type="float">
            <text:p>10,359727144241</text:p>
          </table:table-cell>
          <table:table-cell office:value-type="float" office:value="-23.332206496767" calcext:value-type="float">
            <text:p>-23,332206496767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959</text:p>
          </table:table-cell>
          <table:table-cell office:value-type="float" office:value="2.6361382007599" calcext:value-type="float">
            <text:p>2,6361382007599</text:p>
          </table:table-cell>
          <table:table-cell office:value-type="float" office:value="7.5046217441559" calcext:value-type="float">
            <text:p>7,5046217441559</text:p>
          </table:table-cell>
          <table:table-cell office:value-type="float" office:value="35.78297119991" calcext:value-type="float">
            <text:p>35,7829711999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970</text:p>
          </table:table-cell>
          <table:table-cell office:value-type="float" office:value="9.2806673049927" calcext:value-type="float">
            <text:p>9,2806673049927</text:p>
          </table:table-cell>
          <table:table-cell office:value-type="float" office:value="10.382468700409" calcext:value-type="float">
            <text:p>10,382468700409</text:p>
          </table:table-cell>
          <table:table-cell office:value-type="float" office:value="-165.71672706847" calcext:value-type="float">
            <text:p>-165,716727068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981</text:p>
          </table:table-cell>
          <table:table-cell office:value-type="float" office:value="7.1653068065643" calcext:value-type="float">
            <text:p>7,1653068065643</text:p>
          </table:table-cell>
          <table:table-cell office:value-type="float" office:value="11.084996461868" calcext:value-type="float">
            <text:p>11,084996461868</text:p>
          </table:table-cell>
          <table:table-cell office:value-type="float" office:value="-60.16445615489" calcext:value-type="float">
            <text:p>-60,1644561548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992</text:p>
          </table:table-cell>
          <table:table-cell office:value-type="float" office:value="-0.80652043223381" calcext:value-type="float">
            <text:p>-0,80652043223381</text:p>
          </table:table-cell>
          <table:table-cell office:value-type="float" office:value="9.7527760267258" calcext:value-type="float">
            <text:p>9,7527760267258</text:p>
          </table:table-cell>
          <table:table-cell office:value-type="float" office:value="76.186647081071" calcext:value-type="float">
            <text:p>76,186647081071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5003</text:p>
          </table:table-cell>
          <table:table-cell office:value-type="float" office:value="0.97511045634747" calcext:value-type="float">
            <text:p>0,97511045634747</text:p>
          </table:table-cell>
          <table:table-cell office:value-type="float" office:value="7.1089589595795" calcext:value-type="float">
            <text:p>7,1089589595795</text:p>
          </table:table-cell>
          <table:table-cell office:value-type="float" office:value="93.376094368613" calcext:value-type="float">
            <text:p>93,376094368613</text:p>
          </table:table-cell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5</text:p>
          </table:table-cell>
          <table:table-cell office:value-type="float" office:value="1.1722233146429" calcext:value-type="float">
            <text:p>1,1722233146429</text:p>
          </table:table-cell>
          <table:table-cell office:value-type="float" office:value="-0.54761327803135" calcext:value-type="float">
            <text:p>-0,54761327803135</text:p>
          </table:table-cell>
          <table:table-cell office:value-type="float" office:value="-119.10291386258" calcext:value-type="float">
            <text:p>-119,10291386258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464</text:p>
          </table:table-cell>
          <table:table-cell office:value-type="float" office:value="0.02534658415243" calcext:value-type="float">
            <text:p>0,02534658415243</text:p>
          </table:table-cell>
          <table:table-cell office:value-type="float" office:value="-0.36100305616856" calcext:value-type="float">
            <text:p>-0,36100305616856</text:p>
          </table:table-cell>
          <table:table-cell office:value-type="float" office:value="115.63424699625" calcext:value-type="float">
            <text:p>115,63424699625</text:p>
          </table:table-cell>
          <table:table-cell office:value-type="float" office:value="10" calcext:value-type="float">
            <text:p>10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475</text:p>
          </table:table-cell>
          <table:table-cell office:value-type="float" office:value="0.21005589514971" calcext:value-type="float">
            <text:p>0,21005589514971</text:p>
          </table:table-cell>
          <table:table-cell office:value-type="float" office:value="-0.38397066295147" calcext:value-type="float">
            <text:p>-0,38397066295147</text:p>
          </table:table-cell>
          <table:table-cell office:value-type="float" office:value="25.779918690396" calcext:value-type="float">
            <text:p>25,779918690396</text:p>
          </table:table-cell>
          <table:table-cell office:value-type="float" office:value="10" calcext:value-type="float">
            <text:p>10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486</text:p>
          </table:table-cell>
          <table:table-cell office:value-type="float" office:value="3.3732128143311" calcext:value-type="float">
            <text:p>3,3732128143311</text:p>
          </table:table-cell>
          <table:table-cell office:value-type="float" office:value="-0.27981352061033" calcext:value-type="float">
            <text:p>-0,27981352061033</text:p>
          </table:table-cell>
          <table:table-cell office:value-type="float" office:value="-126.54070337867" calcext:value-type="float">
            <text:p>-126,54070337867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497</text:p>
          </table:table-cell>
          <table:table-cell office:value-type="float" office:value="3.4666508436203" calcext:value-type="float">
            <text:p>3,4666508436203</text:p>
          </table:table-cell>
          <table:table-cell office:value-type="float" office:value="0.50356388092041" calcext:value-type="float">
            <text:p>0,50356388092041</text:p>
          </table:table-cell>
          <table:table-cell office:value-type="float" office:value="8.4768918099677" calcext:value-type="float">
            <text:p>8,4768918099677</text:p>
          </table:table-cell>
          <table:table-cell office:value-type="float" office:value="11" calcext:value-type="float">
            <text:p>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508</text:p>
          </table:table-cell>
          <table:table-cell office:value-type="float" office:value="5.0316798686981" calcext:value-type="float">
            <text:p>5,0316798686981</text:p>
          </table:table-cell>
          <table:table-cell office:value-type="float" office:value="0.47406442463398" calcext:value-type="float">
            <text:p>0,47406442463398</text:p>
          </table:table-cell>
          <table:table-cell office:value-type="float" office:value="94.331322961552" calcext:value-type="float">
            <text:p>94,331322961552</text:p>
          </table:table-cell>
          <table:table-cell office:value-type="float" office:value="11" calcext:value-type="float">
            <text:p>1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519</text:p>
          </table:table-cell>
          <table:table-cell office:value-type="float" office:value="5.3238278627396" calcext:value-type="float">
            <text:p>5,3238278627396</text:p>
          </table:table-cell>
          <table:table-cell office:value-type="float" office:value="-0.58500580489635" calcext:value-type="float">
            <text:p>-0,58500580489635</text:p>
          </table:table-cell>
          <table:table-cell office:value-type="float" office:value="94.220378596312" calcext:value-type="float">
            <text:p>94,220378596312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530</text:p>
          </table:table-cell>
          <table:table-cell office:value-type="float" office:value="-1.5001361072063" calcext:value-type="float">
            <text:p>-1,5001361072063</text:p>
          </table:table-cell>
          <table:table-cell office:value-type="float" office:value="0.91626226902008" calcext:value-type="float">
            <text:p>0,91626226902008</text:p>
          </table:table-cell>
          <table:table-cell office:value-type="float" office:value="-92.278773617593" calcext:value-type="float">
            <text:p>-92,278773617593</text:p>
          </table:table-cell>
          <table:table-cell office:value-type="float" office:value="10" calcext:value-type="float">
            <text:p>1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541</text:p>
          </table:table-cell>
          <table:table-cell office:value-type="float" office:value="-0.16219742596149" calcext:value-type="float">
            <text:p>-0,16219742596149</text:p>
          </table:table-cell>
          <table:table-cell office:value-type="float" office:value="4.9608817696571" calcext:value-type="float">
            <text:p>4,9608817696571</text:p>
          </table:table-cell>
          <table:table-cell office:value-type="float" office:value="-37.118991469122" calcext:value-type="float">
            <text:p>-37,118991469122</text:p>
          </table:table-cell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552</text:p>
          </table:table-cell>
          <table:table-cell office:value-type="float" office:value="3.8031381368637" calcext:value-type="float">
            <text:p>3,8031381368637</text:p>
          </table:table-cell>
          <table:table-cell office:value-type="float" office:value="2.7881959080696" calcext:value-type="float">
            <text:p>2,7881959080696</text:p>
          </table:table-cell>
          <table:table-cell office:value-type="float" office:value="-153.77643457644" calcext:value-type="float">
            <text:p>-153,77643457644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563</text:p>
          </table:table-cell>
          <table:table-cell office:value-type="float" office:value="4.1598811745644" calcext:value-type="float">
            <text:p>4,1598811745644</text:p>
          </table:table-cell>
          <table:table-cell office:value-type="float" office:value="0.88755123317242" calcext:value-type="float">
            <text:p>0,88755123317242</text:p>
          </table:table-cell>
          <table:table-cell office:value-type="float" office:value="-55.407867689801" calcext:value-type="float">
            <text:p>-55,407867689801</text:p>
          </table:table-cell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574</text:p>
          </table:table-cell>
          <table:table-cell office:value-type="float" office:value="2.7331644296646" calcext:value-type="float">
            <text:p>2,7331644296646</text:p>
          </table:table-cell>
          <table:table-cell office:value-type="float" office:value="0.49740813672543" calcext:value-type="float">
            <text:p>0,49740813672543</text:p>
          </table:table-cell>
          <table:table-cell office:value-type="float" office:value="-5.6108498269585" calcext:value-type="float">
            <text:p>-5,6108498269585</text:p>
          </table:table-cell>
          <table:table-cell office:value-type="float" office:value="11" calcext:value-type="float">
            <text:p>1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585</text:p>
          </table:table-cell>
          <table:table-cell office:value-type="float" office:value="7.8032141923904" calcext:value-type="float">
            <text:p>7,8032141923904</text:p>
          </table:table-cell>
          <table:table-cell office:value-type="float" office:value="0.082012880593538" calcext:value-type="float">
            <text:p>0,082012880593538</text:p>
          </table:table-cell>
          <table:table-cell office:value-type="float" office:value="168.43695853167" calcext:value-type="float">
            <text:p>168,43695853167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596</text:p>
          </table:table-cell>
          <table:table-cell office:value-type="float" office:value="8.627764582634" calcext:value-type="float">
            <text:p>8,627764582634</text:p>
          </table:table-cell>
          <table:table-cell office:value-type="float" office:value="0.49685008823872" calcext:value-type="float">
            <text:p>0,49685008823872</text:p>
          </table:table-cell>
          <table:table-cell office:value-type="float" office:value="-89.822068335904" calcext:value-type="float">
            <text:p>-89,8220683359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607</text:p>
          </table:table-cell>
          <table:table-cell office:value-type="float" office:value="0.24514693766832" calcext:value-type="float">
            <text:p>0,24514693766832</text:p>
          </table:table-cell>
          <table:table-cell office:value-type="float" office:value="1.7331041395664" calcext:value-type="float">
            <text:p>1,7331041395664</text:p>
          </table:table-cell>
          <table:table-cell office:value-type="float" office:value="-27.752990935259" calcext:value-type="float">
            <text:p>-27,752990935259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618</text:p>
          </table:table-cell>
          <table:table-cell office:value-type="float" office:value="4.164617061615" calcext:value-type="float">
            <text:p>4,164617061615</text:p>
          </table:table-cell>
          <table:table-cell office:value-type="float" office:value="4.0631428360939" calcext:value-type="float">
            <text:p>4,0631428360939</text:p>
          </table:table-cell>
          <table:table-cell office:value-type="float" office:value="149.62397866948" calcext:value-type="float">
            <text:p>149,62397866948</text:p>
          </table:table-cell>
          <table:table-cell office:value-type="float" office:value="11" calcext:value-type="float">
            <text:p>1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629</text:p>
          </table:table-cell>
          <table:table-cell office:value-type="float" office:value="3.0453145503998" calcext:value-type="float">
            <text:p>3,0453145503998</text:p>
          </table:table-cell>
          <table:table-cell office:value-type="float" office:value="3.9180371165276" calcext:value-type="float">
            <text:p>3,9180371165276</text:p>
          </table:table-cell>
          <table:table-cell office:value-type="float" office:value="-166.59591759846" calcext:value-type="float">
            <text:p>-166,59591759846</text:p>
          </table:table-cell>
          <table:table-cell office:value-type="float" office:value="10" calcext:value-type="float">
            <text:p>1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640</text:p>
          </table:table-cell>
          <table:table-cell office:value-type="float" office:value="1.629851013422" calcext:value-type="float">
            <text:p>1,629851013422</text:p>
          </table:table-cell>
          <table:table-cell office:value-type="float" office:value="2.6847928762436" calcext:value-type="float">
            <text:p>2,6847928762436</text:p>
          </table:table-cell>
          <table:table-cell office:value-type="float" office:value="2.3879651336154" calcext:value-type="float">
            <text:p>2,3879651336154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651</text:p>
          </table:table-cell>
          <table:table-cell office:value-type="float" office:value="5.0167232751846" calcext:value-type="float">
            <text:p>5,0167232751846</text:p>
          </table:table-cell>
          <table:table-cell office:value-type="float" office:value="1.4744006097317" calcext:value-type="float">
            <text:p>1,4744006097317</text:p>
          </table:table-cell>
          <table:table-cell office:value-type="float" office:value="-79.66184008653" calcext:value-type="float">
            <text:p>-79,66184008653</text:p>
          </table:table-cell>
          <table:table-cell office:value-type="float" office:value="11" calcext:value-type="float">
            <text:p>1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662</text:p>
          </table:table-cell>
          <table:table-cell office:value-type="float" office:value="7.0874601602554" calcext:value-type="float">
            <text:p>7,0874601602554</text:p>
          </table:table-cell>
          <table:table-cell office:value-type="float" office:value="4.633674621582" calcext:value-type="float">
            <text:p>4,633674621582</text:p>
          </table:table-cell>
          <table:table-cell office:value-type="float" office:value="-123.77465910213" calcext:value-type="float">
            <text:p>-123,77465910213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673</text:p>
          </table:table-cell>
          <table:table-cell office:value-type="float" office:value="7.2357833385468" calcext:value-type="float">
            <text:p>7,2357833385468</text:p>
          </table:table-cell>
          <table:table-cell office:value-type="float" office:value="2.660511136055" calcext:value-type="float">
            <text:p>2,660511136055</text:p>
          </table:table-cell>
          <table:table-cell office:value-type="float" office:value="130.84533108268" calcext:value-type="float">
            <text:p>130,84533108268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684</text:p>
          </table:table-cell>
          <table:table-cell office:value-type="float" office:value="-1.1815585941076" calcext:value-type="float">
            <text:p>-1,1815585941076</text:p>
          </table:table-cell>
          <table:table-cell office:value-type="float" office:value="5.4335916042328" calcext:value-type="float">
            <text:p>5,4335916042328</text:p>
          </table:table-cell>
          <table:table-cell office:value-type="float" office:value="46.41389808837" calcext:value-type="float">
            <text:p>46,41389808837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695</text:p>
          </table:table-cell>
          <table:table-cell office:value-type="float" office:value="-1.0563416779041" calcext:value-type="float">
            <text:p>-1,0563416779041</text:p>
          </table:table-cell>
          <table:table-cell office:value-type="float" office:value="0.81782758235931" calcext:value-type="float">
            <text:p>0,81782758235931</text:p>
          </table:table-cell>
          <table:table-cell office:value-type="float" office:value="160.35759828653" calcext:value-type="float">
            <text:p>160,35759828653</text:p>
          </table:table-cell>
          <table:table-cell office:value-type="float" office:value="10" calcext:value-type="float">
            <text:p>1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706</text:p>
          </table:table-cell>
          <table:table-cell office:value-type="float" office:value="3.1991446018219" calcext:value-type="float">
            <text:p>3,1991446018219</text:p>
          </table:table-cell>
          <table:table-cell office:value-type="float" office:value="4.6484246850014" calcext:value-type="float">
            <text:p>4,6484246850014</text:p>
          </table:table-cell>
          <table:table-cell office:value-type="float" office:value="-54.429544764719" calcext:value-type="float">
            <text:p>-54,429544764719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717</text:p>
          </table:table-cell>
          <table:table-cell office:value-type="float" office:value="6.5597325563431" calcext:value-type="float">
            <text:p>6,5597325563431</text:p>
          </table:table-cell>
          <table:table-cell office:value-type="float" office:value="4.7026139497757" calcext:value-type="float">
            <text:p>4,7026139497757</text:p>
          </table:table-cell>
          <table:table-cell office:value-type="float" office:value="-172.37500172512" calcext:value-type="float">
            <text:p>-172,37500172512</text:p>
          </table:table-cell>
          <table:table-cell office:value-type="float" office:value="10" calcext:value-type="float">
            <text:p>1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728</text:p>
          </table:table-cell>
          <table:table-cell office:value-type="float" office:value="3.8206970691681" calcext:value-type="float">
            <text:p>3,8206970691681</text:p>
          </table:table-cell>
          <table:table-cell office:value-type="float" office:value="4.192898273468" calcext:value-type="float">
            <text:p>4,192898273468</text:p>
          </table:table-cell>
          <table:table-cell office:value-type="float" office:value="-178.90979226228" calcext:value-type="float">
            <text:p>-178,90979226228</text:p>
          </table:table-cell>
          <table:table-cell office:value-type="float" office:value="11" calcext:value-type="float">
            <text:p>1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739</text:p>
          </table:table-cell>
          <table:table-cell office:value-type="float" office:value="6.1817127466202" calcext:value-type="float">
            <text:p>6,1817127466202</text:p>
          </table:table-cell>
          <table:table-cell office:value-type="float" office:value="5.7584846019745" calcext:value-type="float">
            <text:p>5,7584846019745</text:p>
          </table:table-cell>
          <table:table-cell office:value-type="float" office:value="-40.683708752796" calcext:value-type="float">
            <text:p>-40,683708752796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750</text:p>
          </table:table-cell>
          <table:table-cell office:value-type="float" office:value="8.0382668972015" calcext:value-type="float">
            <text:p>8,0382668972015</text:p>
          </table:table-cell>
          <table:table-cell office:value-type="float" office:value="3.006317615509" calcext:value-type="float">
            <text:p>3,006317615509</text:p>
          </table:table-cell>
          <table:table-cell office:value-type="float" office:value="96.455119977331" calcext:value-type="float">
            <text:p>96,455119977331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761</text:p>
          </table:table-cell>
          <table:table-cell office:value-type="float" office:value="-0.30414789915085" calcext:value-type="float">
            <text:p>-0,30414789915085</text:p>
          </table:table-cell>
          <table:table-cell office:value-type="float" office:value="5.2764999866486" calcext:value-type="float">
            <text:p>5,2764999866486</text:p>
          </table:table-cell>
          <table:table-cell office:value-type="float" office:value="-108.66467891985" calcext:value-type="float">
            <text:p>-108,66467891985</text:p>
          </table:table-cell>
          <table:table-cell office:value-type="float" office:value="10" calcext:value-type="float">
            <text:p>1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772</text:p>
          </table:table-cell>
          <table:table-cell office:value-type="float" office:value="-1.4089792966843" calcext:value-type="float">
            <text:p>-1,4089792966843</text:p>
          </table:table-cell>
          <table:table-cell office:value-type="float" office:value="8.4164762496948" calcext:value-type="float">
            <text:p>8,4164762496948</text:p>
          </table:table-cell>
          <table:table-cell office:value-type="float" office:value="-122.62947544171" calcext:value-type="float">
            <text:p>-122,62947544171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783</text:p>
          </table:table-cell>
          <table:table-cell office:value-type="float" office:value="1.0022914409637" calcext:value-type="float">
            <text:p>1,0022914409637</text:p>
          </table:table-cell>
          <table:table-cell office:value-type="float" office:value="6.7245787382126" calcext:value-type="float">
            <text:p>6,7245787382126</text:p>
          </table:table-cell>
          <table:table-cell office:value-type="float" office:value="-5.4805717745404" calcext:value-type="float">
            <text:p>-5,4805717745404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794</text:p>
          </table:table-cell>
          <table:table-cell office:value-type="float" office:value="4.1703724861145" calcext:value-type="float">
            <text:p>4,1703724861145</text:p>
          </table:table-cell>
          <table:table-cell office:value-type="float" office:value="3.7334921956062" calcext:value-type="float">
            <text:p>3,7334921956062</text:p>
          </table:table-cell>
          <table:table-cell office:value-type="float" office:value="-131.33252957824" calcext:value-type="float">
            <text:p>-131,332529578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805</text:p>
          </table:table-cell>
          <table:table-cell office:value-type="float" office:value="5.0030618906021" calcext:value-type="float">
            <text:p>5,0030618906021</text:p>
          </table:table-cell>
          <table:table-cell office:value-type="float" office:value="5.2056419849396" calcext:value-type="float">
            <text:p>5,2056419849396</text:p>
          </table:table-cell>
          <table:table-cell office:value-type="float" office:value="71.601463730927" calcext:value-type="float">
            <text:p>71,601463730927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816</text:p>
          </table:table-cell>
          <table:table-cell office:value-type="float" office:value="7.3685419559479" calcext:value-type="float">
            <text:p>7,3685419559479</text:p>
          </table:table-cell>
          <table:table-cell office:value-type="float" office:value="5.7275944948196" calcext:value-type="float">
            <text:p>5,7275944948196</text:p>
          </table:table-cell>
          <table:table-cell office:value-type="float" office:value="-72.218194129361" calcext:value-type="float">
            <text:p>-72,21819412936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827</text:p>
          </table:table-cell>
          <table:table-cell office:value-type="float" office:value="7.8776270151138" calcext:value-type="float">
            <text:p>7,8776270151138</text:p>
          </table:table-cell>
          <table:table-cell office:value-type="float" office:value="6.1060512065887" calcext:value-type="float">
            <text:p>6,1060512065887</text:p>
          </table:table-cell>
          <table:table-cell office:value-type="float" office:value="-11.635883124011" calcext:value-type="float">
            <text:p>-11,635883124011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838</text:p>
          </table:table-cell>
          <table:table-cell office:value-type="float" office:value="-0.58736640959978" calcext:value-type="float">
            <text:p>-0,58736640959978</text:p>
          </table:table-cell>
          <table:table-cell office:value-type="float" office:value="5.5867755413055" calcext:value-type="float">
            <text:p>5,5867755413055</text:p>
          </table:table-cell>
          <table:table-cell office:value-type="float" office:value="-48.576014816381" calcext:value-type="float">
            <text:p>-48,576014816381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849</text:p>
          </table:table-cell>
          <table:table-cell office:value-type="float" office:value="-0.35456169396639" calcext:value-type="float">
            <text:p>-0,35456169396639</text:p>
          </table:table-cell>
          <table:table-cell office:value-type="float" office:value="7.5229066610336" calcext:value-type="float">
            <text:p>7,5229066610336</text:p>
          </table:table-cell>
          <table:table-cell office:value-type="float" office:value="48.792651884115" calcext:value-type="float">
            <text:p>48,792651884115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860</text:p>
          </table:table-cell>
          <table:table-cell office:value-type="float" office:value="1.9720759987831" calcext:value-type="float">
            <text:p>1,9720759987831</text:p>
          </table:table-cell>
          <table:table-cell office:value-type="float" office:value="9.9764263629913" calcext:value-type="float">
            <text:p>9,9764263629913</text:p>
          </table:table-cell>
          <table:table-cell office:value-type="float" office:value="-111.85566710818" calcext:value-type="float">
            <text:p>-111,85566710818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871</text:p>
          </table:table-cell>
          <table:table-cell office:value-type="float" office:value="5.7657957077026" calcext:value-type="float">
            <text:p>5,7657957077026</text:p>
          </table:table-cell>
          <table:table-cell office:value-type="float" office:value="4.913130402565" calcext:value-type="float">
            <text:p>4,913130402565</text:p>
          </table:table-cell>
          <table:table-cell office:value-type="float" office:value="72.073969871375" calcext:value-type="float">
            <text:p>72,073969871375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882</text:p>
          </table:table-cell>
          <table:table-cell office:value-type="float" office:value="4.9187445640564" calcext:value-type="float">
            <text:p>4,9187445640564</text:p>
          </table:table-cell>
          <table:table-cell office:value-type="float" office:value="7.5413072109222" calcext:value-type="float">
            <text:p>7,5413072109222</text:p>
          </table:table-cell>
          <table:table-cell office:value-type="float" office:value="16.021758697595" calcext:value-type="float">
            <text:p>16,02175869759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893</text:p>
          </table:table-cell>
          <table:table-cell office:value-type="float" office:value="5.1121509075165" calcext:value-type="float">
            <text:p>5,1121509075165</text:p>
          </table:table-cell>
          <table:table-cell office:value-type="float" office:value="6.3612753152847" calcext:value-type="float">
            <text:p>6,3612753152847</text:p>
          </table:table-cell>
          <table:table-cell office:value-type="float" office:value="113.11902513929" calcext:value-type="float">
            <text:p>113,11902513929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904</text:p>
          </table:table-cell>
          <table:table-cell office:value-type="float" office:value="9.289755821228" calcext:value-type="float">
            <text:p>9,289755821228</text:p>
          </table:table-cell>
          <table:table-cell office:value-type="float" office:value="4.1658225655556" calcext:value-type="float">
            <text:p>4,1658225655556</text:p>
          </table:table-cell>
          <table:table-cell office:value-type="float" office:value="87.720883879692" calcext:value-type="float">
            <text:p>87,720883879692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915</text:p>
          </table:table-cell>
          <table:table-cell office:value-type="float" office:value="-0.40723953396082" calcext:value-type="float">
            <text:p>-0,40723953396082</text:p>
          </table:table-cell>
          <table:table-cell office:value-type="float" office:value="7.1971261501312" calcext:value-type="float">
            <text:p>7,1971261501312</text:p>
          </table:table-cell>
          <table:table-cell office:value-type="float" office:value="-44.76025643622" calcext:value-type="float">
            <text:p>-44,76025643622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926</text:p>
          </table:table-cell>
          <table:table-cell office:value-type="float" office:value="-0.00047963247197913" calcext:value-type="float">
            <text:p>-0,00047963247197913</text:p>
          </table:table-cell>
          <table:table-cell office:value-type="float" office:value="8.5681104660034" calcext:value-type="float">
            <text:p>8,5681104660034</text:p>
          </table:table-cell>
          <table:table-cell office:value-type="float" office:value="-83.531239230162" calcext:value-type="float">
            <text:p>-83,531239230162</text:p>
          </table:table-cell>
          <table:table-cell office:value-type="float" office:value="10" calcext:value-type="float">
            <text:p>1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937</text:p>
          </table:table-cell>
          <table:table-cell office:value-type="float" office:value="3.9445629715919" calcext:value-type="float">
            <text:p>3,9445629715919</text:p>
          </table:table-cell>
          <table:table-cell office:value-type="float" office:value="10.802254676819" calcext:value-type="float">
            <text:p>10,802254676819</text:p>
          </table:table-cell>
          <table:table-cell office:value-type="float" office:value="-156.28493211831" calcext:value-type="float">
            <text:p>-156,28493211831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948</text:p>
          </table:table-cell>
          <table:table-cell office:value-type="float" office:value="4.2976421117783" calcext:value-type="float">
            <text:p>4,2976421117783</text:p>
          </table:table-cell>
          <table:table-cell office:value-type="float" office:value="10.39922952652" calcext:value-type="float">
            <text:p>10,39922952652</text:p>
          </table:table-cell>
          <table:table-cell office:value-type="float" office:value="1.0306843004789" calcext:value-type="float">
            <text:p>1,0306843004789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959</text:p>
          </table:table-cell>
          <table:table-cell office:value-type="float" office:value="2.3370821774006" calcext:value-type="float">
            <text:p>2,3370821774006</text:p>
          </table:table-cell>
          <table:table-cell office:value-type="float" office:value="7.504289150238" calcext:value-type="float">
            <text:p>7,504289150238</text:p>
          </table:table-cell>
          <table:table-cell office:value-type="float" office:value="-8.907147178984" calcext:value-type="float">
            <text:p>-8,90714717898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970</text:p>
          </table:table-cell>
          <table:table-cell office:value-type="float" office:value="9.3737107515335" calcext:value-type="float">
            <text:p>9,3737107515335</text:p>
          </table:table-cell>
          <table:table-cell office:value-type="float" office:value="10.289404392242" calcext:value-type="float">
            <text:p>10,289404392242</text:p>
          </table:table-cell>
          <table:table-cell office:value-type="float" office:value="-131.9887789951" calcext:value-type="float">
            <text:p>-131,98877899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981</text:p>
          </table:table-cell>
          <table:table-cell office:value-type="float" office:value="7.2271621227264" calcext:value-type="float">
            <text:p>7,2271621227264</text:p>
          </table:table-cell>
          <table:table-cell office:value-type="float" office:value="11.085066795349" calcext:value-type="float">
            <text:p>11,085066795349</text:p>
          </table:table-cell>
          <table:table-cell office:value-type="float" office:value="-109.6934512922" calcext:value-type="float">
            <text:p>-109,693451292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992</text:p>
          </table:table-cell>
          <table:table-cell office:value-type="float" office:value="-0.76704099774361" calcext:value-type="float">
            <text:p>-0,76704099774361</text:p>
          </table:table-cell>
          <table:table-cell office:value-type="float" office:value="9.5407152175903" calcext:value-type="float">
            <text:p>9,5407152175903</text:p>
          </table:table-cell>
          <table:table-cell office:value-type="float" office:value="105.73722374667" calcext:value-type="float">
            <text:p>105,73722374667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5003</text:p>
          </table:table-cell>
          <table:table-cell office:value-type="float" office:value="0.75783491134644" calcext:value-type="float">
            <text:p>0,75783491134644</text:p>
          </table:table-cell>
          <table:table-cell office:value-type="float" office:value="7.0644700527191" calcext:value-type="float">
            <text:p>7,0644700527191</text:p>
          </table:table-cell>
          <table:table-cell office:value-type="float" office:value="2.6592718567818" calcext:value-type="float">
            <text:p>2,6592718567818</text:p>
          </table:table-cell>
          <table:table-cell office:value-type="float" office:value="11" calcext:value-type="float">
            <text:p>1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5</text:p>
          </table:table-cell>
          <table:table-cell office:value-type="float" office:value="1.304335296154" calcext:value-type="float">
            <text:p>1,304335296154</text:p>
          </table:table-cell>
          <table:table-cell office:value-type="float" office:value="-0.5239699408412" calcext:value-type="float">
            <text:p>-0,5239699408412</text:p>
          </table:table-cell>
          <table:table-cell office:value-type="float" office:value="-103.14541713447" calcext:value-type="float">
            <text:p>-103,14541713447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464</text:p>
          </table:table-cell>
          <table:table-cell office:value-type="float" office:value="-0.14538737013936" calcext:value-type="float">
            <text:p>-0,14538737013936</text:p>
          </table:table-cell>
          <table:table-cell office:value-type="float" office:value="-0.33251363784075" calcext:value-type="float">
            <text:p>-0,33251363784075</text:p>
          </table:table-cell>
          <table:table-cell office:value-type="float" office:value="118.49508771471" calcext:value-type="float">
            <text:p>118,49508771471</text:p>
          </table:table-cell>
          <table:table-cell office:value-type="float" office:value="10" calcext:value-type="float">
            <text:p>10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475</text:p>
          </table:table-cell>
          <table:table-cell office:value-type="float" office:value="0.04056959412992" calcext:value-type="float">
            <text:p>0,04056959412992</text:p>
          </table:table-cell>
          <table:table-cell office:value-type="float" office:value="-0.35156719386578" calcext:value-type="float">
            <text:p>-0,35156719386578</text:p>
          </table:table-cell>
          <table:table-cell office:value-type="float" office:value="29.105979166213" calcext:value-type="float">
            <text:p>29,105979166213</text:p>
          </table:table-cell>
          <table:table-cell office:value-type="float" office:value="10" calcext:value-type="float">
            <text:p>1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486</text:p>
          </table:table-cell>
          <table:table-cell office:value-type="float" office:value="3.4503474831581" calcext:value-type="float">
            <text:p>3,4503474831581</text:p>
          </table:table-cell>
          <table:table-cell office:value-type="float" office:value="-0.056432969868183" calcext:value-type="float">
            <text:p>-0,056432969868183</text:p>
          </table:table-cell>
          <table:table-cell office:value-type="float" office:value="-106.98394183141" calcext:value-type="float">
            <text:p>-106,98394183141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497</text:p>
          </table:table-cell>
          <table:table-cell office:value-type="float" office:value="3.0731031298637" calcext:value-type="float">
            <text:p>3,0731031298637</text:p>
          </table:table-cell>
          <table:table-cell office:value-type="float" office:value="0.44527042657137" calcext:value-type="float">
            <text:p>0,44527042657137</text:p>
          </table:table-cell>
          <table:table-cell office:value-type="float" office:value="8.5227464794353" calcext:value-type="float">
            <text:p>8,5227464794353</text:p>
          </table:table-cell>
          <table:table-cell office:value-type="float" office:value="11" calcext:value-type="float">
            <text:p>11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508</text:p>
          </table:table-cell>
          <table:table-cell office:value-type="float" office:value="4.8040351271629" calcext:value-type="float">
            <text:p>4,8040351271629</text:p>
          </table:table-cell>
          <table:table-cell office:value-type="float" office:value="0.24946849793196" calcext:value-type="float">
            <text:p>0,24946849793196</text:p>
          </table:table-cell>
          <table:table-cell office:value-type="float" office:value="49.555970984659" calcext:value-type="float">
            <text:p>49,555970984659</text:p>
          </table:table-cell>
          <table:table-cell office:value-type="float" office:value="11" calcext:value-type="float">
            <text:p>1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519</text:p>
          </table:table-cell>
          <table:table-cell office:value-type="float" office:value="5.5499225854874" calcext:value-type="float">
            <text:p>5,5499225854874</text:p>
          </table:table-cell>
          <table:table-cell office:value-type="float" office:value="-0.58482687920332" calcext:value-type="float">
            <text:p>-0,58482687920332</text:p>
          </table:table-cell>
          <table:table-cell office:value-type="float" office:value="124.86056765174" calcext:value-type="float">
            <text:p>124,86056765174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530</text:p>
          </table:table-cell>
          <table:table-cell office:value-type="float" office:value="-1.275700032711" calcext:value-type="float">
            <text:p>-1,275700032711</text:p>
          </table:table-cell>
          <table:table-cell office:value-type="float" office:value="0.93983761966228" calcext:value-type="float">
            <text:p>0,93983761966228</text:p>
          </table:table-cell>
          <table:table-cell office:value-type="float" office:value="177.70925600817" calcext:value-type="float">
            <text:p>177,70925600817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541</text:p>
          </table:table-cell>
          <table:table-cell office:value-type="float" office:value="-0.32540768384933" calcext:value-type="float">
            <text:p>-0,32540768384933</text:p>
          </table:table-cell>
          <table:table-cell office:value-type="float" office:value="4.808503985405" calcext:value-type="float">
            <text:p>4,808503985405</text:p>
          </table:table-cell>
          <table:table-cell office:value-type="float" office:value="52.905650275528" calcext:value-type="float">
            <text:p>52,905650275528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552</text:p>
          </table:table-cell>
          <table:table-cell office:value-type="float" office:value="4.0021353960037" calcext:value-type="float">
            <text:p>4,0021353960037</text:p>
          </table:table-cell>
          <table:table-cell office:value-type="float" office:value="3.0364170670509" calcext:value-type="float">
            <text:p>3,0364170670509</text:p>
          </table:table-cell>
          <table:table-cell office:value-type="float" office:value="-118.90020036394" calcext:value-type="float">
            <text:p>-118,90020036394</text:p>
          </table:table-cell>
          <table:table-cell office:value-type="float" office:value="10" calcext:value-type="float">
            <text:p>10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563</text:p>
          </table:table-cell>
          <table:table-cell office:value-type="float" office:value="3.9343112707138" calcext:value-type="float">
            <text:p>3,9343112707138</text:p>
          </table:table-cell>
          <table:table-cell office:value-type="float" office:value="1.2142191082239" calcext:value-type="float">
            <text:p>1,2142191082239</text:p>
          </table:table-cell>
          <table:table-cell office:value-type="float" office:value="-55.473088079197" calcext:value-type="float">
            <text:p>-55,473088079197</text:p>
          </table:table-cell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574</text:p>
          </table:table-cell>
          <table:table-cell office:value-type="float" office:value="2.3372009396553" calcext:value-type="float">
            <text:p>2,3372009396553</text:p>
          </table:table-cell>
          <table:table-cell office:value-type="float" office:value="0.53616810590029" calcext:value-type="float">
            <text:p>0,53616810590029</text:p>
          </table:table-cell>
          <table:table-cell office:value-type="float" office:value="-5.6070071781517" calcext:value-type="float">
            <text:p>-5,6070071781517</text:p>
          </table:table-cell>
          <table:table-cell office:value-type="float" office:value="11" calcext:value-type="float">
            <text:p>1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585</text:p>
          </table:table-cell>
          <table:table-cell office:value-type="float" office:value="8.10975253582" calcext:value-type="float">
            <text:p>8,10975253582</text:p>
          </table:table-cell>
          <table:table-cell office:value-type="float" office:value="0.17088312655687" calcext:value-type="float">
            <text:p>0,17088312655687</text:p>
          </table:table-cell>
          <table:table-cell office:value-type="float" office:value="-156.41553690479" calcext:value-type="float">
            <text:p>-156,41553690479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596</text:p>
          </table:table-cell>
          <table:table-cell office:value-type="float" office:value="8.4900599718094" calcext:value-type="float">
            <text:p>8,4900599718094</text:p>
          </table:table-cell>
          <table:table-cell office:value-type="float" office:value="0.72929568588734" calcext:value-type="float">
            <text:p>0,72929568588734</text:p>
          </table:table-cell>
          <table:table-cell office:value-type="float" office:value="-55.531409895344" calcext:value-type="float">
            <text:p>-55,53140989534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607</text:p>
          </table:table-cell>
          <table:table-cell office:value-type="float" office:value="0.033857082016766" calcext:value-type="float">
            <text:p>0,033857082016766</text:p>
          </table:table-cell>
          <table:table-cell office:value-type="float" office:value="1.5979504585266" calcext:value-type="float">
            <text:p>1,5979504585266</text:p>
          </table:table-cell>
          <table:table-cell office:value-type="float" office:value="42.567152506227" calcext:value-type="float">
            <text:p>42,567152506227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618</text:p>
          </table:table-cell>
          <table:table-cell office:value-type="float" office:value="4.2845582962036" calcext:value-type="float">
            <text:p>4,2845582962036</text:p>
          </table:table-cell>
          <table:table-cell office:value-type="float" office:value="3.9250460267067" calcext:value-type="float">
            <text:p>3,9250460267067</text:p>
          </table:table-cell>
          <table:table-cell office:value-type="float" office:value="108.19375135337" calcext:value-type="float">
            <text:p>108,19375135337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629</text:p>
          </table:table-cell>
          <table:table-cell office:value-type="float" office:value="3.4203559160233" calcext:value-type="float">
            <text:p>3,4203559160233</text:p>
          </table:table-cell>
          <table:table-cell office:value-type="float" office:value="3.9597621560097" calcext:value-type="float">
            <text:p>3,9597621560097</text:p>
          </table:table-cell>
          <table:table-cell office:value-type="float" office:value="-176.0873156748" calcext:value-type="float">
            <text:p>-176,0873156748</text:p>
          </table:table-cell>
          <table:table-cell office:value-type="float" office:value="10" calcext:value-type="float">
            <text:p>1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640</text:p>
          </table:table-cell>
          <table:table-cell office:value-type="float" office:value="1.3037970662117" calcext:value-type="float">
            <text:p>1,3037970662117</text:p>
          </table:table-cell>
          <table:table-cell office:value-type="float" office:value="2.5804734230042" calcext:value-type="float">
            <text:p>2,5804734230042</text:p>
          </table:table-cell>
          <table:table-cell office:value-type="float" office:value="22.303900521272" calcext:value-type="float">
            <text:p>22,303900521272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651</text:p>
          </table:table-cell>
          <table:table-cell office:value-type="float" office:value="5.252593755722" calcext:value-type="float">
            <text:p>5,252593755722</text:p>
          </table:table-cell>
          <table:table-cell office:value-type="float" office:value="1.6397629678249" calcext:value-type="float">
            <text:p>1,6397629678249</text:p>
          </table:table-cell>
          <table:table-cell office:value-type="float" office:value="-142.27810179352" calcext:value-type="float">
            <text:p>-142,27810179352</text:p>
          </table:table-cell>
          <table:table-cell office:value-type="float" office:value="11" calcext:value-type="float">
            <text:p>1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662</text:p>
          </table:table-cell>
          <table:table-cell office:value-type="float" office:value="7.2198045253754" calcext:value-type="float">
            <text:p>7,2198045253754</text:p>
          </table:table-cell>
          <table:table-cell office:value-type="float" office:value="4.7412759065628" calcext:value-type="float">
            <text:p>4,7412759065628</text:p>
          </table:table-cell>
          <table:table-cell office:value-type="float" office:value="172.37282862329" calcext:value-type="float">
            <text:p>172,37282862329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673</text:p>
          </table:table-cell>
          <table:table-cell office:value-type="float" office:value="7.5253504514694" calcext:value-type="float">
            <text:p>7,5253504514694</text:p>
          </table:table-cell>
          <table:table-cell office:value-type="float" office:value="2.4614229798317" calcext:value-type="float">
            <text:p>2,4614229798317</text:p>
          </table:table-cell>
          <table:table-cell office:value-type="float" office:value="151.19767340885" calcext:value-type="float">
            <text:p>151,19767340885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684</text:p>
          </table:table-cell>
          <table:table-cell office:value-type="float" office:value="-1.362272799015" calcext:value-type="float">
            <text:p>-1,362272799015</text:p>
          </table:table-cell>
          <table:table-cell office:value-type="float" office:value="5.5625212192535" calcext:value-type="float">
            <text:p>5,5625212192535</text:p>
          </table:table-cell>
          <table:table-cell office:value-type="float" office:value="-44.344425201416" calcext:value-type="float">
            <text:p>-44,344425201416</text:p>
          </table:table-cell>
          <table:table-cell office:value-type="float" office:value="10" calcext:value-type="float">
            <text:p>1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695</text:p>
          </table:table-cell>
          <table:table-cell office:value-type="float" office:value="-0.94720758497715" calcext:value-type="float">
            <text:p>-0,94720758497715</text:p>
          </table:table-cell>
          <table:table-cell office:value-type="float" office:value="1.0151568800211" calcext:value-type="float">
            <text:p>1,0151568800211</text:p>
          </table:table-cell>
          <table:table-cell office:value-type="float" office:value="-109.65092546621" calcext:value-type="float">
            <text:p>-109,65092546621</text:p>
          </table:table-cell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706</text:p>
          </table:table-cell>
          <table:table-cell office:value-type="float" office:value="3.0018836259842" calcext:value-type="float">
            <text:p>3,0018836259842</text:p>
          </table:table-cell>
          <table:table-cell office:value-type="float" office:value="4.5458030700684" calcext:value-type="float">
            <text:p>4,5458030700684</text:p>
          </table:table-cell>
          <table:table-cell office:value-type="float" office:value="36.340634913961" calcext:value-type="float">
            <text:p>36,340634913961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717</text:p>
          </table:table-cell>
          <table:table-cell office:value-type="float" office:value="6.9094151258469" calcext:value-type="float">
            <text:p>6,9094151258469</text:p>
          </table:table-cell>
          <table:table-cell office:value-type="float" office:value="4.6146702766418" calcext:value-type="float">
            <text:p>4,6146702766418</text:p>
          </table:table-cell>
          <table:table-cell office:value-type="float" office:value="169.45458521509" calcext:value-type="float">
            <text:p>169,45458521509</text:p>
          </table:table-cell>
          <table:table-cell office:value-type="float" office:value="10" calcext:value-type="float">
            <text:p>1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728</text:p>
          </table:table-cell>
          <table:table-cell office:value-type="float" office:value="3.8645443320274" calcext:value-type="float">
            <text:p>3,8645443320274</text:p>
          </table:table-cell>
          <table:table-cell office:value-type="float" office:value="4.4329753518105" calcext:value-type="float">
            <text:p>4,4329753518105</text:p>
          </table:table-cell>
          <table:table-cell office:value-type="float" office:value="-96.607264439771" calcext:value-type="float">
            <text:p>-96,607264439771</text:p>
          </table:table-cell>
          <table:table-cell office:value-type="float" office:value="10" calcext:value-type="float">
            <text:p>1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739</text:p>
          </table:table-cell>
          <table:table-cell office:value-type="float" office:value="5.8827996253967" calcext:value-type="float">
            <text:p>5,8827996253967</text:p>
          </table:table-cell>
          <table:table-cell office:value-type="float" office:value="6.0101300477982" calcext:value-type="float">
            <text:p>6,0101300477982</text:p>
          </table:table-cell>
          <table:table-cell office:value-type="float" office:value="-38.433270469593" calcext:value-type="float">
            <text:p>-38,433270469593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750</text:p>
          </table:table-cell>
          <table:table-cell office:value-type="float" office:value="8.061391711235" calcext:value-type="float">
            <text:p>8,061391711235</text:p>
          </table:table-cell>
          <table:table-cell office:value-type="float" office:value="2.7579385042191" calcext:value-type="float">
            <text:p>2,7579385042191</text:p>
          </table:table-cell>
          <table:table-cell office:value-type="float" office:value="84.605216220686" calcext:value-type="float">
            <text:p>84,605216220686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761</text:p>
          </table:table-cell>
          <table:table-cell office:value-type="float" office:value="-0.48597503453493" calcext:value-type="float">
            <text:p>-0,48597503453493</text:p>
          </table:table-cell>
          <table:table-cell office:value-type="float" office:value="5.3872382640839" calcext:value-type="float">
            <text:p>5,3872382640839</text:p>
          </table:table-cell>
          <table:table-cell office:value-type="float" office:value="-20.592179647677" calcext:value-type="float">
            <text:p>-20,592179647677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772</text:p>
          </table:table-cell>
          <table:table-cell office:value-type="float" office:value="-1.1344812065363" calcext:value-type="float">
            <text:p>-1,1344812065363</text:p>
          </table:table-cell>
          <table:table-cell office:value-type="float" office:value="8.6015576124191" calcext:value-type="float">
            <text:p>8,6015576124191</text:p>
          </table:table-cell>
          <table:table-cell office:value-type="float" office:value="-152.55196686763" calcext:value-type="float">
            <text:p>-152,55196686763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783</text:p>
          </table:table-cell>
          <table:table-cell office:value-type="float" office:value="0.88769569993019" calcext:value-type="float">
            <text:p>0,88769569993019</text:p>
          </table:table-cell>
          <table:table-cell office:value-type="float" office:value="6.4769053459167" calcext:value-type="float">
            <text:p>6,4769053459167</text:p>
          </table:table-cell>
          <table:table-cell office:value-type="float" office:value="63.960926547931" calcext:value-type="float">
            <text:p>63,960926547931</text:p>
          </table:table-cell>
          <table:table-cell office:value-type="float" office:value="11" calcext:value-type="float">
            <text:p>1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794</text:p>
          </table:table-cell>
          <table:table-cell office:value-type="float" office:value="4.3583291769028" calcext:value-type="float">
            <text:p>4,3583291769028</text:p>
          </table:table-cell>
          <table:table-cell office:value-type="float" office:value="3.5992747545242" calcext:value-type="float">
            <text:p>3,5992747545242</text:p>
          </table:table-cell>
          <table:table-cell office:value-type="float" office:value="144.10142989675" calcext:value-type="float">
            <text:p>144,10142989675</text:p>
          </table:table-cell>
          <table:table-cell office:value-type="float" office:value="10" calcext:value-type="float">
            <text:p>1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805</text:p>
          </table:table-cell>
          <table:table-cell office:value-type="float" office:value="4.8099356889725" calcext:value-type="float">
            <text:p>4,8099356889725</text:p>
          </table:table-cell>
          <table:table-cell office:value-type="float" office:value="4.9187237024307" calcext:value-type="float">
            <text:p>4,9187237024307</text:p>
          </table:table-cell>
          <table:table-cell office:value-type="float" office:value="49.247144513829" calcext:value-type="float">
            <text:p>49,247144513829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816</text:p>
          </table:table-cell>
          <table:table-cell office:value-type="float" office:value="7.5070095062256" calcext:value-type="float">
            <text:p>7,5070095062256</text:p>
          </table:table-cell>
          <table:table-cell office:value-type="float" office:value="5.8719062805176" calcext:value-type="float">
            <text:p>5,8719062805176</text:p>
          </table:table-cell>
          <table:table-cell office:value-type="float" office:value="-144.32215690613" calcext:value-type="float">
            <text:p>-144,32215690613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827</text:p>
          </table:table-cell>
          <table:table-cell office:value-type="float" office:value="7.828780412674" calcext:value-type="float">
            <text:p>7,828780412674</text:p>
          </table:table-cell>
          <table:table-cell office:value-type="float" office:value="6.3107854127884" calcext:value-type="float">
            <text:p>6,3107854127884</text:p>
          </table:table-cell>
          <table:table-cell office:value-type="float" office:value="-89.378461716281" calcext:value-type="float">
            <text:p>-89,378461716281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838</text:p>
          </table:table-cell>
          <table:table-cell office:value-type="float" office:value="-0.7978980243206" calcext:value-type="float">
            <text:p>-0,7978980243206</text:p>
          </table:table-cell>
          <table:table-cell office:value-type="float" office:value="5.4779851436615" calcext:value-type="float">
            <text:p>5,4779851436615</text:p>
          </table:table-cell>
          <table:table-cell office:value-type="float" office:value="36.057813911681" calcext:value-type="float">
            <text:p>36,057813911681</text:p>
          </table:table-cell>
          <table:table-cell office:value-type="float" office:value="10" calcext:value-type="float">
            <text:p>1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849</text:p>
          </table:table-cell>
          <table:table-cell office:value-type="float" office:value="-0.52282564342022" calcext:value-type="float">
            <text:p>-0,52282564342022</text:p>
          </table:table-cell>
          <table:table-cell office:value-type="float" office:value="7.6869481801987" calcext:value-type="float">
            <text:p>7,6869481801987</text:p>
          </table:table-cell>
          <table:table-cell office:value-type="float" office:value="-40.275435538808" calcext:value-type="float">
            <text:p>-40,275435538808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860</text:p>
          </table:table-cell>
          <table:table-cell office:value-type="float" office:value="2.0844340324402" calcext:value-type="float">
            <text:p>2,0844340324402</text:p>
          </table:table-cell>
          <table:table-cell office:value-type="float" office:value="10.227108001709" calcext:value-type="float">
            <text:p>10,227108001709</text:p>
          </table:table-cell>
          <table:table-cell office:value-type="float" office:value="-112.41165316029" calcext:value-type="float">
            <text:p>-112,41165316029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871</text:p>
          </table:table-cell>
          <table:table-cell office:value-type="float" office:value="5.7485812902451" calcext:value-type="float">
            <text:p>5,7485812902451</text:p>
          </table:table-cell>
          <table:table-cell office:value-type="float" office:value="4.633940756321" calcext:value-type="float">
            <text:p>4,633940756321</text:p>
          </table:table-cell>
          <table:table-cell office:value-type="float" office:value="99.50575858924" calcext:value-type="float">
            <text:p>99,50575858924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882</text:p>
          </table:table-cell>
          <table:table-cell office:value-type="float" office:value="4.5552811026573" calcext:value-type="float">
            <text:p>4,5552811026573</text:p>
          </table:table-cell>
          <table:table-cell office:value-type="float" office:value="7.4624729156494" calcext:value-type="float">
            <text:p>7,4624729156494</text:p>
          </table:table-cell>
          <table:table-cell office:value-type="float" office:value="11.013068211306" calcext:value-type="float">
            <text:p>11,01306821130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893</text:p>
          </table:table-cell>
          <table:table-cell office:value-type="float" office:value="5.3167939186096" calcext:value-type="float">
            <text:p>5,3167939186096</text:p>
          </table:table-cell>
          <table:table-cell office:value-type="float" office:value="6.1222106218338" calcext:value-type="float">
            <text:p>6,1222106218338</text:p>
          </table:table-cell>
          <table:table-cell office:value-type="float" office:value="132.92184604961" calcext:value-type="float">
            <text:p>132,92184604961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904</text:p>
          </table:table-cell>
          <table:table-cell office:value-type="float" office:value="9.4348162412643" calcext:value-type="float">
            <text:p>9,4348162412643</text:p>
          </table:table-cell>
          <table:table-cell office:value-type="float" office:value="3.8858088850975" calcext:value-type="float">
            <text:p>3,8858088850975</text:p>
          </table:table-cell>
          <table:table-cell office:value-type="float" office:value="125.39808917197" calcext:value-type="float">
            <text:p>125,39808917197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915</text:p>
          </table:table-cell>
          <table:table-cell office:value-type="float" office:value="-0.46083219349384" calcext:value-type="float">
            <text:p>-0,46083219349384</text:p>
          </table:table-cell>
          <table:table-cell office:value-type="float" office:value="7.3514449596405" calcext:value-type="float">
            <text:p>7,3514449596405</text:p>
          </table:table-cell>
          <table:table-cell office:value-type="float" office:value="-104.42682967824" calcext:value-type="float">
            <text:p>-104,42682967824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926</text:p>
          </table:table-cell>
          <table:table-cell office:value-type="float" office:value="-0.14191967435181" calcext:value-type="float">
            <text:p>-0,14191967435181</text:p>
          </table:table-cell>
          <table:table-cell office:value-type="float" office:value="8.9130222797394" calcext:value-type="float">
            <text:p>8,9130222797394</text:p>
          </table:table-cell>
          <table:table-cell office:value-type="float" office:value="-70.377228366342" calcext:value-type="float">
            <text:p>-70,377228366342</text:p>
          </table:table-cell>
          <table:table-cell office:value-type="float" office:value="10" calcext:value-type="float">
            <text:p>1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937</text:p>
          </table:table-cell>
          <table:table-cell office:value-type="float" office:value="4.0618005394936" calcext:value-type="float">
            <text:p>4,0618005394936</text:p>
          </table:table-cell>
          <table:table-cell office:value-type="float" office:value="10.613644123077" calcext:value-type="float">
            <text:p>10,613644123077</text:p>
          </table:table-cell>
          <table:table-cell office:value-type="float" office:value="113.09968589977" calcext:value-type="float">
            <text:p>113,0996858997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948</text:p>
          </table:table-cell>
          <table:table-cell office:value-type="float" office:value="4.2708310484886" calcext:value-type="float">
            <text:p>4,2708310484886</text:p>
          </table:table-cell>
          <table:table-cell office:value-type="float" office:value="10.179126262665" calcext:value-type="float">
            <text:p>10,179126262665</text:p>
          </table:table-cell>
          <table:table-cell office:value-type="float" office:value="91.770240455676" calcext:value-type="float">
            <text:p>91,770240455676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959</text:p>
          </table:table-cell>
          <table:table-cell office:value-type="float" office:value="2.1280607581139" calcext:value-type="float">
            <text:p>2,1280607581139</text:p>
          </table:table-cell>
          <table:table-cell office:value-type="float" office:value="7.7172327041626" calcext:value-type="float">
            <text:p>7,7172327041626</text:p>
          </table:table-cell>
          <table:table-cell office:value-type="float" office:value="-54.250851558272" calcext:value-type="float">
            <text:p>-54,25085155827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970</text:p>
          </table:table-cell>
          <table:table-cell office:value-type="float" office:value="9.2634057998657" calcext:value-type="float">
            <text:p>9,2634057998657</text:p>
          </table:table-cell>
          <table:table-cell office:value-type="float" office:value="10.371797084808" calcext:value-type="float">
            <text:p>10,371797084808</text:p>
          </table:table-cell>
          <table:table-cell office:value-type="float" office:value="-88.494173280752" calcext:value-type="float">
            <text:p>-88,49417328075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981</text:p>
          </table:table-cell>
          <table:table-cell office:value-type="float" office:value="7.4542462825775" calcext:value-type="float">
            <text:p>7,4542462825775</text:p>
          </table:table-cell>
          <table:table-cell office:value-type="float" office:value="11.080123186111" calcext:value-type="float">
            <text:p>11,080123186111</text:p>
          </table:table-cell>
          <table:table-cell office:value-type="float" office:value="-169.47354177001" calcext:value-type="float">
            <text:p>-169,47354177001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992</text:p>
          </table:table-cell>
          <table:table-cell office:value-type="float" office:value="-0.60802944004536" calcext:value-type="float">
            <text:p>-0,60802944004536</text:p>
          </table:table-cell>
          <table:table-cell office:value-type="float" office:value="9.4164478778839" calcext:value-type="float">
            <text:p>9,4164478778839</text:p>
          </table:table-cell>
          <table:table-cell office:value-type="float" office:value="143.87124511087" calcext:value-type="float">
            <text:p>143,87124511087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5003</text:p>
          </table:table-cell>
          <table:table-cell office:value-type="float" office:value="0.65209686756134" calcext:value-type="float">
            <text:p>0,65209686756134</text:p>
          </table:table-cell>
          <table:table-cell office:value-type="float" office:value="7.3168611526489" calcext:value-type="float">
            <text:p>7,3168611526489</text:p>
          </table:table-cell>
          <table:table-cell office:value-type="float" office:value="-65.927132679399" calcext:value-type="float">
            <text:p>-65,927132679399</text:p>
          </table:table-cell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15</text:p>
          </table:table-cell>
          <table:table-cell office:value-type="float" office:value="1.4237144589424" calcext:value-type="float">
            <text:p>1,4237144589424</text:p>
          </table:table-cell>
          <table:table-cell office:value-type="float" office:value="-0.45662879943848" calcext:value-type="float">
            <text:p>-0,45662879943848</text:p>
          </table:table-cell>
          <table:table-cell office:value-type="float" office:value="-95.17697391996" calcext:value-type="float">
            <text:p>-95,17697391996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464</text:p>
          </table:table-cell>
          <table:table-cell office:value-type="float" office:value="-0.2684479393065" calcext:value-type="float">
            <text:p>-0,2684479393065</text:p>
          </table:table-cell>
          <table:table-cell office:value-type="float" office:value="-0.3821262344718" calcext:value-type="float">
            <text:p>-0,3821262344718</text:p>
          </table:table-cell>
          <table:table-cell office:value-type="float" office:value="160.79428241511" calcext:value-type="float">
            <text:p>160,79428241511</text:p>
          </table:table-cell>
          <table:table-cell office:value-type="float" office:value="10" calcext:value-type="float">
            <text:p>10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475</text:p>
          </table:table-cell>
          <table:table-cell office:value-type="float" office:value="-0.080562382936478" calcext:value-type="float">
            <text:p>-0,080562382936478</text:p>
          </table:table-cell>
          <table:table-cell office:value-type="float" office:value="-0.37063900381327" calcext:value-type="float">
            <text:p>-0,37063900381327</text:p>
          </table:table-cell>
          <table:table-cell office:value-type="float" office:value="50.555348396301" calcext:value-type="float">
            <text:p>50,555348396301</text:p>
          </table:table-cell>
          <table:table-cell office:value-type="float" office:value="10" calcext:value-type="float">
            <text:p>10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486</text:p>
          </table:table-cell>
          <table:table-cell office:value-type="float" office:value="3.448389172554" calcext:value-type="float">
            <text:p>3,448389172554</text:p>
          </table:table-cell>
          <table:table-cell office:value-type="float" office:value="0.1790995337069" calcext:value-type="float">
            <text:p>0,1790995337069</text:p>
          </table:table-cell>
          <table:table-cell office:value-type="float" office:value="-87.449745008141" calcext:value-type="float">
            <text:p>-87,44974500814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497</text:p>
          </table:table-cell>
          <table:table-cell office:value-type="float" office:value="2.7274242043495" calcext:value-type="float">
            <text:p>2,7274242043495</text:p>
          </table:table-cell>
          <table:table-cell office:value-type="float" office:value="0.42270120233297" calcext:value-type="float">
            <text:p>0,42270120233297</text:p>
          </table:table-cell>
          <table:table-cell office:value-type="float" office:value="-2.3844379006298" calcext:value-type="float">
            <text:p>-2,3844379006298</text:p>
          </table:table-cell>
          <table:table-cell office:value-type="float" office:value="11" calcext:value-type="float">
            <text:p>1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508</text:p>
          </table:table-cell>
          <table:table-cell office:value-type="float" office:value="4.5460313558578" calcext:value-type="float">
            <text:p>4,5460313558578</text:p>
          </table:table-cell>
          <table:table-cell office:value-type="float" office:value="-0.052865594625473" calcext:value-type="float">
            <text:p>-0,052865594625473</text:p>
          </table:table-cell>
          <table:table-cell office:value-type="float" office:value="49.599070837543" calcext:value-type="float">
            <text:p>49,599070837543</text:p>
          </table:table-cell>
          <table:table-cell office:value-type="float" office:value="11" calcext:value-type="float">
            <text:p>1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519</text:p>
          </table:table-cell>
          <table:table-cell office:value-type="float" office:value="5.7877910137177" calcext:value-type="float">
            <text:p>5,7877910137177</text:p>
          </table:table-cell>
          <table:table-cell office:value-type="float" office:value="-0.57991057634354" calcext:value-type="float">
            <text:p>-0,57991057634354</text:p>
          </table:table-cell>
          <table:table-cell office:value-type="float" office:value="137.61003305958" calcext:value-type="float">
            <text:p>137,61003305958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530</text:p>
          </table:table-cell>
          <table:table-cell office:value-type="float" office:value="-1.259301751852" calcext:value-type="float">
            <text:p>-1,259301751852</text:p>
          </table:table-cell>
          <table:table-cell office:value-type="float" office:value="0.72232849895954" calcext:value-type="float">
            <text:p>0,72232849895954</text:p>
          </table:table-cell>
          <table:table-cell office:value-type="float" office:value="87.789705604505" calcext:value-type="float">
            <text:p>87,789705604505</text:p>
          </table:table-cell>
          <table:table-cell office:value-type="float" office:value="10" calcext:value-type="float">
            <text:p>1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541</text:p>
          </table:table-cell>
          <table:table-cell office:value-type="float" office:value="-0.16912158578634" calcext:value-type="float">
            <text:p>-0,16912158578634</text:p>
          </table:table-cell>
          <table:table-cell office:value-type="float" office:value="4.6504259109497" calcext:value-type="float">
            <text:p>4,6504259109497</text:p>
          </table:table-cell>
          <table:table-cell office:value-type="float" office:value="143.67345184278" calcext:value-type="float">
            <text:p>143,67345184278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552</text:p>
          </table:table-cell>
          <table:table-cell office:value-type="float" office:value="4.1941624879837" calcext:value-type="float">
            <text:p>4,1941624879837</text:p>
          </table:table-cell>
          <table:table-cell office:value-type="float" office:value="3.078216612339" calcext:value-type="float">
            <text:p>3,078216612339</text:p>
          </table:table-cell>
          <table:table-cell office:value-type="float" office:value="177.05035513374" calcext:value-type="float">
            <text:p>177,05035513374</text:p>
          </table:table-cell>
          <table:table-cell office:value-type="float" office:value="10" calcext:value-type="float">
            <text:p>1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563</text:p>
          </table:table-cell>
          <table:table-cell office:value-type="float" office:value="3.6967694759369" calcext:value-type="float">
            <text:p>3,6967694759369</text:p>
          </table:table-cell>
          <table:table-cell office:value-type="float" office:value="1.4856754243374" calcext:value-type="float">
            <text:p>1,4856754243374</text:p>
          </table:table-cell>
          <table:table-cell office:value-type="float" office:value="-40.531499370648" calcext:value-type="float">
            <text:p>-40,531499370648</text:p>
          </table:table-cell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574</text:p>
          </table:table-cell>
          <table:table-cell office:value-type="float" office:value="1.9413428008556" calcext:value-type="float">
            <text:p>1,9413428008556</text:p>
          </table:table-cell>
          <table:table-cell office:value-type="float" office:value="0.57472813874483" calcext:value-type="float">
            <text:p>0,57472813874483</text:p>
          </table:table-cell>
          <table:table-cell office:value-type="float" office:value="-5.6185141965082" calcext:value-type="float">
            <text:p>-5,6185141965082</text:p>
          </table:table-cell>
          <table:table-cell office:value-type="float" office:value="11" calcext:value-type="float">
            <text:p>1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585</text:p>
          </table:table-cell>
          <table:table-cell office:value-type="float" office:value="8.3410799503326" calcext:value-type="float">
            <text:p>8,3410799503326</text:p>
          </table:table-cell>
          <table:table-cell office:value-type="float" office:value="0.2431682497263" calcext:value-type="float">
            <text:p>0,2431682497263</text:p>
          </table:table-cell>
          <table:table-cell office:value-type="float" office:value="176.05525217239" calcext:value-type="float">
            <text:p>176,05525217239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596</text:p>
          </table:table-cell>
          <table:table-cell office:value-type="float" office:value="8.4049332141876" calcext:value-type="float">
            <text:p>8,4049332141876</text:p>
          </table:table-cell>
          <table:table-cell office:value-type="float" office:value="0.97286507487297" calcext:value-type="float">
            <text:p>0,97286507487297</text:p>
          </table:table-cell>
          <table:table-cell office:value-type="float" office:value="-92.775129208899" calcext:value-type="float">
            <text:p>-92,77512920889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607</text:p>
          </table:table-cell>
          <table:table-cell office:value-type="float" office:value="0.078032067976892" calcext:value-type="float">
            <text:p>0,078032067976892</text:p>
          </table:table-cell>
          <table:table-cell office:value-type="float" office:value="1.3584621250629" calcext:value-type="float">
            <text:p>1,3584621250629</text:p>
          </table:table-cell>
          <table:table-cell office:value-type="float" office:value="108.44955550637" calcext:value-type="float">
            <text:p>108,44955550637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618</text:p>
          </table:table-cell>
          <table:table-cell office:value-type="float" office:value="4.5028305053711" calcext:value-type="float">
            <text:p>4,5028305053711</text:p>
          </table:table-cell>
          <table:table-cell office:value-type="float" office:value="3.9631944894791" calcext:value-type="float">
            <text:p>3,9631944894791</text:p>
          </table:table-cell>
          <table:table-cell office:value-type="float" office:value="-161.24407349119" calcext:value-type="float">
            <text:p>-161,24407349119</text:p>
          </table:table-cell>
          <table:table-cell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629</text:p>
          </table:table-cell>
          <table:table-cell office:value-type="float" office:value="3.7966960668564" calcext:value-type="float">
            <text:p>3,7966960668564</text:p>
          </table:table-cell>
          <table:table-cell office:value-type="float" office:value="3.9397546648979" calcext:value-type="float">
            <text:p>3,9397546648979</text:p>
          </table:table-cell>
          <table:table-cell office:value-type="float" office:value="174.59994364696" calcext:value-type="float">
            <text:p>174,59994364696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640</text:p>
          </table:table-cell>
          <table:table-cell office:value-type="float" office:value="1.0328689962626" calcext:value-type="float">
            <text:p>1,0328689962626</text:p>
          </table:table-cell>
          <table:table-cell office:value-type="float" office:value="2.369519174099" calcext:value-type="float">
            <text:p>2,369519174099</text:p>
          </table:table-cell>
          <table:table-cell office:value-type="float" office:value="42.77738985742" calcext:value-type="float">
            <text:p>42,77738985742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651</text:p>
          </table:table-cell>
          <table:table-cell office:value-type="float" office:value="5.5673110485077" calcext:value-type="float">
            <text:p>5,5673110485077</text:p>
          </table:table-cell>
          <table:table-cell office:value-type="float" office:value="1.8833801150322" calcext:value-type="float">
            <text:p>1,8833801150322</text:p>
          </table:table-cell>
          <table:table-cell office:value-type="float" office:value="-142.28011088766" calcext:value-type="float">
            <text:p>-142,28011088766</text:p>
          </table:table-cell>
          <table:table-cell office:value-type="float" office:value="11" calcext:value-type="float">
            <text:p>1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662</text:p>
          </table:table-cell>
          <table:table-cell office:value-type="float" office:value="7.4604713916779" calcext:value-type="float">
            <text:p>7,4604713916779</text:p>
          </table:table-cell>
          <table:table-cell office:value-type="float" office:value="4.7371625900269" calcext:value-type="float">
            <text:p>4,7371625900269</text:p>
          </table:table-cell>
          <table:table-cell office:value-type="float" office:value="142.09545190167" calcext:value-type="float">
            <text:p>142,09545190167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673</text:p>
          </table:table-cell>
          <table:table-cell office:value-type="float" office:value="7.6753062009811" calcext:value-type="float">
            <text:p>7,6753062009811</text:p>
          </table:table-cell>
          <table:table-cell office:value-type="float" office:value="2.6187789440155" calcext:value-type="float">
            <text:p>2,6187789440155</text:p>
          </table:table-cell>
          <table:table-cell office:value-type="float" office:value="-122.62804037446" calcext:value-type="float">
            <text:p>-122,62804037446</text:p>
          </table:table-cell>
          <table:table-cell office:value-type="float" office:value="10" calcext:value-type="float">
            <text:p>1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684</text:p>
          </table:table-cell>
          <table:table-cell office:value-type="float" office:value="-1.4426499605179" calcext:value-type="float">
            <text:p>-1,4426499605179</text:p>
          </table:table-cell>
          <table:table-cell office:value-type="float" office:value="5.9018325805664" calcext:value-type="float">
            <text:p>5,9018325805664</text:p>
          </table:table-cell>
          <table:table-cell office:value-type="float" office:value="-71.912798152608" calcext:value-type="float">
            <text:p>-71,912798152608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695</text:p>
          </table:table-cell>
          <table:table-cell office:value-type="float" office:value="-1.1296268552542" calcext:value-type="float">
            <text:p>-1,1296268552542</text:p>
          </table:table-cell>
          <table:table-cell office:value-type="float" office:value="1.1176019906998" calcext:value-type="float">
            <text:p>1,1176019906998</text:p>
          </table:table-cell>
          <table:table-cell office:value-type="float" office:value="-19.264742447312" calcext:value-type="float">
            <text:p>-19,264742447312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706</text:p>
          </table:table-cell>
          <table:table-cell office:value-type="float" office:value="2.9954212903976" calcext:value-type="float">
            <text:p>2,9954212903976</text:p>
          </table:table-cell>
          <table:table-cell office:value-type="float" office:value="4.2303308844566" calcext:value-type="float">
            <text:p>4,2303308844566</text:p>
          </table:table-cell>
          <table:table-cell office:value-type="float" office:value="83.686322163624" calcext:value-type="float">
            <text:p>83,686322163624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717</text:p>
          </table:table-cell>
          <table:table-cell office:value-type="float" office:value="7.1600997447968" calcext:value-type="float">
            <text:p>7,1600997447968</text:p>
          </table:table-cell>
          <table:table-cell office:value-type="float" office:value="4.5479446649551" calcext:value-type="float">
            <text:p>4,5479446649551</text:p>
          </table:table-cell>
          <table:table-cell office:value-type="float" office:value="179.65101132727" calcext:value-type="float">
            <text:p>179,65101132727</text:p>
          </table:table-cell>
          <table:table-cell office:value-type="float" office:value="10" calcext:value-type="float">
            <text:p>1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728</text:p>
          </table:table-cell>
          <table:table-cell office:value-type="float" office:value="3.9096787571907" calcext:value-type="float">
            <text:p>3,9096787571907</text:p>
          </table:table-cell>
          <table:table-cell office:value-type="float" office:value="4.8287159204483" calcext:value-type="float">
            <text:p>4,8287159204483</text:p>
          </table:table-cell>
          <table:table-cell office:value-type="float" office:value="-96.590542489556" calcext:value-type="float">
            <text:p>-96,590542489556</text:p>
          </table:table-cell>
          <table:table-cell office:value-type="float" office:value="10" calcext:value-type="float">
            <text:p>1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739</text:p>
          </table:table-cell>
          <table:table-cell office:value-type="float" office:value="5.7228314876556" calcext:value-type="float">
            <text:p>5,7228314876556</text:p>
          </table:table-cell>
          <table:table-cell office:value-type="float" office:value="5.857794880867" calcext:value-type="float">
            <text:p>5,857794880867</text:p>
          </table:table-cell>
          <table:table-cell office:value-type="float" office:value="52.275915434406" calcext:value-type="float">
            <text:p>52,275915434406</text:p>
          </table:table-cell>
          <table:table-cell office:value-type="float" office:value="10" calcext:value-type="float">
            <text:p>1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750</text:p>
          </table:table-cell>
          <table:table-cell office:value-type="float" office:value="8.2528078556061" calcext:value-type="float">
            <text:p>8,2528078556061</text:p>
          </table:table-cell>
          <table:table-cell office:value-type="float" office:value="2.6752513647079" calcext:value-type="float">
            <text:p>2,6752513647079</text:p>
          </table:table-cell>
          <table:table-cell office:value-type="float" office:value="166.43434269413" calcext:value-type="float">
            <text:p>166,43434269413</text:p>
          </table:table-cell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761</text:p>
          </table:table-cell>
          <table:table-cell office:value-type="float" office:value="-0.62121473252773" calcext:value-type="float">
            <text:p>-0,62121473252773</text:p>
          </table:table-cell>
          <table:table-cell office:value-type="float" office:value="5.3104722499847" calcext:value-type="float">
            <text:p>5,3104722499847</text:p>
          </table:table-cell>
          <table:table-cell office:value-type="float" office:value="46.09928351299" calcext:value-type="float">
            <text:p>46,09928351299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772</text:p>
          </table:table-cell>
          <table:table-cell office:value-type="float" office:value="-0.80780662596226" calcext:value-type="float">
            <text:p>-0,80780662596226</text:p>
          </table:table-cell>
          <table:table-cell office:value-type="float" office:value="8.6817342042923" calcext:value-type="float">
            <text:p>8,6817342042923</text:p>
          </table:table-cell>
          <table:table-cell office:value-type="float" office:value="-162.71414270826" calcext:value-type="float">
            <text:p>-162,71414270826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783</text:p>
          </table:table-cell>
          <table:table-cell office:value-type="float" office:value="0.7137069106102" calcext:value-type="float">
            <text:p>0,7137069106102</text:p>
          </table:table-cell>
          <table:table-cell office:value-type="float" office:value="6.119521856308" calcext:value-type="float">
            <text:p>6,119521856308</text:p>
          </table:table-cell>
          <table:table-cell office:value-type="float" office:value="63.915619424954" calcext:value-type="float">
            <text:p>63,915619424954</text:p>
          </table:table-cell>
          <table:table-cell office:value-type="float" office:value="11" calcext:value-type="float">
            <text:p>1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794</text:p>
          </table:table-cell>
          <table:table-cell office:value-type="float" office:value="4.25835698843" calcext:value-type="float">
            <text:p>4,25835698843</text:p>
          </table:table-cell>
          <table:table-cell office:value-type="float" office:value="3.4012675285339" calcext:value-type="float">
            <text:p>3,4012675285339</text:p>
          </table:table-cell>
          <table:table-cell office:value-type="float" office:value="54.438042412898" calcext:value-type="float">
            <text:p>54,438042412898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805</text:p>
          </table:table-cell>
          <table:table-cell office:value-type="float" office:value="4.5121330022812" calcext:value-type="float">
            <text:p>4,5121330022812</text:p>
          </table:table-cell>
          <table:table-cell office:value-type="float" office:value="4.7654166817665" calcext:value-type="float">
            <text:p>4,7654166817665</text:p>
          </table:table-cell>
          <table:table-cell office:value-type="float" office:value="21.152132635663" calcext:value-type="float">
            <text:p>21,152132635663</text:p>
          </table:table-cell>
          <table:table-cell office:value-type="float" office:value="10" calcext:value-type="float">
            <text:p>1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816</text:p>
          </table:table-cell>
          <table:table-cell office:value-type="float" office:value="7.6606607437134" calcext:value-type="float">
            <text:p>7,6606607437134</text:p>
          </table:table-cell>
          <table:table-cell office:value-type="float" office:value="5.7119959592819" calcext:value-type="float">
            <text:p>5,7119959592819</text:p>
          </table:table-cell>
          <table:table-cell office:value-type="float" office:value="125.12459268995" calcext:value-type="float">
            <text:p>125,12459268995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827</text:p>
          </table:table-cell>
          <table:table-cell office:value-type="float" office:value="8.0480843782425" calcext:value-type="float">
            <text:p>8,0480843782425</text:p>
          </table:table-cell>
          <table:table-cell office:value-type="float" office:value="6.3450658321381" calcext:value-type="float">
            <text:p>6,3450658321381</text:p>
          </table:table-cell>
          <table:table-cell office:value-type="float" office:value="180.0487982999" calcext:value-type="float">
            <text:p>180,0487982999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838</text:p>
          </table:table-cell>
          <table:table-cell office:value-type="float" office:value="-0.9158543497324" calcext:value-type="float">
            <text:p>-0,9158543497324</text:p>
          </table:table-cell>
          <table:table-cell office:value-type="float" office:value="5.1818227767944" calcext:value-type="float">
            <text:p>5,1818227767944</text:p>
          </table:table-cell>
          <table:table-cell office:value-type="float" office:value="86.067638579448" calcext:value-type="float">
            <text:p>86,067638579448</text:p>
          </table:table-cell>
          <table:table-cell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849</text:p>
          </table:table-cell>
          <table:table-cell office:value-type="float" office:value="-0.40458742529154" calcext:value-type="float">
            <text:p>-0,40458742529154</text:p>
          </table:table-cell>
          <table:table-cell office:value-type="float" office:value="7.8748506307602" calcext:value-type="float">
            <text:p>7,8748506307602</text:p>
          </table:table-cell>
          <table:table-cell office:value-type="float" office:value="-131.04145693931" calcext:value-type="float">
            <text:p>-131,04145693931</text:p>
          </table:table-cell>
          <table:table-cell office:value-type="float" office:value="10" calcext:value-type="float">
            <text:p>1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860</text:p>
          </table:table-cell>
          <table:table-cell office:value-type="float" office:value="2.1726796030998" calcext:value-type="float">
            <text:p>2,1726796030998</text:p>
          </table:table-cell>
          <table:table-cell office:value-type="float" office:value="10.500683784485" calcext:value-type="float">
            <text:p>10,500683784485</text:p>
          </table:table-cell>
          <table:table-cell office:value-type="float" office:value="-106.95328606162" calcext:value-type="float">
            <text:p>-106,95328606162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871</text:p>
          </table:table-cell>
          <table:table-cell office:value-type="float" office:value="5.9711956977844" calcext:value-type="float">
            <text:p>5,9711956977844</text:p>
          </table:table-cell>
          <table:table-cell office:value-type="float" office:value="4.4518321752548" calcext:value-type="float">
            <text:p>4,4518321752548</text:p>
          </table:table-cell>
          <table:table-cell office:value-type="float" office:value="150.34099293363" calcext:value-type="float">
            <text:p>150,34099293363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882</text:p>
          </table:table-cell>
          <table:table-cell office:value-type="float" office:value="4.1862565279007" calcext:value-type="float">
            <text:p>4,1862565279007</text:p>
          </table:table-cell>
          <table:table-cell office:value-type="float" office:value="7.4156630039215" calcext:value-type="float">
            <text:p>7,4156630039215</text:p>
          </table:table-cell>
          <table:table-cell office:value-type="float" office:value="6.0128749460931" calcext:value-type="float">
            <text:p>6,012874946093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893</text:p>
          </table:table-cell>
          <table:table-cell office:value-type="float" office:value="5.1772892475128" calcext:value-type="float">
            <text:p>5,1772892475128</text:p>
          </table:table-cell>
          <table:table-cell office:value-type="float" office:value="5.950123667717" calcext:value-type="float">
            <text:p>5,950123667717</text:p>
          </table:table-cell>
          <table:table-cell office:value-type="float" office:value="42.297831386518" calcext:value-type="float">
            <text:p>42,297831386518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904</text:p>
          </table:table-cell>
          <table:table-cell office:value-type="float" office:value="9.7203099727631" calcext:value-type="float">
            <text:p>9,7203099727631</text:p>
          </table:table-cell>
          <table:table-cell office:value-type="float" office:value="3.7540003657341" calcext:value-type="float">
            <text:p>3,7540003657341</text:p>
          </table:table-cell>
          <table:table-cell office:value-type="float" office:value="163.0251149463" calcext:value-type="float">
            <text:p>163,0251149463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915</text:p>
          </table:table-cell>
          <table:table-cell office:value-type="float" office:value="-0.24033069610596" calcext:value-type="float">
            <text:p>-0,24033069610596</text:p>
          </table:table-cell>
          <table:table-cell office:value-type="float" office:value="7.3276245594025" calcext:value-type="float">
            <text:p>7,3276245594025</text:p>
          </table:table-cell>
          <table:table-cell office:value-type="float" office:value="165.02870116264" calcext:value-type="float">
            <text:p>165,02870116264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926</text:p>
          </table:table-cell>
          <table:table-cell office:value-type="float" office:value="-0.35374104976654" calcext:value-type="float">
            <text:p>-0,35374104976654</text:p>
          </table:table-cell>
          <table:table-cell office:value-type="float" office:value="8.9729106426239" calcext:value-type="float">
            <text:p>8,9729106426239</text:p>
          </table:table-cell>
          <table:table-cell office:value-type="float" office:value="3.3454059083371" calcext:value-type="float">
            <text:p>3,3454059083371</text:p>
          </table:table-cell>
          <table:table-cell office:value-type="float" office:value="10" calcext:value-type="float">
            <text:p>1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937</text:p>
          </table:table-cell>
          <table:table-cell office:value-type="float" office:value="3.8604107499123" calcext:value-type="float">
            <text:p>3,8604107499123</text:p>
          </table:table-cell>
          <table:table-cell office:value-type="float" office:value="10.424720048904" calcext:value-type="float">
            <text:p>10,424720048904</text:p>
          </table:table-cell>
          <table:table-cell office:value-type="float" office:value="45.051687841962" calcext:value-type="float">
            <text:p>45,051687841962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948</text:p>
          </table:table-cell>
          <table:table-cell office:value-type="float" office:value="4.5321583747864" calcext:value-type="float">
            <text:p>4,5321583747864</text:p>
          </table:table-cell>
          <table:table-cell office:value-type="float" office:value="10.090564489365" calcext:value-type="float">
            <text:p>10,090564489365</text:p>
          </table:table-cell>
          <table:table-cell office:value-type="float" office:value="160.03245305104" calcext:value-type="float">
            <text:p>160,03245305104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959</text:p>
          </table:table-cell>
          <table:table-cell office:value-type="float" office:value="2.1325659751892" calcext:value-type="float">
            <text:p>2,1325659751892</text:p>
          </table:table-cell>
          <table:table-cell office:value-type="float" office:value="8.0161654949188" calcext:value-type="float">
            <text:p>8,0161654949188</text:p>
          </table:table-cell>
          <table:table-cell office:value-type="float" office:value="-99.599454812943" calcext:value-type="float">
            <text:p>-99,59945481294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970</text:p>
          </table:table-cell>
          <table:table-cell office:value-type="float" office:value="9.070011973381" calcext:value-type="float">
            <text:p>9,070011973381</text:p>
          </table:table-cell>
          <table:table-cell office:value-type="float" office:value="10.571286678314" calcext:value-type="float">
            <text:p>10,571286678314</text:p>
          </table:table-cell>
          <table:table-cell office:value-type="float" office:value="-43.468569494357" calcext:value-type="float">
            <text:p>-43,4685694943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981</text:p>
          </table:table-cell>
          <table:table-cell office:value-type="float" office:value="7.6427531242371" calcext:value-type="float">
            <text:p>7,6427531242371</text:p>
          </table:table-cell>
          <table:table-cell office:value-type="float" office:value="10.909245014191" calcext:value-type="float">
            <text:p>10,909245014191</text:p>
          </table:table-cell>
          <table:table-cell office:value-type="float" office:value="128.9707779125" calcext:value-type="float">
            <text:p>128,970777912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992</text:p>
          </table:table-cell>
          <table:table-cell office:value-type="float" office:value="-0.61166100203991" calcext:value-type="float">
            <text:p>-0,61166100203991</text:p>
          </table:table-cell>
          <table:table-cell office:value-type="float" office:value="9.2228603363037" calcext:value-type="float">
            <text:p>9,2228603363037</text:p>
          </table:table-cell>
          <table:table-cell office:value-type="float" office:value="77.335240734611" calcext:value-type="float">
            <text:p>77,335240734611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5003</text:p>
          </table:table-cell>
          <table:table-cell office:value-type="float" office:value="0.49090266227722" calcext:value-type="float">
            <text:p>0,49090266227722</text:p>
          </table:table-cell>
          <table:table-cell office:value-type="float" office:value="7.6807862520218" calcext:value-type="float">
            <text:p>7,6807862520218</text:p>
          </table:table-cell>
          <table:table-cell office:value-type="float" office:value="-65.968052596803" calcext:value-type="float">
            <text:p>-65,968052596803</text:p>
          </table:table-cell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15</text:p>
          </table:table-cell>
          <table:table-cell office:value-type="float" office:value="1.5080383419991" calcext:value-type="float">
            <text:p>1,5080383419991</text:p>
          </table:table-cell>
          <table:table-cell office:value-type="float" office:value="-0.36088239401579" calcext:value-type="float">
            <text:p>-0,36088239401579</text:p>
          </table:table-cell>
          <table:table-cell office:value-type="float" office:value="-92.380150867875" calcext:value-type="float">
            <text:p>-92,380150867875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464</text:p>
          </table:table-cell>
          <table:table-cell office:value-type="float" office:value="-0.23872369900346" calcext:value-type="float">
            <text:p>-0,23872369900346</text:p>
          </table:table-cell>
          <table:table-cell office:value-type="float" office:value="-0.40104191750288" calcext:value-type="float">
            <text:p>-0,40104191750288</text:p>
          </table:table-cell>
          <table:table-cell office:value-type="float" office:value="-139.2388207138" calcext:value-type="float">
            <text:p>-139,2388207138</text:p>
          </table:table-cell>
          <table:table-cell office:value-type="float" office:value="10" calcext:value-type="float">
            <text:p>1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475</text:p>
          </table:table-cell>
          <table:table-cell office:value-type="float" office:value="-0.10204063728452" calcext:value-type="float">
            <text:p>-0,10204063728452</text:p>
          </table:table-cell>
          <table:table-cell office:value-type="float" office:value="-0.57579584419727" calcext:value-type="float">
            <text:p>-0,57579584419727</text:p>
          </table:table-cell>
          <table:table-cell office:value-type="float" office:value="7.5155197624948" calcext:value-type="float">
            <text:p>7,5155197624948</text:p>
          </table:table-cell>
          <table:table-cell office:value-type="float" office:value="10" calcext:value-type="float">
            <text:p>10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486</text:p>
          </table:table-cell>
          <table:table-cell office:value-type="float" office:value="3.4081253409386" calcext:value-type="float">
            <text:p>3,4081253409386</text:p>
          </table:table-cell>
          <table:table-cell office:value-type="float" office:value="0.45305054634809" calcext:value-type="float">
            <text:p>0,45305054634809</text:p>
          </table:table-cell>
          <table:table-cell office:value-type="float" office:value="-87.191924927341" calcext:value-type="float">
            <text:p>-87,19192492734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497</text:p>
          </table:table-cell>
          <table:table-cell office:value-type="float" office:value="2.4723391234875" calcext:value-type="float">
            <text:p>2,4723391234875</text:p>
          </table:table-cell>
          <table:table-cell office:value-type="float" office:value="0.53567707538605" calcext:value-type="float">
            <text:p>0,53567707538605</text:p>
          </table:table-cell>
          <table:table-cell office:value-type="float" office:value="-28.354239691595" calcext:value-type="float">
            <text:p>-28,354239691595</text:p>
          </table:table-cell>
          <table:table-cell office:value-type="float" office:value="11" calcext:value-type="float">
            <text:p>1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508</text:p>
          </table:table-cell>
          <table:table-cell office:value-type="float" office:value="4.2785197496414" calcext:value-type="float">
            <text:p>4,2785197496414</text:p>
          </table:table-cell>
          <table:table-cell office:value-type="float" office:value="-0.29799062758684" calcext:value-type="float">
            <text:p>-0,29799062758684</text:p>
          </table:table-cell>
          <table:table-cell office:value-type="float" office:value="35.26730028687" calcext:value-type="float">
            <text:p>35,26730028687</text:p>
          </table:table-cell>
          <table:table-cell office:value-type="float" office:value="11" calcext:value-type="float">
            <text:p>1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519</text:p>
          </table:table-cell>
          <table:table-cell office:value-type="float" office:value="6.1170876026154" calcext:value-type="float">
            <text:p>6,1170876026154</text:p>
          </table:table-cell>
          <table:table-cell office:value-type="float" office:value="-0.58500546962023" calcext:value-type="float">
            <text:p>-0,58500546962023</text:p>
          </table:table-cell>
          <table:table-cell office:value-type="float" office:value="158.13601852223" calcext:value-type="float">
            <text:p>158,13601852223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530</text:p>
          </table:table-cell>
          <table:table-cell office:value-type="float" office:value="-1.4906652271748" calcext:value-type="float">
            <text:p>-1,4906652271748</text:p>
          </table:table-cell>
          <table:table-cell office:value-type="float" office:value="0.69089069962502" calcext:value-type="float">
            <text:p>0,69089069962502</text:p>
          </table:table-cell>
          <table:table-cell office:value-type="float" office:value="1.0652858645293" calcext:value-type="float">
            <text:p>1,0652858645293</text:p>
          </table:table-cell>
          <table:table-cell office:value-type="float" office:value="10" calcext:value-type="float">
            <text:p>1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541</text:p>
          </table:table-cell>
          <table:table-cell office:value-type="float" office:value="0.18459033221006" calcext:value-type="float">
            <text:p>0,18459033221006</text:p>
          </table:table-cell>
          <table:table-cell office:value-type="float" office:value="4.5889410376549" calcext:value-type="float">
            <text:p>4,5889410376549</text:p>
          </table:table-cell>
          <table:table-cell office:value-type="float" office:value="166.02346244132" calcext:value-type="float">
            <text:p>166,02346244132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552</text:p>
          </table:table-cell>
          <table:table-cell office:value-type="float" office:value="4.2252779006958" calcext:value-type="float">
            <text:p>4,2252779006958</text:p>
          </table:table-cell>
          <table:table-cell office:value-type="float" office:value="2.8504884243011" calcext:value-type="float">
            <text:p>2,8504884243011</text:p>
          </table:table-cell>
          <table:table-cell office:value-type="float" office:value="93.770573852928" calcext:value-type="float">
            <text:p>93,770573852928</text:p>
          </table:table-cell>
          <table:table-cell office:value-type="float" office:value="10" calcext:value-type="float">
            <text:p>1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563</text:p>
          </table:table-cell>
          <table:table-cell office:value-type="float" office:value="3.384937942028" calcext:value-type="float">
            <text:p>3,384937942028</text:p>
          </table:table-cell>
          <table:table-cell office:value-type="float" office:value="1.5547828376293" calcext:value-type="float">
            <text:p>1,5547828376293</text:p>
          </table:table-cell>
          <table:table-cell office:value-type="float" office:value="-5.2097318753315" calcext:value-type="float">
            <text:p>-5,2097318753315</text:p>
          </table:table-cell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574</text:p>
          </table:table-cell>
          <table:table-cell office:value-type="float" office:value="1.5445497632027" calcext:value-type="float">
            <text:p>1,5445497632027</text:p>
          </table:table-cell>
          <table:table-cell office:value-type="float" office:value="0.61364065855742" calcext:value-type="float">
            <text:p>0,61364065855742</text:p>
          </table:table-cell>
          <table:table-cell office:value-type="float" office:value="-5.6677126580743" calcext:value-type="float">
            <text:p>-5,6677126580743</text:p>
          </table:table-cell>
          <table:table-cell office:value-type="float" office:value="11" calcext:value-type="float">
            <text:p>1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585</text:p>
          </table:table-cell>
          <table:table-cell office:value-type="float" office:value="8.3566361665726" calcext:value-type="float">
            <text:p>8,3566361665726</text:p>
          </table:table-cell>
          <table:table-cell office:value-type="float" office:value="0.021489369682968" calcext:value-type="float">
            <text:p>0,021489369682968</text:p>
          </table:table-cell>
          <table:table-cell office:value-type="float" office:value="85.257898470399" calcext:value-type="float">
            <text:p>85,257898470399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596</text:p>
          </table:table-cell>
          <table:table-cell office:value-type="float" office:value="8.625825047493" calcext:value-type="float">
            <text:p>8,625825047493</text:p>
          </table:table-cell>
          <table:table-cell office:value-type="float" office:value="0.9938208013773" calcext:value-type="float">
            <text:p>0,9938208013773</text:p>
          </table:table-cell>
          <table:table-cell office:value-type="float" office:value="176.65647701093" calcext:value-type="float">
            <text:p>176,6564770109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607</text:p>
          </table:table-cell>
          <table:table-cell office:value-type="float" office:value="0.29266888275743" calcext:value-type="float">
            <text:p>0,29266888275743</text:p>
          </table:table-cell>
          <table:table-cell office:value-type="float" office:value="1.1327463388443" calcext:value-type="float">
            <text:p>1,1327463388443</text:p>
          </table:table-cell>
          <table:table-cell office:value-type="float" office:value="136.06158183638" calcext:value-type="float">
            <text:p>136,06158183638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618</text:p>
          </table:table-cell>
          <table:table-cell office:value-type="float" office:value="4.4615808129311" calcext:value-type="float">
            <text:p>4,4615808129311</text:p>
          </table:table-cell>
          <table:table-cell office:value-type="float" office:value="4.1845721006393" calcext:value-type="float">
            <text:p>4,1845721006393</text:p>
          </table:table-cell>
          <table:table-cell office:value-type="float" office:value="-71.159961876596" calcext:value-type="float">
            <text:p>-71,159961876596</text:p>
          </table:table-cell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629</text:p>
          </table:table-cell>
          <table:table-cell office:value-type="float" office:value="3.9983636140823" calcext:value-type="float">
            <text:p>3,9983636140823</text:p>
          </table:table-cell>
          <table:table-cell office:value-type="float" office:value="3.7844225764275" calcext:value-type="float">
            <text:p>3,7844225764275</text:p>
          </table:table-cell>
          <table:table-cell office:value-type="float" office:value="119.16846226735" calcext:value-type="float">
            <text:p>119,16846226735</text:p>
          </table:table-cell>
          <table:table-cell office:value-type="float" office:value="10" calcext:value-type="float">
            <text:p>10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640</text:p>
          </table:table-cell>
          <table:table-cell office:value-type="float" office:value="0.85907012224197" calcext:value-type="float">
            <text:p>0,85907012224197</text:p>
          </table:table-cell>
          <table:table-cell office:value-type="float" office:value="2.0686313509941" calcext:value-type="float">
            <text:p>2,0686313509941</text:p>
          </table:table-cell>
          <table:table-cell office:value-type="float" office:value="64.974200194049" calcext:value-type="float">
            <text:p>64,974200194049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651</text:p>
          </table:table-cell>
          <table:table-cell office:value-type="float" office:value="5.8471238613129" calcext:value-type="float">
            <text:p>5,8471238613129</text:p>
          </table:table-cell>
          <table:table-cell office:value-type="float" office:value="2.1038356423378" calcext:value-type="float">
            <text:p>2,1038356423378</text:p>
          </table:table-cell>
          <table:table-cell office:value-type="float" office:value="-140.95328871612" calcext:value-type="float">
            <text:p>-140,95328871612</text:p>
          </table:table-cell>
          <table:table-cell office:value-type="float" office:value="11" calcext:value-type="float">
            <text:p>1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662</text:p>
          </table:table-cell>
          <table:table-cell office:value-type="float" office:value="7.599670290947" calcext:value-type="float">
            <text:p>7,599670290947</text:p>
          </table:table-cell>
          <table:table-cell office:value-type="float" office:value="4.7233134508133" calcext:value-type="float">
            <text:p>4,7233134508133</text:p>
          </table:table-cell>
          <table:table-cell office:value-type="float" office:value="97.926979611634" calcext:value-type="float">
            <text:p>97,926979611634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673</text:p>
          </table:table-cell>
          <table:table-cell office:value-type="float" office:value="7.5069940090179" calcext:value-type="float">
            <text:p>7,5069940090179</text:p>
          </table:table-cell>
          <table:table-cell office:value-type="float" office:value="2.763994038105" calcext:value-type="float">
            <text:p>2,763994038105</text:p>
          </table:table-cell>
          <table:table-cell office:value-type="float" office:value="-31.877531367502" calcext:value-type="float">
            <text:p>-31,877531367502</text:p>
          </table:table-cell>
          <table:table-cell office:value-type="float" office:value="10" calcext:value-type="float">
            <text:p>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684</text:p>
          </table:table-cell>
          <table:table-cell office:value-type="float" office:value="-1.5656659007072" calcext:value-type="float">
            <text:p>-1,5656659007072</text:p>
          </table:table-cell>
          <table:table-cell office:value-type="float" office:value="6.2797659635544" calcext:value-type="float">
            <text:p>6,2797659635544</text:p>
          </table:table-cell>
          <table:table-cell office:value-type="float" office:value="-71.910242366183" calcext:value-type="float">
            <text:p>-71,910242366183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695</text:p>
          </table:table-cell>
          <table:table-cell office:value-type="float" office:value="-1.3258212804794" calcext:value-type="float">
            <text:p>-1,3258212804794</text:p>
          </table:table-cell>
          <table:table-cell office:value-type="float" office:value="1.0373874008656" calcext:value-type="float">
            <text:p>1,0373874008656</text:p>
          </table:table-cell>
          <table:table-cell office:value-type="float" office:value="2.6018093725678" calcext:value-type="float">
            <text:p>2,6018093725678</text:p>
          </table:table-cell>
          <table:table-cell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706</text:p>
          </table:table-cell>
          <table:table-cell office:value-type="float" office:value="2.9518255591393" calcext:value-type="float">
            <text:p>2,9518255591393</text:p>
          </table:table-cell>
          <table:table-cell office:value-type="float" office:value="3.8347858190536" calcext:value-type="float">
            <text:p>3,8347858190536</text:p>
          </table:table-cell>
          <table:table-cell office:value-type="float" office:value="83.705845911791" calcext:value-type="float">
            <text:p>83,705845911791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717</text:p>
          </table:table-cell>
          <table:table-cell office:value-type="float" office:value="7.2742640972137" calcext:value-type="float">
            <text:p>7,2742640972137</text:p>
          </table:table-cell>
          <table:table-cell office:value-type="float" office:value="4.6710982918739" calcext:value-type="float">
            <text:p>4,6710982918739</text:p>
          </table:table-cell>
          <table:table-cell office:value-type="float" office:value="-113.48819960454" calcext:value-type="float">
            <text:p>-113,48819960454</text:p>
          </table:table-cell>
          <table:table-cell office:value-type="float" office:value="10" calcext:value-type="float">
            <text:p>1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728</text:p>
          </table:table-cell>
          <table:table-cell office:value-type="float" office:value="4.1118288040161" calcext:value-type="float">
            <text:p>4,1118288040161</text:p>
          </table:table-cell>
          <table:table-cell office:value-type="float" office:value="4.9260705709457" calcext:value-type="float">
            <text:p>4,9260705709457</text:p>
          </table:table-cell>
          <table:table-cell office:value-type="float" office:value="-168.19687861546" calcext:value-type="float">
            <text:p>-168,19687861546</text:p>
          </table:table-cell>
          <table:table-cell office:value-type="float" office:value="10" calcext:value-type="float">
            <text:p>1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739</text:p>
          </table:table-cell>
          <table:table-cell office:value-type="float" office:value="5.8820188045502" calcext:value-type="float">
            <text:p>5,8820188045502</text:p>
          </table:table-cell>
          <table:table-cell office:value-type="float" office:value="5.683958530426" calcext:value-type="float">
            <text:p>5,683958530426</text:p>
          </table:table-cell>
          <table:table-cell office:value-type="float" office:value="137.89636314295" calcext:value-type="float">
            <text:p>137,89636314295</text:p>
          </table:table-cell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750</text:p>
          </table:table-cell>
          <table:table-cell office:value-type="float" office:value="8.3343267440796" calcext:value-type="float">
            <text:p>8,3343267440796</text:p>
          </table:table-cell>
          <table:table-cell office:value-type="float" office:value="2.8814551234245" calcext:value-type="float">
            <text:p>2,8814551234245</text:p>
          </table:table-cell>
          <table:table-cell office:value-type="float" office:value="-102.92546232794" calcext:value-type="float">
            <text:p>-102,92546232794</text:p>
          </table:table-cell>
          <table:table-cell office:value-type="float" office:value="10" calcext:value-type="float">
            <text:p>1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761</text:p>
          </table:table-cell>
          <table:table-cell office:value-type="float" office:value="-0.4984300583601" calcext:value-type="float">
            <text:p>-0,4984300583601</text:p>
          </table:table-cell>
          <table:table-cell office:value-type="float" office:value="5.1470965147018" calcext:value-type="float">
            <text:p>5,1470965147018</text:p>
          </table:table-cell>
          <table:table-cell office:value-type="float" office:value="129.44372140678" calcext:value-type="float">
            <text:p>129,44372140678</text:p>
          </table:table-cell>
          <table:table-cell office:value-type="float" office:value="10" calcext:value-type="float">
            <text:p>1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772</text:p>
          </table:table-cell>
          <table:table-cell office:value-type="float" office:value="-0.84395334124565" calcext:value-type="float">
            <text:p>-0,84395334124565</text:p>
          </table:table-cell>
          <table:table-cell office:value-type="float" office:value="8.9008617401123" calcext:value-type="float">
            <text:p>8,9008617401123</text:p>
          </table:table-cell>
          <table:table-cell office:value-type="float" office:value="-71.885347366333" calcext:value-type="float">
            <text:p>-71,885347366333</text:p>
          </table:table-cell>
          <table:table-cell office:value-type="float" office:value="10" calcext:value-type="float">
            <text:p>1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783</text:p>
          </table:table-cell>
          <table:table-cell office:value-type="float" office:value="0.56099660694599" calcext:value-type="float">
            <text:p>0,56099660694599</text:p>
          </table:table-cell>
          <table:table-cell office:value-type="float" office:value="5.7702600955963" calcext:value-type="float">
            <text:p>5,7702600955963</text:p>
          </table:table-cell>
          <table:table-cell office:value-type="float" office:value="70.643747688099" calcext:value-type="float">
            <text:p>70,643747688099</text:p>
          </table:table-cell>
          <table:table-cell office:value-type="float" office:value="11" calcext:value-type="float">
            <text:p>1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794</text:p>
          </table:table-cell>
          <table:table-cell office:value-type="float" office:value="4.0674489736557" calcext:value-type="float">
            <text:p>4,0674489736557</text:p>
          </table:table-cell>
          <table:table-cell office:value-type="float" office:value="3.4116929769516" calcext:value-type="float">
            <text:p>3,4116929769516</text:p>
          </table:table-cell>
          <table:table-cell office:value-type="float" office:value="-16.564087693099" calcext:value-type="float">
            <text:p>-16,564087693099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805</text:p>
          </table:table-cell>
          <table:table-cell office:value-type="float" office:value="4.4146651029587" calcext:value-type="float">
            <text:p>4,4146651029587</text:p>
          </table:table-cell>
          <table:table-cell office:value-type="float" office:value="4.942212998867" calcext:value-type="float">
            <text:p>4,942212998867</text:p>
          </table:table-cell>
          <table:table-cell office:value-type="float" office:value="-58.632016181946" calcext:value-type="float">
            <text:p>-58,632016181946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816</text:p>
          </table:table-cell>
          <table:table-cell office:value-type="float" office:value="7.7533650398254" calcext:value-type="float">
            <text:p>7,7533650398254</text:p>
          </table:table-cell>
          <table:table-cell office:value-type="float" office:value="5.3563857078552" calcext:value-type="float">
            <text:p>5,3563857078552</text:p>
          </table:table-cell>
          <table:table-cell office:value-type="float" office:value="108.33906899592" calcext:value-type="float">
            <text:p>108,33906899592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827</text:p>
          </table:table-cell>
          <table:table-cell office:value-type="float" office:value="8.392875790596" calcext:value-type="float">
            <text:p>8,392875790596</text:p>
          </table:table-cell>
          <table:table-cell office:value-type="float" office:value="6.218855381012" calcext:value-type="float">
            <text:p>6,218855381012</text:p>
          </table:table-cell>
          <table:table-cell office:value-type="float" office:value="163.24442055575" calcext:value-type="float">
            <text:p>163,24442055575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838</text:p>
          </table:table-cell>
          <table:table-cell office:value-type="float" office:value="-0.79570554196835" calcext:value-type="float">
            <text:p>-0,79570554196835</text:p>
          </table:table-cell>
          <table:table-cell office:value-type="float" office:value="5.0050365924835" calcext:value-type="float">
            <text:p>5,0050365924835</text:p>
          </table:table-cell>
          <table:table-cell office:value-type="float" office:value="150.26574074083" calcext:value-type="float">
            <text:p>150,26574074083</text:p>
          </table:table-cell>
          <table:table-cell office:value-type="float" office:value="10" calcext:value-type="float">
            <text:p>1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849</text:p>
          </table:table-cell>
          <table:table-cell office:value-type="float" office:value="-0.21396132186055" calcext:value-type="float">
            <text:p>-0,21396132186055</text:p>
          </table:table-cell>
          <table:table-cell office:value-type="float" office:value="7.7655839920044" calcext:value-type="float">
            <text:p>7,7655839920044</text:p>
          </table:table-cell>
          <table:table-cell office:value-type="float" office:value="140.07120071703" calcext:value-type="float">
            <text:p>140,07120071703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860</text:p>
          </table:table-cell>
          <table:table-cell office:value-type="float" office:value="2.2349011898041" calcext:value-type="float">
            <text:p>2,2349011898041</text:p>
          </table:table-cell>
          <table:table-cell office:value-type="float" office:value="10.781146287918" calcext:value-type="float">
            <text:p>10,781146287918</text:p>
          </table:table-cell>
          <table:table-cell office:value-type="float" office:value="-101.49513080621" calcext:value-type="float">
            <text:p>-101,49513080621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871</text:p>
          </table:table-cell>
          <table:table-cell office:value-type="float" office:value="6.2536078691483" calcext:value-type="float">
            <text:p>6,2536078691483</text:p>
          </table:table-cell>
          <table:table-cell office:value-type="float" office:value="4.5104122161865" calcext:value-type="float">
            <text:p>4,5104122161865</text:p>
          </table:table-cell>
          <table:table-cell office:value-type="float" office:value="-159.06046150596" calcext:value-type="float">
            <text:p>-159,06046150596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882</text:p>
          </table:table-cell>
          <table:table-cell office:value-type="float" office:value="3.8227134943008" calcext:value-type="float">
            <text:p>3,8227134943008</text:p>
          </table:table-cell>
          <table:table-cell office:value-type="float" office:value="7.3935008049011" calcext:value-type="float">
            <text:p>7,3935008049011</text:p>
          </table:table-cell>
          <table:table-cell office:value-type="float" office:value="4.4387902613658" calcext:value-type="float">
            <text:p>4,438790261365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893</text:p>
          </table:table-cell>
          <table:table-cell office:value-type="float" office:value="4.990581870079" calcext:value-type="float">
            <text:p>4,990581870079</text:p>
          </table:table-cell>
          <table:table-cell office:value-type="float" office:value="6.0933190584183" calcext:value-type="float">
            <text:p>6,0933190584183</text:p>
          </table:table-cell>
          <table:table-cell office:value-type="float" office:value="-43.439915985059" calcext:value-type="float">
            <text:p>-43,439915985059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904</text:p>
          </table:table-cell>
          <table:table-cell office:value-type="float" office:value="9.9789476394653" calcext:value-type="float">
            <text:p>9,9789476394653</text:p>
          </table:table-cell>
          <table:table-cell office:value-type="float" office:value="3.7396633625031" calcext:value-type="float">
            <text:p>3,7396633625031</text:p>
          </table:table-cell>
          <table:table-cell office:value-type="float" office:value="175.39099371357" calcext:value-type="float">
            <text:p>175,39099371357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915</text:p>
          </table:table-cell>
          <table:table-cell office:value-type="float" office:value="-0.24803426116705" calcext:value-type="float">
            <text:p>-0,24803426116705</text:p>
          </table:table-cell>
          <table:table-cell office:value-type="float" office:value="7.0758062601089" calcext:value-type="float">
            <text:p>7,0758062601089</text:p>
          </table:table-cell>
          <table:table-cell office:value-type="float" office:value="86.074465399335" calcext:value-type="float">
            <text:p>86,074465399335</text:p>
          </table:table-cell>
          <table:table-cell office:value-type="float" office:value="10" calcext:value-type="float">
            <text:p>1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926</text:p>
          </table:table-cell>
          <table:table-cell office:value-type="float" office:value="-0.37142027169466" calcext:value-type="float">
            <text:p>-0,37142027169466</text:p>
          </table:table-cell>
          <table:table-cell office:value-type="float" office:value="8.7514388561249" calcext:value-type="float">
            <text:p>8,7514388561249</text:p>
          </table:table-cell>
          <table:table-cell office:value-type="float" office:value="94.157611488537" calcext:value-type="float">
            <text:p>94,157611488537</text:p>
          </table:table-cell>
          <table:table-cell office:value-type="float" office:value="10" calcext:value-type="float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937</text:p>
          </table:table-cell>
          <table:table-cell office:value-type="float" office:value="3.5805317759514" calcext:value-type="float">
            <text:p>3,5805317759514</text:p>
          </table:table-cell>
          <table:table-cell office:value-type="float" office:value="10.14343380928" calcext:value-type="float">
            <text:p>10,14343380928</text:p>
          </table:table-cell>
          <table:table-cell office:value-type="float" office:value="45.089604368635" calcext:value-type="float">
            <text:p>45,089604368635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948</text:p>
          </table:table-cell>
          <table:table-cell office:value-type="float" office:value="4.9057555198669" calcext:value-type="float">
            <text:p>4,9057555198669</text:p>
          </table:table-cell>
          <table:table-cell office:value-type="float" office:value="9.9545180797577" calcext:value-type="float">
            <text:p>9,9545180797577</text:p>
          </table:table-cell>
          <table:table-cell office:value-type="float" office:value="159.98342842053" calcext:value-type="float">
            <text:p>159,98342842053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959</text:p>
          </table:table-cell>
          <table:table-cell office:value-type="float" office:value="2.3474006354809" calcext:value-type="float">
            <text:p>2,3474006354809</text:p>
          </table:table-cell>
          <table:table-cell office:value-type="float" office:value="8.2227355241776" calcext:value-type="float">
            <text:p>8,2227355241776</text:p>
          </table:table-cell>
          <table:table-cell office:value-type="float" office:value="-144.96985058876" calcext:value-type="float">
            <text:p>-144,9698505887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970</text:p>
          </table:table-cell>
          <table:table-cell office:value-type="float" office:value="8.7632638216019" calcext:value-type="float">
            <text:p>8,7632638216019</text:p>
          </table:table-cell>
          <table:table-cell office:value-type="float" office:value="10.637414455414" calcext:value-type="float">
            <text:p>10,637414455414</text:p>
          </table:table-cell>
          <table:table-cell office:value-type="float" office:value="-9.9871967248856" calcext:value-type="float">
            <text:p>-9,98719672488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981</text:p>
          </table:table-cell>
          <table:table-cell office:value-type="float" office:value="7.5810641050339" calcext:value-type="float">
            <text:p>7,5810641050339</text:p>
          </table:table-cell>
          <table:table-cell office:value-type="float" office:value="10.662262439728" calcext:value-type="float">
            <text:p>10,662262439728</text:p>
          </table:table-cell>
          <table:table-cell office:value-type="float" office:value="67.276779253771" calcext:value-type="float">
            <text:p>67,276779253771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992</text:p>
          </table:table-cell>
          <table:table-cell office:value-type="float" office:value="-0.83306409418583" calcext:value-type="float">
            <text:p>-0,83306409418583</text:p>
          </table:table-cell>
          <table:table-cell office:value-type="float" office:value="9.2406225204468" calcext:value-type="float">
            <text:p>9,2406225204468</text:p>
          </table:table-cell>
          <table:table-cell office:value-type="float" office:value="-13.43308446134" calcext:value-type="float">
            <text:p>-13,43308446134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5003</text:p>
          </table:table-cell>
          <table:table-cell office:value-type="float" office:value="0.34946944564581" calcext:value-type="float">
            <text:p>0,34946944564581</text:p>
          </table:table-cell>
          <table:table-cell office:value-type="float" office:value="8.0352813005447" calcext:value-type="float">
            <text:p>8,0352813005447</text:p>
          </table:table-cell>
          <table:table-cell office:value-type="float" office:value="-71.963134844592" calcext:value-type="float">
            <text:p>-71,963134844592</text:p>
          </table:table-cell>
          <table:table-cell office:value-type="float" office:value="10" calcext:value-type="float">
            <text:p>1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15</text:p>
          </table:table-cell>
          <table:table-cell office:value-type="float" office:value="1.5521411597729" calcext:value-type="float">
            <text:p>1,5521411597729</text:p>
          </table:table-cell>
          <table:table-cell office:value-type="float" office:value="-0.23197952657938" calcext:value-type="float">
            <text:p>-0,23197952657938</text:p>
          </table:table-cell>
          <table:table-cell office:value-type="float" office:value="-92.435578631747" calcext:value-type="float">
            <text:p>-92,435578631747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464</text:p>
          </table:table-cell>
          <table:table-cell office:value-type="float" office:value="-0.17210464924574" calcext:value-type="float">
            <text:p>-0,17210464924574</text:p>
          </table:table-cell>
          <table:table-cell office:value-type="float" office:value="-0.36079205572605" calcext:value-type="float">
            <text:p>-0,36079205572605</text:p>
          </table:table-cell>
          <table:table-cell office:value-type="float" office:value="120.16017573654" calcext:value-type="float">
            <text:p>120,16017573654</text:p>
          </table:table-cell>
          <table:table-cell office:value-type="float" office:value="10" calcext:value-type="float">
            <text:p>1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475</text:p>
          </table:table-cell>
          <table:table-cell office:value-type="float" office:value="-0.10420338250697" calcext:value-type="float">
            <text:p>-0,10420338250697</text:p>
          </table:table-cell>
          <table:table-cell office:value-type="float" office:value="-0.5897943302989" calcext:value-type="float">
            <text:p>-0,5897943302989</text:p>
          </table:table-cell>
          <table:table-cell office:value-type="float" office:value="-134.13717032997" calcext:value-type="float">
            <text:p>-134,13717032997</text:p>
          </table:table-cell>
          <table:table-cell office:value-type="float" office:value="10" calcext:value-type="float">
            <text:p>10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486</text:p>
          </table:table-cell>
          <table:table-cell office:value-type="float" office:value="3.5232794284821" calcext:value-type="float">
            <text:p>3,5232794284821</text:p>
          </table:table-cell>
          <table:table-cell office:value-type="float" office:value="0.76275452971458" calcext:value-type="float">
            <text:p>0,76275452971458</text:p>
          </table:table-cell>
          <table:table-cell office:value-type="float" office:value="-117.47483690833" calcext:value-type="float">
            <text:p>-117,47483690833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497</text:p>
          </table:table-cell>
          <table:table-cell office:value-type="float" office:value="2.2918994724751" calcext:value-type="float">
            <text:p>2,2918994724751</text:p>
          </table:table-cell>
          <table:table-cell office:value-type="float" office:value="0.74890717864037" calcext:value-type="float">
            <text:p>0,74890717864037</text:p>
          </table:table-cell>
          <table:table-cell office:value-type="float" office:value="-54.222785743179" calcext:value-type="float">
            <text:p>-54,222785743179</text:p>
          </table:table-cell>
          <table:table-cell office:value-type="float" office:value="11" calcext:value-type="float">
            <text:p>1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508</text:p>
          </table:table-cell>
          <table:table-cell office:value-type="float" office:value="3.9520606398582" calcext:value-type="float">
            <text:p>3,9520606398582</text:p>
          </table:table-cell>
          <table:table-cell office:value-type="float" office:value="-0.3752850741148" calcext:value-type="float">
            <text:p>-0,3752850741148</text:p>
          </table:table-cell>
          <table:table-cell office:value-type="float" office:value="7.1630710913877" calcext:value-type="float">
            <text:p>7,1630710913877</text:p>
          </table:table-cell>
          <table:table-cell office:value-type="float" office:value="11" calcext:value-type="float">
            <text:p>1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519</text:p>
          </table:table-cell>
          <table:table-cell office:value-type="float" office:value="6.4784252643585" calcext:value-type="float">
            <text:p>6,4784252643585</text:p>
          </table:table-cell>
          <table:table-cell office:value-type="float" office:value="-0.58497954159975" calcext:value-type="float">
            <text:p>-0,58497954159975</text:p>
          </table:table-cell>
          <table:table-cell office:value-type="float" office:value="175.71971978352" calcext:value-type="float">
            <text:p>175,71971978352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530</text:p>
          </table:table-cell>
          <table:table-cell office:value-type="float" office:value="-1.5850108861923" calcext:value-type="float">
            <text:p>-1,5850108861923</text:p>
          </table:table-cell>
          <table:table-cell office:value-type="float" office:value="0.88763788342476" calcext:value-type="float">
            <text:p>0,88763788342476</text:p>
          </table:table-cell>
          <table:table-cell office:value-type="float" office:value="-6.3122966012378" calcext:value-type="float">
            <text:p>-6,3122966012378</text:p>
          </table:table-cell>
          <table:table-cell office:value-type="float" office:value="10" calcext:value-type="float">
            <text:p>1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541</text:p>
          </table:table-cell>
          <table:table-cell office:value-type="float" office:value="0.57091422379017" calcext:value-type="float">
            <text:p>0,57091422379017</text:p>
          </table:table-cell>
          <table:table-cell office:value-type="float" office:value="4.4927668571472" calcext:value-type="float">
            <text:p>4,4927668571472</text:p>
          </table:table-cell>
          <table:table-cell office:value-type="float" office:value="166.0203462953" calcext:value-type="float">
            <text:p>166,0203462953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552</text:p>
          </table:table-cell>
          <table:table-cell office:value-type="float" office:value="4.13922727108" calcext:value-type="float">
            <text:p>4,13922727108</text:p>
          </table:table-cell>
          <table:table-cell office:value-type="float" office:value="2.4886557459831" calcext:value-type="float">
            <text:p>2,4886557459831</text:p>
          </table:table-cell>
          <table:table-cell office:value-type="float" office:value="79.592977359796" calcext:value-type="float">
            <text:p>79,592977359796</text:p>
          </table:table-cell>
          <table:table-cell office:value-type="float" office:value="10" calcext:value-type="float">
            <text:p>10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563</text:p>
          </table:table-cell>
          <table:table-cell office:value-type="float" office:value="3.0915677547455" calcext:value-type="float">
            <text:p>3,0915677547455</text:p>
          </table:table-cell>
          <table:table-cell office:value-type="float" office:value="1.4322677254677" calcext:value-type="float">
            <text:p>1,4322677254677</text:p>
          </table:table-cell>
          <table:table-cell office:value-type="float" office:value="30.13148505217" calcext:value-type="float">
            <text:p>30,13148505217</text:p>
          </table:table-cell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574</text:p>
          </table:table-cell>
          <table:table-cell office:value-type="float" office:value="1.1486460268497" calcext:value-type="float">
            <text:p>1,1486460268497</text:p>
          </table:table-cell>
          <table:table-cell office:value-type="float" office:value="0.65314054489136" calcext:value-type="float">
            <text:p>0,65314054489136</text:p>
          </table:table-cell>
          <table:table-cell office:value-type="float" office:value="-5.7805623313424" calcext:value-type="float">
            <text:p>-5,7805623313424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585</text:p>
          </table:table-cell>
          <table:table-cell office:value-type="float" office:value="8.1001055240631" calcext:value-type="float">
            <text:p>8,1001055240631</text:p>
          </table:table-cell>
          <table:table-cell office:value-type="float" office:value="-0.17398817464709" calcext:value-type="float">
            <text:p>-0,17398817464709</text:p>
          </table:table-cell>
          <table:table-cell office:value-type="float" office:value="42.491749973054" calcext:value-type="float">
            <text:p>42,491749973054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596</text:p>
          </table:table-cell>
          <table:table-cell office:value-type="float" office:value="8.8245928287506" calcext:value-type="float">
            <text:p>8,8245928287506</text:p>
          </table:table-cell>
          <table:table-cell office:value-type="float" office:value="0.73956653475761" calcext:value-type="float">
            <text:p>0,73956653475761</text:p>
          </table:table-cell>
          <table:table-cell office:value-type="float" office:value="133.65401735731" calcext:value-type="float">
            <text:p>133,6540173573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607</text:p>
          </table:table-cell>
          <table:table-cell office:value-type="float" office:value="0.5796954780817" calcext:value-type="float">
            <text:p>0,5796954780817</text:p>
          </table:table-cell>
          <table:table-cell office:value-type="float" office:value="0.98842188715935" calcext:value-type="float">
            <text:p>0,98842188715935</text:p>
          </table:table-cell>
          <table:table-cell office:value-type="float" office:value="157.80399863128" calcext:value-type="float">
            <text:p>157,80399863128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618</text:p>
          </table:table-cell>
          <table:table-cell office:value-type="float" office:value="4.2436972260475" calcext:value-type="float">
            <text:p>4,2436972260475</text:p>
          </table:table-cell>
          <table:table-cell office:value-type="float" office:value="4.1433572769165" calcext:value-type="float">
            <text:p>4,1433572769165</text:p>
          </table:table-cell>
          <table:table-cell office:value-type="float" office:value="19.530294807094" calcext:value-type="float">
            <text:p>19,530294807094</text:p>
          </table:table-cell>
          <table:table-cell office:value-type="float" office:value="10" calcext:value-type="float">
            <text:p>1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629</text:p>
          </table:table-cell>
          <table:table-cell office:value-type="float" office:value="3.8277241587639" calcext:value-type="float">
            <text:p>3,8277241587639</text:p>
          </table:table-cell>
          <table:table-cell office:value-type="float" office:value="3.7899762392044" calcext:value-type="float">
            <text:p>3,7899762392044</text:p>
          </table:table-cell>
          <table:table-cell office:value-type="float" office:value="31.761847863531" calcext:value-type="float">
            <text:p>31,761847863531</text:p>
          </table:table-cell>
          <table:table-cell office:value-type="float" office:value="10" calcext:value-type="float">
            <text:p>10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640</text:p>
          </table:table-cell>
          <table:table-cell office:value-type="float" office:value="0.80808892846107" calcext:value-type="float">
            <text:p>0,80808892846107</text:p>
          </table:table-cell>
          <table:table-cell office:value-type="float" office:value="1.7290939390659" calcext:value-type="float">
            <text:p>1,7290939390659</text:p>
          </table:table-cell>
          <table:table-cell office:value-type="float" office:value="85.165391302412" calcext:value-type="float">
            <text:p>85,165391302412</text:p>
          </table:table-cell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651</text:p>
          </table:table-cell>
          <table:table-cell office:value-type="float" office:value="6.0466945171356" calcext:value-type="float">
            <text:p>6,0466945171356</text:p>
          </table:table-cell>
          <table:table-cell office:value-type="float" office:value="2.2869496047497" calcext:value-type="float">
            <text:p>2,2869496047497</text:p>
          </table:table-cell>
          <table:table-cell office:value-type="float" office:value="-136.85405330293" calcext:value-type="float">
            <text:p>-136,85405330293</text:p>
          </table:table-cell>
          <table:table-cell office:value-type="float" office:value="11" calcext:value-type="float">
            <text:p>1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662</text:p>
          </table:table-cell>
          <table:table-cell office:value-type="float" office:value="7.647762298584" calcext:value-type="float">
            <text:p>7,647762298584</text:p>
          </table:table-cell>
          <table:table-cell office:value-type="float" office:value="4.6261420845985" calcext:value-type="float">
            <text:p>4,6261420845985</text:p>
          </table:table-cell>
          <table:table-cell office:value-type="float" office:value="89.221561030977" calcext:value-type="float">
            <text:p>89,221561030977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 text:c="2"/>KO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673</text:p>
          </table:table-cell>
          <table:table-cell office:value-type="float" office:value="7.1600162982941" calcext:value-type="float">
            <text:p>7,1600162982941</text:p>
          </table:table-cell>
          <table:table-cell office:value-type="float" office:value="2.9474785923958" calcext:value-type="float">
            <text:p>2,9474785923958</text:p>
          </table:table-cell>
          <table:table-cell office:value-type="float" office:value="-28.704901789404" calcext:value-type="float">
            <text:p>-28,704901789404</text:p>
          </table:table-cell>
          <table:table-cell office:value-type="float" office:value="10" calcext:value-type="float">
            <text:p>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684</text:p>
          </table:table-cell>
          <table:table-cell office:value-type="float" office:value="-1.5722964704037" calcext:value-type="float">
            <text:p>-1,5722964704037</text:p>
          </table:table-cell>
          <table:table-cell office:value-type="float" office:value="6.6016107797623" calcext:value-type="float">
            <text:p>6,6016107797623</text:p>
          </table:table-cell>
          <table:table-cell office:value-type="float" office:value="-87.54169865019" calcext:value-type="float">
            <text:p>-87,54169865019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695</text:p>
          </table:table-cell>
          <table:table-cell office:value-type="float" office:value="-1.3665662705898" calcext:value-type="float">
            <text:p>-1,3665662705898</text:p>
          </table:table-cell>
          <table:table-cell office:value-type="float" office:value="1.2556977570057" calcext:value-type="float">
            <text:p>1,2556977570057</text:p>
          </table:table-cell>
          <table:table-cell office:value-type="float" office:value="-88.204105188892" calcext:value-type="float">
            <text:p>-88,204105188892</text:p>
          </table:table-cell>
          <table:table-cell office:value-type="float" office:value="10" calcext:value-type="float">
            <text:p>1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706</text:p>
          </table:table-cell>
          <table:table-cell office:value-type="float" office:value="2.9709467291832" calcext:value-type="float">
            <text:p>2,9709467291832</text:p>
          </table:table-cell>
          <table:table-cell office:value-type="float" office:value="3.4871479868889" calcext:value-type="float">
            <text:p>3,4871479868889</text:p>
          </table:table-cell>
          <table:table-cell office:value-type="float" office:value="103.76536618372" calcext:value-type="float">
            <text:p>103,7653661837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717</text:p>
          </table:table-cell>
          <table:table-cell office:value-type="float" office:value="7.2802984714508" calcext:value-type="float">
            <text:p>7,2802984714508</text:p>
          </table:table-cell>
          <table:table-cell office:value-type="float" office:value="4.8201838135719" calcext:value-type="float">
            <text:p>4,8201838135719</text:p>
          </table:table-cell>
          <table:table-cell office:value-type="float" office:value="-79.556786330642" calcext:value-type="float">
            <text:p>-79,556786330642</text:p>
          </table:table-cell>
          <table:table-cell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728</text:p>
          </table:table-cell>
          <table:table-cell office:value-type="float" office:value="4.1737285256386" calcext:value-type="float">
            <text:p>4,1737285256386</text:p>
          </table:table-cell>
          <table:table-cell office:value-type="float" office:value="4.7448348999023" calcext:value-type="float">
            <text:p>4,7448348999023</text:p>
          </table:table-cell>
          <table:table-cell office:value-type="float" office:value="105.02701580145" calcext:value-type="float">
            <text:p>105,02701580145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739</text:p>
          </table:table-cell>
          <table:table-cell office:value-type="float" office:value="6.177504658699" calcext:value-type="float">
            <text:p>6,177504658699</text:p>
          </table:table-cell>
          <table:table-cell office:value-type="float" office:value="5.4177963733673" calcext:value-type="float">
            <text:p>5,4177963733673</text:p>
          </table:table-cell>
          <table:table-cell office:value-type="float" office:value="137.92778428193" calcext:value-type="float">
            <text:p>137,92778428193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750</text:p>
          </table:table-cell>
          <table:table-cell office:value-type="float" office:value="8.397234082222" calcext:value-type="float">
            <text:p>8,397234082222</text:p>
          </table:table-cell>
          <table:table-cell office:value-type="float" office:value="3.2694494724274" calcext:value-type="float">
            <text:p>3,2694494724274</text:p>
          </table:table-cell>
          <table:table-cell office:value-type="float" office:value="-99.885436379985" calcext:value-type="float">
            <text:p>-99,885436379985</text:p>
          </table:table-cell>
          <table:table-cell office:value-type="float" office:value="10" calcext:value-type="float">
            <text:p>1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761</text:p>
          </table:table-cell>
          <table:table-cell office:value-type="float" office:value="-0.32167136669159" calcext:value-type="float">
            <text:p>-0,32167136669159</text:p>
          </table:table-cell>
          <table:table-cell office:value-type="float" office:value="5.0536674261093" calcext:value-type="float">
            <text:p>5,0536674261093</text:p>
          </table:table-cell>
          <table:table-cell office:value-type="float" office:value="126.79960317672" calcext:value-type="float">
            <text:p>126,79960317672</text:p>
          </table:table-cell>
          <table:table-cell office:value-type="float" office:value="10" calcext:value-type="float">
            <text:p>1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772</text:p>
          </table:table-cell>
          <table:table-cell office:value-type="float" office:value="-1.0654450953007" calcext:value-type="float">
            <text:p>-1,0654450953007</text:p>
          </table:table-cell>
          <table:table-cell office:value-type="float" office:value="8.9208209514618" calcext:value-type="float">
            <text:p>8,9208209514618</text:p>
          </table:table-cell>
          <table:table-cell office:value-type="float" office:value="-10.681661640763" calcext:value-type="float">
            <text:p>-10,681661640763</text:p>
          </table:table-cell>
          <table:table-cell office:value-type="float" office:value="10" calcext:value-type="float">
            <text:p>1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783</text:p>
          </table:table-cell>
          <table:table-cell office:value-type="float" office:value="0.57331152260303" calcext:value-type="float">
            <text:p>0,57331152260303</text:p>
          </table:table-cell>
          <table:table-cell office:value-type="float" office:value="5.4350513219833" calcext:value-type="float">
            <text:p>5,4350513219833</text:p>
          </table:table-cell>
          <table:table-cell office:value-type="float" office:value="98.237029306448" calcext:value-type="float">
            <text:p>98,237029306448</text:p>
          </table:table-cell>
          <table:table-cell office:value-type="float" office:value="11" calcext:value-type="float">
            <text:p>1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794</text:p>
          </table:table-cell>
          <table:table-cell office:value-type="float" office:value="3.8649526238441" calcext:value-type="float">
            <text:p>3,8649526238441</text:p>
          </table:table-cell>
          <table:table-cell office:value-type="float" office:value="3.4623631834984" calcext:value-type="float">
            <text:p>3,4623631834984</text:p>
          </table:table-cell>
          <table:table-cell office:value-type="float" office:value="-47.947663790101" calcext:value-type="float">
            <text:p>-47,947663790101</text:p>
          </table:table-cell>
          <table:table-cell office:value-type="float" office:value="10" calcext:value-type="float">
            <text:p>1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805</text:p>
          </table:table-cell>
          <table:table-cell office:value-type="float" office:value="4.5988139510155" calcext:value-type="float">
            <text:p>4,5988139510155</text:p>
          </table:table-cell>
          <table:table-cell office:value-type="float" office:value="5.0811046361923" calcext:value-type="float">
            <text:p>5,0811046361923</text:p>
          </table:table-cell>
          <table:table-cell office:value-type="float" office:value="-139.8762365815" calcext:value-type="float">
            <text:p>-139,8762365815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816</text:p>
          </table:table-cell>
          <table:table-cell office:value-type="float" office:value="7.9696553945541" calcext:value-type="float">
            <text:p>7,9696553945541</text:p>
          </table:table-cell>
          <table:table-cell office:value-type="float" office:value="5.3618824481964" calcext:value-type="float">
            <text:p>5,3618824481964</text:p>
          </table:table-cell>
          <table:table-cell office:value-type="float" office:value="-166.49920773354" calcext:value-type="float">
            <text:p>-166,49920773354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827</text:p>
          </table:table-cell>
          <table:table-cell office:value-type="float" office:value="8.7736666202545" calcext:value-type="float">
            <text:p>8,7736666202545</text:p>
          </table:table-cell>
          <table:table-cell office:value-type="float" office:value="6.1043053865433" calcext:value-type="float">
            <text:p>6,1043053865433</text:p>
          </table:table-cell>
          <table:table-cell office:value-type="float" office:value="163.31170470851" calcext:value-type="float">
            <text:p>163,31170470851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838</text:p>
          </table:table-cell>
          <table:table-cell office:value-type="float" office:value="-0.65732702612877" calcext:value-type="float">
            <text:p>-0,65732702612877</text:p>
          </table:table-cell>
          <table:table-cell office:value-type="float" office:value="5.1711201667786" calcext:value-type="float">
            <text:p>5,1711201667786</text:p>
          </table:table-cell>
          <table:table-cell office:value-type="float" office:value="-121.26657157947" calcext:value-type="float">
            <text:p>-121,26657157947</text:p>
          </table:table-cell>
          <table:table-cell office:value-type="float" office:value="10" calcext:value-type="float">
            <text:p>1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849</text:p>
          </table:table-cell>
          <table:table-cell office:value-type="float" office:value="-0.33118888735771" calcext:value-type="float">
            <text:p>-0,33118888735771</text:p>
          </table:table-cell>
          <table:table-cell office:value-type="float" office:value="7.5764524936676" calcext:value-type="float">
            <text:p>7,5764524936676</text:p>
          </table:table-cell>
          <table:table-cell office:value-type="float" office:value="49.302111006087" calcext:value-type="float">
            <text:p>49,302111006087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860</text:p>
          </table:table-cell>
          <table:table-cell office:value-type="float" office:value="2.2448964416981" calcext:value-type="float">
            <text:p>2,2448964416981</text:p>
          </table:table-cell>
          <table:table-cell office:value-type="float" office:value="11.04994058609" calcext:value-type="float">
            <text:p>11,04994058609</text:p>
          </table:table-cell>
          <table:table-cell office:value-type="float" office:value="-88.15778668519" calcext:value-type="float">
            <text:p>-88,15778668519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871</text:p>
          </table:table-cell>
          <table:table-cell office:value-type="float" office:value="6.3862776756287" calcext:value-type="float">
            <text:p>6,3862776756287</text:p>
          </table:table-cell>
          <table:table-cell office:value-type="float" office:value="4.7655123472214" calcext:value-type="float">
            <text:p>4,7655123472214</text:p>
          </table:table-cell>
          <table:table-cell office:value-type="float" office:value="-108.25649112653" calcext:value-type="float">
            <text:p>-108,25649112653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882</text:p>
          </table:table-cell>
          <table:table-cell office:value-type="float" office:value="3.4931081533432" calcext:value-type="float">
            <text:p>3,4931081533432</text:p>
          </table:table-cell>
          <table:table-cell office:value-type="float" office:value="7.3226773738861" calcext:value-type="float">
            <text:p>7,3226773738861</text:p>
          </table:table-cell>
          <table:table-cell office:value-type="float" office:value="14.35612398348" calcext:value-type="float">
            <text:p>14,3561239834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893</text:p>
          </table:table-cell>
          <table:table-cell office:value-type="float" office:value="4.7022408246994" calcext:value-type="float">
            <text:p>4,7022408246994</text:p>
          </table:table-cell>
          <table:table-cell office:value-type="float" office:value="6.3663899898529" calcext:value-type="float">
            <text:p>6,3663899898529</text:p>
          </table:table-cell>
          <table:table-cell office:value-type="float" office:value="-43.455206284857" calcext:value-type="float">
            <text:p>-43,455206284857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904</text:p>
          </table:table-cell>
          <table:table-cell office:value-type="float" office:value="10.084998607635" calcext:value-type="float">
            <text:p>10,084998607635</text:p>
          </table:table-cell>
          <table:table-cell office:value-type="float" office:value="3.6795607209206" calcext:value-type="float">
            <text:p>3,6795607209206</text:p>
          </table:table-cell>
          <table:table-cell office:value-type="float" office:value="177.79362429479" calcext:value-type="float">
            <text:p>177,79362429479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915</text:p>
          </table:table-cell>
          <table:table-cell office:value-type="float" office:value="-0.27533963322639" calcext:value-type="float">
            <text:p>-0,27533963322639</text:p>
          </table:table-cell>
          <table:table-cell office:value-type="float" office:value="6.6788947582245" calcext:value-type="float">
            <text:p>6,6788947582245</text:p>
          </table:table-cell>
          <table:table-cell office:value-type="float" office:value="86.085850266135" calcext:value-type="float">
            <text:p>86,085850266135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926</text:p>
          </table:table-cell>
          <table:table-cell office:value-type="float" office:value="-0.48823341727257" calcext:value-type="float">
            <text:p>-0,48823341727257</text:p>
          </table:table-cell>
          <table:table-cell office:value-type="float" office:value="8.6041033267975" calcext:value-type="float">
            <text:p>8,6041033267975</text:p>
          </table:table-cell>
          <table:table-cell office:value-type="float" office:value="36.187670413096" calcext:value-type="float">
            <text:p>36,187670413096</text:p>
          </table:table-cell>
          <table:table-cell office:value-type="float" office:value="10" calcext:value-type="float">
            <text:p>1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937</text:p>
          </table:table-cell>
          <table:table-cell office:value-type="float" office:value="3.301927447319" calcext:value-type="float">
            <text:p>3,301927447319</text:p>
          </table:table-cell>
          <table:table-cell office:value-type="float" office:value="9.8970288038254" calcext:value-type="float">
            <text:p>9,8970288038254</text:p>
          </table:table-cell>
          <table:table-cell office:value-type="float" office:value="34.978499837742" calcext:value-type="float">
            <text:p>34,978499837742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948</text:p>
          </table:table-cell>
          <table:table-cell office:value-type="float" office:value="5.2575886249542" calcext:value-type="float">
            <text:p>5,2575886249542</text:p>
          </table:table-cell>
          <table:table-cell office:value-type="float" office:value="9.8335611820221" calcext:value-type="float">
            <text:p>9,8335611820221</text:p>
          </table:table-cell>
          <table:table-cell office:value-type="float" office:value="163.06603486371" calcext:value-type="float">
            <text:p>163,06603486371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959</text:p>
          </table:table-cell>
          <table:table-cell office:value-type="float" office:value="2.6461157202721" calcext:value-type="float">
            <text:p>2,6461157202721</text:p>
          </table:table-cell>
          <table:table-cell office:value-type="float" office:value="8.2149487733841" calcext:value-type="float">
            <text:p>8,2149487733841</text:p>
          </table:table-cell>
          <table:table-cell office:value-type="float" office:value="169.83681879226" calcext:value-type="float">
            <text:p>169,8368187922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970</text:p>
          </table:table-cell>
          <table:table-cell office:value-type="float" office:value="8.4232777357101" calcext:value-type="float">
            <text:p>8,4232777357101</text:p>
          </table:table-cell>
          <table:table-cell office:value-type="float" office:value="10.619823932648" calcext:value-type="float">
            <text:p>10,619823932648</text:p>
          </table:table-cell>
          <table:table-cell office:value-type="float" office:value="6.1447781267439" calcext:value-type="float">
            <text:p>6,14477812674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981</text:p>
          </table:table-cell>
          <table:table-cell office:value-type="float" office:value="7.334668636322" calcext:value-type="float">
            <text:p>7,334668636322</text:p>
          </table:table-cell>
          <table:table-cell office:value-type="float" office:value="10.598958730698" calcext:value-type="float">
            <text:p>10,598958730698</text:p>
          </table:table-cell>
          <table:table-cell office:value-type="float" office:value="5.5706623917932" calcext:value-type="float">
            <text:p>5,570662391793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992</text:p>
          </table:table-cell>
          <table:table-cell office:value-type="float" office:value="-1.1187845468521" calcext:value-type="float">
            <text:p>-1,1187845468521</text:p>
          </table:table-cell>
          <table:table-cell office:value-type="float" office:value="9.2609703540802" calcext:value-type="float">
            <text:p>9,2609703540802</text:p>
          </table:table-cell>
          <table:table-cell office:value-type="float" office:value="8.3902009353516" calcext:value-type="float">
            <text:p>8,3902009353516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5003</text:p>
          </table:table-cell>
          <table:table-cell office:value-type="float" office:value="0.35304695367813" calcext:value-type="float">
            <text:p>0,35304695367813</text:p>
          </table:table-cell>
          <table:table-cell office:value-type="float" office:value="8.3693665266037" calcext:value-type="float">
            <text:p>8,3693665266037</text:p>
          </table:table-cell>
          <table:table-cell office:value-type="float" office:value="-95.935003772663" calcext:value-type="float">
            <text:p>-95,935003772663</text:p>
          </table:table-cell>
          <table:table-cell office:value-type="float" office:value="10" calcext:value-type="float">
            <text:p>1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 text:c="2"/>OK </text:p>
          </table:table-cell>
        </table:table-row>
      </table:table>
      <table:table table:name="analyse" table:style-name="ta1">
        <table:shapes>
          <draw:frame draw:z-index="0" draw:style-name="gr1" draw:text-style-name="P1" svg:width="15.997cm" svg:height="9.004cm" svg:x="20.293cm" svg:y="0.93cm">
            <draw:object draw:notify-on-update-of-ranges="analyse.C1:analyse.C1 analyse.C2:analyse.C28 analyse.E1:analyse.E1 analyse.E2:analyse.E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pinion_1</text:p>
          </table:table-cell>
          <table:table-cell office:value-type="string" calcext:value-type="string">
            <text:p>somme_1</text:p>
          </table:table-cell>
          <table:table-cell office:value-type="string" calcext:value-type="string">
            <text:p>opinion_2</text:p>
          </table:table-cell>
          <table:table-cell office:value-type="string" calcext:value-type="string">
            <text:p>somme_2</text:p>
          </table:table-cell>
          <table:table-cell office:value-type="string" calcext:value-type="string">
            <text:p>puissance_1</text:p>
          </table:table-cell>
          <table:table-cell office:value-type="string" calcext:value-type="string">
            <text:p>puissance_2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.84" calcext:value-type="float">
            <text:p>2,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8.4" calcext:value-type="float">
            <text:p>8,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4.2692307692308" calcext:value-type="float">
            <text:p>14,2692307692308</text:p>
          </table:table-cell>
          <table:table-cell office:value-type="float" office:value="16.375" calcext:value-type="float">
            <text:p>16,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3.1538461538462" calcext:value-type="float">
            <text:p>23,1538461538462</text:p>
          </table:table-cell>
          <table:table-cell office:value-type="float" office:value="23.2083333333333" calcext:value-type="float">
            <text:p>23,208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1.4814814814815" calcext:value-type="float">
            <text:p>31,4814814814815</text:p>
          </table:table-cell>
          <table:table-cell office:value-type="float" office:value="28.6521739130435" calcext:value-type="float">
            <text:p>28,6521739130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1.25" calcext:value-type="float">
            <text:p>41,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53.5185185185185" calcext:value-type="float">
            <text:p>53,5185185185185</text:p>
          </table:table-cell>
          <table:table-cell office:value-type="float" office:value="35.4347826086957" calcext:value-type="float">
            <text:p>35,4347826086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62.7307692307692" calcext:value-type="float">
            <text:p>62,7307692307692</text:p>
          </table:table-cell>
          <table:table-cell office:value-type="float" office:value="44.7916666666667" calcext:value-type="float">
            <text:p>44,79166666666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2.6538461538462" calcext:value-type="float">
            <text:p>72,6538461538462</text:p>
          </table:table-cell>
          <table:table-cell office:value-type="float" office:value="52.4583333333333" calcext:value-type="float">
            <text:p>52,458333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83.5357142857143" calcext:value-type="float">
            <text:p>83,5357142857143</text:p>
          </table:table-cell>
          <table:table-cell office:value-type="float" office:value="61.0909090909091" calcext:value-type="float">
            <text:p>61,09090909090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98.3703703703704" calcext:value-type="float">
            <text:p>98,3703703703704</text:p>
          </table:table-cell>
          <table:table-cell office:value-type="float" office:value="70.4347826086957" calcext:value-type="float">
            <text:p>70,4347826086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9.866666666667" calcext:value-type="float">
            <text:p>109,866666666667</text:p>
          </table:table-cell>
          <table:table-cell office:value-type="float" office:value="74.95" calcext:value-type="float">
            <text:p>74,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8.821428571429" calcext:value-type="float">
            <text:p>128,82142857142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42.321428571429" calcext:value-type="float">
            <text:p>142,321428571429</text:p>
          </table:table-cell>
          <table:table-cell office:value-type="float" office:value="86.5909090909091" calcext:value-type="float">
            <text:p>86,59090909090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5.965517241379" calcext:value-type="float">
            <text:p>155,96551724137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67.548387096774" calcext:value-type="float">
            <text:p>167,548387096774</text:p>
          </table:table-cell>
          <table:table-cell office:value-type="float" office:value="92.1578947368421" calcext:value-type="float">
            <text:p>92,15789473684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82.6875" calcext:value-type="float">
            <text:p>182,6875</text:p>
          </table:table-cell>
          <table:table-cell office:value-type="float" office:value="96.6666666666667" calcext:value-type="float">
            <text:p>96,666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5.53125" calcext:value-type="float">
            <text:p>195,53125</text:p>
          </table:table-cell>
          <table:table-cell office:value-type="float" office:value="105.888888888889" calcext:value-type="float">
            <text:p>105,8888888888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8.15625" calcext:value-type="float">
            <text:p>208,15625</text:p>
          </table:table-cell>
          <table:table-cell office:value-type="float" office:value="118.111111111111" calcext:value-type="float">
            <text:p>118,1111111111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3.225806451613" calcext:value-type="float">
            <text:p>223,225806451613</text:p>
          </table:table-cell>
          <table:table-cell office:value-type="float" office:value="131.842105263158" calcext:value-type="float">
            <text:p>131,8421052631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0.103448275862" calcext:value-type="float">
            <text:p>240,103448275862</text:p>
          </table:table-cell>
          <table:table-cell office:value-type="float" office:value="155.428571428571" calcext:value-type="float">
            <text:p>155,4285714285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53.758620689655" calcext:value-type="float">
            <text:p>253,758620689655</text:p>
          </table:table-cell>
          <table:table-cell office:value-type="float" office:value="171.238095238095" calcext:value-type="float">
            <text:p>171,2380952380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5.727272727273" calcext:value-type="float">
            <text:p>265,727272727273</text:p>
          </table:table-cell>
          <table:table-cell office:value-type="float" office:value="171.235294117647" calcext:value-type="float">
            <text:p>171,2352941176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80.314285714286" calcext:value-type="float">
            <text:p>280,314285714286</text:p>
          </table:table-cell>
          <table:table-cell office:value-type="float" office:value="176.666666666667" calcext:value-type="float">
            <text:p>176,66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97.388888888889" calcext:value-type="float">
            <text:p>297,388888888889</text:p>
          </table:table-cell>
          <table:table-cell office:value-type="float" office:value="174.785714285714" calcext:value-type="float">
            <text:p>174,785714285714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2T09:40:05.317151</meta:creation-date>
    <dc:date>2023-04-12T09:46:32.171000000</dc:date>
    <meta:generator>LibreOffice/7.4.2.3$Windows_X86_64 LibreOffice_project/382eef1f22670f7f4118c8c2dd222ec7ad009daf</meta:generator>
    <meta:editing-cycles>2</meta:editing-cycles>
    <meta:editing-duration>PT6M23S</meta:editing-duration>
    <meta:document-statistic meta:table-count="2" meta:cell-count="1165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3.954cm" style:legend-expansion="high" chart:style-name="ch2"/>
        <chart:plot-area chart:style-name="ch3" table:cell-range-address="analyse.C1:analyse.C28 analyse.E1:analyse.E28" chart:data-source-has-labels="row" svg:x="0.319cm" svg:y="0.18cm" svg:width="12.508cm" svg:height="8.645cm">
          <chart:coordinate-region svg:x="0.94cm" svg:y="0.38cm" svg:width="11.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alyse.C2:analyse.C28" chart:label-cell-address="analyse.C1:analyse.C1" chart:class="chart:line">
            <chart:data-point chart:repeated="27"/>
          </chart:series>
          <chart:series chart:style-name="ch7" chart:values-cell-range-address="analyse.E2:analyse.E28" chart:label-cell-address="analyse.E1:analyse.E1" chart:class="chart:line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_1</text:p>
                <draw:g>
                  <svg:desc>analyse.C1:analyse.C1</svg:desc>
                </draw:g>
              </table:table-cell>
              <table:table-cell office:value-type="string">
                <text:p>somme_2</text:p>
                <draw:g>
                  <svg:desc>analyse.E1:analys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analyse.C2:analyse.C28</svg:desc>
                </draw:g>
              </table:table-cell>
              <table:table-cell office:value-type="float" office:value="26">
                <text:p>26</text:p>
                <draw:g>
                  <svg:desc>analyse.E2:analyse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